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Bold" svg:font-family="'Arial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8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DolarToday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larToda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olarTod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3-2010</text:p>
          </table:table-cell>
          <table:table-cell office:value-type="float" office:value="9.92" calcext:value-type="float">
            <text:p>9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5-2010</text:p>
          </table:table-cell>
          <table:table-cell office:value-type="float" office:value="8.05" calcext:value-type="float">
            <text:p>8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6-2010</text:p>
          </table:table-cell>
          <table:table-cell office:value-type="float" office:value="8.05" calcext:value-type="float">
            <text:p>8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7-2010</text:p>
          </table:table-cell>
          <table:table-cell office:value-type="float" office:value="7.91" calcext:value-type="float">
            <text:p>7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8-2010</text:p>
          </table:table-cell>
          <table:table-cell office:value-type="float" office:value="7.91" calcext:value-type="float">
            <text:p>7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9-2010</text:p>
          </table:table-cell>
          <table:table-cell office:value-type="float" office:value="7.92" calcext:value-type="float">
            <text:p>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0-2010</text:p>
          </table:table-cell>
          <table:table-cell office:value-type="float" office:value="7.97" calcext:value-type="float">
            <text:p>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-2010</text:p>
          </table:table-cell>
          <table:table-cell office:value-type="float" office:value="7.97" calcext:value-type="float">
            <text:p>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-2010</text:p>
          </table:table-cell>
          <table:table-cell office:value-type="float" office:value="7.98" calcext:value-type="float">
            <text:p>7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4-2010</text:p>
          </table:table-cell>
          <table:table-cell office:value-type="float" office:value="7.85" calcext:value-type="float">
            <text:p>7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6-2010</text:p>
          </table:table-cell>
          <table:table-cell office:value-type="float" office:value="7.84" calcext:value-type="float">
            <text:p>7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7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8-2010</text:p>
          </table:table-cell>
          <table:table-cell office:value-type="float" office:value="8.22" calcext:value-type="float">
            <text:p>8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9-2010</text:p>
          </table:table-cell>
          <table:table-cell office:value-type="float" office:value="8.17" calcext:value-type="float">
            <text:p>8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1-2010</text:p>
          </table:table-cell>
          <table:table-cell office:value-type="float" office:value="8.17" calcext:value-type="float">
            <text:p>8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2-2010</text:p>
          </table:table-cell>
          <table:table-cell office:value-type="float" office:value="8.16" calcext:value-type="float">
            <text:p>8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3-2010</text:p>
          </table:table-cell>
          <table:table-cell office:value-type="float" office:value="8.13" calcext:value-type="float">
            <text:p>8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4-2010</text:p>
          </table:table-cell>
          <table:table-cell office:value-type="float" office:value="8.15" calcext:value-type="float">
            <text:p>8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5-2010</text:p>
          </table:table-cell>
          <table:table-cell office:value-type="float" office:value="8.14" calcext:value-type="float">
            <text:p>8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6-2010</text:p>
          </table:table-cell>
          <table:table-cell office:value-type="float" office:value="8.17" calcext:value-type="float">
            <text:p>8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7-2010</text:p>
          </table:table-cell>
          <table:table-cell office:value-type="float" office:value="8.17" calcext:value-type="float">
            <text:p>8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8-2010</text:p>
          </table:table-cell>
          <table:table-cell office:value-type="float" office:value="8.17" calcext:value-type="float">
            <text:p>8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9-2010</text:p>
          </table:table-cell>
          <table:table-cell office:value-type="float" office:value="8.14" calcext:value-type="float">
            <text:p>8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0-2010</text:p>
          </table:table-cell>
          <table:table-cell office:value-type="float" office:value="8.14" calcext:value-type="float">
            <text:p>8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1-2010</text:p>
          </table:table-cell>
          <table:table-cell office:value-type="float" office:value="8.12" calcext:value-type="float">
            <text:p>8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2-2010</text:p>
          </table:table-cell>
          <table:table-cell office:value-type="float" office:value="8.21" calcext:value-type="float">
            <text:p>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3-2010</text:p>
          </table:table-cell>
          <table:table-cell office:value-type="float" office:value="8.23" calcext:value-type="float">
            <text:p>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4-2010</text:p>
          </table:table-cell>
          <table:table-cell office:value-type="float" office:value="8.22" calcext:value-type="float">
            <text:p>8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5-2010</text:p>
          </table:table-cell>
          <table:table-cell office:value-type="float" office:value="8.49" calcext:value-type="float">
            <text:p>8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6-2010</text:p>
          </table:table-cell>
          <table:table-cell office:value-type="float" office:value="8.45" calcext:value-type="float">
            <text:p>8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7-2010</text:p>
          </table:table-cell>
          <table:table-cell office:value-type="float" office:value="8.42" calcext:value-type="float">
            <text:p>8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8-2010</text:p>
          </table:table-cell>
          <table:table-cell office:value-type="float" office:value="8.39" calcext:value-type="float">
            <text:p>8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9-2010</text:p>
          </table:table-cell>
          <table:table-cell office:value-type="float" office:value="8.37" calcext:value-type="float">
            <text:p>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0-2010</text:p>
          </table:table-cell>
          <table:table-cell office:value-type="float" office:value="8.38" calcext:value-type="float">
            <text:p>8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1-2010</text:p>
          </table:table-cell>
          <table:table-cell office:value-type="float" office:value="8.38" calcext:value-type="float">
            <text:p>8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-2010</text:p>
          </table:table-cell>
          <table:table-cell office:value-type="float" office:value="8.38" calcext:value-type="float">
            <text:p>8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-2010</text:p>
          </table:table-cell>
          <table:table-cell office:value-type="float" office:value="8.33" calcext:value-type="float">
            <text:p>8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-2010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4-2010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5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6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7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8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9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0-2010</text:p>
          </table:table-cell>
          <table:table-cell office:value-type="float" office:value="8.23" calcext:value-type="float">
            <text:p>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1-2010</text:p>
          </table:table-cell>
          <table:table-cell office:value-type="float" office:value="8.21" calcext:value-type="float">
            <text:p>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2-2010</text:p>
          </table:table-cell>
          <table:table-cell office:value-type="float" office:value="8.24" calcext:value-type="float">
            <text:p>8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3-2010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4-2010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5-2010</text:p>
          </table:table-cell>
          <table:table-cell office:value-type="float" office:value="8.26" calcext:value-type="float">
            <text:p>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6-2010</text:p>
          </table:table-cell>
          <table:table-cell office:value-type="float" office:value="8.26" calcext:value-type="float">
            <text:p>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7-2010</text:p>
          </table:table-cell>
          <table:table-cell office:value-type="float" office:value="8.23" calcext:value-type="float">
            <text:p>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8-2010</text:p>
          </table:table-cell>
          <table:table-cell office:value-type="float" office:value="8.21" calcext:value-type="float">
            <text:p>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9-2010</text:p>
          </table:table-cell>
          <table:table-cell office:value-type="float" office:value="7.9" calcext:value-type="float">
            <text:p>7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0-2010</text:p>
          </table:table-cell>
          <table:table-cell office:value-type="float" office:value="7.9" calcext:value-type="float">
            <text:p>7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2-2010</text:p>
          </table:table-cell>
          <table:table-cell office:value-type="float" office:value="7.91" calcext:value-type="float">
            <text:p>7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3-2010</text:p>
          </table:table-cell>
          <table:table-cell office:value-type="float" office:value="7.86" calcext:value-type="float">
            <text:p>7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4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5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6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9-2010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1-2010</text:p>
          </table:table-cell>
          <table:table-cell office:value-type="float" office:value="8.31" calcext:value-type="float">
            <text:p>8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-2010</text:p>
          </table:table-cell>
          <table:table-cell office:value-type="float" office:value="8.23" calcext:value-type="float">
            <text:p>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-2010</text:p>
          </table:table-cell>
          <table:table-cell office:value-type="float" office:value="8.23" calcext:value-type="float">
            <text:p>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5-2010</text:p>
          </table:table-cell>
          <table:table-cell office:value-type="float" office:value="8.22" calcext:value-type="float">
            <text:p>8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6-2010</text:p>
          </table:table-cell>
          <table:table-cell office:value-type="float" office:value="8.22" calcext:value-type="float">
            <text:p>8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7-2010</text:p>
          </table:table-cell>
          <table:table-cell office:value-type="float" office:value="8.22" calcext:value-type="float">
            <text:p>8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8-2010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9-2010</text:p>
          </table:table-cell>
          <table:table-cell office:value-type="float" office:value="8.19" calcext:value-type="float">
            <text:p>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0-2010</text:p>
          </table:table-cell>
          <table:table-cell office:value-type="float" office:value="8.19" calcext:value-type="float">
            <text:p>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2-2010</text:p>
          </table:table-cell>
          <table:table-cell office:value-type="float" office:value="8.19" calcext:value-type="float">
            <text:p>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3-2010</text:p>
          </table:table-cell>
          <table:table-cell office:value-type="float" office:value="8.15" calcext:value-type="float">
            <text:p>8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4-2010</text:p>
          </table:table-cell>
          <table:table-cell office:value-type="float" office:value="8.13" calcext:value-type="float">
            <text:p>8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5-2010</text:p>
          </table:table-cell>
          <table:table-cell office:value-type="float" office:value="8.21" calcext:value-type="float">
            <text:p>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6-2010</text:p>
          </table:table-cell>
          <table:table-cell office:value-type="float" office:value="8.23" calcext:value-type="float">
            <text:p>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9-2010</text:p>
          </table:table-cell>
          <table:table-cell office:value-type="float" office:value="8.21" calcext:value-type="float">
            <text:p>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0-2010</text:p>
          </table:table-cell>
          <table:table-cell office:value-type="float" office:value="8.18" calcext:value-type="float">
            <text:p>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1-2010</text:p>
          </table:table-cell>
          <table:table-cell office:value-type="float" office:value="8.17" calcext:value-type="float">
            <text:p>8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2-2010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3-2010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6-2010</text:p>
          </table:table-cell>
          <table:table-cell office:value-type="float" office:value="8.22" calcext:value-type="float">
            <text:p>8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7-2010</text:p>
          </table:table-cell>
          <table:table-cell office:value-type="float" office:value="8.19" calcext:value-type="float">
            <text:p>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8-2010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9-2010</text:p>
          </table:table-cell>
          <table:table-cell office:value-type="float" office:value="8.18" calcext:value-type="float">
            <text:p>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0-2010</text:p>
          </table:table-cell>
          <table:table-cell office:value-type="float" office:value="8.18" calcext:value-type="float">
            <text:p>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-2010</text:p>
          </table:table-cell>
          <table:table-cell office:value-type="float" office:value="8.18" calcext:value-type="float">
            <text:p>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-2010</text:p>
          </table:table-cell>
          <table:table-cell office:value-type="float" office:value="8.17" calcext:value-type="float">
            <text:p>8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4-2010</text:p>
          </table:table-cell>
          <table:table-cell office:value-type="float" office:value="8.19" calcext:value-type="float">
            <text:p>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5-2010</text:p>
          </table:table-cell>
          <table:table-cell office:value-type="float" office:value="8.19" calcext:value-type="float">
            <text:p>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6-2010</text:p>
          </table:table-cell>
          <table:table-cell office:value-type="float" office:value="8.16" calcext:value-type="float">
            <text:p>8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7-2010</text:p>
          </table:table-cell>
          <table:table-cell office:value-type="float" office:value="8.16" calcext:value-type="float">
            <text:p>8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0-2010</text:p>
          </table:table-cell>
          <table:table-cell office:value-type="float" office:value="8.12" calcext:value-type="float">
            <text:p>8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1-2010</text:p>
          </table:table-cell>
          <table:table-cell office:value-type="float" office:value="8.12" calcext:value-type="float">
            <text:p>8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2-2010</text:p>
          </table:table-cell>
          <table:table-cell office:value-type="float" office:value="8.12" calcext:value-type="float">
            <text:p>8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3-2010</text:p>
          </table:table-cell>
          <table:table-cell office:value-type="float" office:value="8.15" calcext:value-type="float">
            <text:p>8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7-2010</text:p>
          </table:table-cell>
          <table:table-cell office:value-type="float" office:value="7.87" calcext:value-type="float">
            <text:p>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8-2010</text:p>
          </table:table-cell>
          <table:table-cell office:value-type="float" office:value="7.53" calcext:value-type="float">
            <text:p>7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9-2010</text:p>
          </table:table-cell>
          <table:table-cell office:value-type="float" office:value="7.57" calcext:value-type="float">
            <text:p>7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-2010</text:p>
          </table:table-cell>
          <table:table-cell office:value-type="float" office:value="7.55" calcext:value-type="float">
            <text:p>7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1-2010</text:p>
          </table:table-cell>
          <table:table-cell office:value-type="float" office:value="7.56" calcext:value-type="float">
            <text:p>7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4-2010</text:p>
          </table:table-cell>
          <table:table-cell office:value-type="float" office:value="7.92" calcext:value-type="float">
            <text:p>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5-2010</text:p>
          </table:table-cell>
          <table:table-cell office:value-type="float" office:value="7.96" calcext:value-type="float">
            <text:p>7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6-2010</text:p>
          </table:table-cell>
          <table:table-cell office:value-type="float" office:value="7.99" calcext:value-type="float">
            <text:p>7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7-2010</text:p>
          </table:table-cell>
          <table:table-cell office:value-type="float" office:value="8.02" calcext:value-type="float">
            <text:p>8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8-2010</text:p>
          </table:table-cell>
          <table:table-cell office:value-type="float" office:value="7.99" calcext:value-type="float">
            <text:p>7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1-2010</text:p>
          </table:table-cell>
          <table:table-cell office:value-type="float" office:value="7.99" calcext:value-type="float">
            <text:p>7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-2010</text:p>
          </table:table-cell>
          <table:table-cell office:value-type="float" office:value="7.99" calcext:value-type="float">
            <text:p>7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-2010</text:p>
          </table:table-cell>
          <table:table-cell office:value-type="float" office:value="7.89" calcext:value-type="float">
            <text:p>7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4-2010</text:p>
          </table:table-cell>
          <table:table-cell office:value-type="float" office:value="7.81" calcext:value-type="float">
            <text:p>7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7-2010</text:p>
          </table:table-cell>
          <table:table-cell office:value-type="float" office:value="7.84" calcext:value-type="float">
            <text:p>7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8-2010</text:p>
          </table:table-cell>
          <table:table-cell office:value-type="float" office:value="7.82" calcext:value-type="float">
            <text:p>7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9-2010</text:p>
          </table:table-cell>
          <table:table-cell office:value-type="float" office:value="7.88" calcext:value-type="float">
            <text:p>7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1-2010</text:p>
          </table:table-cell>
          <table:table-cell office:value-type="float" office:value="7.81" calcext:value-type="float">
            <text:p>7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4-2010</text:p>
          </table:table-cell>
          <table:table-cell office:value-type="float" office:value="8.04" calcext:value-type="float">
            <text:p>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5-2010</text:p>
          </table:table-cell>
          <table:table-cell office:value-type="float" office:value="8.05" calcext:value-type="float">
            <text:p>8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6-2010</text:p>
          </table:table-cell>
          <table:table-cell office:value-type="float" office:value="8.05" calcext:value-type="float">
            <text:p>8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7-2010</text:p>
          </table:table-cell>
          <table:table-cell office:value-type="float" office:value="8.04" calcext:value-type="float">
            <text:p>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8-2010</text:p>
          </table:table-cell>
          <table:table-cell office:value-type="float" office:value="8.07" calcext:value-type="float">
            <text:p>8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1-2010</text:p>
          </table:table-cell>
          <table:table-cell office:value-type="float" office:value="8.18" calcext:value-type="float">
            <text:p>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2-2010</text:p>
          </table:table-cell>
          <table:table-cell office:value-type="float" office:value="8.49" calcext:value-type="float">
            <text:p>8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3-2010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4-2010</text:p>
          </table:table-cell>
          <table:table-cell office:value-type="float" office:value="8.43" calcext:value-type="float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5-2010</text:p>
          </table:table-cell>
          <table:table-cell office:value-type="float" office:value="8.48" calcext:value-type="float">
            <text:p>8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8-2010</text:p>
          </table:table-cell>
          <table:table-cell office:value-type="float" office:value="8.56" calcext:value-type="float">
            <text:p>8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9-2010</text:p>
          </table:table-cell>
          <table:table-cell office:value-type="float" office:value="8.52" calcext:value-type="float">
            <text:p>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0-2010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-2010</text:p>
          </table:table-cell>
          <table:table-cell office:value-type="float" office:value="8.59" calcext:value-type="float">
            <text:p>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-2010</text:p>
          </table:table-cell>
          <table:table-cell office:value-type="float" office:value="8.56" calcext:value-type="float">
            <text:p>8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5-2010</text:p>
          </table:table-cell>
          <table:table-cell office:value-type="float" office:value="8.46" calcext:value-type="float">
            <text:p>8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6-2010</text:p>
          </table:table-cell>
          <table:table-cell office:value-type="float" office:value="8.4" calcext:value-type="float">
            <text:p>8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7-2010</text:p>
          </table:table-cell>
          <table:table-cell office:value-type="float" office:value="8.41" calcext:value-type="float">
            <text:p>8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8-2010</text:p>
          </table:table-cell>
          <table:table-cell office:value-type="float" office:value="8.37" calcext:value-type="float">
            <text:p>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9-2010</text:p>
          </table:table-cell>
          <table:table-cell office:value-type="float" office:value="8.48" calcext:value-type="float">
            <text:p>8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2-2010</text:p>
          </table:table-cell>
          <table:table-cell office:value-type="float" office:value="8.36" calcext:value-type="float">
            <text:p>8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3-2010</text:p>
          </table:table-cell>
          <table:table-cell office:value-type="float" office:value="8.46" calcext:value-type="float">
            <text:p>8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4-2010</text:p>
          </table:table-cell>
          <table:table-cell office:value-type="float" office:value="8.49" calcext:value-type="float">
            <text:p>8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5-2010</text:p>
          </table:table-cell>
          <table:table-cell office:value-type="float" office:value="8.45" calcext:value-type="float">
            <text:p>8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6-2010</text:p>
          </table:table-cell>
          <table:table-cell office:value-type="float" office:value="8.48" calcext:value-type="float">
            <text:p>8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9-2010</text:p>
          </table:table-cell>
          <table:table-cell office:value-type="float" office:value="8.53" calcext:value-type="float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0-2010</text:p>
          </table:table-cell>
          <table:table-cell office:value-type="float" office:value="8.75" calcext:value-type="float">
            <text:p>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1-2010</text:p>
          </table:table-cell>
          <table:table-cell office:value-type="float" office:value="8.78" calcext:value-type="float">
            <text:p>8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2-2010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3-2010</text:p>
          </table:table-cell>
          <table:table-cell office:value-type="float" office:value="8.72" calcext:value-type="float">
            <text:p>8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6-2010</text:p>
          </table:table-cell>
          <table:table-cell office:value-type="float" office:value="8.84" calcext:value-type="float">
            <text:p>8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7-2010</text:p>
          </table:table-cell>
          <table:table-cell office:value-type="float" office:value="8.93" calcext:value-type="float">
            <text:p>8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8-2010</text:p>
          </table:table-cell>
          <table:table-cell office:value-type="float" office:value="8.93" calcext:value-type="float">
            <text:p>8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9-2010</text:p>
          </table:table-cell>
          <table:table-cell office:value-type="float" office:value="8.93" calcext:value-type="float">
            <text:p>8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0-2010</text:p>
          </table:table-cell>
          <table:table-cell office:value-type="float" office:value="9.35" calcext:value-type="float">
            <text:p>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-2011</text:p>
          </table:table-cell>
          <table:table-cell office:value-type="float" office:value="9.09" calcext:value-type="float">
            <text:p>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-2011</text:p>
          </table:table-cell>
          <table:table-cell office:value-type="float" office:value="9.08" calcext:value-type="float">
            <text:p>9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4-2011</text:p>
          </table:table-cell>
          <table:table-cell office:value-type="float" office:value="8.92" calcext:value-type="float">
            <text:p>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5-2011</text:p>
          </table:table-cell>
          <table:table-cell office:value-type="float" office:value="9.01" calcext:value-type="float">
            <text:p>9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6-2011</text:p>
          </table:table-cell>
          <table:table-cell office:value-type="float" office:value="8.99" calcext:value-type="float">
            <text:p>8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9-2011</text:p>
          </table:table-cell>
          <table:table-cell office:value-type="float" office:value="8.79" calcext:value-type="float">
            <text:p>8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0-2011</text:p>
          </table:table-cell>
          <table:table-cell office:value-type="float" office:value="8.67" calcext:value-type="float">
            <text:p>8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1-2011</text:p>
          </table:table-cell>
          <table:table-cell office:value-type="float" office:value="8.76" calcext:value-type="float">
            <text:p>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2-2011</text:p>
          </table:table-cell>
          <table:table-cell office:value-type="float" office:value="8.74" calcext:value-type="float">
            <text:p>8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3-2011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6-2011</text:p>
          </table:table-cell>
          <table:table-cell office:value-type="float" office:value="8.66" calcext:value-type="float">
            <text:p>8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7-2011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8-2011</text:p>
          </table:table-cell>
          <table:table-cell office:value-type="float" office:value="8.64" calcext:value-type="float">
            <text:p>8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9-2011</text:p>
          </table:table-cell>
          <table:table-cell office:value-type="float" office:value="8.53" calcext:value-type="float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0-2011</text:p>
          </table:table-cell>
          <table:table-cell office:value-type="float" office:value="8.55" calcext:value-type="float">
            <text:p>8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3-2011</text:p>
          </table:table-cell>
          <table:table-cell office:value-type="float" office:value="8.51" calcext:value-type="float">
            <text:p>8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4-2011</text:p>
          </table:table-cell>
          <table:table-cell office:value-type="float" office:value="8.54" calcext:value-type="float">
            <text:p>8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5-2011</text:p>
          </table:table-cell>
          <table:table-cell office:value-type="float" office:value="8.59" calcext:value-type="float">
            <text:p>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6-2011</text:p>
          </table:table-cell>
          <table:table-cell office:value-type="float" office:value="8.64" calcext:value-type="float">
            <text:p>8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7-2011</text:p>
          </table:table-cell>
          <table:table-cell office:value-type="float" office:value="8.59" calcext:value-type="float">
            <text:p>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8-2011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0-2011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1-2011</text:p>
          </table:table-cell>
          <table:table-cell office:value-type="float" office:value="8.64" calcext:value-type="float">
            <text:p>8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-2011</text:p>
          </table:table-cell>
          <table:table-cell office:value-type="float" office:value="8.62" calcext:value-type="float">
            <text:p>8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-2011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3-2011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6-2011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9-2011</text:p>
          </table:table-cell>
          <table:table-cell office:value-type="float" office:value="8.86" calcext:value-type="float">
            <text:p>8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0-2011</text:p>
          </table:table-cell>
          <table:table-cell office:value-type="float" office:value="8.86" calcext:value-type="float">
            <text:p>8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3-2011</text:p>
          </table:table-cell>
          <table:table-cell office:value-type="float" office:value="8.79" calcext:value-type="float">
            <text:p>8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4-2011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5-2011</text:p>
          </table:table-cell>
          <table:table-cell office:value-type="float" office:value="8.88" calcext:value-type="float">
            <text:p>8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6-2011</text:p>
          </table:table-cell>
          <table:table-cell office:value-type="float" office:value="8.88" calcext:value-type="float">
            <text:p>8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7-2011</text:p>
          </table:table-cell>
          <table:table-cell office:value-type="float" office:value="8.76" calcext:value-type="float">
            <text:p>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0-2011</text:p>
          </table:table-cell>
          <table:table-cell office:value-type="float" office:value="8.73" calcext:value-type="float">
            <text:p>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1-2011</text:p>
          </table:table-cell>
          <table:table-cell office:value-type="float" office:value="8.74" calcext:value-type="float">
            <text:p>8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2-2011</text:p>
          </table:table-cell>
          <table:table-cell office:value-type="float" office:value="8.8" calcext:value-type="float">
            <text:p>8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3-2011</text:p>
          </table:table-cell>
          <table:table-cell office:value-type="float" office:value="8.82" calcext:value-type="float">
            <text:p>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4-2011</text:p>
          </table:table-cell>
          <table:table-cell office:value-type="float" office:value="8.79" calcext:value-type="float">
            <text:p>8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7-2011</text:p>
          </table:table-cell>
          <table:table-cell office:value-type="float" office:value="8.82" calcext:value-type="float">
            <text:p>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8-2011</text:p>
          </table:table-cell>
          <table:table-cell office:value-type="float" office:value="8.85" calcext:value-type="float">
            <text:p>8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-2011</text:p>
          </table:table-cell>
          <table:table-cell office:value-type="float" office:value="8.89" calcext:value-type="float">
            <text:p>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-2011</text:p>
          </table:table-cell>
          <table:table-cell office:value-type="float" office:value="8.88" calcext:value-type="float">
            <text:p>8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-2011</text:p>
          </table:table-cell>
          <table:table-cell office:value-type="float" office:value="8.79" calcext:value-type="float">
            <text:p>8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6-2011</text:p>
          </table:table-cell>
          <table:table-cell office:value-type="float" office:value="8.77" calcext:value-type="float">
            <text:p>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7-2011</text:p>
          </table:table-cell>
          <table:table-cell office:value-type="float" office:value="8.78" calcext:value-type="float">
            <text:p>8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8-2011</text:p>
          </table:table-cell>
          <table:table-cell office:value-type="float" office:value="8.73" calcext:value-type="float">
            <text:p>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9-2011</text:p>
          </table:table-cell>
          <table:table-cell office:value-type="float" office:value="8.69" calcext:value-type="float">
            <text:p>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0-2011</text:p>
          </table:table-cell>
          <table:table-cell office:value-type="float" office:value="8.67" calcext:value-type="float">
            <text:p>8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2-2011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3-2011</text:p>
          </table:table-cell>
          <table:table-cell office:value-type="float" office:value="8.66" calcext:value-type="float">
            <text:p>8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4-2011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5-2011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6-2011</text:p>
          </table:table-cell>
          <table:table-cell office:value-type="float" office:value="8.75" calcext:value-type="float">
            <text:p>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7-2011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8-2011</text:p>
          </table:table-cell>
          <table:table-cell office:value-type="float" office:value="8.67" calcext:value-type="float">
            <text:p>8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9-2011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0-2011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1-2011</text:p>
          </table:table-cell>
          <table:table-cell office:value-type="float" office:value="8.6" calcext:value-type="float">
            <text:p>8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2-2011</text:p>
          </table:table-cell>
          <table:table-cell office:value-type="float" office:value="8.6" calcext:value-type="float">
            <text:p>8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3-2011</text:p>
          </table:table-cell>
          <table:table-cell office:value-type="float" office:value="8.58" calcext:value-type="float">
            <text:p>8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4-2011</text:p>
          </table:table-cell>
          <table:table-cell office:value-type="float" office:value="8.4" calcext:value-type="float">
            <text:p>8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5-2011</text:p>
          </table:table-cell>
          <table:table-cell office:value-type="float" office:value="8.4" calcext:value-type="float">
            <text:p>8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6-2011</text:p>
          </table:table-cell>
          <table:table-cell office:value-type="float" office:value="8.4" calcext:value-type="float">
            <text:p>8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8-2011</text:p>
          </table:table-cell>
          <table:table-cell office:value-type="float" office:value="8.43" calcext:value-type="float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9-2011</text:p>
          </table:table-cell>
          <table:table-cell office:value-type="float" office:value="8.46" calcext:value-type="float">
            <text:p>8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0-2011</text:p>
          </table:table-cell>
          <table:table-cell office:value-type="float" office:value="8.41" calcext:value-type="float">
            <text:p>8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1-2011</text:p>
          </table:table-cell>
          <table:table-cell office:value-type="float" office:value="8.39" calcext:value-type="float">
            <text:p>8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-2011</text:p>
          </table:table-cell>
          <table:table-cell office:value-type="float" office:value="8.31" calcext:value-type="float">
            <text:p>8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-2011</text:p>
          </table:table-cell>
          <table:table-cell office:value-type="float" office:value="8.31" calcext:value-type="float">
            <text:p>8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-2011</text:p>
          </table:table-cell>
          <table:table-cell office:value-type="float" office:value="8.4" calcext:value-type="float">
            <text:p>8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4-2011</text:p>
          </table:table-cell>
          <table:table-cell office:value-type="float" office:value="8.28" calcext:value-type="float">
            <text:p>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5-2011</text:p>
          </table:table-cell>
          <table:table-cell office:value-type="float" office:value="8.26" calcext:value-type="float">
            <text:p>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6-2011</text:p>
          </table:table-cell>
          <table:table-cell office:value-type="float" office:value="8.26" calcext:value-type="float">
            <text:p>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7-2011</text:p>
          </table:table-cell>
          <table:table-cell office:value-type="float" office:value="8.21" calcext:value-type="float">
            <text:p>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8-2011</text:p>
          </table:table-cell>
          <table:table-cell office:value-type="float" office:value="8.24" calcext:value-type="float">
            <text:p>8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0-2011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1-2011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2-2011</text:p>
          </table:table-cell>
          <table:table-cell office:value-type="float" office:value="8.23" calcext:value-type="float">
            <text:p>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3-2011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4-2011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5-2011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6-2011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7-2011</text:p>
          </table:table-cell>
          <table:table-cell office:value-type="float" office:value="8.13" calcext:value-type="float">
            <text:p>8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8-2011</text:p>
          </table:table-cell>
          <table:table-cell office:value-type="float" office:value="8.17" calcext:value-type="float">
            <text:p>8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9-2011</text:p>
          </table:table-cell>
          <table:table-cell office:value-type="float" office:value="8.13" calcext:value-type="float">
            <text:p>8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0-2011</text:p>
          </table:table-cell>
          <table:table-cell office:value-type="float" office:value="8.11" calcext:value-type="float">
            <text:p>8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1-2011</text:p>
          </table:table-cell>
          <table:table-cell office:value-type="float" office:value="8.1" calcext:value-type="float">
            <text:p>8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2-2011</text:p>
          </table:table-cell>
          <table:table-cell office:value-type="float" office:value="8.07" calcext:value-type="float">
            <text:p>8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4-2011</text:p>
          </table:table-cell>
          <table:table-cell office:value-type="float" office:value="8.02" calcext:value-type="float">
            <text:p>8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5-2011</text:p>
          </table:table-cell>
          <table:table-cell office:value-type="float" office:value="8.06" calcext:value-type="float">
            <text:p>8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6-2011</text:p>
          </table:table-cell>
          <table:table-cell office:value-type="float" office:value="8.07" calcext:value-type="float">
            <text:p>8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7-2011</text:p>
          </table:table-cell>
          <table:table-cell office:value-type="float" office:value="8.02" calcext:value-type="float">
            <text:p>8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8-2011</text:p>
          </table:table-cell>
          <table:table-cell office:value-type="float" office:value="7.99" calcext:value-type="float">
            <text:p>7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9-2011</text:p>
          </table:table-cell>
          <table:table-cell office:value-type="float" office:value="8.03" calcext:value-type="float">
            <text:p>8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-2011</text:p>
          </table:table-cell>
          <table:table-cell office:value-type="float" office:value="8.02" calcext:value-type="float">
            <text:p>8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-2011</text:p>
          </table:table-cell>
          <table:table-cell office:value-type="float" office:value="8.41" calcext:value-type="float">
            <text:p>8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-2011</text:p>
          </table:table-cell>
          <table:table-cell office:value-type="float" office:value="8.37" calcext:value-type="float">
            <text:p>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4-2011</text:p>
          </table:table-cell>
          <table:table-cell office:value-type="float" office:value="8.37" calcext:value-type="float">
            <text:p>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5-2011</text:p>
          </table:table-cell>
          <table:table-cell office:value-type="float" office:value="8.37" calcext:value-type="float">
            <text:p>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6-2011</text:p>
          </table:table-cell>
          <table:table-cell office:value-type="float" office:value="8.46" calcext:value-type="float">
            <text:p>8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7-2011</text:p>
          </table:table-cell>
          <table:table-cell office:value-type="float" office:value="8.46" calcext:value-type="float">
            <text:p>8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8-2011</text:p>
          </table:table-cell>
          <table:table-cell office:value-type="float" office:value="8.51" calcext:value-type="float">
            <text:p>8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9-2011</text:p>
          </table:table-cell>
          <table:table-cell office:value-type="float" office:value="8.55" calcext:value-type="float">
            <text:p>8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0-2011</text:p>
          </table:table-cell>
          <table:table-cell office:value-type="float" office:value="8.51" calcext:value-type="float">
            <text:p>8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1-2011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2-2011</text:p>
          </table:table-cell>
          <table:table-cell office:value-type="float" office:value="8.48" calcext:value-type="float">
            <text:p>8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3-2011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4-2011</text:p>
          </table:table-cell>
          <table:table-cell office:value-type="float" office:value="8.49" calcext:value-type="float">
            <text:p>8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5-2011</text:p>
          </table:table-cell>
          <table:table-cell office:value-type="float" office:value="8.49" calcext:value-type="float">
            <text:p>8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6-2011</text:p>
          </table:table-cell>
          <table:table-cell office:value-type="float" office:value="8.53" calcext:value-type="float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7-2011</text:p>
          </table:table-cell>
          <table:table-cell office:value-type="float" office:value="8.54" calcext:value-type="float">
            <text:p>8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8-2011</text:p>
          </table:table-cell>
          <table:table-cell office:value-type="float" office:value="8.59" calcext:value-type="float">
            <text:p>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9-2011</text:p>
          </table:table-cell>
          <table:table-cell office:value-type="float" office:value="8.54" calcext:value-type="float">
            <text:p>8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0-2011</text:p>
          </table:table-cell>
          <table:table-cell office:value-type="float" office:value="8.52" calcext:value-type="float">
            <text:p>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1-2011</text:p>
          </table:table-cell>
          <table:table-cell office:value-type="float" office:value="8.52" calcext:value-type="float">
            <text:p>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3-2011</text:p>
          </table:table-cell>
          <table:table-cell office:value-type="float" office:value="8.86" calcext:value-type="float">
            <text:p>8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4-2011</text:p>
          </table:table-cell>
          <table:table-cell office:value-type="float" office:value="8.56" calcext:value-type="float">
            <text:p>8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5-2011</text:p>
          </table:table-cell>
          <table:table-cell office:value-type="float" office:value="8.56" calcext:value-type="float">
            <text:p>8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6-2011</text:p>
          </table:table-cell>
          <table:table-cell office:value-type="float" office:value="8.54" calcext:value-type="float">
            <text:p>8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7-2011</text:p>
          </table:table-cell>
          <table:table-cell office:value-type="float" office:value="8.53" calcext:value-type="float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8-2011</text:p>
          </table:table-cell>
          <table:table-cell office:value-type="float" office:value="8.53" calcext:value-type="float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9-2011</text:p>
          </table:table-cell>
          <table:table-cell office:value-type="float" office:value="8.51" calcext:value-type="float">
            <text:p>8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0-2011</text:p>
          </table:table-cell>
          <table:table-cell office:value-type="float" office:value="8.45" calcext:value-type="float">
            <text:p>8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-2011</text:p>
          </table:table-cell>
          <table:table-cell office:value-type="float" office:value="8.43" calcext:value-type="float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-2011</text:p>
          </table:table-cell>
          <table:table-cell office:value-type="float" office:value="8.33" calcext:value-type="float">
            <text:p>8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-2011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4-2011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5-2011</text:p>
          </table:table-cell>
          <table:table-cell office:value-type="float" office:value="8.33" calcext:value-type="float">
            <text:p>8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6-2011</text:p>
          </table:table-cell>
          <table:table-cell office:value-type="float" office:value="8.33" calcext:value-type="float">
            <text:p>8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7-2011</text:p>
          </table:table-cell>
          <table:table-cell office:value-type="float" office:value="8.25" calcext:value-type="float">
            <text:p>8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8-2011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9-2011</text:p>
          </table:table-cell>
          <table:table-cell office:value-type="float" office:value="8.28" calcext:value-type="float">
            <text:p>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0-2011</text:p>
          </table:table-cell>
          <table:table-cell office:value-type="float" office:value="8.3" calcext:value-type="float">
            <text:p>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1-2011</text:p>
          </table:table-cell>
          <table:table-cell office:value-type="float" office:value="8.3" calcext:value-type="float">
            <text:p>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2-2011</text:p>
          </table:table-cell>
          <table:table-cell office:value-type="float" office:value="8.3" calcext:value-type="float">
            <text:p>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3-2011</text:p>
          </table:table-cell>
          <table:table-cell office:value-type="float" office:value="8.31" calcext:value-type="float">
            <text:p>8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4-2011</text:p>
          </table:table-cell>
          <table:table-cell office:value-type="float" office:value="8.31" calcext:value-type="float">
            <text:p>8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5-2011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6-2011</text:p>
          </table:table-cell>
          <table:table-cell office:value-type="float" office:value="8.38" calcext:value-type="float">
            <text:p>8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7-2011</text:p>
          </table:table-cell>
          <table:table-cell office:value-type="float" office:value="8.35" calcext:value-type="float">
            <text:p>8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8-2011</text:p>
          </table:table-cell>
          <table:table-cell office:value-type="float" office:value="8.35" calcext:value-type="float">
            <text:p>8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9-2011</text:p>
          </table:table-cell>
          <table:table-cell office:value-type="float" office:value="8.37" calcext:value-type="float">
            <text:p>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0-2011</text:p>
          </table:table-cell>
          <table:table-cell office:value-type="float" office:value="8.35" calcext:value-type="float">
            <text:p>8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1-2011</text:p>
          </table:table-cell>
          <table:table-cell office:value-type="float" office:value="8.16" calcext:value-type="float">
            <text:p>8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2-2011</text:p>
          </table:table-cell>
          <table:table-cell office:value-type="float" office:value="8.32" calcext:value-type="float">
            <text:p>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3-2011</text:p>
          </table:table-cell>
          <table:table-cell office:value-type="float" office:value="8.32" calcext:value-type="float">
            <text:p>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4-2011</text:p>
          </table:table-cell>
          <table:table-cell office:value-type="float" office:value="8.36" calcext:value-type="float">
            <text:p>8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5-2011</text:p>
          </table:table-cell>
          <table:table-cell office:value-type="float" office:value="8.36" calcext:value-type="float">
            <text:p>8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6-2011</text:p>
          </table:table-cell>
          <table:table-cell office:value-type="float" office:value="8.36" calcext:value-type="float">
            <text:p>8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7-2011</text:p>
          </table:table-cell>
          <table:table-cell office:value-type="float" office:value="8.33" calcext:value-type="float">
            <text:p>8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8-2011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9-2011</text:p>
          </table:table-cell>
          <table:table-cell office:value-type="float" office:value="8.31" calcext:value-type="float">
            <text:p>8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0-2011</text:p>
          </table:table-cell>
          <table:table-cell office:value-type="float" office:value="8.24" calcext:value-type="float">
            <text:p>8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-2011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-2011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-2011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4-2011</text:p>
          </table:table-cell>
          <table:table-cell office:value-type="float" office:value="8.19" calcext:value-type="float">
            <text:p>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5-2011</text:p>
          </table:table-cell>
          <table:table-cell office:value-type="float" office:value="8.19" calcext:value-type="float">
            <text:p>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6-2011</text:p>
          </table:table-cell>
          <table:table-cell office:value-type="float" office:value="8.21" calcext:value-type="float">
            <text:p>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7-2011</text:p>
          </table:table-cell>
          <table:table-cell office:value-type="float" office:value="8.18" calcext:value-type="float">
            <text:p>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8-2011</text:p>
          </table:table-cell>
          <table:table-cell office:value-type="float" office:value="8.18" calcext:value-type="float">
            <text:p>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9-2011</text:p>
          </table:table-cell>
          <table:table-cell office:value-type="float" office:value="8.18" calcext:value-type="float">
            <text:p>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0-2011</text:p>
          </table:table-cell>
          <table:table-cell office:value-type="float" office:value="8.19" calcext:value-type="float">
            <text:p>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1-2011</text:p>
          </table:table-cell>
          <table:table-cell office:value-type="float" office:value="8.25" calcext:value-type="float">
            <text:p>8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2-2011</text:p>
          </table:table-cell>
          <table:table-cell office:value-type="float" office:value="8.24" calcext:value-type="float">
            <text:p>8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3-2011</text:p>
          </table:table-cell>
          <table:table-cell office:value-type="float" office:value="8.24" calcext:value-type="float">
            <text:p>8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4-2011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5-2011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6-2011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7-2011</text:p>
          </table:table-cell>
          <table:table-cell office:value-type="float" office:value="8.25" calcext:value-type="float">
            <text:p>8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8-2011</text:p>
          </table:table-cell>
          <table:table-cell office:value-type="float" office:value="8.29" calcext:value-type="float">
            <text:p>8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9-2011</text:p>
          </table:table-cell>
          <table:table-cell office:value-type="float" office:value="8.28" calcext:value-type="float">
            <text:p>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0-2011</text:p>
          </table:table-cell>
          <table:table-cell office:value-type="float" office:value="8.3" calcext:value-type="float">
            <text:p>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1-2011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2-2011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3-2011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4-2011</text:p>
          </table:table-cell>
          <table:table-cell office:value-type="float" office:value="8.36" calcext:value-type="float">
            <text:p>8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5-2011</text:p>
          </table:table-cell>
          <table:table-cell office:value-type="float" office:value="8.41" calcext:value-type="float">
            <text:p>8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6-2011</text:p>
          </table:table-cell>
          <table:table-cell office:value-type="float" office:value="8.38" calcext:value-type="float">
            <text:p>8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7-2011</text:p>
          </table:table-cell>
          <table:table-cell office:value-type="float" office:value="8.37" calcext:value-type="float">
            <text:p>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8-2011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9-2011</text:p>
          </table:table-cell>
          <table:table-cell office:value-type="float" office:value="8.37" calcext:value-type="float">
            <text:p>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0-2011</text:p>
          </table:table-cell>
          <table:table-cell office:value-type="float" office:value="8.34" calcext:value-type="float">
            <text:p>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1-2011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-2011</text:p>
          </table:table-cell>
          <table:table-cell office:value-type="float" office:value="8.38" calcext:value-type="float">
            <text:p>8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-2011</text:p>
          </table:table-cell>
          <table:table-cell office:value-type="float" office:value="8.31" calcext:value-type="float">
            <text:p>8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-2011</text:p>
          </table:table-cell>
          <table:table-cell office:value-type="float" office:value="8.37" calcext:value-type="float">
            <text:p>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4-2011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5-2011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6-2011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7-2011</text:p>
          </table:table-cell>
          <table:table-cell office:value-type="float" office:value="8.43" calcext:value-type="float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8-2011</text:p>
          </table:table-cell>
          <table:table-cell office:value-type="float" office:value="8.53" calcext:value-type="float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9-2011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0-2011</text:p>
          </table:table-cell>
          <table:table-cell office:value-type="float" office:value="8.71" calcext:value-type="float">
            <text:p>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1-2011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2-2011</text:p>
          </table:table-cell>
          <table:table-cell office:value-type="float" office:value="8.66" calcext:value-type="float">
            <text:p>8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3-2011</text:p>
          </table:table-cell>
          <table:table-cell office:value-type="float" office:value="8.66" calcext:value-type="float">
            <text:p>8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4-2011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5-2011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6-2011</text:p>
          </table:table-cell>
          <table:table-cell office:value-type="float" office:value="8.82" calcext:value-type="float">
            <text:p>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7-2011</text:p>
          </table:table-cell>
          <table:table-cell office:value-type="float" office:value="8.79" calcext:value-type="float">
            <text:p>8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8-2011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9-2011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0-2011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1-2011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2-2011</text:p>
          </table:table-cell>
          <table:table-cell office:value-type="float" office:value="8.76" calcext:value-type="float">
            <text:p>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3-2011</text:p>
          </table:table-cell>
          <table:table-cell office:value-type="float" office:value="8.59" calcext:value-type="float">
            <text:p>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4-2011</text:p>
          </table:table-cell>
          <table:table-cell office:value-type="float" office:value="8.66" calcext:value-type="float">
            <text:p>8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5-2011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6-2011</text:p>
          </table:table-cell>
          <table:table-cell office:value-type="float" office:value="8.67" calcext:value-type="float">
            <text:p>8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7-2011</text:p>
          </table:table-cell>
          <table:table-cell office:value-type="float" office:value="8.67" calcext:value-type="float">
            <text:p>8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8-2011</text:p>
          </table:table-cell>
          <table:table-cell office:value-type="float" office:value="8.61" calcext:value-type="float">
            <text:p>8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9-2011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1-2011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-2011</text:p>
          </table:table-cell>
          <table:table-cell office:value-type="float" office:value="8.59" calcext:value-type="float">
            <text:p>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-2011</text:p>
          </table:table-cell>
          <table:table-cell office:value-type="float" office:value="8.6" calcext:value-type="float">
            <text:p>8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-2011</text:p>
          </table:table-cell>
          <table:table-cell office:value-type="float" office:value="8.6" calcext:value-type="float">
            <text:p>8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4-2011</text:p>
          </table:table-cell>
          <table:table-cell office:value-type="float" office:value="8.59" calcext:value-type="float">
            <text:p>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5-2011</text:p>
          </table:table-cell>
          <table:table-cell office:value-type="float" office:value="8.57" calcext:value-type="float">
            <text:p>8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6-2011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7-2011</text:p>
          </table:table-cell>
          <table:table-cell office:value-type="float" office:value="8.61" calcext:value-type="float">
            <text:p>8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8-2011</text:p>
          </table:table-cell>
          <table:table-cell office:value-type="float" office:value="8.6" calcext:value-type="float">
            <text:p>8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9-2011</text:p>
          </table:table-cell>
          <table:table-cell office:value-type="float" office:value="8.64" calcext:value-type="float">
            <text:p>8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0-2011</text:p>
          </table:table-cell>
          <table:table-cell office:value-type="float" office:value="8.64" calcext:value-type="float">
            <text:p>8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1-2011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2-2011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3-2011</text:p>
          </table:table-cell>
          <table:table-cell office:value-type="float" office:value="8.76" calcext:value-type="float">
            <text:p>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4-2011</text:p>
          </table:table-cell>
          <table:table-cell office:value-type="float" office:value="8.82" calcext:value-type="float">
            <text:p>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5-2011</text:p>
          </table:table-cell>
          <table:table-cell office:value-type="float" office:value="8.82" calcext:value-type="float">
            <text:p>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6-2011</text:p>
          </table:table-cell>
          <table:table-cell office:value-type="float" office:value="8.76" calcext:value-type="float">
            <text:p>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7-2011</text:p>
          </table:table-cell>
          <table:table-cell office:value-type="float" office:value="8.76" calcext:value-type="float">
            <text:p>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8-2011</text:p>
          </table:table-cell>
          <table:table-cell office:value-type="float" office:value="8.75" calcext:value-type="float">
            <text:p>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9-2011</text:p>
          </table:table-cell>
          <table:table-cell office:value-type="float" office:value="8.75" calcext:value-type="float">
            <text:p>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0-2011</text:p>
          </table:table-cell>
          <table:table-cell office:value-type="float" office:value="8.89" calcext:value-type="float">
            <text:p>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1-2011</text:p>
          </table:table-cell>
          <table:table-cell office:value-type="float" office:value="9.08" calcext:value-type="float">
            <text:p>9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3-2011</text:p>
          </table:table-cell>
          <table:table-cell office:value-type="float" office:value="8.96" calcext:value-type="float">
            <text:p>8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4-2011</text:p>
          </table:table-cell>
          <table:table-cell office:value-type="float" office:value="8.96" calcext:value-type="float">
            <text:p>8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5-2011</text:p>
          </table:table-cell>
          <table:table-cell office:value-type="float" office:value="8.96" calcext:value-type="float">
            <text:p>8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6-2011</text:p>
          </table:table-cell>
          <table:table-cell office:value-type="float" office:value="8.94" calcext:value-type="float">
            <text:p>8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7-2011</text:p>
          </table:table-cell>
          <table:table-cell office:value-type="float" office:value="8.86" calcext:value-type="float">
            <text:p>8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8-2011</text:p>
          </table:table-cell>
          <table:table-cell office:value-type="float" office:value="8.93" calcext:value-type="float">
            <text:p>8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9-2011</text:p>
          </table:table-cell>
          <table:table-cell office:value-type="float" office:value="8.96" calcext:value-type="float">
            <text:p>8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0-2011</text:p>
          </table:table-cell>
          <table:table-cell office:value-type="float" office:value="8.92" calcext:value-type="float">
            <text:p>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-2011</text:p>
          </table:table-cell>
          <table:table-cell office:value-type="float" office:value="8.92" calcext:value-type="float">
            <text:p>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-2011</text:p>
          </table:table-cell>
          <table:table-cell office:value-type="float" office:value="8.92" calcext:value-type="float">
            <text:p>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-2011</text:p>
          </table:table-cell>
          <table:table-cell office:value-type="float" office:value="9.03" calcext:value-type="float">
            <text:p>9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4-2011</text:p>
          </table:table-cell>
          <table:table-cell office:value-type="float" office:value="8.94" calcext:value-type="float">
            <text:p>8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5-2011</text:p>
          </table:table-cell>
          <table:table-cell office:value-type="float" office:value="9.09" calcext:value-type="float">
            <text:p>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6-2011</text:p>
          </table:table-cell>
          <table:table-cell office:value-type="float" office:value="9.06" calcext:value-type="float">
            <text:p>9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7-2011</text:p>
          </table:table-cell>
          <table:table-cell office:value-type="float" office:value="8.95" calcext:value-type="float">
            <text:p>8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8-2011</text:p>
          </table:table-cell>
          <table:table-cell office:value-type="float" office:value="8.95" calcext:value-type="float">
            <text:p>8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9-2011</text:p>
          </table:table-cell>
          <table:table-cell office:value-type="float" office:value="9.01" calcext:value-type="float">
            <text:p>9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0-2011</text:p>
          </table:table-cell>
          <table:table-cell office:value-type="float" office:value="9.03" calcext:value-type="float">
            <text:p>9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1-2011</text:p>
          </table:table-cell>
          <table:table-cell office:value-type="float" office:value="9.01" calcext:value-type="float">
            <text:p>9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2-2011</text:p>
          </table:table-cell>
          <table:table-cell office:value-type="float" office:value="9.03" calcext:value-type="float">
            <text:p>9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3-2011</text:p>
          </table:table-cell>
          <table:table-cell office:value-type="float" office:value="8.66" calcext:value-type="float">
            <text:p>8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4-2011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5-2011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-2011</text:p>
          </table:table-cell>
          <table:table-cell office:value-type="float" office:value="8.61" calcext:value-type="float">
            <text:p>8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7-2011</text:p>
          </table:table-cell>
          <table:table-cell office:value-type="float" office:value="8.76" calcext:value-type="float">
            <text:p>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8-2011</text:p>
          </table:table-cell>
          <table:table-cell office:value-type="float" office:value="8.72" calcext:value-type="float">
            <text:p>8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9-2011</text:p>
          </table:table-cell>
          <table:table-cell office:value-type="float" office:value="8.75" calcext:value-type="float">
            <text:p>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-2011</text:p>
          </table:table-cell>
          <table:table-cell office:value-type="float" office:value="8.71" calcext:value-type="float">
            <text:p>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1-2011</text:p>
          </table:table-cell>
          <table:table-cell office:value-type="float" office:value="8.71" calcext:value-type="float">
            <text:p>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2-2011</text:p>
          </table:table-cell>
          <table:table-cell office:value-type="float" office:value="8.71" calcext:value-type="float">
            <text:p>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3-2011</text:p>
          </table:table-cell>
          <table:table-cell office:value-type="float" office:value="8.73" calcext:value-type="float">
            <text:p>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4-2011</text:p>
          </table:table-cell>
          <table:table-cell office:value-type="float" office:value="8.64" calcext:value-type="float">
            <text:p>8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5-2011</text:p>
          </table:table-cell>
          <table:table-cell office:value-type="float" office:value="8.62" calcext:value-type="float">
            <text:p>8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6-2011</text:p>
          </table:table-cell>
          <table:table-cell office:value-type="float" office:value="8.58" calcext:value-type="float">
            <text:p>8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7-2011</text:p>
          </table:table-cell>
          <table:table-cell office:value-type="float" office:value="8.58" calcext:value-type="float">
            <text:p>8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8-2011</text:p>
          </table:table-cell>
          <table:table-cell office:value-type="float" office:value="8.58" calcext:value-type="float">
            <text:p>8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9-2011</text:p>
          </table:table-cell>
          <table:table-cell office:value-type="float" office:value="8.58" calcext:value-type="float">
            <text:p>8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0-2011</text:p>
          </table:table-cell>
          <table:table-cell office:value-type="float" office:value="8.61" calcext:value-type="float">
            <text:p>8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1-2011</text:p>
          </table:table-cell>
          <table:table-cell office:value-type="float" office:value="8.61" calcext:value-type="float">
            <text:p>8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-2011</text:p>
          </table:table-cell>
          <table:table-cell office:value-type="float" office:value="8.71" calcext:value-type="float">
            <text:p>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-2011</text:p>
          </table:table-cell>
          <table:table-cell office:value-type="float" office:value="8.71" calcext:value-type="float">
            <text:p>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-2011</text:p>
          </table:table-cell>
          <table:table-cell office:value-type="float" office:value="8.76" calcext:value-type="float">
            <text:p>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5-2011</text:p>
          </table:table-cell>
          <table:table-cell office:value-type="float" office:value="8.76" calcext:value-type="float">
            <text:p>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6-2011</text:p>
          </table:table-cell>
          <table:table-cell office:value-type="float" office:value="8.86" calcext:value-type="float">
            <text:p>8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7-2011</text:p>
          </table:table-cell>
          <table:table-cell office:value-type="float" office:value="8.85" calcext:value-type="float">
            <text:p>8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8-2011</text:p>
          </table:table-cell>
          <table:table-cell office:value-type="float" office:value="8.88" calcext:value-type="float">
            <text:p>8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9-2011</text:p>
          </table:table-cell>
          <table:table-cell office:value-type="float" office:value="8.88" calcext:value-type="float">
            <text:p>8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0-2011</text:p>
          </table:table-cell>
          <table:table-cell office:value-type="float" office:value="8.91" calcext:value-type="float">
            <text:p>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1-2011</text:p>
          </table:table-cell>
          <table:table-cell office:value-type="float" office:value="8.88" calcext:value-type="float">
            <text:p>8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2-2011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3-2011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4-2011</text:p>
          </table:table-cell>
          <table:table-cell office:value-type="float" office:value="8.91" calcext:value-type="float">
            <text:p>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5-2011</text:p>
          </table:table-cell>
          <table:table-cell office:value-type="float" office:value="8.87" calcext:value-type="float">
            <text:p>8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6-2011</text:p>
          </table:table-cell>
          <table:table-cell office:value-type="float" office:value="8.95" calcext:value-type="float">
            <text:p>8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7-201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8-201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9-201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0-2011</text:p>
          </table:table-cell>
          <table:table-cell office:value-type="float" office:value="9.04" calcext:value-type="float">
            <text:p>9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1-2011</text:p>
          </table:table-cell>
          <table:table-cell office:value-type="float" office:value="9.06" calcext:value-type="float">
            <text:p>9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2-2011</text:p>
          </table:table-cell>
          <table:table-cell office:value-type="float" office:value="9.09" calcext:value-type="float">
            <text:p>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3-2011</text:p>
          </table:table-cell>
          <table:table-cell office:value-type="float" office:value="9.15" calcext:value-type="float">
            <text:p>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5-2011</text:p>
          </table:table-cell>
          <table:table-cell office:value-type="float" office:value="9.28" calcext:value-type="float">
            <text:p>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6-2011</text:p>
          </table:table-cell>
          <table:table-cell office:value-type="float" office:value="9.28" calcext:value-type="float">
            <text:p>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7-2011</text:p>
          </table:table-cell>
          <table:table-cell office:value-type="float" office:value="9.24" calcext:value-type="float">
            <text:p>9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8-2011</text:p>
          </table:table-cell>
          <table:table-cell office:value-type="float" office:value="9.27" calcext:value-type="float">
            <text:p>9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9-2011</text:p>
          </table:table-cell>
          <table:table-cell office:value-type="float" office:value="9.28" calcext:value-type="float">
            <text:p>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0-2011</text:p>
          </table:table-cell>
          <table:table-cell office:value-type="float" office:value="9.28" calcext:value-type="float">
            <text:p>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-2011</text:p>
          </table:table-cell>
          <table:table-cell office:value-type="float" office:value="9.28" calcext:value-type="float">
            <text:p>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-2011</text:p>
          </table:table-cell>
          <table:table-cell office:value-type="float" office:value="9.24" calcext:value-type="float">
            <text:p>9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4-2011</text:p>
          </table:table-cell>
          <table:table-cell office:value-type="float" office:value="9.22" calcext:value-type="float">
            <text:p>9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5-2011</text:p>
          </table:table-cell>
          <table:table-cell office:value-type="float" office:value="9.17" calcext:value-type="float">
            <text:p>9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6-2011</text:p>
          </table:table-cell>
          <table:table-cell office:value-type="float" office:value="9.12" calcext:value-type="float">
            <text:p>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7-2011</text:p>
          </table:table-cell>
          <table:table-cell office:value-type="float" office:value="9.09" calcext:value-type="float">
            <text:p>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8-2011</text:p>
          </table:table-cell>
          <table:table-cell office:value-type="float" office:value="9.09" calcext:value-type="float">
            <text:p>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9-2011</text:p>
          </table:table-cell>
          <table:table-cell office:value-type="float" office:value="9.09" calcext:value-type="float">
            <text:p>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0-2011</text:p>
          </table:table-cell>
          <table:table-cell office:value-type="float" office:value="9.09" calcext:value-type="float">
            <text:p>9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1-2011</text:p>
          </table:table-cell>
          <table:table-cell office:value-type="float" office:value="9.08" calcext:value-type="float">
            <text:p>9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2-2011</text:p>
          </table:table-cell>
          <table:table-cell office:value-type="float" office:value="9.04" calcext:value-type="float">
            <text:p>9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3-2011</text:p>
          </table:table-cell>
          <table:table-cell office:value-type="float" office:value="9.02" calcext:value-type="float">
            <text:p>9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4-2011</text:p>
          </table:table-cell>
          <table:table-cell office:value-type="float" office:value="9.06" calcext:value-type="float">
            <text:p>9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5-2011</text:p>
          </table:table-cell>
          <table:table-cell office:value-type="float" office:value="9.02" calcext:value-type="float">
            <text:p>9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6-2011</text:p>
          </table:table-cell>
          <table:table-cell office:value-type="float" office:value="9.06" calcext:value-type="float">
            <text:p>9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7-2011</text:p>
          </table:table-cell>
          <table:table-cell office:value-type="float" office:value="9.06" calcext:value-type="float">
            <text:p>9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8-2011</text:p>
          </table:table-cell>
          <table:table-cell office:value-type="float" office:value="9.06" calcext:value-type="float">
            <text:p>9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9-2011</text:p>
          </table:table-cell>
          <table:table-cell office:value-type="float" office:value="9.25" calcext:value-type="float">
            <text:p>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0-2011</text:p>
          </table:table-cell>
          <table:table-cell office:value-type="float" office:value="9.27" calcext:value-type="float">
            <text:p>9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1-2011</text:p>
          </table:table-cell>
          <table:table-cell office:value-type="float" office:value="9.27" calcext:value-type="float">
            <text:p>9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2-2011</text:p>
          </table:table-cell>
          <table:table-cell office:value-type="float" office:value="9.41" calcext:value-type="float">
            <text:p>9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3-2011</text:p>
          </table:table-cell>
          <table:table-cell office:value-type="float" office:value="9.38" calcext:value-type="float">
            <text:p>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4-2011</text:p>
          </table:table-cell>
          <table:table-cell office:value-type="float" office:value="9.38" calcext:value-type="float">
            <text:p>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5-2011</text:p>
          </table:table-cell>
          <table:table-cell office:value-type="float" office:value="9.43" calcext:value-type="float">
            <text:p>9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6-2011</text:p>
          </table:table-cell>
          <table:table-cell office:value-type="float" office:value="9.42" calcext:value-type="float">
            <text:p>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7-2011</text:p>
          </table:table-cell>
          <table:table-cell office:value-type="float" office:value="9.42" calcext:value-type="float">
            <text:p>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8-2011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9-2011</text:p>
          </table:table-cell>
          <table:table-cell office:value-type="float" office:value="9.45" calcext:value-type="float">
            <text:p>9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0-2011</text:p>
          </table:table-cell>
          <table:table-cell office:value-type="float" office:value="9.45" calcext:value-type="float">
            <text:p>9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1-2011</text:p>
          </table:table-cell>
          <table:table-cell office:value-type="float" office:value="9.46" calcext:value-type="float">
            <text:p>9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-2012</text:p>
          </table:table-cell>
          <table:table-cell office:value-type="float" office:value="9.46" calcext:value-type="float">
            <text:p>9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-2012</text:p>
          </table:table-cell>
          <table:table-cell office:value-type="float" office:value="9.46" calcext:value-type="float">
            <text:p>9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-2012</text:p>
          </table:table-cell>
          <table:table-cell office:value-type="float" office:value="9.29" calcext:value-type="float">
            <text:p>9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4-2012</text:p>
          </table:table-cell>
          <table:table-cell office:value-type="float" office:value="9.17" calcext:value-type="float">
            <text:p>9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5-2012</text:p>
          </table:table-cell>
          <table:table-cell office:value-type="float" office:value="9.21" calcext:value-type="float">
            <text:p>9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6-2012</text:p>
          </table:table-cell>
          <table:table-cell office:value-type="float" office:value="9.18" calcext:value-type="float">
            <text:p>9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7-2012</text:p>
          </table:table-cell>
          <table:table-cell office:value-type="float" office:value="9.18" calcext:value-type="float">
            <text:p>9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8-2012</text:p>
          </table:table-cell>
          <table:table-cell office:value-type="float" office:value="9.19" calcext:value-type="float">
            <text:p>9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9-2012</text:p>
          </table:table-cell>
          <table:table-cell office:value-type="float" office:value="9.15" calcext:value-type="float">
            <text:p>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0-2012</text:p>
          </table:table-cell>
          <table:table-cell office:value-type="float" office:value="9.15" calcext:value-type="float">
            <text:p>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1-2012</text:p>
          </table:table-cell>
          <table:table-cell office:value-type="float" office:value="9.11" calcext:value-type="float">
            <text:p>9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2-2012</text:p>
          </table:table-cell>
          <table:table-cell office:value-type="float" office:value="8.99" calcext:value-type="float">
            <text:p>8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3-2012</text:p>
          </table:table-cell>
          <table:table-cell office:value-type="float" office:value="8.98" calcext:value-type="float">
            <text:p>8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4-2012</text:p>
          </table:table-cell>
          <table:table-cell office:value-type="float" office:value="8.99" calcext:value-type="float">
            <text:p>8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5-2012</text:p>
          </table:table-cell>
          <table:table-cell office:value-type="float" office:value="8.98" calcext:value-type="float">
            <text:p>8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6-2012</text:p>
          </table:table-cell>
          <table:table-cell office:value-type="float" office:value="8.96" calcext:value-type="float">
            <text:p>8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7-2012</text:p>
          </table:table-cell>
          <table:table-cell office:value-type="float" office:value="8.97" calcext:value-type="float">
            <text:p>8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8-2012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9-2012</text:p>
          </table:table-cell>
          <table:table-cell office:value-type="float" office:value="8.82" calcext:value-type="float">
            <text:p>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0-2012</text:p>
          </table:table-cell>
          <table:table-cell office:value-type="float" office:value="8.82" calcext:value-type="float">
            <text:p>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1-2012</text:p>
          </table:table-cell>
          <table:table-cell office:value-type="float" office:value="8.82" calcext:value-type="float">
            <text:p>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2-2012</text:p>
          </table:table-cell>
          <table:table-cell office:value-type="float" office:value="8.82" calcext:value-type="float">
            <text:p>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3-2012</text:p>
          </table:table-cell>
          <table:table-cell office:value-type="float" office:value="8.67" calcext:value-type="float">
            <text:p>8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4-2012</text:p>
          </table:table-cell>
          <table:table-cell office:value-type="float" office:value="8.72" calcext:value-type="float">
            <text:p>8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5-2012</text:p>
          </table:table-cell>
          <table:table-cell office:value-type="float" office:value="8.71" calcext:value-type="float">
            <text:p>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6-2012</text:p>
          </table:table-cell>
          <table:table-cell office:value-type="float" office:value="8.71" calcext:value-type="float">
            <text:p>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7-2012</text:p>
          </table:table-cell>
          <table:table-cell office:value-type="float" office:value="8.69" calcext:value-type="float">
            <text:p>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8-2012</text:p>
          </table:table-cell>
          <table:table-cell office:value-type="float" office:value="8.69" calcext:value-type="float">
            <text:p>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9-2012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0-2012</text:p>
          </table:table-cell>
          <table:table-cell office:value-type="float" office:value="8.77" calcext:value-type="float">
            <text:p>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1-2012</text:p>
          </table:table-cell>
          <table:table-cell office:value-type="float" office:value="8.77" calcext:value-type="float">
            <text:p>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-2012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-2012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3-2012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4-2012</text:p>
          </table:table-cell>
          <table:table-cell office:value-type="float" office:value="8.68" calcext:value-type="float">
            <text:p>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5-2012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6-2012</text:p>
          </table:table-cell>
          <table:table-cell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7-2012</text:p>
          </table:table-cell>
          <table:table-cell office:value-type="float" office:value="8.61" calcext:value-type="float">
            <text:p>8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8-2012</text:p>
          </table:table-cell>
          <table:table-cell office:value-type="float" office:value="8.59" calcext:value-type="float">
            <text:p>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9-2012</text:p>
          </table:table-cell>
          <table:table-cell office:value-type="float" office:value="8.58" calcext:value-type="float">
            <text:p>8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0-2012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1-2012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2-2012</text:p>
          </table:table-cell>
          <table:table-cell office:value-type="float" office:value="8.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3-2012</text:p>
          </table:table-cell>
          <table:table-cell office:value-type="float" office:value="9.02" calcext:value-type="float">
            <text:p>9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4-2012</text:p>
          </table:table-cell>
          <table:table-cell office:value-type="float" office:value="9.02" calcext:value-type="float">
            <text:p>9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5-2012</text:p>
          </table:table-cell>
          <table:table-cell office:value-type="float" office:value="8.92" calcext:value-type="float">
            <text:p>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6-2012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7-2012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8-2012</text:p>
          </table:table-cell>
          <table:table-cell office:value-type="float" office:value="8.81" calcext:value-type="float">
            <text:p>8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9-2012</text:p>
          </table:table-cell>
          <table:table-cell office:value-type="float" office:value="8.94" calcext:value-type="float">
            <text:p>8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0-2012</text:p>
          </table:table-cell>
          <table:table-cell office:value-type="float" office:value="8.97" calcext:value-type="float">
            <text:p>8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1-2012</text:p>
          </table:table-cell>
          <table:table-cell office:value-type="float" office:value="8.92" calcext:value-type="float">
            <text:p>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2-2012</text:p>
          </table:table-cell>
          <table:table-cell office:value-type="float" office:value="9.01" calcext:value-type="float">
            <text:p>9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3-2012</text:p>
          </table:table-cell>
          <table:table-cell office:value-type="float" office:value="8.97" calcext:value-type="float">
            <text:p>8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4-2012</text:p>
          </table:table-cell>
          <table:table-cell office:value-type="float" office:value="8.97" calcext:value-type="float">
            <text:p>8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6-2012</text:p>
          </table:table-cell>
          <table:table-cell office:value-type="float" office:value="8.98" calcext:value-type="float">
            <text:p>8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7-2012</text:p>
          </table:table-cell>
          <table:table-cell office:value-type="float" office:value="8.96" calcext:value-type="float">
            <text:p>8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8-2012</text:p>
          </table:table-cell>
          <table:table-cell office:value-type="float" office:value="8.95" calcext:value-type="float">
            <text:p>8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9-2012</text:p>
          </table:table-cell>
          <table:table-cell office:value-type="float" office:value="8.91" calcext:value-type="float">
            <text:p>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-2012</text:p>
          </table:table-cell>
          <table:table-cell office:value-type="float" office:value="8.94" calcext:value-type="float">
            <text:p>8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-2012</text:p>
          </table:table-cell>
          <table:table-cell office:value-type="float" office:value="8.94" calcext:value-type="float">
            <text:p>8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-2012</text:p>
          </table:table-cell>
          <table:table-cell office:value-type="float" office:value="8.94" calcext:value-type="float">
            <text:p>8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4-2012</text:p>
          </table:table-cell>
          <table:table-cell office:value-type="float" office:value="8.96" calcext:value-type="float">
            <text:p>8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5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6-2012</text:p>
          </table:table-cell>
          <table:table-cell office:value-type="float" office:value="9.36" calcext:value-type="float">
            <text:p>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7-2012</text:p>
          </table:table-cell>
          <table:table-cell office:value-type="float" office:value="9.58" calcext:value-type="float">
            <text:p>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8-2012</text:p>
          </table:table-cell>
          <table:table-cell office:value-type="float" office:value="9.58" calcext:value-type="float">
            <text:p>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0-2012</text:p>
          </table:table-cell>
          <table:table-cell office:value-type="float" office:value="9.58" calcext:value-type="float">
            <text:p>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1-2012</text:p>
          </table:table-cell>
          <table:table-cell office:value-type="float" office:value="9.58" calcext:value-type="float">
            <text:p>9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2-2012</text:p>
          </table:table-cell>
          <table:table-cell office:value-type="float" office:value="9.56" calcext:value-type="float">
            <text:p>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4-2012</text:p>
          </table:table-cell>
          <table:table-cell office:value-type="float" office:value="9.47" calcext:value-type="float">
            <text:p>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5-2012</text:p>
          </table:table-cell>
          <table:table-cell office:value-type="float" office:value="9.63" calcext:value-type="float">
            <text:p>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6-2012</text:p>
          </table:table-cell>
          <table:table-cell office:value-type="float" office:value="9.63" calcext:value-type="float">
            <text:p>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7-2012</text:p>
          </table:table-cell>
          <table:table-cell office:value-type="float" office:value="9.63" calcext:value-type="float">
            <text:p>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8-2012</text:p>
          </table:table-cell>
          <table:table-cell office:value-type="float" office:value="9.51" calcext:value-type="float">
            <text:p>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9-2012</text:p>
          </table:table-cell>
          <table:table-cell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0-2012</text:p>
          </table:table-cell>
          <table:table-cell office:value-type="float" office:value="9.35" calcext:value-type="float">
            <text:p>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1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2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3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4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5-2012</text:p>
          </table:table-cell>
          <table:table-cell office:value-type="float" office:value="9.32" calcext:value-type="float">
            <text:p>9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6-2012</text:p>
          </table:table-cell>
          <table:table-cell office:value-type="float" office:value="9.31" calcext:value-type="float">
            <text:p>9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7-2012</text:p>
          </table:table-cell>
          <table:table-cell office:value-type="float" office:value="9.32" calcext:value-type="float">
            <text:p>9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8-2012</text:p>
          </table:table-cell>
          <table:table-cell office:value-type="float" office:value="9.38" calcext:value-type="float">
            <text:p>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9-2012</text:p>
          </table:table-cell>
          <table:table-cell office:value-type="float" office:value="9.38" calcext:value-type="float">
            <text:p>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0-2012</text:p>
          </table:table-cell>
          <table:table-cell office:value-type="float" office:value="9.38" calcext:value-type="float">
            <text:p>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1-2012</text:p>
          </table:table-cell>
          <table:table-cell office:value-type="float" office:value="9.38" calcext:value-type="float">
            <text:p>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-2012</text:p>
          </table:table-cell>
          <table:table-cell office:value-type="float" office:value="9.38" calcext:value-type="float">
            <text:p>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-2012</text:p>
          </table:table-cell>
          <table:table-cell office:value-type="float" office:value="9.38" calcext:value-type="float">
            <text:p>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-2012</text:p>
          </table:table-cell>
          <table:table-cell office:value-type="float" office:value="9.36" calcext:value-type="float">
            <text:p>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4-2012</text:p>
          </table:table-cell>
          <table:table-cell office:value-type="float" office:value="9.36" calcext:value-type="float">
            <text:p>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5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6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7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8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9-2012</text:p>
          </table:table-cell>
          <table:table-cell office:value-type="float" office:value="9.39" calcext:value-type="float">
            <text:p>9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0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1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2-2012</text:p>
          </table:table-cell>
          <table:table-cell office:value-type="float" office:value="9.35" calcext:value-type="float">
            <text:p>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3-2012</text:p>
          </table:table-cell>
          <table:table-cell office:value-type="float" office:value="9.35" calcext:value-type="float">
            <text:p>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4-2012</text:p>
          </table:table-cell>
          <table:table-cell office:value-type="float" office:value="9.39" calcext:value-type="float">
            <text:p>9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5-2012</text:p>
          </table:table-cell>
          <table:table-cell office:value-type="float" office:value="9.35" calcext:value-type="float">
            <text:p>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6-2012</text:p>
          </table:table-cell>
          <table:table-cell office:value-type="float" office:value="9.35" calcext:value-type="float">
            <text:p>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8-2012</text:p>
          </table:table-cell>
          <table:table-cell office:value-type="float" office:value="9.37" calcext:value-type="float">
            <text:p>9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9-2012</text:p>
          </table:table-cell>
          <table:table-cell office:value-type="float" office:value="9.39" calcext:value-type="float">
            <text:p>9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0-2012</text:p>
          </table:table-cell>
          <table:table-cell office:value-type="float" office:value="9.36" calcext:value-type="float">
            <text:p>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1-2012</text:p>
          </table:table-cell>
          <table:table-cell office:value-type="float" office:value="9.36" calcext:value-type="float">
            <text:p>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2-2012</text:p>
          </table:table-cell>
          <table:table-cell office:value-type="float" office:value="9.31" calcext:value-type="float">
            <text:p>9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3-2012</text:p>
          </table:table-cell>
          <table:table-cell office:value-type="float" office:value="9.35" calcext:value-type="float">
            <text:p>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4-2012</text:p>
          </table:table-cell>
          <table:table-cell office:value-type="float" office:value="9.31" calcext:value-type="float">
            <text:p>9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5-2012</text:p>
          </table:table-cell>
          <table:table-cell office:value-type="float" office:value="9.31" calcext:value-type="float">
            <text:p>9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6-2012</text:p>
          </table:table-cell>
          <table:table-cell office:value-type="float" office:value="9.27" calcext:value-type="float">
            <text:p>9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9-2012</text:p>
          </table:table-cell>
          <table:table-cell office:value-type="float" office:value="9.25" calcext:value-type="float">
            <text:p>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0-2012</text:p>
          </table:table-cell>
          <table:table-cell office:value-type="float" office:value="9.28" calcext:value-type="float">
            <text:p>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-2012</text:p>
          </table:table-cell>
          <table:table-cell office:value-type="float" office:value="9.28" calcext:value-type="float">
            <text:p>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-2012</text:p>
          </table:table-cell>
          <table:table-cell office:value-type="float" office:value="9.24" calcext:value-type="float">
            <text:p>9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-2012</text:p>
          </table:table-cell>
          <table:table-cell office:value-type="float" office:value="9.23" calcext:value-type="float">
            <text:p>9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4-2012</text:p>
          </table:table-cell>
          <table:table-cell office:value-type="float" office:value="9.23" calcext:value-type="float">
            <text:p>9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5-2012</text:p>
          </table:table-cell>
          <table:table-cell office:value-type="float" office:value="9.23" calcext:value-type="float">
            <text:p>9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6-2012</text:p>
          </table:table-cell>
          <table:table-cell office:value-type="float" office:value="9.2" calcext:value-type="float">
            <text:p>9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7-2012</text:p>
          </table:table-cell>
          <table:table-cell office:value-type="float" office:value="9.24" calcext:value-type="float">
            <text:p>9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8-2012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9-2012</text:p>
          </table:table-cell>
          <table:table-cell office:value-type="float" office:value="9.32" calcext:value-type="float">
            <text:p>9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0-2012</text:p>
          </table:table-cell>
          <table:table-cell office:value-type="float" office:value="9.29" calcext:value-type="float">
            <text:p>9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1-2012</text:p>
          </table:table-cell>
          <table:table-cell office:value-type="float" office:value="9.29" calcext:value-type="float">
            <text:p>9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2-2012</text:p>
          </table:table-cell>
          <table:table-cell office:value-type="float" office:value="9.29" calcext:value-type="float">
            <text:p>9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3-2012</text:p>
          </table:table-cell>
          <table:table-cell office:value-type="float" office:value="9.29" calcext:value-type="float">
            <text:p>9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4-2012</text:p>
          </table:table-cell>
          <table:table-cell office:value-type="float" office:value="9.32" calcext:value-type="float">
            <text:p>9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5-2012</text:p>
          </table:table-cell>
          <table:table-cell office:value-type="float" office:value="9.29" calcext:value-type="float">
            <text:p>9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6-2012</text:p>
          </table:table-cell>
          <table:table-cell office:value-type="float" office:value="9.43" calcext:value-type="float">
            <text:p>9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7-2012</text:p>
          </table:table-cell>
          <table:table-cell office:value-type="float" office:value="9.47" calcext:value-type="float">
            <text:p>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8-2012</text:p>
          </table:table-cell>
          <table:table-cell office:value-type="float" office:value="9.47" calcext:value-type="float">
            <text:p>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9-2012</text:p>
          </table:table-cell>
          <table:table-cell office:value-type="float" office:value="9.47" calcext:value-type="float">
            <text:p>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0-2012</text:p>
          </table:table-cell>
          <table:table-cell office:value-type="float" office:value="9.53" calcext:value-type="float">
            <text:p>9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1-2012</text:p>
          </table:table-cell>
          <table:table-cell office:value-type="float" office:value="9.63" calcext:value-type="float">
            <text:p>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2-2012</text:p>
          </table:table-cell>
          <table:table-cell office:value-type="float" office:value="9.61" calcext:value-type="float">
            <text:p>9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3-2012</text:p>
          </table:table-cell>
          <table:table-cell office:value-type="float" office:value="9.61" calcext:value-type="float">
            <text:p>9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4-2012</text:p>
          </table:table-cell>
          <table:table-cell office:value-type="float" office:value="9.69" calcext:value-type="float">
            <text:p>9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5-2012</text:p>
          </table:table-cell>
          <table:table-cell office:value-type="float" office:value="9.69" calcext:value-type="float">
            <text:p>9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6-2012</text:p>
          </table:table-cell>
          <table:table-cell office:value-type="float" office:value="9.69" calcext:value-type="float">
            <text:p>9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7-2012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8-2012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9-2012</text:p>
          </table:table-cell>
          <table:table-cell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0-2012</text:p>
          </table:table-cell>
          <table:table-cell office:value-type="float" office:value="9.61" calcext:value-type="float">
            <text:p>9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1-2012</text:p>
          </table:table-cell>
          <table:table-cell office:value-type="float" office:value="9.56" calcext:value-type="float">
            <text:p>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-2012</text:p>
          </table:table-cell>
          <table:table-cell office:value-type="float" office:value="9.64" calcext:value-type="float">
            <text:p>9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-2012</text:p>
          </table:table-cell>
          <table:table-cell office:value-type="float" office:value="9.64" calcext:value-type="float">
            <text:p>9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-2012</text:p>
          </table:table-cell>
          <table:table-cell office:value-type="float" office:value="9.62" calcext:value-type="float">
            <text:p>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4-2012</text:p>
          </table:table-cell>
          <table:table-cell office:value-type="float" office:value="9.56" calcext:value-type="float">
            <text:p>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5-2012</text:p>
          </table:table-cell>
          <table:table-cell office:value-type="float" office:value="9.43" calcext:value-type="float">
            <text:p>9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6-2012</text:p>
          </table:table-cell>
          <table:table-cell office:value-type="float" office:value="9.41" calcext:value-type="float">
            <text:p>9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7-2012</text:p>
          </table:table-cell>
          <table:table-cell office:value-type="float" office:value="9.39" calcext:value-type="float">
            <text:p>9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8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9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0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1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2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3-2012</text:p>
          </table:table-cell>
          <table:table-cell office:value-type="float" office:value="9.39" calcext:value-type="float">
            <text:p>9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4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5-2012</text:p>
          </table:table-cell>
          <table:table-cell office:value-type="float" office:value="9.39" calcext:value-type="float">
            <text:p>9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6-2012</text:p>
          </table:table-cell>
          <table:table-cell office:value-type="float" office:value="9.39" calcext:value-type="float">
            <text:p>9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7-2012</text:p>
          </table:table-cell>
          <table:table-cell office:value-type="float" office:value="9.39" calcext:value-type="float">
            <text:p>9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8-2012</text:p>
          </table:table-cell>
          <table:table-cell office:value-type="float" office:value="9.39" calcext:value-type="float">
            <text:p>9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9-2012</text:p>
          </table:table-cell>
          <table:table-cell office:value-type="float" office:value="9.33" calcext:value-type="float">
            <text:p>9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0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1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2-2012</text:p>
          </table:table-cell>
          <table:table-cell office:value-type="float" office:value="9.42" calcext:value-type="float">
            <text:p>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3-2012</text:p>
          </table:table-cell>
          <table:table-cell office:value-type="float" office:value="9.42" calcext:value-type="float">
            <text:p>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4-2012</text:p>
          </table:table-cell>
          <table:table-cell office:value-type="float" office:value="9.42" calcext:value-type="float">
            <text:p>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5-2012</text:p>
          </table:table-cell>
          <table:table-cell office:value-type="float" office:value="9.45" calcext:value-type="float">
            <text:p>9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6-2012</text:p>
          </table:table-cell>
          <table:table-cell office:value-type="float" office:value="9.51" calcext:value-type="float">
            <text:p>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7-2012</text:p>
          </table:table-cell>
          <table:table-cell office:value-type="float" office:value="9.45" calcext:value-type="float">
            <text:p>9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8-2012</text:p>
          </table:table-cell>
          <table:table-cell office:value-type="float" office:value="9.51" calcext:value-type="float">
            <text:p>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9-2012</text:p>
          </table:table-cell>
          <table:table-cell office:value-type="float" office:value="9.37" calcext:value-type="float">
            <text:p>9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0-2012</text:p>
          </table:table-cell>
          <table:table-cell office:value-type="float" office:value="9.37" calcext:value-type="float">
            <text:p>9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-2012</text:p>
          </table:table-cell>
          <table:table-cell office:value-type="float" office:value="9.37" calcext:value-type="float">
            <text:p>9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-2012</text:p>
          </table:table-cell>
          <table:table-cell office:value-type="float" office:value="9.37" calcext:value-type="float">
            <text:p>9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-2012</text:p>
          </table:table-cell>
          <table:table-cell office:value-type="float" office:value="9.36" calcext:value-type="float">
            <text:p>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5-2012</text:p>
          </table:table-cell>
          <table:table-cell office:value-type="float" office:value="9.33" calcext:value-type="float">
            <text:p>9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6-2012</text:p>
          </table:table-cell>
          <table:table-cell office:value-type="float" office:value="9.33" calcext:value-type="float">
            <text:p>9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7-2012</text:p>
          </table:table-cell>
          <table:table-cell office:value-type="float" office:value="9.33" calcext:value-type="float">
            <text:p>9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8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9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0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1-2012</text:p>
          </table:table-cell>
          <table:table-cell office:value-type="float" office:value="9.42" calcext:value-type="float">
            <text:p>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2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3-2012</text:p>
          </table:table-cell>
          <table:table-cell office:value-type="float" office:value="9.36" calcext:value-type="float">
            <text:p>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4-2012</text:p>
          </table:table-cell>
          <table:table-cell office:value-type="float" office:value="9.36" calcext:value-type="float">
            <text:p>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5-2012</text:p>
          </table:table-cell>
          <table:table-cell office:value-type="float" office:value="9.37" calcext:value-type="float">
            <text:p>9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6-2012</text:p>
          </table:table-cell>
          <table:table-cell office:value-type="float" office:value="9.36" calcext:value-type="float">
            <text:p>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7-2012</text:p>
          </table:table-cell>
          <table:table-cell office:value-type="float" office:value="9.03" calcext:value-type="float">
            <text:p>9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8-2012</text:p>
          </table:table-cell>
          <table:table-cell office:value-type="float" office:value="9.35" calcext:value-type="float">
            <text:p>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9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0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1-2012</text:p>
          </table:table-cell>
          <table:table-cell office:value-type="float" office:value="9.34" calcext:value-type="float">
            <text:p>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2-2012</text:p>
          </table:table-cell>
          <table:table-cell office:value-type="float" office:value="9.35" calcext:value-type="float">
            <text:p>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3-2012</text:p>
          </table:table-cell>
          <table:table-cell office:value-type="float" office:value="9.42" calcext:value-type="float">
            <text:p>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4-2012</text:p>
          </table:table-cell>
          <table:table-cell office:value-type="float" office:value="9.45" calcext:value-type="float">
            <text:p>9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9-2012</text:p>
          </table:table-cell>
          <table:table-cell office:value-type="float" office:value="9.42" calcext:value-type="float">
            <text:p>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0-2012</text:p>
          </table:table-cell>
          <table:table-cell office:value-type="float" office:value="9.43" calcext:value-type="float">
            <text:p>9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1-2012</text:p>
          </table:table-cell>
          <table:table-cell office:value-type="float" office:value="9.42" calcext:value-type="float">
            <text:p>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-2012</text:p>
          </table:table-cell>
          <table:table-cell office:value-type="float" office:value="9.43" calcext:value-type="float">
            <text:p>9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-2012</text:p>
          </table:table-cell>
          <table:table-cell office:value-type="float" office:value="9.43" calcext:value-type="float">
            <text:p>9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4-2012</text:p>
          </table:table-cell>
          <table:table-cell office:value-type="float" office:value="9.43" calcext:value-type="float">
            <text:p>9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5-2012</text:p>
          </table:table-cell>
          <table:table-cell office:value-type="float" office:value="9.43" calcext:value-type="float">
            <text:p>9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6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7-2012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8-2012</text:p>
          </table:table-cell>
          <table:table-cell office:value-type="float" office:value="9.46" calcext:value-type="float">
            <text:p>9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9-2012</text:p>
          </table:table-cell>
          <table:table-cell office:value-type="float" office:value="9.45" calcext:value-type="float">
            <text:p>9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0-2012</text:p>
          </table:table-cell>
          <table:table-cell office:value-type="float" office:value="9.45" calcext:value-type="float">
            <text:p>9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1-2012</text:p>
          </table:table-cell>
          <table:table-cell office:value-type="float" office:value="9.45" calcext:value-type="float">
            <text:p>9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2-2012</text:p>
          </table:table-cell>
          <table:table-cell office:value-type="float" office:value="9.43" calcext:value-type="float">
            <text:p>9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3-2012</text:p>
          </table:table-cell>
          <table:table-cell office:value-type="float" office:value="9.48" calcext:value-type="float">
            <text:p>9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4-2012</text:p>
          </table:table-cell>
          <table:table-cell office:value-type="float" office:value="9.48" calcext:value-type="float">
            <text:p>9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5-2012</text:p>
          </table:table-cell>
          <table:table-cell office:value-type="float" office:value="9.66" calcext:value-type="float">
            <text:p>9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6-2012</text:p>
          </table:table-cell>
          <table:table-cell office:value-type="float" office:value="9.66" calcext:value-type="float">
            <text:p>9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7-2012</text:p>
          </table:table-cell>
          <table:table-cell office:value-type="float" office:value="9.63" calcext:value-type="float">
            <text:p>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8-2012</text:p>
          </table:table-cell>
          <table:table-cell office:value-type="float" office:value="9.63" calcext:value-type="float">
            <text:p>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9-2012</text:p>
          </table:table-cell>
          <table:table-cell office:value-type="float" office:value="9.68" calcext:value-type="float">
            <text:p>9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0-2012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1-2012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2-2012</text:p>
          </table:table-cell>
          <table:table-cell office:value-type="float" office:value="10.68" calcext:value-type="float">
            <text:p>10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3-2012</text:p>
          </table:table-cell>
          <table:table-cell office:value-type="float" office:value="10.64" calcext:value-type="float">
            <text:p>10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4-2012</text:p>
          </table:table-cell>
          <table:table-cell office:value-type="float" office:value="10.64" calcext:value-type="float">
            <text:p>10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5-2012</text:p>
          </table:table-cell>
          <table:table-cell office:value-type="float" office:value="10.64" calcext:value-type="float">
            <text:p>10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6-2012</text:p>
          </table:table-cell>
          <table:table-cell office:value-type="float" office:value="10.64" calcext:value-type="float">
            <text:p>10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7-2012</text:p>
          </table:table-cell>
          <table:table-cell office:value-type="float" office:value="10.68" calcext:value-type="float">
            <text:p>10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8-2012</text:p>
          </table:table-cell>
          <table:table-cell office:value-type="float" office:value="11.58" calcext:value-type="float">
            <text:p>11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9-2012</text:p>
          </table:table-cell>
          <table:table-cell office:value-type="float" office:value="11.58" calcext:value-type="float">
            <text:p>11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0-2012</text:p>
          </table:table-cell>
          <table:table-cell office:value-type="float" office:value="11.54" calcext:value-type="float">
            <text:p>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1-2012</text:p>
          </table:table-cell>
          <table:table-cell office:value-type="float" office:value="11.54" calcext:value-type="float">
            <text:p>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-2012</text:p>
          </table:table-cell>
          <table:table-cell office:value-type="float" office:value="11.54" calcext:value-type="float">
            <text:p>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-2012</text:p>
          </table:table-cell>
          <table:table-cell office:value-type="float" office:value="11.58" calcext:value-type="float">
            <text:p>11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-2012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4-2012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5-2012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6-2012</text:p>
          </table:table-cell>
          <table:table-cell office:value-type="float" office:value="11.29" calcext:value-type="float">
            <text:p>1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7-2012</text:p>
          </table:table-cell>
          <table:table-cell office:value-type="float" office:value="11.21" calcext:value-type="float">
            <text:p>11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8-2012</text:p>
          </table:table-cell>
          <table:table-cell office:value-type="float" office:value="11.21" calcext:value-type="float">
            <text:p>11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9-2012</text:p>
          </table:table-cell>
          <table:table-cell office:value-type="float" office:value="11.25" calcext:value-type="float">
            <text:p>1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0-2012</text:p>
          </table:table-cell>
          <table:table-cell office:value-type="float" office:value="11.25" calcext:value-type="float">
            <text:p>1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1-2012</text:p>
          </table:table-cell>
          <table:table-cell office:value-type="float" office:value="11.25" calcext:value-type="float">
            <text:p>1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2-2012</text:p>
          </table:table-cell>
          <table:table-cell office:value-type="float" office:value="11.26" calcext:value-type="float">
            <text:p>11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3-2012</text:p>
          </table:table-cell>
          <table:table-cell office:value-type="float" office:value="11.26" calcext:value-type="float">
            <text:p>11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4-2012</text:p>
          </table:table-cell>
          <table:table-cell office:value-type="float" office:value="11.62" calcext:value-type="float">
            <text:p>1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5-2012</text:p>
          </table:table-cell>
          <table:table-cell office:value-type="float" office:value="11.62" calcext:value-type="float">
            <text:p>1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6-2012</text:p>
          </table:table-cell>
          <table:table-cell office:value-type="float" office:value="11.62" calcext:value-type="float">
            <text:p>1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7-2012</text:p>
          </table:table-cell>
          <table:table-cell office:value-type="float" office:value="11.6" calcext:value-type="float">
            <text:p>11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8-2012</text:p>
          </table:table-cell>
          <table:table-cell office:value-type="float" office:value="12.77" calcext:value-type="float">
            <text:p>12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9-2012</text:p>
          </table:table-cell>
          <table:table-cell office:value-type="float" office:value="12.77" calcext:value-type="float">
            <text:p>12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0-2012</text:p>
          </table:table-cell>
          <table:table-cell office:value-type="float" office:value="12.55" calcext:value-type="float">
            <text:p>12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1-2012</text:p>
          </table:table-cell>
          <table:table-cell office:value-type="float" office:value="12.37" calcext:value-type="float">
            <text:p>12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2-2012</text:p>
          </table:table-cell>
          <table:table-cell office:value-type="float" office:value="12.37" calcext:value-type="float">
            <text:p>12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3-2012</text:p>
          </table:table-cell>
          <table:table-cell office:value-type="float" office:value="12.41" calcext:value-type="float">
            <text:p>12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4-2012</text:p>
          </table:table-cell>
          <table:table-cell office:value-type="float" office:value="12.41" calcext:value-type="float">
            <text:p>12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6-2012</text:p>
          </table:table-cell>
          <table:table-cell office:value-type="float" office:value="11.98" calcext:value-type="float">
            <text:p>11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7-2012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8-2012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9-2012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0-2012</text:p>
          </table:table-cell>
          <table:table-cell office:value-type="float" office:value="12.08" calcext:value-type="float">
            <text:p>12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-2012</text:p>
          </table:table-cell>
          <table:table-cell office:value-type="float" office:value="12.08" calcext:value-type="float">
            <text:p>12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-2012</text:p>
          </table:table-cell>
          <table:table-cell office:value-type="float" office:value="12.08" calcext:value-type="float">
            <text:p>12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4-2012</text:p>
          </table:table-cell>
          <table:table-cell office:value-type="float" office:value="12.1" calcext:value-type="float">
            <text:p>1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5-2012</text:p>
          </table:table-cell>
          <table:table-cell office:value-type="float" office:value="12.14" calcext:value-type="float">
            <text:p>12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7-2012</text:p>
          </table:table-cell>
          <table:table-cell office:value-type="float" office:value="12.14" calcext:value-type="float">
            <text:p>12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8-2012</text:p>
          </table:table-cell>
          <table:table-cell office:value-type="float" office:value="12.14" calcext:value-type="float">
            <text:p>12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9-2012</text:p>
          </table:table-cell>
          <table:table-cell office:value-type="float" office:value="12.14" calcext:value-type="float">
            <text:p>12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0-2012</text:p>
          </table:table-cell>
          <table:table-cell office:value-type="float" office:value="12.16" calcext:value-type="float">
            <text:p>12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1-2012</text:p>
          </table:table-cell>
          <table:table-cell office:value-type="float" office:value="12.16" calcext:value-type="float">
            <text:p>12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2-2012</text:p>
          </table:table-cell>
          <table:table-cell office:value-type="float" office:value="12.15" calcext:value-type="float">
            <text:p>12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3-2012</text:p>
          </table:table-cell>
          <table:table-cell office:value-type="float" office:value="12.15" calcext:value-type="float">
            <text:p>12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4-2012</text:p>
          </table:table-cell>
          <table:table-cell office:value-type="float" office:value="11.99" calcext:value-type="float">
            <text:p>1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5-2012</text:p>
          </table:table-cell>
          <table:table-cell office:value-type="float" office:value="11.99" calcext:value-type="float">
            <text:p>1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-2012</text:p>
          </table:table-cell>
          <table:table-cell office:value-type="float" office:value="11.98" calcext:value-type="float">
            <text:p>11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7-2012</text:p>
          </table:table-cell>
          <table:table-cell office:value-type="float" office:value="12.85" calcext:value-type="float">
            <text:p>1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8-2012</text:p>
          </table:table-cell>
          <table:table-cell office:value-type="float" office:value="12.65" calcext:value-type="float">
            <text:p>12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9-2012</text:p>
          </table:table-cell>
          <table:table-cell office:value-type="float" office:value="12.65" calcext:value-type="float">
            <text:p>12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-2012</text:p>
          </table:table-cell>
          <table:table-cell office:value-type="float" office:value="12.65" calcext:value-type="float">
            <text:p>12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1-2012</text:p>
          </table:table-cell>
          <table:table-cell office:value-type="float" office:value="12.67" calcext:value-type="float">
            <text:p>1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2-2012</text:p>
          </table:table-cell>
          <table:table-cell office:value-type="float" office:value="13.33" calcext:value-type="float">
            <text:p>13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3-2012</text:p>
          </table:table-cell>
          <table:table-cell office:value-type="float" office:value="13.43" calcext:value-type="float">
            <text:p>1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4-2012</text:p>
          </table:table-cell>
          <table:table-cell office:value-type="float" office:value="14.52" calcext:value-type="float">
            <text:p>14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5-2012</text:p>
          </table:table-cell>
          <table:table-cell office:value-type="float" office:value="14.56" calcext:value-type="float">
            <text:p>1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6-2012</text:p>
          </table:table-cell>
          <table:table-cell office:value-type="float" office:value="14.56" calcext:value-type="float">
            <text:p>1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7-2012</text:p>
          </table:table-cell>
          <table:table-cell office:value-type="float" office:value="14.56" calcext:value-type="float">
            <text:p>1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8-2012</text:p>
          </table:table-cell>
          <table:table-cell office:value-type="float" office:value="14.63" calcext:value-type="float">
            <text:p>14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9-2012</text:p>
          </table:table-cell>
          <table:table-cell office:value-type="float" office:value="14.08" calcext:value-type="float">
            <text:p>14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0-2012</text:p>
          </table:table-cell>
          <table:table-cell office:value-type="float" office:value="14.08" calcext:value-type="float">
            <text:p>14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1-2012</text:p>
          </table:table-cell>
          <table:table-cell office:value-type="float" office:value="14.07" calcext:value-type="float">
            <text:p>14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-2012</text:p>
          </table:table-cell>
          <table:table-cell office:value-type="float" office:value="14.6" calcext:value-type="float">
            <text:p>14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-2012</text:p>
          </table:table-cell>
          <table:table-cell office:value-type="float" office:value="14.6" calcext:value-type="float">
            <text:p>14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-2012</text:p>
          </table:table-cell>
          <table:table-cell office:value-type="float" office:value="14.6" calcext:value-type="float">
            <text:p>14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4-2012</text:p>
          </table:table-cell>
          <table:table-cell office:value-type="float" office:value="14.04" calcext:value-type="float">
            <text:p>14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5-2012</text:p>
          </table:table-cell>
          <table:table-cell office:value-type="float" office:value="14.06" calcext:value-type="float">
            <text:p>14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6-2012</text:p>
          </table:table-cell>
          <table:table-cell office:value-type="float" office:value="13.97" calcext:value-type="float">
            <text:p>13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7-2012</text:p>
          </table:table-cell>
          <table:table-cell office:value-type="float" office:value="15.13" calcext:value-type="float">
            <text:p>15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8-2012</text:p>
          </table:table-cell>
          <table:table-cell office:value-type="float" office:value="15.13" calcext:value-type="float">
            <text:p>15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9-2012</text:p>
          </table:table-cell>
          <table:table-cell office:value-type="float" office:value="14.89" calcext:value-type="float">
            <text:p>14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0-2012</text:p>
          </table:table-cell>
          <table:table-cell office:value-type="float" office:value="14.89" calcext:value-type="float">
            <text:p>14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1-2012</text:p>
          </table:table-cell>
          <table:table-cell office:value-type="float" office:value="14.89" calcext:value-type="float">
            <text:p>14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2-2012</text:p>
          </table:table-cell>
          <table:table-cell office:value-type="float" office:value="14.93" calcext:value-type="float">
            <text:p>1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3-2012</text:p>
          </table:table-cell>
          <table:table-cell office:value-type="float" office:value="14.93" calcext:value-type="float">
            <text:p>1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4-2012</text:p>
          </table:table-cell>
          <table:table-cell office:value-type="float" office:value="14.91" calcext:value-type="float">
            <text:p>14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5-2012</text:p>
          </table:table-cell>
          <table:table-cell office:value-type="float" office:value="15.07" calcext:value-type="float">
            <text:p>1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6-2012</text:p>
          </table:table-cell>
          <table:table-cell office:value-type="float" office:value="15.07" calcext:value-type="float">
            <text:p>1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7-2012</text:p>
          </table:table-cell>
          <table:table-cell office:value-type="float" office:value="15.07" calcext:value-type="float">
            <text:p>1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8-2012</text:p>
          </table:table-cell>
          <table:table-cell office:value-type="float" office:value="15.07" calcext:value-type="float">
            <text:p>1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9-2012</text:p>
          </table:table-cell>
          <table:table-cell office:value-type="float" office:value="15.52" calcext:value-type="float">
            <text:p>15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0-2012</text:p>
          </table:table-cell>
          <table:table-cell office:value-type="float" office:value="15.53" calcext:value-type="float">
            <text:p>15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1-2012</text:p>
          </table:table-cell>
          <table:table-cell office:value-type="float" office:value="15.52" calcext:value-type="float">
            <text:p>15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2-2012</text:p>
          </table:table-cell>
          <table:table-cell office:value-type="float" office:value="17.47" calcext:value-type="float">
            <text:p>17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3-2012</text:p>
          </table:table-cell>
          <table:table-cell office:value-type="float" office:value="16.56" calcext:value-type="float">
            <text:p>16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4-2012</text:p>
          </table:table-cell>
          <table:table-cell office:value-type="float" office:value="16.56" calcext:value-type="float">
            <text:p>16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5-2012</text:p>
          </table:table-cell>
          <table:table-cell office:value-type="float" office:value="16.54" calcext:value-type="float">
            <text:p>16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6-2012</text:p>
          </table:table-cell>
          <table:table-cell office:value-type="float" office:value="16.59" calcext:value-type="float">
            <text:p>16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7-2012</text:p>
          </table:table-cell>
          <table:table-cell office:value-type="float" office:value="16.56" calcext:value-type="float">
            <text:p>16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8-2012</text:p>
          </table:table-cell>
          <table:table-cell office:value-type="float" office:value="16.56" calcext:value-type="float">
            <text:p>16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9-2012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0-2012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-2012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-2012</text:p>
          </table:table-cell>
          <table:table-cell office:value-type="float" office:value="16.5" calcext:value-type="float">
            <text:p>1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-2012</text:p>
          </table:table-cell>
          <table:table-cell office:value-type="float" office:value="17.11" calcext:value-type="float">
            <text:p>1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4-2012</text:p>
          </table:table-cell>
          <table:table-cell office:value-type="float" office:value="17.11" calcext:value-type="float">
            <text:p>1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5-2012</text:p>
          </table:table-cell>
          <table:table-cell office:value-type="float" office:value="17.25" calcext:value-type="float">
            <text:p>17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6-2012</text:p>
          </table:table-cell>
          <table:table-cell office:value-type="float" office:value="17.53" calcext:value-type="float">
            <text:p>17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7-2012</text:p>
          </table:table-cell>
          <table:table-cell office:value-type="float" office:value="16.48" calcext:value-type="float">
            <text:p>16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8-2012</text:p>
          </table:table-cell>
          <table:table-cell office:value-type="float" office:value="16.48" calcext:value-type="float">
            <text:p>16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9-2012</text:p>
          </table:table-cell>
          <table:table-cell office:value-type="float" office:value="17.47" calcext:value-type="float">
            <text:p>17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0-2012</text:p>
          </table:table-cell>
          <table:table-cell office:value-type="float" office:value="17.48" calcext:value-type="float">
            <text:p>17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1-2012</text:p>
          </table:table-cell>
          <table:table-cell office:value-type="float" office:value="17.29" calcext:value-type="float">
            <text:p>17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2-2012</text:p>
          </table:table-cell>
          <table:table-cell office:value-type="float" office:value="17.26" calcext:value-type="float">
            <text:p>1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3-2012</text:p>
          </table:table-cell>
          <table:table-cell office:value-type="float" office:value="17.26" calcext:value-type="float">
            <text:p>1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4-2012</text:p>
          </table:table-cell>
          <table:table-cell office:value-type="float" office:value="17.26" calcext:value-type="float">
            <text:p>1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5-2012</text:p>
          </table:table-cell>
          <table:table-cell office:value-type="float" office:value="17.26" calcext:value-type="float">
            <text:p>1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6-2012</text:p>
          </table:table-cell>
          <table:table-cell office:value-type="float" office:value="17.26" calcext:value-type="float">
            <text:p>1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7-2012</text:p>
          </table:table-cell>
          <table:table-cell office:value-type="float" office:value="17.26" calcext:value-type="float">
            <text:p>1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8-2012</text:p>
          </table:table-cell>
          <table:table-cell office:value-type="float" office:value="17.25" calcext:value-type="float">
            <text:p>17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9-2012</text:p>
          </table:table-cell>
          <table:table-cell office:value-type="float" office:value="17.21" calcext:value-type="float">
            <text:p>17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0-2012</text:p>
          </table:table-cell>
          <table:table-cell office:value-type="float" office:value="17.19" calcext:value-type="float">
            <text:p>1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1-2012</text:p>
          </table:table-cell>
          <table:table-cell office:value-type="float" office:value="17.19" calcext:value-type="float">
            <text:p>1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2-2012</text:p>
          </table:table-cell>
          <table:table-cell office:value-type="float" office:value="17.19" calcext:value-type="float">
            <text:p>1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4-2012</text:p>
          </table:table-cell>
          <table:table-cell office:value-type="float" office:value="17.19" calcext:value-type="float">
            <text:p>1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5-2012</text:p>
          </table:table-cell>
          <table:table-cell office:value-type="float" office:value="17.08" calcext:value-type="float">
            <text:p>17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6-2012</text:p>
          </table:table-cell>
          <table:table-cell office:value-type="float" office:value="17.37" calcext:value-type="float">
            <text:p>17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7-2012</text:p>
          </table:table-cell>
          <table:table-cell office:value-type="float" office:value="17.39" calcext:value-type="float">
            <text:p>17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8-2012</text:p>
          </table:table-cell>
          <table:table-cell office:value-type="float" office:value="17.43" calcext:value-type="float">
            <text:p>1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9-2012</text:p>
          </table:table-cell>
          <table:table-cell office:value-type="float" office:value="17.43" calcext:value-type="float">
            <text:p>1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0-2012</text:p>
          </table:table-cell>
          <table:table-cell office:value-type="float" office:value="17.43" calcext:value-type="float">
            <text:p>1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1-2012</text:p>
          </table:table-cell>
          <table:table-cell office:value-type="float" office:value="17.43" calcext:value-type="float">
            <text:p>1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-2013</text:p>
          </table:table-cell>
          <table:table-cell office:value-type="float" office:value="17.32" calcext:value-type="float">
            <text:p>17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-2013</text:p>
          </table:table-cell>
          <table:table-cell office:value-type="float" office:value="17.27" calcext:value-type="float">
            <text:p>17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-2013</text:p>
          </table:table-cell>
          <table:table-cell office:value-type="float" office:value="17.61" calcext:value-type="float">
            <text:p>17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4-2013</text:p>
          </table:table-cell>
          <table:table-cell office:value-type="float" office:value="17.72" calcext:value-type="float">
            <text:p>17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5-2013</text:p>
          </table:table-cell>
          <table:table-cell office:value-type="float" office:value="17.72" calcext:value-type="float">
            <text:p>17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6-2013</text:p>
          </table:table-cell>
          <table:table-cell office:value-type="float" office:value="17.72" calcext:value-type="float">
            <text:p>17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8-2013</text:p>
          </table:table-cell>
          <table:table-cell office:value-type="float" office:value="17.7" calcext:value-type="float">
            <text:p>17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9-2013</text:p>
          </table:table-cell>
          <table:table-cell office:value-type="float" office:value="17.49" calcext:value-type="float">
            <text:p>17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0-2013</text:p>
          </table:table-cell>
          <table:table-cell office:value-type="float" office:value="17.46" calcext:value-type="float">
            <text:p>1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1-2013</text:p>
          </table:table-cell>
          <table:table-cell office:value-type="float" office:value="17.45" calcext:value-type="float">
            <text:p>17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2-2013</text:p>
          </table:table-cell>
          <table:table-cell office:value-type="float" office:value="17.45" calcext:value-type="float">
            <text:p>17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3-2013</text:p>
          </table:table-cell>
          <table:table-cell office:value-type="float" office:value="17.46" calcext:value-type="float">
            <text:p>1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4-2013</text:p>
          </table:table-cell>
          <table:table-cell office:value-type="float" office:value="17.42" calcext:value-type="float">
            <text:p>17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5-2013</text:p>
          </table:table-cell>
          <table:table-cell office:value-type="float" office:value="17.42" calcext:value-type="float">
            <text:p>17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6-2013</text:p>
          </table:table-cell>
          <table:table-cell office:value-type="float" office:value="17.56" calcext:value-type="float">
            <text:p>17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7-2013</text:p>
          </table:table-cell>
          <table:table-cell office:value-type="float" office:value="17.51" calcext:value-type="float">
            <text:p>1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8-2013</text:p>
          </table:table-cell>
          <table:table-cell office:value-type="float" office:value="17.52" calcext:value-type="float">
            <text:p>17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9-2013</text:p>
          </table:table-cell>
          <table:table-cell office:value-type="float" office:value="17.52" calcext:value-type="float">
            <text:p>17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0-2013</text:p>
          </table:table-cell>
          <table:table-cell office:value-type="float" office:value="17.52" calcext:value-type="float">
            <text:p>17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1-2013</text:p>
          </table:table-cell>
          <table:table-cell office:value-type="float" office:value="17.52" calcext:value-type="float">
            <text:p>17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2-2013</text:p>
          </table:table-cell>
          <table:table-cell office:value-type="float" office:value="17.59" calcext:value-type="float">
            <text:p>17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3-2013</text:p>
          </table:table-cell>
          <table:table-cell office:value-type="float" office:value="17.59" calcext:value-type="float">
            <text:p>17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4-2013</text:p>
          </table:table-cell>
          <table:table-cell office:value-type="float" office:value="18.73" calcext:value-type="float">
            <text:p>1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5-2013</text:p>
          </table:table-cell>
          <table:table-cell office:value-type="float" office:value="18.73" calcext:value-type="float">
            <text:p>1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6-2013</text:p>
          </table:table-cell>
          <table:table-cell office:value-type="float" office:value="18.73" calcext:value-type="float">
            <text:p>1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7-2013</text:p>
          </table:table-cell>
          <table:table-cell office:value-type="float" office:value="18.73" calcext:value-type="float">
            <text:p>1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8-2013</text:p>
          </table:table-cell>
          <table:table-cell office:value-type="float" office:value="18.73" calcext:value-type="float">
            <text:p>1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9-2013</text:p>
          </table:table-cell>
          <table:table-cell office:value-type="float" office:value="18.69" calcext:value-type="float">
            <text:p>1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0-2013</text:p>
          </table:table-cell>
          <table:table-cell office:value-type="float" office:value="18.69" calcext:value-type="float">
            <text:p>1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1-2013</text:p>
          </table:table-cell>
          <table:table-cell office:value-type="float" office:value="18.69" calcext:value-type="float">
            <text:p>1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-2013</text:p>
          </table:table-cell>
          <table:table-cell office:value-type="float" office:value="18.71" calcext:value-type="float">
            <text:p>1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-2013</text:p>
          </table:table-cell>
          <table:table-cell office:value-type="float" office:value="18.71" calcext:value-type="float">
            <text:p>1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3-2013</text:p>
          </table:table-cell>
          <table:table-cell office:value-type="float" office:value="18.71" calcext:value-type="float">
            <text:p>1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4-2013</text:p>
          </table:table-cell>
          <table:table-cell office:value-type="float" office:value="18.83" calcext:value-type="float">
            <text:p>18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5-2013</text:p>
          </table:table-cell>
          <table:table-cell office:value-type="float" office:value="18.84" calcext:value-type="float">
            <text:p>18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6-2013</text:p>
          </table:table-cell>
          <table:table-cell office:value-type="float" office:value="20.19" calcext:value-type="float">
            <text:p>2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7-2013</text:p>
          </table:table-cell>
          <table:table-cell office:value-type="float" office:value="20.1" calcext:value-type="float">
            <text:p>2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8-2013</text:p>
          </table:table-cell>
          <table:table-cell office:value-type="float" office:value="26.62" calcext:value-type="float">
            <text:p>26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9-2013</text:p>
          </table:table-cell>
          <table:table-cell office:value-type="float" office:value="26.62" calcext:value-type="float">
            <text:p>26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0-2013</text:p>
          </table:table-cell>
          <table:table-cell office:value-type="float" office:value="20.58" calcext:value-type="float">
            <text:p>20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1-2013</text:p>
          </table:table-cell>
          <table:table-cell office:value-type="float" office:value="22.31" calcext:value-type="float">
            <text:p>2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2-2013</text:p>
          </table:table-cell>
          <table:table-cell office:value-type="float" office:value="22.03" calcext:value-type="float">
            <text:p>22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4-2013</text:p>
          </table:table-cell>
          <table:table-cell office:value-type="float" office:value="21.75" calcext:value-type="float">
            <text:p>2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6-2013</text:p>
          </table:table-cell>
          <table:table-cell office:value-type="float" office:value="21.79" calcext:value-type="float">
            <text:p>21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8-2013</text:p>
          </table:table-cell>
          <table:table-cell office:value-type="float" office:value="21.33" calcext:value-type="float">
            <text:p>21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9-2013</text:p>
          </table:table-cell>
          <table:table-cell office:value-type="float" office:value="21.52" calcext:value-type="float">
            <text:p>21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0-2013</text:p>
          </table:table-cell>
          <table:table-cell office:value-type="float" office:value="21.34" calcext:value-type="float">
            <text:p>21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1-2013</text:p>
          </table:table-cell>
          <table:table-cell office:value-type="float" office:value="21.66" calcext:value-type="float">
            <text:p>2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2-2013</text:p>
          </table:table-cell>
          <table:table-cell office:value-type="float" office:value="21.74" calcext:value-type="float">
            <text:p>21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3-2013</text:p>
          </table:table-cell>
          <table:table-cell office:value-type="float" office:value="21.74" calcext:value-type="float">
            <text:p>21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4-2013</text:p>
          </table:table-cell>
          <table:table-cell office:value-type="float" office:value="21.84" calcext:value-type="float">
            <text:p>21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1-2013</text:p>
          </table:table-cell>
          <table:table-cell office:value-type="float" office:value="24.18" calcext:value-type="float">
            <text:p>24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2-2013</text:p>
          </table:table-cell>
          <table:table-cell office:value-type="float" office:value="23.94" calcext:value-type="float">
            <text:p>23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3-2013</text:p>
          </table:table-cell>
          <table:table-cell office:value-type="float" office:value="23.62" calcext:value-type="float">
            <text:p>23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4-2013</text:p>
          </table:table-cell>
          <table:table-cell office:value-type="float" office:value="23.57" calcext:value-type="float">
            <text:p>23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5-2013</text:p>
          </table:table-cell>
          <table:table-cell office:value-type="float" office:value="24.74" calcext:value-type="float">
            <text:p>24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6-2013</text:p>
          </table:table-cell>
          <table:table-cell office:value-type="float" office:value="25.48" calcext:value-type="float">
            <text:p>25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7-2013</text:p>
          </table:table-cell>
          <table:table-cell office:value-type="float" office:value="25.48" calcext:value-type="float">
            <text:p>25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8-2013</text:p>
          </table:table-cell>
          <table:table-cell office:value-type="float" office:value="25.48" calcext:value-type="float">
            <text:p>25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9-2013</text:p>
          </table:table-cell>
          <table:table-cell office:value-type="float" office:value="25.42" calcext:value-type="float">
            <text:p>25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0-2013</text:p>
          </table:table-cell>
          <table:table-cell office:value-type="float" office:value="25.35" calcext:value-type="float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-2013</text:p>
          </table:table-cell>
          <table:table-cell office:value-type="float" office:value="25.4" calcext:value-type="float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-2013</text:p>
          </table:table-cell>
          <table:table-cell office:value-type="float" office:value="25.17" calcext:value-type="float">
            <text:p>25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-2013</text:p>
          </table:table-cell>
          <table:table-cell office:value-type="float" office:value="25.15" calcext:value-type="float">
            <text:p>25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4-2013</text:p>
          </table:table-cell>
          <table:table-cell office:value-type="float" office:value="25.15" calcext:value-type="float">
            <text:p>25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5-2013</text:p>
          </table:table-cell>
          <table:table-cell office:value-type="float" office:value="25.17" calcext:value-type="float">
            <text:p>25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6-2013</text:p>
          </table:table-cell>
          <table:table-cell office:value-type="float" office:value="25.1" calcext:value-type="float">
            <text:p>25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7-2013</text:p>
          </table:table-cell>
          <table:table-cell office:value-type="float" office:value="26.11" calcext:value-type="float">
            <text:p>26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8-2013</text:p>
          </table:table-cell>
          <table:table-cell office:value-type="float" office:value="26.18" calcext:value-type="float">
            <text:p>26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9-2013</text:p>
          </table:table-cell>
          <table:table-cell office:value-type="float" office:value="26.21" calcext:value-type="float">
            <text:p>2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0-2013</text:p>
          </table:table-cell>
          <table:table-cell office:value-type="float" office:value="26.15" calcext:value-type="float">
            <text:p>2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1-2013</text:p>
          </table:table-cell>
          <table:table-cell office:value-type="float" office:value="26.15" calcext:value-type="float">
            <text:p>2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2-2013</text:p>
          </table:table-cell>
          <table:table-cell office:value-type="float" office:value="26.15" calcext:value-type="float">
            <text:p>2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3-2013</text:p>
          </table:table-cell>
          <table:table-cell office:value-type="float" office:value="26.6" calcext:value-type="float">
            <text:p>26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4-2013</text:p>
          </table:table-cell>
          <table:table-cell office:value-type="float" office:value="26.26" calcext:value-type="float">
            <text:p>26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5-2013</text:p>
          </table:table-cell>
          <table:table-cell office:value-type="float" office:value="26.36" calcext:value-type="float">
            <text:p>2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6-2013</text:p>
          </table:table-cell>
          <table:table-cell office:value-type="float" office:value="26.28" calcext:value-type="float">
            <text:p>26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7-2013</text:p>
          </table:table-cell>
          <table:table-cell office:value-type="float" office:value="26.67" calcext:value-type="float">
            <text:p>26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8-2013</text:p>
          </table:table-cell>
          <table:table-cell office:value-type="float" office:value="26.67" calcext:value-type="float">
            <text:p>26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9-2013</text:p>
          </table:table-cell>
          <table:table-cell office:value-type="float" office:value="26.66" calcext:value-type="float">
            <text:p>26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0-2013</text:p>
          </table:table-cell>
          <table:table-cell office:value-type="float" office:value="26.73" calcext:value-type="float">
            <text:p>26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1-2013</text:p>
          </table:table-cell>
          <table:table-cell office:value-type="float" office:value="26.78" calcext:value-type="float">
            <text:p>26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2-2013</text:p>
          </table:table-cell>
          <table:table-cell office:value-type="float" office:value="26.85" calcext:value-type="float">
            <text:p>26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3-2013</text:p>
          </table:table-cell>
          <table:table-cell office:value-type="float" office:value="27.04" calcext:value-type="float">
            <text:p>27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4-2013</text:p>
          </table:table-cell>
          <table:table-cell office:value-type="float" office:value="27.24" calcext:value-type="float">
            <text:p>27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5-2013</text:p>
          </table:table-cell>
          <table:table-cell office:value-type="float" office:value="27.24" calcext:value-type="float">
            <text:p>27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6-2013</text:p>
          </table:table-cell>
          <table:table-cell office:value-type="float" office:value="27.25" calcext:value-type="float">
            <text:p>27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7-2013</text:p>
          </table:table-cell>
          <table:table-cell office:value-type="float" office:value="27.31" calcext:value-type="float">
            <text:p>27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8-2013</text:p>
          </table:table-cell>
          <table:table-cell office:value-type="float" office:value="27.54" calcext:value-type="float">
            <text:p>27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9-2013</text:p>
          </table:table-cell>
          <table:table-cell office:value-type="float" office:value="28.37" calcext:value-type="float">
            <text:p>2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0-2013</text:p>
          </table:table-cell>
          <table:table-cell office:value-type="float" office:value="28.25" calcext:value-type="float">
            <text:p>28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1-2013</text:p>
          </table:table-cell>
          <table:table-cell office:value-type="float" office:value="28.43" calcext:value-type="float">
            <text:p>2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-2013</text:p>
          </table:table-cell>
          <table:table-cell office:value-type="float" office:value="28.43" calcext:value-type="float">
            <text:p>2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-2013</text:p>
          </table:table-cell>
          <table:table-cell office:value-type="float" office:value="28.47" calcext:value-type="float">
            <text:p>2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-2013</text:p>
          </table:table-cell>
          <table:table-cell office:value-type="float" office:value="28.37" calcext:value-type="float">
            <text:p>2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4-2013</text:p>
          </table:table-cell>
          <table:table-cell office:value-type="float" office:value="28.32" calcext:value-type="float">
            <text:p>2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5-2013</text:p>
          </table:table-cell>
          <table:table-cell office:value-type="float" office:value="28.4" calcext:value-type="float">
            <text:p>28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6-2013</text:p>
          </table:table-cell>
          <table:table-cell office:value-type="float" office:value="29.84" calcext:value-type="float">
            <text:p>29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7-2013</text:p>
          </table:table-cell>
          <table:table-cell office:value-type="float" office:value="31.12" calcext:value-type="float">
            <text:p>31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8-2013</text:p>
          </table:table-cell>
          <table:table-cell office:value-type="float" office:value="31.12" calcext:value-type="float">
            <text:p>31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9-2013</text:p>
          </table:table-cell>
          <table:table-cell office:value-type="float" office:value="31.22" calcext:value-type="float">
            <text:p>31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0-2013</text:p>
          </table:table-cell>
          <table:table-cell office:value-type="float" office:value="31.16" calcext:value-type="float">
            <text:p>31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1-2013</text:p>
          </table:table-cell>
          <table:table-cell office:value-type="float" office:value="31.25" calcext:value-type="float">
            <text:p>3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2-2013</text:p>
          </table:table-cell>
          <table:table-cell office:value-type="float" office:value="31.16" calcext:value-type="float">
            <text:p>31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3-2013</text:p>
          </table:table-cell>
          <table:table-cell office:value-type="float" office:value="31.02" calcext:value-type="float">
            <text:p>31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4-2013</text:p>
          </table:table-cell>
          <table:table-cell office:value-type="float" office:value="30.89" calcext:value-type="float">
            <text:p>30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5-2013</text:p>
          </table:table-cell>
          <table:table-cell office:value-type="float" office:value="30.89" calcext:value-type="float">
            <text:p>30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6-2013</text:p>
          </table:table-cell>
          <table:table-cell office:value-type="float" office:value="30.89" calcext:value-type="float">
            <text:p>30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7-2013</text:p>
          </table:table-cell>
          <table:table-cell office:value-type="float" office:value="30.94" calcext:value-type="float">
            <text:p>30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8-2013</text:p>
          </table:table-cell>
          <table:table-cell office:value-type="float" office:value="31.25" calcext:value-type="float">
            <text:p>3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9-2013</text:p>
          </table:table-cell>
          <table:table-cell office:value-type="float" office:value="31.16" calcext:value-type="float">
            <text:p>31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0-2013</text:p>
          </table:table-cell>
          <table:table-cell office:value-type="float" office:value="31.71" calcext:value-type="float">
            <text:p>31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1-2013</text:p>
          </table:table-cell>
          <table:table-cell office:value-type="float" office:value="31.93" calcext:value-type="float">
            <text:p>31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2-2013</text:p>
          </table:table-cell>
          <table:table-cell office:value-type="float" office:value="31.93" calcext:value-type="float">
            <text:p>31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3-2013</text:p>
          </table:table-cell>
          <table:table-cell office:value-type="float" office:value="31.93" calcext:value-type="float">
            <text:p>31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4-2013</text:p>
          </table:table-cell>
          <table:table-cell office:value-type="float" office:value="31.81" calcext:value-type="float">
            <text:p>31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5-2013</text:p>
          </table:table-cell>
          <table:table-cell office:value-type="float" office:value="31.61" calcext:value-type="float">
            <text:p>31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6-2013</text:p>
          </table:table-cell>
          <table:table-cell office:value-type="float" office:value="31.48" calcext:value-type="float">
            <text:p>31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7-2013</text:p>
          </table:table-cell>
          <table:table-cell office:value-type="float" office:value="31.52" calcext:value-type="float">
            <text:p>31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8-2013</text:p>
          </table:table-cell>
          <table:table-cell office:value-type="float" office:value="31.47" calcext:value-type="float">
            <text:p>31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9-2013</text:p>
          </table:table-cell>
          <table:table-cell office:value-type="float" office:value="31.65" calcext:value-type="float">
            <text:p>31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0-2013</text:p>
          </table:table-cell>
          <table:table-cell office:value-type="float" office:value="31.65" calcext:value-type="float">
            <text:p>31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-2013</text:p>
          </table:table-cell>
          <table:table-cell office:value-type="float" office:value="31.5" calcext:value-type="float">
            <text:p>31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-2013</text:p>
          </table:table-cell>
          <table:table-cell office:value-type="float" office:value="31.45" calcext:value-type="float">
            <text:p>31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-2013</text:p>
          </table:table-cell>
          <table:table-cell office:value-type="float" office:value="31.48" calcext:value-type="float">
            <text:p>31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4-2013</text:p>
          </table:table-cell>
          <table:table-cell office:value-type="float" office:value="31.39" calcext:value-type="float">
            <text:p>3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5-2013</text:p>
          </table:table-cell>
          <table:table-cell office:value-type="float" office:value="31.61" calcext:value-type="float">
            <text:p>31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6-2013</text:p>
          </table:table-cell>
          <table:table-cell office:value-type="float" office:value="31.61" calcext:value-type="float">
            <text:p>31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7-2013</text:p>
          </table:table-cell>
          <table:table-cell office:value-type="float" office:value="31.6" calcext:value-type="float">
            <text:p>31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8-2013</text:p>
          </table:table-cell>
          <table:table-cell office:value-type="float" office:value="31.6" calcext:value-type="float">
            <text:p>31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9-2013</text:p>
          </table:table-cell>
          <table:table-cell office:value-type="float" office:value="32.62" calcext:value-type="float">
            <text:p>32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0-2013</text:p>
          </table:table-cell>
          <table:table-cell office:value-type="float" office:value="32.58" calcext:value-type="float">
            <text:p>32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1-2013</text:p>
          </table:table-cell>
          <table:table-cell office:value-type="float" office:value="32.36" calcext:value-type="float">
            <text:p>32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2-2013</text:p>
          </table:table-cell>
          <table:table-cell office:value-type="float" office:value="32.26" calcext:value-type="float">
            <text:p>32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3-2013</text:p>
          </table:table-cell>
          <table:table-cell office:value-type="float" office:value="32.26" calcext:value-type="float">
            <text:p>32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4-2013</text:p>
          </table:table-cell>
          <table:table-cell office:value-type="float" office:value="32.25" calcext:value-type="float">
            <text:p>32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5-2013</text:p>
          </table:table-cell>
          <table:table-cell office:value-type="float" office:value="32.16" calcext:value-type="float">
            <text:p>32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6-2013</text:p>
          </table:table-cell>
          <table:table-cell office:value-type="float" office:value="31.84" calcext:value-type="float">
            <text:p>31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7-2013</text:p>
          </table:table-cell>
          <table:table-cell office:value-type="float" office:value="31.24" calcext:value-type="float">
            <text:p>31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8-2013</text:p>
          </table:table-cell>
          <table:table-cell office:value-type="float" office:value="30.41" calcext:value-type="float">
            <text:p>30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9-2013</text:p>
          </table:table-cell>
          <table:table-cell office:value-type="float" office:value="31.91" calcext:value-type="float">
            <text:p>31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0-2013</text:p>
          </table:table-cell>
          <table:table-cell office:value-type="float" office:value="31.91" calcext:value-type="float">
            <text:p>31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1-2013</text:p>
          </table:table-cell>
          <table:table-cell office:value-type="float" office:value="31.91" calcext:value-type="float">
            <text:p>31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2-2013</text:p>
          </table:table-cell>
          <table:table-cell office:value-type="float" office:value="31.36" calcext:value-type="float">
            <text:p>31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3-2013</text:p>
          </table:table-cell>
          <table:table-cell office:value-type="float" office:value="31.5" calcext:value-type="float">
            <text:p>31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4-2013</text:p>
          </table:table-cell>
          <table:table-cell office:value-type="float" office:value="31.54" calcext:value-type="float">
            <text:p>3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5-2013</text:p>
          </table:table-cell>
          <table:table-cell office:value-type="float" office:value="31.46" calcext:value-type="float">
            <text:p>31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6-2013</text:p>
          </table:table-cell>
          <table:table-cell office:value-type="float" office:value="31.46" calcext:value-type="float">
            <text:p>31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7-2013</text:p>
          </table:table-cell>
          <table:table-cell office:value-type="float" office:value="31.46" calcext:value-type="float">
            <text:p>31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8-2013</text:p>
          </table:table-cell>
          <table:table-cell office:value-type="float" office:value="31.46" calcext:value-type="float">
            <text:p>31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9-2013</text:p>
          </table:table-cell>
          <table:table-cell office:value-type="float" office:value="31.5" calcext:value-type="float">
            <text:p>31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0-2013</text:p>
          </table:table-cell>
          <table:table-cell office:value-type="float" office:value="31.48" calcext:value-type="float">
            <text:p>31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1-2013</text:p>
          </table:table-cell>
          <table:table-cell office:value-type="float" office:value="31.62" calcext:value-type="float">
            <text:p>3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-2013</text:p>
          </table:table-cell>
          <table:table-cell office:value-type="float" office:value="31.68" calcext:value-type="float">
            <text:p>31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-2013</text:p>
          </table:table-cell>
          <table:table-cell office:value-type="float" office:value="31.49" calcext:value-type="float">
            <text:p>3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-2013</text:p>
          </table:table-cell>
          <table:table-cell office:value-type="float" office:value="31.49" calcext:value-type="float">
            <text:p>3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4-2013</text:p>
          </table:table-cell>
          <table:table-cell office:value-type="float" office:value="31.51" calcext:value-type="float">
            <text:p>31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5-2013</text:p>
          </table:table-cell>
          <table:table-cell office:value-type="float" office:value="31.49" calcext:value-type="float">
            <text:p>3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6-2013</text:p>
          </table:table-cell>
          <table:table-cell office:value-type="float" office:value="31.34" calcext:value-type="float">
            <text:p>31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7-2013</text:p>
          </table:table-cell>
          <table:table-cell office:value-type="float" office:value="31.35" calcext:value-type="float">
            <text:p>3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8-2013</text:p>
          </table:table-cell>
          <table:table-cell office:value-type="float" office:value="31.29" calcext:value-type="float">
            <text:p>3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9-2013</text:p>
          </table:table-cell>
          <table:table-cell office:value-type="float" office:value="33.46" calcext:value-type="float">
            <text:p>33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0-2013</text:p>
          </table:table-cell>
          <table:table-cell office:value-type="float" office:value="33.46" calcext:value-type="float">
            <text:p>33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1-2013</text:p>
          </table:table-cell>
          <table:table-cell office:value-type="float" office:value="33.53" calcext:value-type="float">
            <text:p>33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2-2013</text:p>
          </table:table-cell>
          <table:table-cell office:value-type="float" office:value="34.62" calcext:value-type="float">
            <text:p>34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3-2013</text:p>
          </table:table-cell>
          <table:table-cell office:value-type="float" office:value="34.84" calcext:value-type="float">
            <text:p>34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4-2013</text:p>
          </table:table-cell>
          <table:table-cell office:value-type="float" office:value="36.2" calcext:value-type="float">
            <text:p>36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5-2013</text:p>
          </table:table-cell>
          <table:table-cell office:value-type="float" office:value="36.53" calcext:value-type="float">
            <text:p>36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6-2013</text:p>
          </table:table-cell>
          <table:table-cell office:value-type="float" office:value="36.75" calcext:value-type="float">
            <text:p>36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7-2013</text:p>
          </table:table-cell>
          <table:table-cell office:value-type="float" office:value="36.75" calcext:value-type="float">
            <text:p>36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8-2013</text:p>
          </table:table-cell>
          <table:table-cell office:value-type="float" office:value="36.7" calcext:value-type="float">
            <text:p>36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9-2013</text:p>
          </table:table-cell>
          <table:table-cell office:value-type="float" office:value="36.8" calcext:value-type="float">
            <text:p>36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0-2013</text:p>
          </table:table-cell>
          <table:table-cell office:value-type="float" office:value="36.31" calcext:value-type="float">
            <text:p>36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1-2013</text:p>
          </table:table-cell>
          <table:table-cell office:value-type="float" office:value="36.33" calcext:value-type="float">
            <text:p>36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2-2013</text:p>
          </table:table-cell>
          <table:table-cell office:value-type="float" office:value="36.24" calcext:value-type="float">
            <text:p>36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3-2013</text:p>
          </table:table-cell>
          <table:table-cell office:value-type="float" office:value="36.05" calcext:value-type="float">
            <text:p>36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4-2013</text:p>
          </table:table-cell>
          <table:table-cell office:value-type="float" office:value="36.05" calcext:value-type="float">
            <text:p>36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5-2013</text:p>
          </table:table-cell>
          <table:table-cell office:value-type="float" office:value="36.05" calcext:value-type="float">
            <text:p>36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6-2013</text:p>
          </table:table-cell>
          <table:table-cell office:value-type="float" office:value="36.37" calcext:value-type="float">
            <text:p>36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7-2013</text:p>
          </table:table-cell>
          <table:table-cell office:value-type="float" office:value="37.32" calcext:value-type="float">
            <text:p>37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8-2013</text:p>
          </table:table-cell>
          <table:table-cell office:value-type="float" office:value="37.32" calcext:value-type="float">
            <text:p>37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9-2013</text:p>
          </table:table-cell>
          <table:table-cell office:value-type="float" office:value="37.41" calcext:value-type="float">
            <text:p>37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0-2013</text:p>
          </table:table-cell>
          <table:table-cell office:value-type="float" office:value="37.36" calcext:value-type="float">
            <text:p>3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1-2013</text:p>
          </table:table-cell>
          <table:table-cell office:value-type="float" office:value="37.36" calcext:value-type="float">
            <text:p>3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-2013</text:p>
          </table:table-cell>
          <table:table-cell office:value-type="float" office:value="37.36" calcext:value-type="float">
            <text:p>3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-2013</text:p>
          </table:table-cell>
          <table:table-cell office:value-type="float" office:value="37.24" calcext:value-type="float">
            <text:p>37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-2013</text:p>
          </table:table-cell>
          <table:table-cell office:value-type="float" office:value="37.49" calcext:value-type="float">
            <text:p>37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4-2013</text:p>
          </table:table-cell>
          <table:table-cell office:value-type="float" office:value="38.83" calcext:value-type="float">
            <text:p>38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5-2013</text:p>
          </table:table-cell>
          <table:table-cell office:value-type="float" office:value="38.95" calcext:value-type="float">
            <text:p>38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6-2013</text:p>
          </table:table-cell>
          <table:table-cell office:value-type="float" office:value="40.62" calcext:value-type="float">
            <text:p>4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7-2013</text:p>
          </table:table-cell>
          <table:table-cell office:value-type="float" office:value="40.62" calcext:value-type="float">
            <text:p>4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8-2013</text:p>
          </table:table-cell>
          <table:table-cell office:value-type="float" office:value="40.64" calcext:value-type="float">
            <text:p>40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9-2013</text:p>
          </table:table-cell>
          <table:table-cell office:value-type="float" office:value="39.74" calcext:value-type="float">
            <text:p>39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0-2013</text:p>
          </table:table-cell>
          <table:table-cell office:value-type="float" office:value="39.5" calcext:value-type="float">
            <text:p>39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1-2013</text:p>
          </table:table-cell>
          <table:table-cell office:value-type="float" office:value="41.77" calcext:value-type="float">
            <text:p>41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2-2013</text:p>
          </table:table-cell>
          <table:table-cell office:value-type="float" office:value="41.73" calcext:value-type="float">
            <text:p>4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3-2013</text:p>
          </table:table-cell>
          <table:table-cell office:value-type="float" office:value="44.55" calcext:value-type="float">
            <text:p>44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4-2013</text:p>
          </table:table-cell>
          <table:table-cell office:value-type="float" office:value="44.55" calcext:value-type="float">
            <text:p>44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5-2013</text:p>
          </table:table-cell>
          <table:table-cell office:value-type="float" office:value="44.55" calcext:value-type="float">
            <text:p>44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6-2013</text:p>
          </table:table-cell>
          <table:table-cell office:value-type="float" office:value="44.66" calcext:value-type="float">
            <text:p>44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7-2013</text:p>
          </table:table-cell>
          <table:table-cell office:value-type="float" office:value="44.59" calcext:value-type="float">
            <text:p>44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8-2013</text:p>
          </table:table-cell>
          <table:table-cell office:value-type="float" office:value="44.36" calcext:value-type="float">
            <text:p>4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9-2013</text:p>
          </table:table-cell>
          <table:table-cell office:value-type="float" office:value="43.94" calcext:value-type="float">
            <text:p>43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0-2013</text:p>
          </table:table-cell>
          <table:table-cell office:value-type="float" office:value="43.97" calcext:value-type="float">
            <text:p>43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1-2013</text:p>
          </table:table-cell>
          <table:table-cell office:value-type="float" office:value="43.97" calcext:value-type="float">
            <text:p>43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2-2013</text:p>
          </table:table-cell>
          <table:table-cell office:value-type="float" office:value="44.13" calcext:value-type="float">
            <text:p>4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3-2013</text:p>
          </table:table-cell>
          <table:table-cell office:value-type="float" office:value="40.22" calcext:value-type="float">
            <text:p>40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4-2013</text:p>
          </table:table-cell>
          <table:table-cell office:value-type="float" office:value="41.1" calcext:value-type="float">
            <text:p>41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5-2013</text:p>
          </table:table-cell>
          <table:table-cell office:value-type="float" office:value="41.18" calcext:value-type="float">
            <text:p>41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6-2013</text:p>
          </table:table-cell>
          <table:table-cell office:value-type="float" office:value="41.36" calcext:value-type="float">
            <text:p>41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7-2013</text:p>
          </table:table-cell>
          <table:table-cell office:value-type="float" office:value="41.67" calcext:value-type="float">
            <text:p>4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8-2013</text:p>
          </table:table-cell>
          <table:table-cell office:value-type="float" office:value="42.59" calcext:value-type="float">
            <text:p>42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9-2013</text:p>
          </table:table-cell>
          <table:table-cell office:value-type="float" office:value="42.59" calcext:value-type="float">
            <text:p>42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0-2013</text:p>
          </table:table-cell>
          <table:table-cell office:value-type="float" office:value="42.47" calcext:value-type="float">
            <text:p>4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-2013</text:p>
          </table:table-cell>
          <table:table-cell office:value-type="float" office:value="42.12" calcext:value-type="float">
            <text:p>42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-2013</text:p>
          </table:table-cell>
          <table:table-cell office:value-type="float" office:value="41.92" calcext:value-type="float">
            <text:p>41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-2013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4-2013</text:p>
          </table:table-cell>
          <table:table-cell office:value-type="float" office:value="41.92" calcext:value-type="float">
            <text:p>41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5-2013</text:p>
          </table:table-cell>
          <table:table-cell office:value-type="float" office:value="41.92" calcext:value-type="float">
            <text:p>41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6-2013</text:p>
          </table:table-cell>
          <table:table-cell office:value-type="float" office:value="44.94" calcext:value-type="float">
            <text:p>44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7-2013</text:p>
          </table:table-cell>
          <table:table-cell office:value-type="float" office:value="46.02" calcext:value-type="float">
            <text:p>4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8-2013</text:p>
          </table:table-cell>
          <table:table-cell office:value-type="float" office:value="44.8" calcext:value-type="float">
            <text:p>44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9-2013</text:p>
          </table:table-cell>
          <table:table-cell office:value-type="float" office:value="45.07" calcext:value-type="float">
            <text:p>4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0-2013</text:p>
          </table:table-cell>
          <table:table-cell office:value-type="float" office:value="44.93" calcext:value-type="float">
            <text:p>4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1-2013</text:p>
          </table:table-cell>
          <table:table-cell office:value-type="float" office:value="44.92" calcext:value-type="float">
            <text:p>44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2-2013</text:p>
          </table:table-cell>
          <table:table-cell office:value-type="float" office:value="44.92" calcext:value-type="float">
            <text:p>44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3-2013</text:p>
          </table:table-cell>
          <table:table-cell office:value-type="float" office:value="46.01" calcext:value-type="float">
            <text:p>46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4-2013</text:p>
          </table:table-cell>
          <table:table-cell office:value-type="float" office:value="47.05" calcext:value-type="float">
            <text:p>47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5-2013</text:p>
          </table:table-cell>
          <table:table-cell office:value-type="float" office:value="47.07" calcext:value-type="float">
            <text:p>47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-2013</text:p>
          </table:table-cell>
          <table:table-cell office:value-type="float" office:value="47.02" calcext:value-type="float">
            <text:p>47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7-2013</text:p>
          </table:table-cell>
          <table:table-cell office:value-type="float" office:value="47.02" calcext:value-type="float">
            <text:p>47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8-2013</text:p>
          </table:table-cell>
          <table:table-cell office:value-type="float" office:value="47.95" calcext:value-type="float">
            <text:p>47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9-2013</text:p>
          </table:table-cell>
          <table:table-cell office:value-type="float" office:value="47.95" calcext:value-type="float">
            <text:p>47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-2013</text:p>
          </table:table-cell>
          <table:table-cell office:value-type="float" office:value="47.88" calcext:value-type="float">
            <text:p>47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1-2013</text:p>
          </table:table-cell>
          <table:table-cell office:value-type="float" office:value="48.08" calcext:value-type="float">
            <text:p>48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2-2013</text:p>
          </table:table-cell>
          <table:table-cell office:value-type="float" office:value="47.92" calcext:value-type="float">
            <text:p>4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3-2013</text:p>
          </table:table-cell>
          <table:table-cell office:value-type="float" office:value="49.26" calcext:value-type="float">
            <text:p>49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4-2013</text:p>
          </table:table-cell>
          <table:table-cell office:value-type="float" office:value="53.51" calcext:value-type="float">
            <text:p>53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5-2013</text:p>
          </table:table-cell>
          <table:table-cell office:value-type="float" office:value="53.43" calcext:value-type="float">
            <text:p>5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6-2013</text:p>
          </table:table-cell>
          <table:table-cell office:value-type="float" office:value="53.43" calcext:value-type="float">
            <text:p>5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7-2013</text:p>
          </table:table-cell>
          <table:table-cell office:value-type="float" office:value="53.43" calcext:value-type="float">
            <text:p>5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8-2013</text:p>
          </table:table-cell>
          <table:table-cell office:value-type="float" office:value="54.44" calcext:value-type="float">
            <text:p>54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9-2013</text:p>
          </table:table-cell>
          <table:table-cell office:value-type="float" office:value="54.42" calcext:value-type="float">
            <text:p>54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0-2013</text:p>
          </table:table-cell>
          <table:table-cell office:value-type="float" office:value="56.49" calcext:value-type="float">
            <text:p>56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1-2013</text:p>
          </table:table-cell>
          <table:table-cell office:value-type="float" office:value="56.71" calcext:value-type="float">
            <text:p>56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-2013</text:p>
          </table:table-cell>
          <table:table-cell office:value-type="float" office:value="59.42" calcext:value-type="float">
            <text:p>5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-2013</text:p>
          </table:table-cell>
          <table:table-cell office:value-type="float" office:value="59.42" calcext:value-type="float">
            <text:p>5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-2013</text:p>
          </table:table-cell>
          <table:table-cell office:value-type="float" office:value="59.42" calcext:value-type="float">
            <text:p>59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4-2013</text:p>
          </table:table-cell>
          <table:table-cell office:value-type="float" office:value="58.24" calcext:value-type="float">
            <text:p>58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5-2013</text:p>
          </table:table-cell>
          <table:table-cell office:value-type="float" office:value="58.71" calcext:value-type="float">
            <text:p>58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6-2013</text:p>
          </table:table-cell>
          <table:table-cell office:value-type="float" office:value="58.59" calcext:value-type="float">
            <text:p>5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7-2013</text:p>
          </table:table-cell>
          <table:table-cell office:value-type="float" office:value="59.52" calcext:value-type="float">
            <text:p>59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8-2013</text:p>
          </table:table-cell>
          <table:table-cell office:value-type="float" office:value="59.61" calcext:value-type="float">
            <text:p>59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9-2013</text:p>
          </table:table-cell>
          <table:table-cell office:value-type="float" office:value="60.88" calcext:value-type="float">
            <text:p>6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0-2013</text:p>
          </table:table-cell>
          <table:table-cell office:value-type="float" office:value="61.03" calcext:value-type="float">
            <text:p>61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1-2013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2-2013</text:p>
          </table:table-cell>
          <table:table-cell office:value-type="float" office:value="62.16" calcext:value-type="float">
            <text:p>62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3-2013</text:p>
          </table:table-cell>
          <table:table-cell office:value-type="float" office:value="63.97" calcext:value-type="float">
            <text:p>63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4-2013</text:p>
          </table:table-cell>
          <table:table-cell office:value-type="float" office:value="64.06" calcext:value-type="float">
            <text:p>64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5-2013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6-2013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7-2013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8-2013</text:p>
          </table:table-cell>
          <table:table-cell office:value-type="float" office:value="59.21" calcext:value-type="float">
            <text:p>59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9-2013</text:p>
          </table:table-cell>
          <table:table-cell office:value-type="float" office:value="54.97" calcext:value-type="float">
            <text:p>54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0-2013</text:p>
          </table:table-cell>
          <table:table-cell office:value-type="float" office:value="56.77" calcext:value-type="float">
            <text:p>56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1-2013</text:p>
          </table:table-cell>
          <table:table-cell office:value-type="float" office:value="60.18" calcext:value-type="float">
            <text:p>60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2-2013</text:p>
          </table:table-cell>
          <table:table-cell office:value-type="float" office:value="62.09" calcext:value-type="float">
            <text:p>62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3-2013</text:p>
          </table:table-cell>
          <table:table-cell office:value-type="float" office:value="62.09" calcext:value-type="float">
            <text:p>62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4-2013</text:p>
          </table:table-cell>
          <table:table-cell office:value-type="float" office:value="62.09" calcext:value-type="float">
            <text:p>62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5-2013</text:p>
          </table:table-cell>
          <table:table-cell office:value-type="float" office:value="60.12" calcext:value-type="float">
            <text:p>6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6-2013</text:p>
          </table:table-cell>
          <table:table-cell office:value-type="float" office:value="62.03" calcext:value-type="float">
            <text:p>62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7-2013</text:p>
          </table:table-cell>
          <table:table-cell office:value-type="float" office:value="62.03" calcext:value-type="float">
            <text:p>62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8-2013</text:p>
          </table:table-cell>
          <table:table-cell office:value-type="float" office:value="62.03" calcext:value-type="float">
            <text:p>62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9-2013</text:p>
          </table:table-cell>
          <table:table-cell office:value-type="float" office:value="62.19" calcext:value-type="float">
            <text:p>62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0-2013</text:p>
          </table:table-cell>
          <table:table-cell office:value-type="float" office:value="62.19" calcext:value-type="float">
            <text:p>62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-2013</text:p>
          </table:table-cell>
          <table:table-cell office:value-type="float" office:value="62.25" calcext:value-type="float">
            <text:p>62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-2013</text:p>
          </table:table-cell>
          <table:table-cell office:value-type="float" office:value="62.25" calcext:value-type="float">
            <text:p>62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-2013</text:p>
          </table:table-cell>
          <table:table-cell office:value-type="float" office:value="64.61" calcext:value-type="float">
            <text:p>64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4-2013</text:p>
          </table:table-cell>
          <table:table-cell office:value-type="float" office:value="64.74" calcext:value-type="float">
            <text:p>64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5-2013</text:p>
          </table:table-cell>
          <table:table-cell office:value-type="float" office:value="64.42" calcext:value-type="float">
            <text:p>64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6-2013</text:p>
          </table:table-cell>
          <table:table-cell office:value-type="float" office:value="64.19" calcext:value-type="float">
            <text:p>64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7-2013</text:p>
          </table:table-cell>
          <table:table-cell office:value-type="float" office:value="64.19" calcext:value-type="float">
            <text:p>64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8-2013</text:p>
          </table:table-cell>
          <table:table-cell office:value-type="float" office:value="64.26" calcext:value-type="float">
            <text:p>6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9-2013</text:p>
          </table:table-cell>
          <table:table-cell office:value-type="float" office:value="64.23" calcext:value-type="float">
            <text:p>64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0-2013</text:p>
          </table:table-cell>
          <table:table-cell office:value-type="float" office:value="64.26" calcext:value-type="float">
            <text:p>6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1-2013</text:p>
          </table:table-cell>
          <table:table-cell office:value-type="float" office:value="64.26" calcext:value-type="float">
            <text:p>6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2-2013</text:p>
          </table:table-cell>
          <table:table-cell office:value-type="float" office:value="64.26" calcext:value-type="float">
            <text:p>6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3-2013</text:p>
          </table:table-cell>
          <table:table-cell office:value-type="float" office:value="64.13" calcext:value-type="float">
            <text:p>6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4-2013</text:p>
          </table:table-cell>
          <table:table-cell office:value-type="float" office:value="64.13" calcext:value-type="float">
            <text:p>6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5-2013</text:p>
          </table:table-cell>
          <table:table-cell office:value-type="float" office:value="64.1" calcext:value-type="float">
            <text:p>6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6-2013</text:p>
          </table:table-cell>
          <table:table-cell office:value-type="float" office:value="64.26" calcext:value-type="float">
            <text:p>6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7-2013</text:p>
          </table:table-cell>
          <table:table-cell office:value-type="float" office:value="64.52" calcext:value-type="float">
            <text:p>64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8-2013</text:p>
          </table:table-cell>
          <table:table-cell office:value-type="float" office:value="64.55" calcext:value-type="float">
            <text:p>64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0-2013</text:p>
          </table:table-cell>
          <table:table-cell office:value-type="float" office:value="64.23" calcext:value-type="float">
            <text:p>64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1-2013</text:p>
          </table:table-cell>
          <table:table-cell office:value-type="float" office:value="64.23" calcext:value-type="float">
            <text:p>64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2-2013</text:p>
          </table:table-cell>
          <table:table-cell office:value-type="float" office:value="64.26" calcext:value-type="float">
            <text:p>6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3-2013</text:p>
          </table:table-cell>
          <table:table-cell office:value-type="float" office:value="63.94" calcext:value-type="float">
            <text:p>63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4-2013</text:p>
          </table:table-cell>
          <table:table-cell office:value-type="float" office:value="63.9" calcext:value-type="float">
            <text:p>63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5-2013</text:p>
          </table:table-cell>
          <table:table-cell office:value-type="float" office:value="63.97" calcext:value-type="float">
            <text:p>63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6-2013</text:p>
          </table:table-cell>
          <table:table-cell office:value-type="float" office:value="63.84" calcext:value-type="float">
            <text:p>63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7-2013</text:p>
          </table:table-cell>
          <table:table-cell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8-2013</text:p>
          </table:table-cell>
          <table:table-cell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9-2013</text:p>
          </table:table-cell>
          <table:table-cell office:value-type="float" office:value="64.13" calcext:value-type="float">
            <text:p>6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0-2013</text:p>
          </table:table-cell>
          <table:table-cell office:value-type="float" office:value="64.13" calcext:value-type="float">
            <text:p>6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1-2013</text:p>
          </table:table-cell>
          <table:table-cell office:value-type="float" office:value="64.1" calcext:value-type="float">
            <text:p>6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-2014</text:p>
          </table:table-cell>
          <table:table-cell office:value-type="float" office:value="64.13" calcext:value-type="float">
            <text:p>6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-2014</text:p>
          </table:table-cell>
          <table:table-cell office:value-type="float" office:value="64.52" calcext:value-type="float">
            <text:p>64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-2014</text:p>
          </table:table-cell>
          <table:table-cell office:value-type="float" office:value="64.42" calcext:value-type="float">
            <text:p>64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4-2014</text:p>
          </table:table-cell>
          <table:table-cell office:value-type="float" office:value="64.42" calcext:value-type="float">
            <text:p>64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5-2014</text:p>
          </table:table-cell>
          <table:table-cell office:value-type="float" office:value="64.42" calcext:value-type="float">
            <text:p>64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6-2014</text:p>
          </table:table-cell>
          <table:table-cell office:value-type="float" office:value="64.39" calcext:value-type="float">
            <text:p>64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7-2014</text:p>
          </table:table-cell>
          <table:table-cell office:value-type="float" office:value="64.1" calcext:value-type="float">
            <text:p>6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8-2014</text:p>
          </table:table-cell>
          <table:table-cell office:value-type="float" office:value="64.23" calcext:value-type="float">
            <text:p>64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9-2014</text:p>
          </table:table-cell>
          <table:table-cell office:value-type="float" office:value="66.4" calcext:value-type="float">
            <text:p>66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0-2014</text:p>
          </table:table-cell>
          <table:table-cell office:value-type="float" office:value="66.1" calcext:value-type="float">
            <text:p>66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1-2014</text:p>
          </table:table-cell>
          <table:table-cell office:value-type="float" office:value="66.1" calcext:value-type="float">
            <text:p>66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2-2014</text:p>
          </table:table-cell>
          <table:table-cell office:value-type="float" office:value="66.1" calcext:value-type="float">
            <text:p>66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3-2014</text:p>
          </table:table-cell>
          <table:table-cell office:value-type="float" office:value="68.45" calcext:value-type="float">
            <text:p>68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4-2014</text:p>
          </table:table-cell>
          <table:table-cell office:value-type="float" office:value="68.76" calcext:value-type="float">
            <text:p>68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5-2014</text:p>
          </table:table-cell>
          <table:table-cell office:value-type="float" office:value="74.11" calcext:value-type="float">
            <text:p>74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6-2014</text:p>
          </table:table-cell>
          <table:table-cell office:value-type="float" office:value="74.41" calcext:value-type="float">
            <text:p>74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7-2014</text:p>
          </table:table-cell>
          <table:table-cell office:value-type="float" office:value="74.93" calcext:value-type="float">
            <text:p>7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8-2014</text:p>
          </table:table-cell>
          <table:table-cell office:value-type="float" office:value="72.25" calcext:value-type="float">
            <text:p>72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9-2014</text:p>
          </table:table-cell>
          <table:table-cell office:value-type="float" office:value="72.25" calcext:value-type="float">
            <text:p>72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0-2014</text:p>
          </table:table-cell>
          <table:table-cell office:value-type="float" office:value="72.29" calcext:value-type="float">
            <text:p>72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1-2014</text:p>
          </table:table-cell>
          <table:table-cell office:value-type="float" office:value="73.07" calcext:value-type="float">
            <text:p>73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2-2014</text:p>
          </table:table-cell>
          <table:table-cell office:value-type="float" office:value="78.73" calcext:value-type="float">
            <text:p>7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3-2014</text:p>
          </table:table-cell>
          <table:table-cell office:value-type="float" office:value="76.48" calcext:value-type="float">
            <text:p>76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4-2014</text:p>
          </table:table-cell>
          <table:table-cell office:value-type="float" office:value="76.19" calcext:value-type="float">
            <text:p>76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5-2014</text:p>
          </table:table-cell>
          <table:table-cell office:value-type="float" office:value="76.19" calcext:value-type="float">
            <text:p>76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6-2014</text:p>
          </table:table-cell>
          <table:table-cell office:value-type="float" office:value="76.22" calcext:value-type="float">
            <text:p>76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7-2014</text:p>
          </table:table-cell>
          <table:table-cell office:value-type="float" office:value="76.59" calcext:value-type="float">
            <text:p>76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8-2014</text:p>
          </table:table-cell>
          <table:table-cell office:value-type="float" office:value="79.31" calcext:value-type="float">
            <text:p>79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9-2014</text:p>
          </table:table-cell>
          <table:table-cell office:value-type="float" office:value="79.54" calcext:value-type="float">
            <text:p>79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0-2014</text:p>
          </table:table-cell>
          <table:table-cell office:value-type="float" office:value="79.69" calcext:value-type="float">
            <text:p>79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1-2014</text:p>
          </table:table-cell>
          <table:table-cell office:value-type="float" office:value="79.88" calcext:value-type="float">
            <text:p>79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-2014</text:p>
          </table:table-cell>
          <table:table-cell office:value-type="float" office:value="79.88" calcext:value-type="float">
            <text:p>79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-2014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3-2014</text:p>
          </table:table-cell>
          <table:table-cell office:value-type="float" office:value="81.27" calcext:value-type="float">
            <text:p>81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4-2014</text:p>
          </table:table-cell>
          <table:table-cell office:value-type="float" office:value="80.69" calcext:value-type="float">
            <text:p>80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5-2014</text:p>
          </table:table-cell>
          <table:table-cell office:value-type="float" office:value="81.19" calcext:value-type="float">
            <text:p>8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6-2014</text:p>
          </table:table-cell>
          <table:table-cell office:value-type="float" office:value="81.08" calcext:value-type="float">
            <text:p>81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7-2014</text:p>
          </table:table-cell>
          <table:table-cell office:value-type="float" office:value="81.15" calcext:value-type="float">
            <text:p>8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8-2014</text:p>
          </table:table-cell>
          <table:table-cell office:value-type="float" office:value="81.15" calcext:value-type="float">
            <text:p>8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9-2014</text:p>
          </table:table-cell>
          <table:table-cell office:value-type="float" office:value="81.15" calcext:value-type="float">
            <text:p>8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0-2014</text:p>
          </table:table-cell>
          <table:table-cell office:value-type="float" office:value="81.23" calcext:value-type="float">
            <text:p>81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1-2014</text:p>
          </table:table-cell>
          <table:table-cell office:value-type="float" office:value="84.04" calcext:value-type="float">
            <text:p>84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2-2014</text:p>
          </table:table-cell>
          <table:table-cell office:value-type="float" office:value="87.08" calcext:value-type="float">
            <text:p>87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3-2014</text:p>
          </table:table-cell>
          <table:table-cell office:value-type="float" office:value="87.12" calcext:value-type="float">
            <text:p>87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4-2014</text:p>
          </table:table-cell>
          <table:table-cell office:value-type="float" office:value="86.88" calcext:value-type="float">
            <text:p>86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5-2014</text:p>
          </table:table-cell>
          <table:table-cell office:value-type="float" office:value="86.88" calcext:value-type="float">
            <text:p>86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6-2014</text:p>
          </table:table-cell>
          <table:table-cell office:value-type="float" office:value="87" calcext:value-type="float">
            <text:p>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7-2014</text:p>
          </table:table-cell>
          <table:table-cell office:value-type="float" office:value="86.25" calcext:value-type="float">
            <text:p>8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8-2014</text:p>
          </table:table-cell>
          <table:table-cell office:value-type="float" office:value="87.12" calcext:value-type="float">
            <text:p>87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9-2014</text:p>
          </table:table-cell>
          <table:table-cell office:value-type="float" office:value="87.92" calcext:value-type="float">
            <text:p>8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0-2014</text:p>
          </table:table-cell>
          <table:table-cell office:value-type="float" office:value="87.75" calcext:value-type="float">
            <text:p>8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1-2014</text:p>
          </table:table-cell>
          <table:table-cell office:value-type="float" office:value="87.71" calcext:value-type="float">
            <text:p>87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2-2014</text:p>
          </table:table-cell>
          <table:table-cell office:value-type="float" office:value="87.71" calcext:value-type="float">
            <text:p>87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3-2014</text:p>
          </table:table-cell>
          <table:table-cell office:value-type="float" office:value="87.62" calcext:value-type="float">
            <text:p>87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4-2014</text:p>
          </table:table-cell>
          <table:table-cell office:value-type="float" office:value="87.67" calcext:value-type="float">
            <text:p>8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5-2014</text:p>
          </table:table-cell>
          <table:table-cell office:value-type="float" office:value="87.75" calcext:value-type="float">
            <text:p>8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6-2014</text:p>
          </table:table-cell>
          <table:table-cell office:value-type="float" office:value="88.21" calcext:value-type="float">
            <text:p>8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8-2014</text:p>
          </table:table-cell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-2014</text:p>
          </table:table-cell>
          <table:table-cell office:value-type="float" office:value="84.28" calcext:value-type="float">
            <text:p>8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-2014</text:p>
          </table:table-cell>
          <table:table-cell office:value-type="float" office:value="84.32" calcext:value-type="float">
            <text:p>84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-2014</text:p>
          </table:table-cell>
          <table:table-cell office:value-type="float" office:value="81.31" calcext:value-type="float">
            <text:p>81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4-2014</text:p>
          </table:table-cell>
          <table:table-cell office:value-type="float" office:value="81.15" calcext:value-type="float">
            <text:p>8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5-2014</text:p>
          </table:table-cell>
          <table:table-cell office:value-type="float" office:value="80.81" calcext:value-type="float">
            <text:p>80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6-2014</text:p>
          </table:table-cell>
          <table:table-cell office:value-type="float" office:value="80.46" calcext:value-type="float">
            <text:p>80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7-2014</text:p>
          </table:table-cell>
          <table:table-cell office:value-type="float" office:value="80.54" calcext:value-type="float">
            <text:p>80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8-2014</text:p>
          </table:table-cell>
          <table:table-cell office:value-type="float" office:value="80.54" calcext:value-type="float">
            <text:p>80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9-2014</text:p>
          </table:table-cell>
          <table:table-cell office:value-type="float" office:value="80.31" calcext:value-type="float">
            <text:p>80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0-2014</text:p>
          </table:table-cell>
          <table:table-cell office:value-type="float" office:value="80.88" calcext:value-type="float">
            <text:p>8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1-2014</text:p>
          </table:table-cell>
          <table:table-cell office:value-type="float" office:value="78.04" calcext:value-type="float">
            <text:p>7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2-2014</text:p>
          </table:table-cell>
          <table:table-cell office:value-type="float" office:value="78.11" calcext:value-type="float">
            <text:p>78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3-2014</text:p>
          </table:table-cell>
          <table:table-cell office:value-type="float" office:value="75.36" calcext:value-type="float">
            <text:p>75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4-2014</text:p>
          </table:table-cell>
          <table:table-cell office:value-type="float" office:value="75.18" calcext:value-type="float">
            <text:p>75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5-2014</text:p>
          </table:table-cell>
          <table:table-cell office:value-type="float" office:value="75.18" calcext:value-type="float">
            <text:p>75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6-2014</text:p>
          </table:table-cell>
          <table:table-cell office:value-type="float" office:value="72.69" calcext:value-type="float">
            <text:p>72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7-2014</text:p>
          </table:table-cell>
          <table:table-cell office:value-type="float" office:value="73.54" calcext:value-type="float">
            <text:p>73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8-2014</text:p>
          </table:table-cell>
          <table:table-cell office:value-type="float" office:value="69.73" calcext:value-type="float">
            <text:p>6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9-2014</text:p>
          </table:table-cell>
          <table:table-cell office:value-type="float" office:value="66.84" calcext:value-type="float">
            <text:p>66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0-2014</text:p>
          </table:table-cell>
          <table:table-cell office:value-type="float" office:value="64.19" calcext:value-type="float">
            <text:p>64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1-2014</text:p>
          </table:table-cell>
          <table:table-cell office:value-type="float" office:value="57.06" calcext:value-type="float">
            <text:p>5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2-2014</text:p>
          </table:table-cell>
          <table:table-cell office:value-type="float" office:value="57.86" calcext:value-type="float">
            <text:p>57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3-2014</text:p>
          </table:table-cell>
          <table:table-cell office:value-type="float" office:value="57.86" calcext:value-type="float">
            <text:p>57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4-2014</text:p>
          </table:table-cell>
          <table:table-cell office:value-type="float" office:value="58.63" calcext:value-type="float">
            <text:p>5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5-2014</text:p>
          </table:table-cell>
          <table:table-cell office:value-type="float" office:value="72.82" calcext:value-type="float">
            <text:p>72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6-2014</text:p>
          </table:table-cell>
          <table:table-cell office:value-type="float" office:value="77.88" calcext:value-type="float">
            <text:p>77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7-2014</text:p>
          </table:table-cell>
          <table:table-cell office:value-type="float" office:value="67.47" calcext:value-type="float">
            <text:p>67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8-2014</text:p>
          </table:table-cell>
          <table:table-cell office:value-type="float" office:value="65.29" calcext:value-type="float">
            <text:p>65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9-2014</text:p>
          </table:table-cell>
          <table:table-cell office:value-type="float" office:value="67.47" calcext:value-type="float">
            <text:p>67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0-2014</text:p>
          </table:table-cell>
          <table:table-cell office:value-type="float" office:value="67.5" calcext:value-type="float">
            <text:p>6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1-2014</text:p>
          </table:table-cell>
          <table:table-cell office:value-type="float" office:value="70.03" calcext:value-type="float">
            <text:p>70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-2014</text:p>
          </table:table-cell>
          <table:table-cell office:value-type="float" office:value="69.69" calcext:value-type="float">
            <text:p>69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-2014</text:p>
          </table:table-cell>
          <table:table-cell office:value-type="float" office:value="66.36" calcext:value-type="float">
            <text:p>6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-2014</text:p>
          </table:table-cell>
          <table:table-cell office:value-type="float" office:value="66.36" calcext:value-type="float">
            <text:p>6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4-2014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5-2014</text:p>
          </table:table-cell>
          <table:table-cell office:value-type="float" office:value="67.63" calcext:value-type="float">
            <text:p>6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6-2014</text:p>
          </table:table-cell>
          <table:table-cell office:value-type="float" office:value="67.67" calcext:value-type="float">
            <text:p>6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7-2014</text:p>
          </table:table-cell>
          <table:table-cell office:value-type="float" office:value="67.1" calcext:value-type="float">
            <text:p>67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8-2014</text:p>
          </table:table-cell>
          <table:table-cell office:value-type="float" office:value="66.87" calcext:value-type="float">
            <text:p>66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9-2014</text:p>
          </table:table-cell>
          <table:table-cell office:value-type="float" office:value="66.87" calcext:value-type="float">
            <text:p>66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0-2014</text:p>
          </table:table-cell>
          <table:table-cell office:value-type="float" office:value="66.47" calcext:value-type="float">
            <text:p>66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1-2014</text:p>
          </table:table-cell>
          <table:table-cell office:value-type="float" office:value="66.53" calcext:value-type="float">
            <text:p>66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2-2014</text:p>
          </table:table-cell>
          <table:table-cell office:value-type="float" office:value="66.53" calcext:value-type="float">
            <text:p>66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3-2014</text:p>
          </table:table-cell>
          <table:table-cell office:value-type="float" office:value="66.53" calcext:value-type="float">
            <text:p>66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4-2014</text:p>
          </table:table-cell>
          <table:table-cell office:value-type="float" office:value="66.8" calcext:value-type="float">
            <text:p>66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5-2014</text:p>
          </table:table-cell>
          <table:table-cell office:value-type="float" office:value="67.1" calcext:value-type="float">
            <text:p>67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6-2014</text:p>
          </table:table-cell>
          <table:table-cell office:value-type="float" office:value="64.71" calcext:value-type="float">
            <text:p>64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7-2014</text:p>
          </table:table-cell>
          <table:table-cell office:value-type="float" office:value="64.77" calcext:value-type="float">
            <text:p>64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8-2014</text:p>
          </table:table-cell>
          <table:table-cell office:value-type="float" office:value="64.74" calcext:value-type="float">
            <text:p>64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9-2014</text:p>
          </table:table-cell>
          <table:table-cell office:value-type="float" office:value="64.74" calcext:value-type="float">
            <text:p>64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0-2014</text:p>
          </table:table-cell>
          <table:table-cell office:value-type="float" office:value="64.74" calcext:value-type="float">
            <text:p>64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1-2014</text:p>
          </table:table-cell>
          <table:table-cell office:value-type="float" office:value="66.57" calcext:value-type="float">
            <text:p>66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2-2014</text:p>
          </table:table-cell>
          <table:table-cell office:value-type="float" office:value="66.97" calcext:value-type="float">
            <text:p>66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3-2014</text:p>
          </table:table-cell>
          <table:table-cell office:value-type="float" office:value="67.07" calcext:value-type="float">
            <text:p>67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4-2014</text:p>
          </table:table-cell>
          <table:table-cell office:value-type="float" office:value="67.2" calcext:value-type="float">
            <text:p>67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5-2014</text:p>
          </table:table-cell>
          <table:table-cell office:value-type="float" office:value="67.43" calcext:value-type="float">
            <text:p>6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6-2014</text:p>
          </table:table-cell>
          <table:table-cell office:value-type="float" office:value="67.43" calcext:value-type="float">
            <text:p>6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7-2014</text:p>
          </table:table-cell>
          <table:table-cell office:value-type="float" office:value="67.43" calcext:value-type="float">
            <text:p>6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8-2014</text:p>
          </table:table-cell>
          <table:table-cell office:value-type="float" office:value="68.37" calcext:value-type="float">
            <text:p>6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9-2014</text:p>
          </table:table-cell>
          <table:table-cell office:value-type="float" office:value="69.41" calcext:value-type="float">
            <text:p>69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0-2014</text:p>
          </table:table-cell>
          <table:table-cell office:value-type="float" office:value="69.48" calcext:value-type="float">
            <text:p>69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-2014</text:p>
          </table:table-cell>
          <table:table-cell office:value-type="float" office:value="69.24" calcext:value-type="float">
            <text:p>69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-2014</text:p>
          </table:table-cell>
          <table:table-cell office:value-type="float" office:value="69.14" calcext:value-type="float">
            <text:p>6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-2014</text:p>
          </table:table-cell>
          <table:table-cell office:value-type="float" office:value="69.14" calcext:value-type="float">
            <text:p>6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4-2014</text:p>
          </table:table-cell>
          <table:table-cell office:value-type="float" office:value="69.48" calcext:value-type="float">
            <text:p>69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5-2014</text:p>
          </table:table-cell>
          <table:table-cell office:value-type="float" office:value="68.93" calcext:value-type="float">
            <text:p>68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6-2014</text:p>
          </table:table-cell>
          <table:table-cell office:value-type="float" office:value="68.86" calcext:value-type="float">
            <text:p>68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7-2014</text:p>
          </table:table-cell>
          <table:table-cell office:value-type="float" office:value="68.66" calcext:value-type="float">
            <text:p>68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8-2014</text:p>
          </table:table-cell>
          <table:table-cell office:value-type="float" office:value="68.17" calcext:value-type="float">
            <text:p>68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9-2014</text:p>
          </table:table-cell>
          <table:table-cell office:value-type="float" office:value="73.3" calcext:value-type="float">
            <text:p>73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0-2014</text:p>
          </table:table-cell>
          <table:table-cell office:value-type="float" office:value="73.3" calcext:value-type="float">
            <text:p>73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1-2014</text:p>
          </table:table-cell>
          <table:table-cell office:value-type="float" office:value="73.3" calcext:value-type="float">
            <text:p>73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2-2014</text:p>
          </table:table-cell>
          <table:table-cell office:value-type="float" office:value="73.74" calcext:value-type="float">
            <text:p>73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3-2014</text:p>
          </table:table-cell>
          <table:table-cell office:value-type="float" office:value="71.46" calcext:value-type="float">
            <text:p>71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4-2014</text:p>
          </table:table-cell>
          <table:table-cell office:value-type="float" office:value="74.07" calcext:value-type="float">
            <text:p>74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5-2014</text:p>
          </table:table-cell>
          <table:table-cell office:value-type="float" office:value="74.3" calcext:value-type="float">
            <text:p>74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6-2014</text:p>
          </table:table-cell>
          <table:table-cell office:value-type="float" office:value="75.58" calcext:value-type="float">
            <text:p>75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7-2014</text:p>
          </table:table-cell>
          <table:table-cell office:value-type="float" office:value="75.58" calcext:value-type="float">
            <text:p>75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8-2014</text:p>
          </table:table-cell>
          <table:table-cell office:value-type="float" office:value="75.58" calcext:value-type="float">
            <text:p>75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9-2014</text:p>
          </table:table-cell>
          <table:table-cell office:value-type="float" office:value="72.69" calcext:value-type="float">
            <text:p>72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0-2014</text:p>
          </table:table-cell>
          <table:table-cell office:value-type="float" office:value="72.69" calcext:value-type="float">
            <text:p>72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1-2014</text:p>
          </table:table-cell>
          <table:table-cell office:value-type="float" office:value="71.14" calcext:value-type="float">
            <text:p>71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2-2014</text:p>
          </table:table-cell>
          <table:table-cell office:value-type="float" office:value="69.51" calcext:value-type="float">
            <text:p>6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3-2014</text:p>
          </table:table-cell>
          <table:table-cell office:value-type="float" office:value="70.93" calcext:value-type="float">
            <text:p>70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4-2014</text:p>
          </table:table-cell>
          <table:table-cell office:value-type="float" office:value="70.93" calcext:value-type="float">
            <text:p>70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5-2014</text:p>
          </table:table-cell>
          <table:table-cell office:value-type="float" office:value="70.96" calcext:value-type="float">
            <text:p>70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6-2014</text:p>
          </table:table-cell>
          <table:table-cell office:value-type="float" office:value="70.93" calcext:value-type="float">
            <text:p>70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7-2014</text:p>
          </table:table-cell>
          <table:table-cell office:value-type="float" office:value="71.18" calcext:value-type="float">
            <text:p>71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8-2014</text:p>
          </table:table-cell>
          <table:table-cell office:value-type="float" office:value="70.93" calcext:value-type="float">
            <text:p>70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9-2014</text:p>
          </table:table-cell>
          <table:table-cell office:value-type="float" office:value="70.79" calcext:value-type="float">
            <text:p>70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0-2014</text:p>
          </table:table-cell>
          <table:table-cell office:value-type="float" office:value="70.46" calcext:value-type="float">
            <text:p>70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1-2014</text:p>
          </table:table-cell>
          <table:table-cell office:value-type="float" office:value="70.46" calcext:value-type="float">
            <text:p>70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-2014</text:p>
          </table:table-cell>
          <table:table-cell office:value-type="float" office:value="70.5" calcext:value-type="float">
            <text:p>7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-2014</text:p>
          </table:table-cell>
          <table:table-cell office:value-type="float" office:value="70.57" calcext:value-type="float">
            <text:p>70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-2014</text:p>
          </table:table-cell>
          <table:table-cell office:value-type="float" office:value="70.5" calcext:value-type="float">
            <text:p>7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4-2014</text:p>
          </table:table-cell>
          <table:table-cell office:value-type="float" office:value="70.54" calcext:value-type="float">
            <text:p>70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5-2014</text:p>
          </table:table-cell>
          <table:table-cell office:value-type="float" office:value="70.29" calcext:value-type="float">
            <text:p>70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6-2014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7-2014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8-2014</text:p>
          </table:table-cell>
          <table:table-cell office:value-type="float" office:value="70.04" calcext:value-type="float">
            <text:p>7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9-2014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0-2014</text:p>
          </table:table-cell>
          <table:table-cell office:value-type="float" office:value="69.96" calcext:value-type="float">
            <text:p>69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1-2014</text:p>
          </table:table-cell>
          <table:table-cell office:value-type="float" office:value="71.24" calcext:value-type="float">
            <text:p>71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2-2014</text:p>
          </table:table-cell>
          <table:table-cell office:value-type="float" office:value="72.33" calcext:value-type="float">
            <text:p>72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3-2014</text:p>
          </table:table-cell>
          <table:table-cell office:value-type="float" office:value="72.41" calcext:value-type="float">
            <text:p>72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4-2014</text:p>
          </table:table-cell>
          <table:table-cell office:value-type="float" office:value="72.41" calcext:value-type="float">
            <text:p>72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5-2014</text:p>
          </table:table-cell>
          <table:table-cell office:value-type="float" office:value="72.44" calcext:value-type="float">
            <text:p>72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6-2014</text:p>
          </table:table-cell>
          <table:table-cell office:value-type="float" office:value="72.67" calcext:value-type="float">
            <text:p>7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7-2014</text:p>
          </table:table-cell>
          <table:table-cell office:value-type="float" office:value="71.93" calcext:value-type="float">
            <text:p>71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8-2014</text:p>
          </table:table-cell>
          <table:table-cell office:value-type="float" office:value="72.89" calcext:value-type="float">
            <text:p>72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9-2014</text:p>
          </table:table-cell>
          <table:table-cell office:value-type="float" office:value="72.56" calcext:value-type="float">
            <text:p>72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0-2014</text:p>
          </table:table-cell>
          <table:table-cell office:value-type="float" office:value="72.52" calcext:value-type="float">
            <text:p>72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1-2014</text:p>
          </table:table-cell>
          <table:table-cell office:value-type="float" office:value="72.52" calcext:value-type="float">
            <text:p>72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2-2014</text:p>
          </table:table-cell>
          <table:table-cell office:value-type="float" office:value="72.56" calcext:value-type="float">
            <text:p>72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3-2014</text:p>
          </table:table-cell>
          <table:table-cell office:value-type="float" office:value="72.48" calcext:value-type="float">
            <text:p>7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4-2014</text:p>
          </table:table-cell>
          <table:table-cell office:value-type="float" office:value="72.78" calcext:value-type="float">
            <text:p>7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5-2014</text:p>
          </table:table-cell>
          <table:table-cell office:value-type="float" office:value="72.67" calcext:value-type="float">
            <text:p>7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6-2014</text:p>
          </table:table-cell>
          <table:table-cell office:value-type="float" office:value="72.52" calcext:value-type="float">
            <text:p>72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7-2014</text:p>
          </table:table-cell>
          <table:table-cell office:value-type="float" office:value="72.41" calcext:value-type="float">
            <text:p>72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8-2014</text:p>
          </table:table-cell>
          <table:table-cell office:value-type="float" office:value="72.41" calcext:value-type="float">
            <text:p>72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9-2014</text:p>
          </table:table-cell>
          <table:table-cell office:value-type="float" office:value="72.44" calcext:value-type="float">
            <text:p>72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0-2014</text:p>
          </table:table-cell>
          <table:table-cell office:value-type="float" office:value="72.37" calcext:value-type="float">
            <text:p>72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-2014</text:p>
          </table:table-cell>
          <table:table-cell office:value-type="float" office:value="68.18" calcext:value-type="float">
            <text:p>6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-2014</text:p>
          </table:table-cell>
          <table:table-cell office:value-type="float" office:value="70.29" calcext:value-type="float">
            <text:p>70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-2014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4-2014</text:p>
          </table:table-cell>
          <table:table-cell office:value-type="float" office:value="69.96" calcext:value-type="float">
            <text:p>69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5-2014</text:p>
          </table:table-cell>
          <table:table-cell office:value-type="float" office:value="69.96" calcext:value-type="float">
            <text:p>69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6-2014</text:p>
          </table:table-cell>
          <table:table-cell office:value-type="float" office:value="69.6" calcext:value-type="float">
            <text:p>69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7-2014</text:p>
          </table:table-cell>
          <table:table-cell office:value-type="float" office:value="71.37" calcext:value-type="float">
            <text:p>71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8-2014</text:p>
          </table:table-cell>
          <table:table-cell office:value-type="float" office:value="71.41" calcext:value-type="float">
            <text:p>71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9-2014</text:p>
          </table:table-cell>
          <table:table-cell office:value-type="float" office:value="72.98" calcext:value-type="float">
            <text:p>7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0-2014</text:p>
          </table:table-cell>
          <table:table-cell office:value-type="float" office:value="74.42" calcext:value-type="float">
            <text:p>74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1-2014</text:p>
          </table:table-cell>
          <table:table-cell office:value-type="float" office:value="77.41" calcext:value-type="float">
            <text:p>77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2-2014</text:p>
          </table:table-cell>
          <table:table-cell office:value-type="float" office:value="77.41" calcext:value-type="float">
            <text:p>77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3-2014</text:p>
          </table:table-cell>
          <table:table-cell office:value-type="float" office:value="77.49" calcext:value-type="float">
            <text:p>77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4-2014</text:p>
          </table:table-cell>
          <table:table-cell office:value-type="float" office:value="77.73" calcext:value-type="float">
            <text:p>77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5-2014</text:p>
          </table:table-cell>
          <table:table-cell office:value-type="float" office:value="79.56" calcext:value-type="float">
            <text:p>7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6-2014</text:p>
          </table:table-cell>
          <table:table-cell office:value-type="float" office:value="79.6" calcext:value-type="float">
            <text:p>79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7-2014</text:p>
          </table:table-cell>
          <table:table-cell office:value-type="float" office:value="82.83" calcext:value-type="float">
            <text:p>82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8-2014</text:p>
          </table:table-cell>
          <table:table-cell office:value-type="float" office:value="80.41" calcext:value-type="float">
            <text:p>80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9-2014</text:p>
          </table:table-cell>
          <table:table-cell office:value-type="float" office:value="80.2" calcext:value-type="float">
            <text:p>80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0-2014</text:p>
          </table:table-cell>
          <table:table-cell office:value-type="float" office:value="80.2" calcext:value-type="float">
            <text:p>80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1-2014</text:p>
          </table:table-cell>
          <table:table-cell office:value-type="float" office:value="79.76" calcext:value-type="float">
            <text:p>79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2-2014</text:p>
          </table:table-cell>
          <table:table-cell office:value-type="float" office:value="74.65" calcext:value-type="float">
            <text:p>74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3-2014</text:p>
          </table:table-cell>
          <table:table-cell office:value-type="float" office:value="74.62" calcext:value-type="float">
            <text:p>74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4-2014</text:p>
          </table:table-cell>
          <table:table-cell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5-2014</text:p>
          </table:table-cell>
          <table:table-cell office:value-type="float" office:value="76.08" calcext:value-type="float">
            <text:p>76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6-2014</text:p>
          </table:table-cell>
          <table:table-cell office:value-type="float" office:value="76.08" calcext:value-type="float">
            <text:p>76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7-2014</text:p>
          </table:table-cell>
          <table:table-cell office:value-type="float" office:value="76.08" calcext:value-type="float">
            <text:p>76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8-2014</text:p>
          </table:table-cell>
          <table:table-cell office:value-type="float" office:value="76.2" calcext:value-type="float">
            <text:p>76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9-2014</text:p>
          </table:table-cell>
          <table:table-cell office:value-type="float" office:value="76.27" calcext:value-type="float">
            <text:p>76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0-2014</text:p>
          </table:table-cell>
          <table:table-cell office:value-type="float" office:value="77.1" calcext:value-type="float">
            <text:p>77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1-2014</text:p>
          </table:table-cell>
          <table:table-cell office:value-type="float" office:value="77.33" calcext:value-type="float">
            <text:p>77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-2014</text:p>
          </table:table-cell>
          <table:table-cell office:value-type="float" office:value="78.68" calcext:value-type="float">
            <text:p>7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-2014</text:p>
          </table:table-cell>
          <table:table-cell office:value-type="float" office:value="78.68" calcext:value-type="float">
            <text:p>7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-2014</text:p>
          </table:table-cell>
          <table:table-cell office:value-type="float" office:value="78.68" calcext:value-type="float">
            <text:p>7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4-2014</text:p>
          </table:table-cell>
          <table:table-cell office:value-type="float" office:value="78.88" calcext:value-type="float">
            <text:p>78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5-2014</text:p>
          </table:table-cell>
          <table:table-cell office:value-type="float" office:value="79.44" calcext:value-type="float">
            <text:p>79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6-2014</text:p>
          </table:table-cell>
          <table:table-cell office:value-type="float" office:value="79.28" calcext:value-type="float">
            <text:p>7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7-2014</text:p>
          </table:table-cell>
          <table:table-cell office:value-type="float" office:value="80.9" calcext:value-type="float">
            <text:p>8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8-2014</text:p>
          </table:table-cell>
          <table:table-cell office:value-type="float" office:value="81.06" calcext:value-type="float">
            <text:p>81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9-2014</text:p>
          </table:table-cell>
          <table:table-cell office:value-type="float" office:value="81.06" calcext:value-type="float">
            <text:p>81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0-2014</text:p>
          </table:table-cell>
          <table:table-cell office:value-type="float" office:value="81.06" calcext:value-type="float">
            <text:p>81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1-2014</text:p>
          </table:table-cell>
          <table:table-cell office:value-type="float" office:value="80.61" calcext:value-type="float">
            <text:p>80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2-2014</text:p>
          </table:table-cell>
          <table:table-cell office:value-type="float" office:value="80.45" calcext:value-type="float">
            <text:p>80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3-2014</text:p>
          </table:table-cell>
          <table:table-cell office:value-type="float" office:value="82.38" calcext:value-type="float">
            <text:p>82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4-2014</text:p>
          </table:table-cell>
          <table:table-cell office:value-type="float" office:value="83.87" calcext:value-type="float">
            <text:p>83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5-2014</text:p>
          </table:table-cell>
          <table:table-cell office:value-type="float" office:value="82.46" calcext:value-type="float">
            <text:p>8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6-2014</text:p>
          </table:table-cell>
          <table:table-cell office:value-type="float" office:value="82.46" calcext:value-type="float">
            <text:p>8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7-2014</text:p>
          </table:table-cell>
          <table:table-cell office:value-type="float" office:value="82.46" calcext:value-type="float">
            <text:p>8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8-2014</text:p>
          </table:table-cell>
          <table:table-cell office:value-type="float" office:value="82.46" calcext:value-type="float">
            <text:p>8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9-2014</text:p>
          </table:table-cell>
          <table:table-cell office:value-type="float" office:value="82.83" calcext:value-type="float">
            <text:p>82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0-2014</text:p>
          </table:table-cell>
          <table:table-cell office:value-type="float" office:value="83.67" calcext:value-type="float">
            <text:p>83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1-2014</text:p>
          </table:table-cell>
          <table:table-cell office:value-type="float" office:value="83.96" calcext:value-type="float">
            <text:p>83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2-2014</text:p>
          </table:table-cell>
          <table:table-cell office:value-type="float" office:value="84.17" calcext:value-type="float">
            <text:p>8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3-2014</text:p>
          </table:table-cell>
          <table:table-cell office:value-type="float" office:value="84.17" calcext:value-type="float">
            <text:p>8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4-2014</text:p>
          </table:table-cell>
          <table:table-cell office:value-type="float" office:value="84.17" calcext:value-type="float">
            <text:p>8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5-2014</text:p>
          </table:table-cell>
          <table:table-cell office:value-type="float" office:value="86.34" calcext:value-type="float">
            <text:p>86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6-2014</text:p>
          </table:table-cell>
          <table:table-cell office:value-type="float" office:value="86.17" calcext:value-type="float">
            <text:p>86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7-2014</text:p>
          </table:table-cell>
          <table:table-cell office:value-type="float" office:value="87.96" calcext:value-type="float">
            <text:p>87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8-2014</text:p>
          </table:table-cell>
          <table:table-cell office:value-type="float" office:value="90.59" calcext:value-type="float">
            <text:p>90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9-2014</text:p>
          </table:table-cell>
          <table:table-cell office:value-type="float" office:value="89.82" calcext:value-type="float">
            <text:p>89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0-2014</text:p>
          </table:table-cell>
          <table:table-cell office:value-type="float" office:value="87.82" calcext:value-type="float">
            <text:p>87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1-2014</text:p>
          </table:table-cell>
          <table:table-cell office:value-type="float" office:value="87.82" calcext:value-type="float">
            <text:p>87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-2014</text:p>
          </table:table-cell>
          <table:table-cell office:value-type="float" office:value="87.82" calcext:value-type="float">
            <text:p>87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-2014</text:p>
          </table:table-cell>
          <table:table-cell office:value-type="float" office:value="88.4" calcext:value-type="float">
            <text:p>88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-2014</text:p>
          </table:table-cell>
          <table:table-cell office:value-type="float" office:value="88.09" calcext:value-type="float">
            <text:p>88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4-2014</text:p>
          </table:table-cell>
          <table:table-cell office:value-type="float" office:value="88.4" calcext:value-type="float">
            <text:p>88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5-2014</text:p>
          </table:table-cell>
          <table:table-cell office:value-type="float" office:value="90.59" calcext:value-type="float">
            <text:p>90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6-2014</text:p>
          </table:table-cell>
          <table:table-cell office:value-type="float" office:value="91.77" calcext:value-type="float">
            <text:p>91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7-2014</text:p>
          </table:table-cell>
          <table:table-cell office:value-type="float" office:value="91.77" calcext:value-type="float">
            <text:p>91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8-2014</text:p>
          </table:table-cell>
          <table:table-cell office:value-type="float" office:value="92.09" calcext:value-type="float">
            <text:p>92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9-2014</text:p>
          </table:table-cell>
          <table:table-cell office:value-type="float" office:value="92.32" calcext:value-type="float">
            <text:p>9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0-2014</text:p>
          </table:table-cell>
          <table:table-cell office:value-type="float" office:value="92.91" calcext:value-type="float">
            <text:p>92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1-2014</text:p>
          </table:table-cell>
          <table:table-cell office:value-type="float" office:value="96.14" calcext:value-type="float">
            <text:p>96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2-2014</text:p>
          </table:table-cell>
          <table:table-cell office:value-type="float" office:value="97.95" calcext:value-type="float">
            <text:p>97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3-2014</text:p>
          </table:table-cell>
          <table:table-cell office:value-type="float" office:value="97.95" calcext:value-type="float">
            <text:p>97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4-2014</text:p>
          </table:table-cell>
          <table:table-cell office:value-type="float" office:value="97.95" calcext:value-type="float">
            <text:p>97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5-2014</text:p>
          </table:table-cell>
          <table:table-cell office:value-type="float" office:value="97.48" calcext:value-type="float">
            <text:p>97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6-2014</text:p>
          </table:table-cell>
          <table:table-cell office:value-type="float" office:value="94.74" calcext:value-type="float">
            <text:p>94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7-2014</text:p>
          </table:table-cell>
          <table:table-cell office:value-type="float" office:value="93.36" calcext:value-type="float">
            <text:p>93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8-2014</text:p>
          </table:table-cell>
          <table:table-cell office:value-type="float" office:value="95.9" calcext:value-type="float">
            <text:p>95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9-2014</text:p>
          </table:table-cell>
          <table:table-cell office:value-type="float" office:value="95.52" calcext:value-type="float">
            <text:p>95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0-2014</text:p>
          </table:table-cell>
          <table:table-cell office:value-type="float" office:value="95.52" calcext:value-type="float">
            <text:p>95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1-2014</text:p>
          </table:table-cell>
          <table:table-cell office:value-type="float" office:value="95.52" calcext:value-type="float">
            <text:p>95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2-2014</text:p>
          </table:table-cell>
          <table:table-cell office:value-type="float" office:value="96.76" calcext:value-type="float">
            <text:p>96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3-2014</text:p>
          </table:table-cell>
          <table:table-cell office:value-type="float" office:value="97" calcext:value-type="float">
            <text:p>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4-2014</text:p>
          </table:table-cell>
          <table:table-cell office:value-type="float" office:value="97.48" calcext:value-type="float">
            <text:p>97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5-2014</text:p>
          </table:table-cell>
          <table:table-cell office:value-type="float" office:value="98.1" calcext:value-type="float">
            <text:p>98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6-2014</text:p>
          </table:table-cell>
          <table:table-cell office:value-type="float" office:value="100.68" calcext:value-type="float">
            <text:p>100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7-2014</text:p>
          </table:table-cell>
          <table:table-cell office:value-type="float" office:value="100.68" calcext:value-type="float">
            <text:p>100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8-2014</text:p>
          </table:table-cell>
          <table:table-cell office:value-type="float" office:value="100.68" calcext:value-type="float">
            <text:p>100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9-2014</text:p>
          </table:table-cell>
          <table:table-cell office:value-type="float" office:value="100.93" calcext:value-type="float">
            <text:p>100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0-2014</text:p>
          </table:table-cell>
          <table:table-cell office:value-type="float" office:value="100.59" calcext:value-type="float">
            <text:p>100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-2014</text:p>
          </table:table-cell>
          <table:table-cell office:value-type="float" office:value="100.78" calcext:value-type="float">
            <text:p>10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-2014</text:p>
          </table:table-cell>
          <table:table-cell office:value-type="float" office:value="101.53" calcext:value-type="float">
            <text:p>101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-2014</text:p>
          </table:table-cell>
          <table:table-cell office:value-type="float" office:value="101.77" calcext:value-type="float">
            <text:p>101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4-2014</text:p>
          </table:table-cell>
          <table:table-cell office:value-type="float" office:value="102.76" calcext:value-type="float">
            <text:p>102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5-2014</text:p>
          </table:table-cell>
          <table:table-cell office:value-type="float" office:value="102.76" calcext:value-type="float">
            <text:p>102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6-2014</text:p>
          </table:table-cell>
          <table:table-cell office:value-type="float" office:value="100.43" calcext:value-type="float">
            <text:p>10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7-2014</text:p>
          </table:table-cell>
          <table:table-cell office:value-type="float" office:value="100.33" calcext:value-type="float">
            <text:p>10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8-2014</text:p>
          </table:table-cell>
          <table:table-cell office:value-type="float" office:value="98.65" calcext:value-type="float">
            <text:p>9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9-2014</text:p>
          </table:table-cell>
          <table:table-cell office:value-type="float" office:value="98.74" calcext:value-type="float">
            <text:p>98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0-2014</text:p>
          </table:table-cell>
          <table:table-cell office:value-type="float" office:value="99.3" calcext:value-type="float">
            <text:p>9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1-2014</text:p>
          </table:table-cell>
          <table:table-cell office:value-type="float" office:value="99.3" calcext:value-type="float">
            <text:p>9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2-2014</text:p>
          </table:table-cell>
          <table:table-cell office:value-type="float" office:value="99.3" calcext:value-type="float">
            <text:p>9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3-2014</text:p>
          </table:table-cell>
          <table:table-cell office:value-type="float" office:value="99.3" calcext:value-type="float">
            <text:p>9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4-2014</text:p>
          </table:table-cell>
          <table:table-cell office:value-type="float" office:value="97.75" calcext:value-type="float">
            <text:p>9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5-2014</text:p>
          </table:table-cell>
          <table:table-cell office:value-type="float" office:value="97.2" calcext:value-type="float">
            <text:p>97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-2014</text:p>
          </table:table-cell>
          <table:table-cell office:value-type="float" office:value="97.09" calcext:value-type="float">
            <text:p>97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7-2014</text:p>
          </table:table-cell>
          <table:table-cell office:value-type="float" office:value="96.64" calcext:value-type="float">
            <text:p>96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8-2014</text:p>
          </table:table-cell>
          <table:table-cell office:value-type="float" office:value="98.43" calcext:value-type="float">
            <text:p>9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9-2014</text:p>
          </table:table-cell>
          <table:table-cell office:value-type="float" office:value="98.43" calcext:value-type="float">
            <text:p>9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-2014</text:p>
          </table:table-cell>
          <table:table-cell office:value-type="float" office:value="98.93" calcext:value-type="float">
            <text:p>98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1-2014</text:p>
          </table:table-cell>
          <table:table-cell office:value-type="float" office:value="98.09" calcext:value-type="float">
            <text:p>98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2-2014</text:p>
          </table:table-cell>
          <table:table-cell office:value-type="float" office:value="100.52" calcext:value-type="float">
            <text:p>10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3-2014</text:p>
          </table:table-cell>
          <table:table-cell office:value-type="float" office:value="101.63" calcext:value-type="float">
            <text:p>101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4-2014</text:p>
          </table:table-cell>
          <table:table-cell office:value-type="float" office:value="102.26" calcext:value-type="float">
            <text:p>102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5-2014</text:p>
          </table:table-cell>
          <table:table-cell office:value-type="float" office:value="102.26" calcext:value-type="float">
            <text:p>102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6-2014</text:p>
          </table:table-cell>
          <table:table-cell office:value-type="float" office:value="102.26" calcext:value-type="float">
            <text:p>102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7-2014</text:p>
          </table:table-cell>
          <table:table-cell office:value-type="float" office:value="102.95" calcext:value-type="float">
            <text:p>102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8-2014</text:p>
          </table:table-cell>
          <table:table-cell office:value-type="float" office:value="102.27" calcext:value-type="float">
            <text:p>102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9-2014</text:p>
          </table:table-cell>
          <table:table-cell office:value-type="float" office:value="101.69" calcext:value-type="float">
            <text:p>101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0-2014</text:p>
          </table:table-cell>
          <table:table-cell office:value-type="float" office:value="102.03" calcext:value-type="float">
            <text:p>102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1-2014</text:p>
          </table:table-cell>
          <table:table-cell office:value-type="float" office:value="102.56" calcext:value-type="float">
            <text:p>102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-2014</text:p>
          </table:table-cell>
          <table:table-cell office:value-type="float" office:value="102.56" calcext:value-type="float">
            <text:p>102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-2014</text:p>
          </table:table-cell>
          <table:table-cell office:value-type="float" office:value="102.56" calcext:value-type="float">
            <text:p>102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-2014</text:p>
          </table:table-cell>
          <table:table-cell office:value-type="float" office:value="102.56" calcext:value-type="float">
            <text:p>102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4-2014</text:p>
          </table:table-cell>
          <table:table-cell office:value-type="float" office:value="101.8" calcext:value-type="float">
            <text:p>101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5-2014</text:p>
          </table:table-cell>
          <table:table-cell office:value-type="float" office:value="102.04" calcext:value-type="float">
            <text:p>102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6-2014</text:p>
          </table:table-cell>
          <table:table-cell office:value-type="float" office:value="103.28" calcext:value-type="float">
            <text:p>103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7-2014</text:p>
          </table:table-cell>
          <table:table-cell office:value-type="float" office:value="104.12" calcext:value-type="float">
            <text:p>104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8-2014</text:p>
          </table:table-cell>
          <table:table-cell office:value-type="float" office:value="104.12" calcext:value-type="float">
            <text:p>104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9-2014</text:p>
          </table:table-cell>
          <table:table-cell office:value-type="float" office:value="104.12" calcext:value-type="float">
            <text:p>104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0-2014</text:p>
          </table:table-cell>
          <table:table-cell office:value-type="float" office:value="106.2" calcext:value-type="float">
            <text:p>106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1-2014</text:p>
          </table:table-cell>
          <table:table-cell office:value-type="float" office:value="107.27" calcext:value-type="float">
            <text:p>107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2-2014</text:p>
          </table:table-cell>
          <table:table-cell office:value-type="float" office:value="113.62" calcext:value-type="float">
            <text:p>113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3-2014</text:p>
          </table:table-cell>
          <table:table-cell office:value-type="float" office:value="116.43" calcext:value-type="float">
            <text:p>116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4-2014</text:p>
          </table:table-cell>
          <table:table-cell office:value-type="float" office:value="121.22" calcext:value-type="float">
            <text:p>121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5-2014</text:p>
          </table:table-cell>
          <table:table-cell office:value-type="float" office:value="121.22" calcext:value-type="float">
            <text:p>121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6-2014</text:p>
          </table:table-cell>
          <table:table-cell office:value-type="float" office:value="121.22" calcext:value-type="float">
            <text:p>121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7-2014</text:p>
          </table:table-cell>
          <table:table-cell office:value-type="float" office:value="121.22" calcext:value-type="float">
            <text:p>121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8-2014</text:p>
          </table:table-cell>
          <table:table-cell office:value-type="float" office:value="124.57" calcext:value-type="float">
            <text:p>124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9-2014</text:p>
          </table:table-cell>
          <table:table-cell office:value-type="float" office:value="124.46" calcext:value-type="float">
            <text:p>124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0-2014</text:p>
          </table:table-cell>
          <table:table-cell office:value-type="float" office:value="124.46" calcext:value-type="float">
            <text:p>124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1-2014</text:p>
          </table:table-cell>
          <table:table-cell office:value-type="float" office:value="123.6" calcext:value-type="float">
            <text:p>123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2-2014</text:p>
          </table:table-cell>
          <table:table-cell office:value-type="float" office:value="123.6" calcext:value-type="float">
            <text:p>123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3-2014</text:p>
          </table:table-cell>
          <table:table-cell office:value-type="float" office:value="123.6" calcext:value-type="float">
            <text:p>123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4-2014</text:p>
          </table:table-cell>
          <table:table-cell office:value-type="float" office:value="128.18" calcext:value-type="float">
            <text:p>12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5-2014</text:p>
          </table:table-cell>
          <table:table-cell office:value-type="float" office:value="128.41" calcext:value-type="float">
            <text:p>128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6-2014</text:p>
          </table:table-cell>
          <table:table-cell office:value-type="float" office:value="137.48" calcext:value-type="float">
            <text:p>137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7-2014</text:p>
          </table:table-cell>
          <table:table-cell office:value-type="float" office:value="143.82" calcext:value-type="float">
            <text:p>143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8-2014</text:p>
          </table:table-cell>
          <table:table-cell office:value-type="float" office:value="153.66" calcext:value-type="float">
            <text:p>153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9-2014</text:p>
          </table:table-cell>
          <table:table-cell office:value-type="float" office:value="153.66" calcext:value-type="float">
            <text:p>153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0-2014</text:p>
          </table:table-cell>
          <table:table-cell office:value-type="float" office:value="153.66" calcext:value-type="float">
            <text:p>153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-2014</text:p>
          </table:table-cell>
          <table:table-cell office:value-type="float" office:value="159.02" calcext:value-type="float">
            <text:p>159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-2014</text:p>
          </table:table-cell>
          <table:table-cell office:value-type="float" office:value="158.04" calcext:value-type="float">
            <text:p>15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-2014</text:p>
          </table:table-cell>
          <table:table-cell office:value-type="float" office:value="158.94" calcext:value-type="float">
            <text:p>158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4-2014</text:p>
          </table:table-cell>
          <table:table-cell office:value-type="float" office:value="165.38" calcext:value-type="float">
            <text:p>165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5-2014</text:p>
          </table:table-cell>
          <table:table-cell office:value-type="float" office:value="174.03" calcext:value-type="float">
            <text:p>174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6-2014</text:p>
          </table:table-cell>
          <table:table-cell office:value-type="float" office:value="174.03" calcext:value-type="float">
            <text:p>174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7-2014</text:p>
          </table:table-cell>
          <table:table-cell office:value-type="float" office:value="174.03" calcext:value-type="float">
            <text:p>174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8-2014</text:p>
          </table:table-cell>
          <table:table-cell office:value-type="float" office:value="174.03" calcext:value-type="float">
            <text:p>174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9-2014</text:p>
          </table:table-cell>
          <table:table-cell office:value-type="float" office:value="178.77" calcext:value-type="float">
            <text:p>17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0-2014</text:p>
          </table:table-cell>
          <table:table-cell office:value-type="float" office:value="181.23" calcext:value-type="float">
            <text:p>181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1-2014</text:p>
          </table:table-cell>
          <table:table-cell office:value-type="float" office:value="180.43" calcext:value-type="float">
            <text:p>18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2-2014</text:p>
          </table:table-cell>
          <table:table-cell office:value-type="float" office:value="179.08" calcext:value-type="float">
            <text:p>179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3-2014</text:p>
          </table:table-cell>
          <table:table-cell office:value-type="float" office:value="179.08" calcext:value-type="float">
            <text:p>179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4-2014</text:p>
          </table:table-cell>
          <table:table-cell office:value-type="float" office:value="179.08" calcext:value-type="float">
            <text:p>179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5-2014</text:p>
          </table:table-cell>
          <table:table-cell office:value-type="float" office:value="183.7" calcext:value-type="float">
            <text:p>183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6-2014</text:p>
          </table:table-cell>
          <table:table-cell office:value-type="float" office:value="186.09" calcext:value-type="float">
            <text:p>186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7-2014</text:p>
          </table:table-cell>
          <table:table-cell office:value-type="float" office:value="182.23" calcext:value-type="float">
            <text:p>18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8-2014</text:p>
          </table:table-cell>
          <table:table-cell office:value-type="float" office:value="177.61" calcext:value-type="float">
            <text:p>177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9-2014</text:p>
          </table:table-cell>
          <table:table-cell office:value-type="float" office:value="175.99" calcext:value-type="float">
            <text:p>175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0-2014</text:p>
          </table:table-cell>
          <table:table-cell office:value-type="float" office:value="175.99" calcext:value-type="float">
            <text:p>175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1-2014</text:p>
          </table:table-cell>
          <table:table-cell office:value-type="float" office:value="175.99" calcext:value-type="float">
            <text:p>175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2-2014</text:p>
          </table:table-cell>
          <table:table-cell office:value-type="float" office:value="173.71" calcext:value-type="float">
            <text:p>173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3-2014</text:p>
          </table:table-cell>
          <table:table-cell office:value-type="float" office:value="173.17" calcext:value-type="float">
            <text:p>173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4-2014</text:p>
          </table:table-cell>
          <table:table-cell office:value-type="float" office:value="173.52" calcext:value-type="float">
            <text:p>173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5-2014</text:p>
          </table:table-cell>
          <table:table-cell office:value-type="float" office:value="173.52" calcext:value-type="float">
            <text:p>173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6-2014</text:p>
          </table:table-cell>
          <table:table-cell office:value-type="float" office:value="174.37" calcext:value-type="float">
            <text:p>174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7-2014</text:p>
          </table:table-cell>
          <table:table-cell office:value-type="float" office:value="174.37" calcext:value-type="float">
            <text:p>174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8-2014</text:p>
          </table:table-cell>
          <table:table-cell office:value-type="float" office:value="174.37" calcext:value-type="float">
            <text:p>174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9-2014</text:p>
          </table:table-cell>
          <table:table-cell office:value-type="float" office:value="172.21" calcext:value-type="float">
            <text:p>172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0-2014</text:p>
          </table:table-cell>
          <table:table-cell office:value-type="float" office:value="173.24" calcext:value-type="float">
            <text:p>173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1-2014</text:p>
          </table:table-cell>
          <table:table-cell office:value-type="float" office:value="173.24" calcext:value-type="float">
            <text:p>173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-2015</text:p>
          </table:table-cell>
          <table:table-cell office:value-type="float" office:value="173.24" calcext:value-type="float">
            <text:p>173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-2015</text:p>
          </table:table-cell>
          <table:table-cell office:value-type="float" office:value="176.2" calcext:value-type="float">
            <text:p>176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-2015</text:p>
          </table:table-cell>
          <table:table-cell office:value-type="float" office:value="176.2" calcext:value-type="float">
            <text:p>176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4-2015</text:p>
          </table:table-cell>
          <table:table-cell office:value-type="float" office:value="176.2" calcext:value-type="float">
            <text:p>176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5-2015</text:p>
          </table:table-cell>
          <table:table-cell office:value-type="float" office:value="175.9" calcext:value-type="float">
            <text:p>175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6-2015</text:p>
          </table:table-cell>
          <table:table-cell office:value-type="float" office:value="175.1" calcext:value-type="float">
            <text:p>175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7-2015</text:p>
          </table:table-cell>
          <table:table-cell office:value-type="float" office:value="178.74" calcext:value-type="float">
            <text:p>178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8-2015</text:p>
          </table:table-cell>
          <table:table-cell office:value-type="float" office:value="187.04" calcext:value-type="float">
            <text:p>187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9-2015</text:p>
          </table:table-cell>
          <table:table-cell office:value-type="float" office:value="187.19" calcext:value-type="float">
            <text:p>18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0-2015</text:p>
          </table:table-cell>
          <table:table-cell office:value-type="float" office:value="187.19" calcext:value-type="float">
            <text:p>18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1-2015</text:p>
          </table:table-cell>
          <table:table-cell office:value-type="float" office:value="187.19" calcext:value-type="float">
            <text:p>18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2-2015</text:p>
          </table:table-cell>
          <table:table-cell office:value-type="float" office:value="187.19" calcext:value-type="float">
            <text:p>18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3-2015</text:p>
          </table:table-cell>
          <table:table-cell office:value-type="float" office:value="179.3" calcext:value-type="float">
            <text:p>17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4-2015</text:p>
          </table:table-cell>
          <table:table-cell office:value-type="float" office:value="179.02" calcext:value-type="float">
            <text:p>179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5-2015</text:p>
          </table:table-cell>
          <table:table-cell office:value-type="float" office:value="173.66" calcext:value-type="float">
            <text:p>173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6-2015</text:p>
          </table:table-cell>
          <table:table-cell office:value-type="float" office:value="175.03" calcext:value-type="float">
            <text:p>175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8-2015</text:p>
          </table:table-cell>
          <table:table-cell office:value-type="float" office:value="175.03" calcext:value-type="float">
            <text:p>175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9-2015</text:p>
          </table:table-cell>
          <table:table-cell office:value-type="float" office:value="175.03" calcext:value-type="float">
            <text:p>175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0-2015</text:p>
          </table:table-cell>
          <table:table-cell office:value-type="float" office:value="174.27" calcext:value-type="float">
            <text:p>174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1-2015</text:p>
          </table:table-cell>
          <table:table-cell office:value-type="float" office:value="177.07" calcext:value-type="float">
            <text:p>177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2-2015</text:p>
          </table:table-cell>
          <table:table-cell office:value-type="float" office:value="181.68" calcext:value-type="float">
            <text:p>181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3-2015</text:p>
          </table:table-cell>
          <table:table-cell office:value-type="float" office:value="184.19" calcext:value-type="float">
            <text:p>184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4-2015</text:p>
          </table:table-cell>
          <table:table-cell office:value-type="float" office:value="184.19" calcext:value-type="float">
            <text:p>184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5-2015</text:p>
          </table:table-cell>
          <table:table-cell office:value-type="float" office:value="184.19" calcext:value-type="float">
            <text:p>184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6-2015</text:p>
          </table:table-cell>
          <table:table-cell office:value-type="float" office:value="184.19" calcext:value-type="float">
            <text:p>184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7-2015</text:p>
          </table:table-cell>
          <table:table-cell office:value-type="float" office:value="185.19" calcext:value-type="float">
            <text:p>18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8-2015</text:p>
          </table:table-cell>
          <table:table-cell office:value-type="float" office:value="183.7" calcext:value-type="float">
            <text:p>183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9-2015</text:p>
          </table:table-cell>
          <table:table-cell office:value-type="float" office:value="186.44" calcext:value-type="float">
            <text:p>186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1-2015</text:p>
          </table:table-cell>
          <table:table-cell office:value-type="float" office:value="189.85" calcext:value-type="float">
            <text:p>189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-2015</text:p>
          </table:table-cell>
          <table:table-cell office:value-type="float" office:value="189.85" calcext:value-type="float">
            <text:p>189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-2015</text:p>
          </table:table-cell>
          <table:table-cell office:value-type="float" office:value="187.19" calcext:value-type="float">
            <text:p>18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3-2015</text:p>
          </table:table-cell>
          <table:table-cell office:value-type="float" office:value="186.04" calcext:value-type="float">
            <text:p>18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4-2015</text:p>
          </table:table-cell>
          <table:table-cell office:value-type="float" office:value="188.05" calcext:value-type="float">
            <text:p>188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5-2015</text:p>
          </table:table-cell>
          <table:table-cell office:value-type="float" office:value="188.2" calcext:value-type="float">
            <text:p>18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6-2015</text:p>
          </table:table-cell>
          <table:table-cell office:value-type="float" office:value="188.2" calcext:value-type="float">
            <text:p>18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7-2015</text:p>
          </table:table-cell>
          <table:table-cell office:value-type="float" office:value="188.2" calcext:value-type="float">
            <text:p>18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8-2015</text:p>
          </table:table-cell>
          <table:table-cell office:value-type="float" office:value="188.2" calcext:value-type="float">
            <text:p>18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9-2015</text:p>
          </table:table-cell>
          <table:table-cell office:value-type="float" office:value="187.14" calcext:value-type="float">
            <text:p>187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0-2015</text:p>
          </table:table-cell>
          <table:table-cell office:value-type="float" office:value="186.49" calcext:value-type="float">
            <text:p>186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1-2015</text:p>
          </table:table-cell>
          <table:table-cell office:value-type="float" office:value="190.75" calcext:value-type="float">
            <text:p>190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2-2015</text:p>
          </table:table-cell>
          <table:table-cell office:value-type="float" office:value="189.55" calcext:value-type="float">
            <text:p>189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3-2015</text:p>
          </table:table-cell>
          <table:table-cell office:value-type="float" office:value="187.59" calcext:value-type="float">
            <text:p>187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4-2015</text:p>
          </table:table-cell>
          <table:table-cell office:value-type="float" office:value="187.59" calcext:value-type="float">
            <text:p>187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5-2015</text:p>
          </table:table-cell>
          <table:table-cell office:value-type="float" office:value="187.59" calcext:value-type="float">
            <text:p>187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6-2015</text:p>
          </table:table-cell>
          <table:table-cell office:value-type="float" office:value="187.59" calcext:value-type="float">
            <text:p>187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7-2015</text:p>
          </table:table-cell>
          <table:table-cell office:value-type="float" office:value="189.33" calcext:value-type="float">
            <text:p>189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8-2015</text:p>
          </table:table-cell>
          <table:table-cell office:value-type="float" office:value="190.37" calcext:value-type="float">
            <text:p>19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9-2015</text:p>
          </table:table-cell>
          <table:table-cell office:value-type="float" office:value="190.15" calcext:value-type="float">
            <text:p>19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0-2015</text:p>
          </table:table-cell>
          <table:table-cell office:value-type="float" office:value="189.56" calcext:value-type="float">
            <text:p>18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1-2015</text:p>
          </table:table-cell>
          <table:table-cell office:value-type="float" office:value="189.56" calcext:value-type="float">
            <text:p>18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2-2015</text:p>
          </table:table-cell>
          <table:table-cell office:value-type="float" office:value="189.56" calcext:value-type="float">
            <text:p>18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3-2015</text:p>
          </table:table-cell>
          <table:table-cell office:value-type="float" office:value="195.07" calcext:value-type="float">
            <text:p>19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4-2015</text:p>
          </table:table-cell>
          <table:table-cell office:value-type="float" office:value="198.86" calcext:value-type="float">
            <text:p>198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5-2015</text:p>
          </table:table-cell>
          <table:table-cell office:value-type="float" office:value="202.56" calcext:value-type="float">
            <text:p>202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6-2015</text:p>
          </table:table-cell>
          <table:table-cell office:value-type="float" office:value="213.77" calcext:value-type="float">
            <text:p>213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7-2015</text:p>
          </table:table-cell>
          <table:table-cell office:value-type="float" office:value="222.12" calcext:value-type="float">
            <text:p>222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8-2015</text:p>
          </table:table-cell>
          <table:table-cell office:value-type="float" office:value="222.12" calcext:value-type="float">
            <text:p>222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-2015</text:p>
          </table:table-cell>
          <table:table-cell office:value-type="float" office:value="222.12" calcext:value-type="float">
            <text:p>222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-2015</text:p>
          </table:table-cell>
          <table:table-cell office:value-type="float" office:value="230.26" calcext:value-type="float">
            <text:p>23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-2015</text:p>
          </table:table-cell>
          <table:table-cell office:value-type="float" office:value="237.35" calcext:value-type="float">
            <text:p>237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4-2015</text:p>
          </table:table-cell>
          <table:table-cell office:value-type="float" office:value="264.12" calcext:value-type="float">
            <text:p>264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5-2015</text:p>
          </table:table-cell>
          <table:table-cell office:value-type="float" office:value="281.05" calcext:value-type="float">
            <text:p>281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6-2015</text:p>
          </table:table-cell>
          <table:table-cell office:value-type="float" office:value="269.3" calcext:value-type="float">
            <text:p>26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7-2015</text:p>
          </table:table-cell>
          <table:table-cell office:value-type="float" office:value="240.45" calcext:value-type="float">
            <text:p>240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8-2015</text:p>
          </table:table-cell>
          <table:table-cell office:value-type="float" office:value="240.45" calcext:value-type="float">
            <text:p>240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9-2015</text:p>
          </table:table-cell>
          <table:table-cell office:value-type="float" office:value="243.04" calcext:value-type="float">
            <text:p>243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0-2015</text:p>
          </table:table-cell>
          <table:table-cell office:value-type="float" office:value="245.45" calcext:value-type="float">
            <text:p>245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1-2015</text:p>
          </table:table-cell>
          <table:table-cell office:value-type="float" office:value="276.5" calcext:value-type="float">
            <text:p>27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2-2015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3-2015</text:p>
          </table:table-cell>
          <table:table-cell office:value-type="float" office:value="249.46" calcext:value-type="float">
            <text:p>249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4-2015</text:p>
          </table:table-cell>
          <table:table-cell office:value-type="float" office:value="249.46" calcext:value-type="float">
            <text:p>249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5-2015</text:p>
          </table:table-cell>
          <table:table-cell office:value-type="float" office:value="249.46" calcext:value-type="float">
            <text:p>249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6-2015</text:p>
          </table:table-cell>
          <table:table-cell office:value-type="float" office:value="267.43" calcext:value-type="float">
            <text:p>26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7-2015</text:p>
          </table:table-cell>
          <table:table-cell office:value-type="float" office:value="267.71" calcext:value-type="float">
            <text:p>267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8-2015</text:p>
          </table:table-cell>
          <table:table-cell office:value-type="float" office:value="260.19" calcext:value-type="float">
            <text:p>26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9-2015</text:p>
          </table:table-cell>
          <table:table-cell office:value-type="float" office:value="256.45" calcext:value-type="float">
            <text:p>256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0-2015</text:p>
          </table:table-cell>
          <table:table-cell office:value-type="float" office:value="253.93" calcext:value-type="float">
            <text:p>25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1-2015</text:p>
          </table:table-cell>
          <table:table-cell office:value-type="float" office:value="253.93" calcext:value-type="float">
            <text:p>25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2-2015</text:p>
          </table:table-cell>
          <table:table-cell office:value-type="float" office:value="253.93" calcext:value-type="float">
            <text:p>25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3-2015</text:p>
          </table:table-cell>
          <table:table-cell office:value-type="float" office:value="253.93" calcext:value-type="float">
            <text:p>25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4-2015</text:p>
          </table:table-cell>
          <table:table-cell office:value-type="float" office:value="247.94" calcext:value-type="float">
            <text:p>247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5-2015</text:p>
          </table:table-cell>
          <table:table-cell office:value-type="float" office:value="246.48" calcext:value-type="float">
            <text:p>246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6-2015</text:p>
          </table:table-cell>
          <table:table-cell office:value-type="float" office:value="247.96" calcext:value-type="float">
            <text:p>247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7-2015</text:p>
          </table:table-cell>
          <table:table-cell office:value-type="float" office:value="248.52" calcext:value-type="float">
            <text:p>24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8-2015</text:p>
          </table:table-cell>
          <table:table-cell office:value-type="float" office:value="248.52" calcext:value-type="float">
            <text:p>24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9-2015</text:p>
          </table:table-cell>
          <table:table-cell office:value-type="float" office:value="248.52" calcext:value-type="float">
            <text:p>24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0-2015</text:p>
          </table:table-cell>
          <table:table-cell office:value-type="float" office:value="250.37" calcext:value-type="float">
            <text:p>25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1-2015</text:p>
          </table:table-cell>
          <table:table-cell office:value-type="float" office:value="252.59" calcext:value-type="float">
            <text:p>252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-2015</text:p>
          </table:table-cell>
          <table:table-cell office:value-type="float" office:value="245.91" calcext:value-type="float">
            <text:p>245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-2015</text:p>
          </table:table-cell>
          <table:table-cell office:value-type="float" office:value="245.91" calcext:value-type="float">
            <text:p>245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-2015</text:p>
          </table:table-cell>
          <table:table-cell office:value-type="float" office:value="245.91" calcext:value-type="float">
            <text:p>245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4-2015</text:p>
          </table:table-cell>
          <table:table-cell office:value-type="float" office:value="245.91" calcext:value-type="float">
            <text:p>245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5-2015</text:p>
          </table:table-cell>
          <table:table-cell office:value-type="float" office:value="245.91" calcext:value-type="float">
            <text:p>245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6-2015</text:p>
          </table:table-cell>
          <table:table-cell office:value-type="float" office:value="245.19" calcext:value-type="float">
            <text:p>24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7-2015</text:p>
          </table:table-cell>
          <table:table-cell office:value-type="float" office:value="249.34" calcext:value-type="float">
            <text:p>24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8-2015</text:p>
          </table:table-cell>
          <table:table-cell office:value-type="float" office:value="251.44" calcext:value-type="float">
            <text:p>251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9-2015</text:p>
          </table:table-cell>
          <table:table-cell office:value-type="float" office:value="251.83" calcext:value-type="float">
            <text:p>251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0-2015</text:p>
          </table:table-cell>
          <table:table-cell office:value-type="float" office:value="258.92" calcext:value-type="float">
            <text:p>25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1-2015</text:p>
          </table:table-cell>
          <table:table-cell office:value-type="float" office:value="258.92" calcext:value-type="float">
            <text:p>25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2-2015</text:p>
          </table:table-cell>
          <table:table-cell office:value-type="float" office:value="258.92" calcext:value-type="float">
            <text:p>25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3-2015</text:p>
          </table:table-cell>
          <table:table-cell office:value-type="float" office:value="266.4" calcext:value-type="float">
            <text:p>266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4-2015</text:p>
          </table:table-cell>
          <table:table-cell office:value-type="float" office:value="276.08" calcext:value-type="float">
            <text:p>276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5-2015</text:p>
          </table:table-cell>
          <table:table-cell office:value-type="float" office:value="280.11" calcext:value-type="float">
            <text:p>280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6-2015</text:p>
          </table:table-cell>
          <table:table-cell office:value-type="float" office:value="275.58" calcext:value-type="float">
            <text:p>275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7-2015</text:p>
          </table:table-cell>
          <table:table-cell office:value-type="float" office:value="275.68" calcext:value-type="float">
            <text:p>275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8-2015</text:p>
          </table:table-cell>
          <table:table-cell office:value-type="float" office:value="275.68" calcext:value-type="float">
            <text:p>275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9-2015</text:p>
          </table:table-cell>
          <table:table-cell office:value-type="float" office:value="275.68" calcext:value-type="float">
            <text:p>275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0-2015</text:p>
          </table:table-cell>
          <table:table-cell office:value-type="float" office:value="274.84" calcext:value-type="float">
            <text:p>274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1-2015</text:p>
          </table:table-cell>
          <table:table-cell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2-2015</text:p>
          </table:table-cell>
          <table:table-cell office:value-type="float" office:value="272.08" calcext:value-type="float">
            <text:p>272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3-2015</text:p>
          </table:table-cell>
          <table:table-cell office:value-type="float" office:value="275.68" calcext:value-type="float">
            <text:p>275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4-2015</text:p>
          </table:table-cell>
          <table:table-cell office:value-type="float" office:value="277.85" calcext:value-type="float">
            <text:p>277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5-2015</text:p>
          </table:table-cell>
          <table:table-cell office:value-type="float" office:value="277.85" calcext:value-type="float">
            <text:p>277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6-2015</text:p>
          </table:table-cell>
          <table:table-cell office:value-type="float" office:value="277.85" calcext:value-type="float">
            <text:p>277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7-2015</text:p>
          </table:table-cell>
          <table:table-cell office:value-type="float" office:value="282.22" calcext:value-type="float">
            <text:p>282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8-2015</text:p>
          </table:table-cell>
          <table:table-cell office:value-type="float" office:value="285.57" calcext:value-type="float">
            <text:p>285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9-2015</text:p>
          </table:table-cell>
          <table:table-cell office:value-type="float" office:value="288.16" calcext:value-type="float">
            <text:p>288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0-2015</text:p>
          </table:table-cell>
          <table:table-cell office:value-type="float" office:value="279.22" calcext:value-type="float">
            <text:p>279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-2015</text:p>
          </table:table-cell>
          <table:table-cell office:value-type="float" office:value="279.22" calcext:value-type="float">
            <text:p>279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-2015</text:p>
          </table:table-cell>
          <table:table-cell office:value-type="float" office:value="279.22" calcext:value-type="float">
            <text:p>279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-2015</text:p>
          </table:table-cell>
          <table:table-cell office:value-type="float" office:value="279.22" calcext:value-type="float">
            <text:p>279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4-2015</text:p>
          </table:table-cell>
          <table:table-cell office:value-type="float" office:value="287.27" calcext:value-type="float">
            <text:p>287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5-2015</text:p>
          </table:table-cell>
          <table:table-cell office:value-type="float" office:value="278.44" calcext:value-type="float">
            <text:p>278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6-2015</text:p>
          </table:table-cell>
          <table:table-cell office:value-type="float" office:value="275.56" calcext:value-type="float">
            <text:p>275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7-2015</text:p>
          </table:table-cell>
          <table:table-cell office:value-type="float" office:value="285.86" calcext:value-type="float">
            <text:p>285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8-2015</text:p>
          </table:table-cell>
          <table:table-cell office:value-type="float" office:value="288.14" calcext:value-type="float">
            <text:p>288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9-2015</text:p>
          </table:table-cell>
          <table:table-cell office:value-type="float" office:value="288.14" calcext:value-type="float">
            <text:p>288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0-2015</text:p>
          </table:table-cell>
          <table:table-cell office:value-type="float" office:value="288.14" calcext:value-type="float">
            <text:p>288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1-2015</text:p>
          </table:table-cell>
          <table:table-cell office:value-type="float" office:value="287.36" calcext:value-type="float">
            <text:p>28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2-2015</text:p>
          </table:table-cell>
          <table:table-cell office:value-type="float" office:value="288.05" calcext:value-type="float">
            <text:p>288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3-2015</text:p>
          </table:table-cell>
          <table:table-cell office:value-type="float" office:value="300.72" calcext:value-type="float">
            <text:p>300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4-2015</text:p>
          </table:table-cell>
          <table:table-cell office:value-type="float" office:value="305.85" calcext:value-type="float">
            <text:p>305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5-2015</text:p>
          </table:table-cell>
          <table:table-cell office:value-type="float" office:value="317.12" calcext:value-type="float">
            <text:p>317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6-2015</text:p>
          </table:table-cell>
          <table:table-cell office:value-type="float" office:value="317.12" calcext:value-type="float">
            <text:p>317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7-2015</text:p>
          </table:table-cell>
          <table:table-cell office:value-type="float" office:value="317.12" calcext:value-type="float">
            <text:p>317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8-2015</text:p>
          </table:table-cell>
          <table:table-cell office:value-type="float" office:value="317.12" calcext:value-type="float">
            <text:p>317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9-2015</text:p>
          </table:table-cell>
          <table:table-cell office:value-type="float" office:value="337.53" calcext:value-type="float">
            <text:p>337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0-2015</text:p>
          </table:table-cell>
          <table:table-cell office:value-type="float" office:value="350.4" calcext:value-type="float">
            <text:p>35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1-2015</text:p>
          </table:table-cell>
          <table:table-cell office:value-type="float" office:value="402" calcext:value-type="float">
            <text:p>4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2-2015</text:p>
          </table:table-cell>
          <table:table-cell office:value-type="float" office:value="423.39" calcext:value-type="float">
            <text:p>423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3-2015</text:p>
          </table:table-cell>
          <table:table-cell office:value-type="float" office:value="422.54" calcext:value-type="float">
            <text:p>422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4-2015</text:p>
          </table:table-cell>
          <table:table-cell office:value-type="float" office:value="422.54" calcext:value-type="float">
            <text:p>422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5-2015</text:p>
          </table:table-cell>
          <table:table-cell office:value-type="float" office:value="397.06" calcext:value-type="float">
            <text:p>39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6-2015</text:p>
          </table:table-cell>
          <table:table-cell office:value-type="float" office:value="343.12" calcext:value-type="float">
            <text:p>343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7-2015</text:p>
          </table:table-cell>
          <table:table-cell office:value-type="float" office:value="366.8" calcext:value-type="float">
            <text:p>366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8-2015</text:p>
          </table:table-cell>
          <table:table-cell office:value-type="float" office:value="423.54" calcext:value-type="float">
            <text:p>423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9-2015</text:p>
          </table:table-cell>
          <table:table-cell office:value-type="float" office:value="402.35" calcext:value-type="float">
            <text:p>402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0-2015</text:p>
          </table:table-cell>
          <table:table-cell office:value-type="float" office:value="402.35" calcext:value-type="float">
            <text:p>402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1-2015</text:p>
          </table:table-cell>
          <table:table-cell office:value-type="float" office:value="402.35" calcext:value-type="float">
            <text:p>402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-2015</text:p>
          </table:table-cell>
          <table:table-cell office:value-type="float" office:value="410.9" calcext:value-type="float">
            <text:p>41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-2015</text:p>
          </table:table-cell>
          <table:table-cell office:value-type="float" office:value="419.25" calcext:value-type="float">
            <text:p>41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-2015</text:p>
          </table:table-cell>
          <table:table-cell office:value-type="float" office:value="422.24" calcext:value-type="float">
            <text:p>422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4-2015</text:p>
          </table:table-cell>
          <table:table-cell office:value-type="float" office:value="438" calcext:value-type="float">
            <text:p>4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5-2015</text:p>
          </table:table-cell>
          <table:table-cell office:value-type="float" office:value="424.41" calcext:value-type="float">
            <text:p>424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6-2015</text:p>
          </table:table-cell>
          <table:table-cell office:value-type="float" office:value="424.41" calcext:value-type="float">
            <text:p>424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7-2015</text:p>
          </table:table-cell>
          <table:table-cell office:value-type="float" office:value="424.41" calcext:value-type="float">
            <text:p>424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8-2015</text:p>
          </table:table-cell>
          <table:table-cell office:value-type="float" office:value="418.26" calcext:value-type="float">
            <text:p>41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9-2015</text:p>
          </table:table-cell>
          <table:table-cell office:value-type="float" office:value="415.59" calcext:value-type="float">
            <text:p>415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0-2015</text:p>
          </table:table-cell>
          <table:table-cell office:value-type="float" office:value="414.18" calcext:value-type="float">
            <text:p>414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1-2015</text:p>
          </table:table-cell>
          <table:table-cell office:value-type="float" office:value="416.72" calcext:value-type="float">
            <text:p>416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2-2015</text:p>
          </table:table-cell>
          <table:table-cell office:value-type="float" office:value="416.27" calcext:value-type="float">
            <text:p>416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3-2015</text:p>
          </table:table-cell>
          <table:table-cell office:value-type="float" office:value="416.27" calcext:value-type="float">
            <text:p>416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4-2015</text:p>
          </table:table-cell>
          <table:table-cell office:value-type="float" office:value="416.27" calcext:value-type="float">
            <text:p>416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5-2015</text:p>
          </table:table-cell>
          <table:table-cell office:value-type="float" office:value="416.27" calcext:value-type="float">
            <text:p>416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6-2015</text:p>
          </table:table-cell>
          <table:table-cell office:value-type="float" office:value="428.31" calcext:value-type="float">
            <text:p>428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7-2015</text:p>
          </table:table-cell>
          <table:table-cell office:value-type="float" office:value="431.54" calcext:value-type="float">
            <text:p>43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8-2015</text:p>
          </table:table-cell>
          <table:table-cell office:value-type="float" office:value="441.43" calcext:value-type="float">
            <text:p>441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9-2015</text:p>
          </table:table-cell>
          <table:table-cell office:value-type="float" office:value="459.51" calcext:value-type="float">
            <text:p>45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0-2015</text:p>
          </table:table-cell>
          <table:table-cell office:value-type="float" office:value="459.51" calcext:value-type="float">
            <text:p>45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1-2015</text:p>
          </table:table-cell>
          <table:table-cell office:value-type="float" office:value="459.51" calcext:value-type="float">
            <text:p>45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2-2015</text:p>
          </table:table-cell>
          <table:table-cell office:value-type="float" office:value="465.17" calcext:value-type="float">
            <text:p>465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3-2015</text:p>
          </table:table-cell>
          <table:table-cell office:value-type="float" office:value="467.5" calcext:value-type="float">
            <text:p>46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4-2015</text:p>
          </table:table-cell>
          <table:table-cell office:value-type="float" office:value="470.5" calcext:value-type="float">
            <text:p>47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5-2015</text:p>
          </table:table-cell>
          <table:table-cell office:value-type="float" office:value="476.44" calcext:value-type="float">
            <text:p>476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6-2015</text:p>
          </table:table-cell>
          <table:table-cell office:value-type="float" office:value="481.86" calcext:value-type="float">
            <text:p>481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7-2015</text:p>
          </table:table-cell>
          <table:table-cell office:value-type="float" office:value="481.86" calcext:value-type="float">
            <text:p>481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8-2015</text:p>
          </table:table-cell>
          <table:table-cell office:value-type="float" office:value="481.86" calcext:value-type="float">
            <text:p>481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9-2015</text:p>
          </table:table-cell>
          <table:table-cell office:value-type="float" office:value="481.86" calcext:value-type="float">
            <text:p>481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0-2015</text:p>
          </table:table-cell>
          <table:table-cell office:value-type="float" office:value="484.41" calcext:value-type="float">
            <text:p>484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-2015</text:p>
          </table:table-cell>
          <table:table-cell office:value-type="float" office:value="489.66" calcext:value-type="float">
            <text:p>489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-2015</text:p>
          </table:table-cell>
          <table:table-cell office:value-type="float" office:value="489.15" calcext:value-type="float">
            <text:p>48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-2015</text:p>
          </table:table-cell>
          <table:table-cell office:value-type="float" office:value="501.21" calcext:value-type="float">
            <text:p>501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4-2015</text:p>
          </table:table-cell>
          <table:table-cell office:value-type="float" office:value="501.21" calcext:value-type="float">
            <text:p>501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5-2015</text:p>
          </table:table-cell>
          <table:table-cell office:value-type="float" office:value="501.21" calcext:value-type="float">
            <text:p>501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6-2015</text:p>
          </table:table-cell>
          <table:table-cell office:value-type="float" office:value="523.39" calcext:value-type="float">
            <text:p>523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7-2015</text:p>
          </table:table-cell>
          <table:table-cell office:value-type="float" office:value="547.96" calcext:value-type="float">
            <text:p>547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8-2015</text:p>
          </table:table-cell>
          <table:table-cell office:value-type="float" office:value="569.04" calcext:value-type="float">
            <text:p>569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9-2015</text:p>
          </table:table-cell>
          <table:table-cell office:value-type="float" office:value="611.88" calcext:value-type="float">
            <text:p>611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0-2015</text:p>
          </table:table-cell>
          <table:table-cell office:value-type="float" office:value="611.25" calcext:value-type="float">
            <text:p>61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1-2015</text:p>
          </table:table-cell>
          <table:table-cell office:value-type="float" office:value="611.25" calcext:value-type="float">
            <text:p>61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2-2015</text:p>
          </table:table-cell>
          <table:table-cell office:value-type="float" office:value="611.25" calcext:value-type="float">
            <text:p>61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3-2015</text:p>
          </table:table-cell>
          <table:table-cell office:value-type="float" office:value="630.21" calcext:value-type="float">
            <text:p>630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4-2015</text:p>
          </table:table-cell>
          <table:table-cell office:value-type="float" office:value="629.15" calcext:value-type="float">
            <text:p>62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5-2015</text:p>
          </table:table-cell>
          <table:table-cell office:value-type="float" office:value="621.67" calcext:value-type="float">
            <text:p>62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6-2015</text:p>
          </table:table-cell>
          <table:table-cell office:value-type="float" office:value="624.79" calcext:value-type="float">
            <text:p>624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7-2015</text:p>
          </table:table-cell>
          <table:table-cell office:value-type="float" office:value="630.62" calcext:value-type="float">
            <text:p>63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8-2015</text:p>
          </table:table-cell>
          <table:table-cell office:value-type="float" office:value="630.62" calcext:value-type="float">
            <text:p>63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9-2015</text:p>
          </table:table-cell>
          <table:table-cell office:value-type="float" office:value="630.62" calcext:value-type="float">
            <text:p>63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0-2015</text:p>
          </table:table-cell>
          <table:table-cell office:value-type="float" office:value="630.62" calcext:value-type="float">
            <text:p>63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1-2015</text:p>
          </table:table-cell>
          <table:table-cell office:value-type="float" office:value="633.54" calcext:value-type="float">
            <text:p>633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2-2015</text:p>
          </table:table-cell>
          <table:table-cell office:value-type="float" office:value="646.11" calcext:value-type="float">
            <text:p>646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3-2015</text:p>
          </table:table-cell>
          <table:table-cell office:value-type="float" office:value="650.11" calcext:value-type="float">
            <text:p>650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4-2015</text:p>
          </table:table-cell>
          <table:table-cell office:value-type="float" office:value="683.26" calcext:value-type="float">
            <text:p>683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5-2015</text:p>
          </table:table-cell>
          <table:table-cell office:value-type="float" office:value="683.26" calcext:value-type="float">
            <text:p>683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6-2015</text:p>
          </table:table-cell>
          <table:table-cell office:value-type="float" office:value="683.26" calcext:value-type="float">
            <text:p>683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7-2015</text:p>
          </table:table-cell>
          <table:table-cell office:value-type="float" office:value="682.39" calcext:value-type="float">
            <text:p>682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8-2015</text:p>
          </table:table-cell>
          <table:table-cell office:value-type="float" office:value="682.61" calcext:value-type="float">
            <text:p>682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9-2015</text:p>
          </table:table-cell>
          <table:table-cell office:value-type="float" office:value="682.61" calcext:value-type="float">
            <text:p>682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0-2015</text:p>
          </table:table-cell>
          <table:table-cell office:value-type="float" office:value="677.85" calcext:value-type="float">
            <text:p>677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-2015</text:p>
          </table:table-cell>
          <table:table-cell office:value-type="float" office:value="676.99" calcext:value-type="float">
            <text:p>676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-2015</text:p>
          </table:table-cell>
          <table:table-cell office:value-type="float" office:value="676.99" calcext:value-type="float">
            <text:p>676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-2015</text:p>
          </table:table-cell>
          <table:table-cell office:value-type="float" office:value="686.67" calcext:value-type="float">
            <text:p>686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4-2015</text:p>
          </table:table-cell>
          <table:table-cell office:value-type="float" office:value="687.53" calcext:value-type="float">
            <text:p>687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5-2015</text:p>
          </table:table-cell>
          <table:table-cell office:value-type="float" office:value="696.77" calcext:value-type="float">
            <text:p>696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6-2015</text:p>
          </table:table-cell>
          <table:table-cell office:value-type="float" office:value="691.49" calcext:value-type="float">
            <text:p>69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7-2015</text:p>
          </table:table-cell>
          <table:table-cell office:value-type="float" office:value="691.49" calcext:value-type="float">
            <text:p>69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8-2015</text:p>
          </table:table-cell>
          <table:table-cell office:value-type="float" office:value="691.49" calcext:value-type="float">
            <text:p>69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9-2015</text:p>
          </table:table-cell>
          <table:table-cell office:value-type="float" office:value="691.49" calcext:value-type="float">
            <text:p>69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0-2015</text:p>
          </table:table-cell>
          <table:table-cell office:value-type="float" office:value="681.7" calcext:value-type="float">
            <text:p>681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1-2015</text:p>
          </table:table-cell>
          <table:table-cell office:value-type="float" office:value="688.94" calcext:value-type="float">
            <text:p>688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2-2015</text:p>
          </table:table-cell>
          <table:table-cell office:value-type="float" office:value="687.45" calcext:value-type="float">
            <text:p>687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3-2015</text:p>
          </table:table-cell>
          <table:table-cell office:value-type="float" office:value="686.74" calcext:value-type="float">
            <text:p>686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4-2015</text:p>
          </table:table-cell>
          <table:table-cell office:value-type="float" office:value="686.74" calcext:value-type="float">
            <text:p>686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5-2015</text:p>
          </table:table-cell>
          <table:table-cell office:value-type="float" office:value="686.74" calcext:value-type="float">
            <text:p>686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7-2015</text:p>
          </table:table-cell>
          <table:table-cell office:value-type="float" office:value="676.49" calcext:value-type="float">
            <text:p>676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8-2015</text:p>
          </table:table-cell>
          <table:table-cell office:value-type="float" office:value="681.03" calcext:value-type="float">
            <text:p>681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9-2015</text:p>
          </table:table-cell>
          <table:table-cell office:value-type="float" office:value="686.39" calcext:value-type="float">
            <text:p>68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0-2015</text:p>
          </table:table-cell>
          <table:table-cell office:value-type="float" office:value="676.88" calcext:value-type="float">
            <text:p>676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1-2015</text:p>
          </table:table-cell>
          <table:table-cell office:value-type="float" office:value="700.99" calcext:value-type="float">
            <text:p>700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2-2015</text:p>
          </table:table-cell>
          <table:table-cell office:value-type="float" office:value="703.51" calcext:value-type="float">
            <text:p>703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3-2015</text:p>
          </table:table-cell>
          <table:table-cell office:value-type="float" office:value="703.51" calcext:value-type="float">
            <text:p>703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4-2015</text:p>
          </table:table-cell>
          <table:table-cell office:value-type="float" office:value="727.63" calcext:value-type="float">
            <text:p>72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5-2015</text:p>
          </table:table-cell>
          <table:table-cell office:value-type="float" office:value="724.33" calcext:value-type="float">
            <text:p>724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6-2015</text:p>
          </table:table-cell>
          <table:table-cell office:value-type="float" office:value="726.94" calcext:value-type="float">
            <text:p>726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7-2015</text:p>
          </table:table-cell>
          <table:table-cell office:value-type="float" office:value="717.35" calcext:value-type="float">
            <text:p>717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8-2015</text:p>
          </table:table-cell>
          <table:table-cell office:value-type="float" office:value="696.12" calcext:value-type="float">
            <text:p>696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9-2015</text:p>
          </table:table-cell>
          <table:table-cell office:value-type="float" office:value="696.12" calcext:value-type="float">
            <text:p>696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0-2015</text:p>
          </table:table-cell>
          <table:table-cell office:value-type="float" office:value="696.12" calcext:value-type="float">
            <text:p>696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1-2015</text:p>
          </table:table-cell>
          <table:table-cell office:value-type="float" office:value="698.35" calcext:value-type="float">
            <text:p>698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-2015</text:p>
          </table:table-cell>
          <table:table-cell office:value-type="float" office:value="698.54" calcext:value-type="float">
            <text:p>698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-2015</text:p>
          </table:table-cell>
          <table:table-cell office:value-type="float" office:value="711.63" calcext:value-type="float">
            <text:p>711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-2015</text:p>
          </table:table-cell>
          <table:table-cell office:value-type="float" office:value="706.73" calcext:value-type="float">
            <text:p>706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4-2015</text:p>
          </table:table-cell>
          <table:table-cell office:value-type="float" office:value="705.31" calcext:value-type="float">
            <text:p>705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5-2015</text:p>
          </table:table-cell>
          <table:table-cell office:value-type="float" office:value="705.31" calcext:value-type="float">
            <text:p>705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6-2015</text:p>
          </table:table-cell>
          <table:table-cell office:value-type="float" office:value="705.31" calcext:value-type="float">
            <text:p>705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7-2015</text:p>
          </table:table-cell>
          <table:table-cell office:value-type="float" office:value="705.31" calcext:value-type="float">
            <text:p>705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8-2015</text:p>
          </table:table-cell>
          <table:table-cell office:value-type="float" office:value="710.82" calcext:value-type="float">
            <text:p>710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9-2015</text:p>
          </table:table-cell>
          <table:table-cell office:value-type="float" office:value="703.29" calcext:value-type="float">
            <text:p>703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0-2015</text:p>
          </table:table-cell>
          <table:table-cell office:value-type="float" office:value="704.95" calcext:value-type="float">
            <text:p>704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1-2015</text:p>
          </table:table-cell>
          <table:table-cell office:value-type="float" office:value="706.5" calcext:value-type="float">
            <text:p>70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2-2015</text:p>
          </table:table-cell>
          <table:table-cell office:value-type="float" office:value="704.3" calcext:value-type="float">
            <text:p>704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3-2015</text:p>
          </table:table-cell>
          <table:table-cell office:value-type="float" office:value="704.3" calcext:value-type="float">
            <text:p>704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4-2015</text:p>
          </table:table-cell>
          <table:table-cell office:value-type="float" office:value="700.3" calcext:value-type="float">
            <text:p>70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5-2015</text:p>
          </table:table-cell>
          <table:table-cell office:value-type="float" office:value="708.6" calcext:value-type="float">
            <text:p>708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6-2015</text:p>
          </table:table-cell>
          <table:table-cell office:value-type="float" office:value="709.25" calcext:value-type="float">
            <text:p>70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7-2015</text:p>
          </table:table-cell>
          <table:table-cell office:value-type="float" office:value="710.56" calcext:value-type="float">
            <text:p>710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8-2015</text:p>
          </table:table-cell>
          <table:table-cell office:value-type="float" office:value="718.92" calcext:value-type="float">
            <text:p>718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9-2015</text:p>
          </table:table-cell>
          <table:table-cell office:value-type="float" office:value="718.27" calcext:value-type="float">
            <text:p>71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0-2015</text:p>
          </table:table-cell>
          <table:table-cell office:value-type="float" office:value="718.27" calcext:value-type="float">
            <text:p>71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1-2015</text:p>
          </table:table-cell>
          <table:table-cell office:value-type="float" office:value="730.65" calcext:value-type="float">
            <text:p>73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2-2015</text:p>
          </table:table-cell>
          <table:table-cell office:value-type="float" office:value="746.3" calcext:value-type="float">
            <text:p>746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3-2015</text:p>
          </table:table-cell>
          <table:table-cell office:value-type="float" office:value="754.57" calcext:value-type="float">
            <text:p>754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4-2015</text:p>
          </table:table-cell>
          <table:table-cell office:value-type="float" office:value="763.26" calcext:value-type="float">
            <text:p>763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5-2015</text:p>
          </table:table-cell>
          <table:table-cell office:value-type="float" office:value="784.09" calcext:value-type="float">
            <text:p>784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6-2015</text:p>
          </table:table-cell>
          <table:table-cell office:value-type="float" office:value="784.09" calcext:value-type="float">
            <text:p>784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7-2015</text:p>
          </table:table-cell>
          <table:table-cell office:value-type="float" office:value="784.09" calcext:value-type="float">
            <text:p>784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8-2015</text:p>
          </table:table-cell>
          <table:table-cell office:value-type="float" office:value="797.24" calcext:value-type="float">
            <text:p>797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9-2015</text:p>
          </table:table-cell>
          <table:table-cell office:value-type="float" office:value="822.59" calcext:value-type="float">
            <text:p>822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0-2015</text:p>
          </table:table-cell>
          <table:table-cell office:value-type="float" office:value="823.1" calcext:value-type="float">
            <text:p>82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-2015</text:p>
          </table:table-cell>
          <table:table-cell office:value-type="float" office:value="826.27" calcext:value-type="float">
            <text:p>826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-2015</text:p>
          </table:table-cell>
          <table:table-cell office:value-type="float" office:value="829.02" calcext:value-type="float">
            <text:p>829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-2015</text:p>
          </table:table-cell>
          <table:table-cell office:value-type="float" office:value="829.02" calcext:value-type="float">
            <text:p>829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4-2015</text:p>
          </table:table-cell>
          <table:table-cell office:value-type="float" office:value="829.02" calcext:value-type="float">
            <text:p>829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5-2015</text:p>
          </table:table-cell>
          <table:table-cell office:value-type="float" office:value="792.14" calcext:value-type="float">
            <text:p>792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6-2015</text:p>
          </table:table-cell>
          <table:table-cell office:value-type="float" office:value="767.76" calcext:value-type="float">
            <text:p>767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7-2015</text:p>
          </table:table-cell>
          <table:table-cell office:value-type="float" office:value="735.91" calcext:value-type="float">
            <text:p>735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8-2015</text:p>
          </table:table-cell>
          <table:table-cell office:value-type="float" office:value="718.44" calcext:value-type="float">
            <text:p>718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9-2015</text:p>
          </table:table-cell>
          <table:table-cell office:value-type="float" office:value="718.65" calcext:value-type="float">
            <text:p>71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0-2015</text:p>
          </table:table-cell>
          <table:table-cell office:value-type="float" office:value="718.65" calcext:value-type="float">
            <text:p>71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1-2015</text:p>
          </table:table-cell>
          <table:table-cell office:value-type="float" office:value="718.65" calcext:value-type="float">
            <text:p>71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2-2015</text:p>
          </table:table-cell>
          <table:table-cell office:value-type="float" office:value="718.65" calcext:value-type="float">
            <text:p>718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3-2015</text:p>
          </table:table-cell>
          <table:table-cell office:value-type="float" office:value="720.1" calcext:value-type="float">
            <text:p>72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4-2015</text:p>
          </table:table-cell>
          <table:table-cell office:value-type="float" office:value="728.89" calcext:value-type="float">
            <text:p>72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5-2015</text:p>
          </table:table-cell>
          <table:table-cell office:value-type="float" office:value="723.78" calcext:value-type="float">
            <text:p>723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-2015</text:p>
          </table:table-cell>
          <table:table-cell office:value-type="float" office:value="791.55" calcext:value-type="float">
            <text:p>791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7-2015</text:p>
          </table:table-cell>
          <table:table-cell office:value-type="float" office:value="791.55" calcext:value-type="float">
            <text:p>791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8-2015</text:p>
          </table:table-cell>
          <table:table-cell office:value-type="float" office:value="791.55" calcext:value-type="float">
            <text:p>791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9-2015</text:p>
          </table:table-cell>
          <table:table-cell office:value-type="float" office:value="780.56" calcext:value-type="float">
            <text:p>780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-2015</text:p>
          </table:table-cell>
          <table:table-cell office:value-type="float" office:value="788.73" calcext:value-type="float">
            <text:p>78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1-2015</text:p>
          </table:table-cell>
          <table:table-cell office:value-type="float" office:value="808.7" calcext:value-type="float">
            <text:p>808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2-2015</text:p>
          </table:table-cell>
          <table:table-cell office:value-type="float" office:value="826.47" calcext:value-type="float">
            <text:p>826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3-2015</text:p>
          </table:table-cell>
          <table:table-cell office:value-type="float" office:value="820.6" calcext:value-type="float">
            <text:p>82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4-2015</text:p>
          </table:table-cell>
          <table:table-cell office:value-type="float" office:value="820.6" calcext:value-type="float">
            <text:p>82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5-2015</text:p>
          </table:table-cell>
          <table:table-cell office:value-type="float" office:value="820.6" calcext:value-type="float">
            <text:p>82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6-2015</text:p>
          </table:table-cell>
          <table:table-cell office:value-type="float" office:value="820.59" calcext:value-type="float">
            <text:p>820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7-2015</text:p>
          </table:table-cell>
          <table:table-cell office:value-type="float" office:value="820.59" calcext:value-type="float">
            <text:p>820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8-2015</text:p>
          </table:table-cell>
          <table:table-cell office:value-type="float" office:value="817.65" calcext:value-type="float">
            <text:p>817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9-2015</text:p>
          </table:table-cell>
          <table:table-cell office:value-type="float" office:value="794.29" calcext:value-type="float">
            <text:p>794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0-2015</text:p>
          </table:table-cell>
          <table:table-cell office:value-type="float" office:value="785.92" calcext:value-type="float">
            <text:p>785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1-2015</text:p>
          </table:table-cell>
          <table:table-cell office:value-type="float" office:value="785.92" calcext:value-type="float">
            <text:p>785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-2015</text:p>
          </table:table-cell>
          <table:table-cell office:value-type="float" office:value="785.92" calcext:value-type="float">
            <text:p>785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-2015</text:p>
          </table:table-cell>
          <table:table-cell office:value-type="float" office:value="785.92" calcext:value-type="float">
            <text:p>785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-2015</text:p>
          </table:table-cell>
          <table:table-cell office:value-type="float" office:value="794.29" calcext:value-type="float">
            <text:p>794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4-2015</text:p>
          </table:table-cell>
          <table:table-cell office:value-type="float" office:value="805.8" calcext:value-type="float">
            <text:p>805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5-2015</text:p>
          </table:table-cell>
          <table:table-cell office:value-type="float" office:value="814.71" calcext:value-type="float">
            <text:p>814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6-2015</text:p>
          </table:table-cell>
          <table:table-cell office:value-type="float" office:value="826.87" calcext:value-type="float">
            <text:p>826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7-2015</text:p>
          </table:table-cell>
          <table:table-cell office:value-type="float" office:value="826.87" calcext:value-type="float">
            <text:p>826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8-2015</text:p>
          </table:table-cell>
          <table:table-cell office:value-type="float" office:value="826.87" calcext:value-type="float">
            <text:p>826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9-2015</text:p>
          </table:table-cell>
          <table:table-cell office:value-type="float" office:value="842.42" calcext:value-type="float">
            <text:p>842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0-2015</text:p>
          </table:table-cell>
          <table:table-cell office:value-type="float" office:value="845.45" calcext:value-type="float">
            <text:p>845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1-2015</text:p>
          </table:table-cell>
          <table:table-cell office:value-type="float" office:value="848.48" calcext:value-type="float">
            <text:p>848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2-2015</text:p>
          </table:table-cell>
          <table:table-cell office:value-type="float" office:value="848.48" calcext:value-type="float">
            <text:p>848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3-2015</text:p>
          </table:table-cell>
          <table:table-cell office:value-type="float" office:value="857.58" calcext:value-type="float">
            <text:p>85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4-2015</text:p>
          </table:table-cell>
          <table:table-cell office:value-type="float" office:value="857.58" calcext:value-type="float">
            <text:p>85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5-2015</text:p>
          </table:table-cell>
          <table:table-cell office:value-type="float" office:value="857.58" calcext:value-type="float">
            <text:p>85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6-2015</text:p>
          </table:table-cell>
          <table:table-cell office:value-type="float" office:value="857.58" calcext:value-type="float">
            <text:p>85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7-2015</text:p>
          </table:table-cell>
          <table:table-cell office:value-type="float" office:value="857.58" calcext:value-type="float">
            <text:p>85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9-2015</text:p>
          </table:table-cell>
          <table:table-cell office:value-type="float" office:value="873.85" calcext:value-type="float">
            <text:p>873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0-2015</text:p>
          </table:table-cell>
          <table:table-cell office:value-type="float" office:value="876.92" calcext:value-type="float">
            <text:p>876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1-2015</text:p>
          </table:table-cell>
          <table:table-cell office:value-type="float" office:value="876.92" calcext:value-type="float">
            <text:p>876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2-2015</text:p>
          </table:table-cell>
          <table:table-cell office:value-type="float" office:value="876.92" calcext:value-type="float">
            <text:p>876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3-2015</text:p>
          </table:table-cell>
          <table:table-cell office:value-type="float" office:value="873.85" calcext:value-type="float">
            <text:p>873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4-2015</text:p>
          </table:table-cell>
          <table:table-cell office:value-type="float" office:value="887.5" calcext:value-type="float">
            <text:p>88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5-2015</text:p>
          </table:table-cell>
          <table:table-cell office:value-type="float" office:value="887.5" calcext:value-type="float">
            <text:p>88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6-2015</text:p>
          </table:table-cell>
          <table:table-cell office:value-type="float" office:value="890.62" calcext:value-type="float">
            <text:p>89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7-2015</text:p>
          </table:table-cell>
          <table:table-cell office:value-type="float" office:value="890.62" calcext:value-type="float">
            <text:p>89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8-2015</text:p>
          </table:table-cell>
          <table:table-cell office:value-type="float" office:value="890.62" calcext:value-type="float">
            <text:p>89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9-2015</text:p>
          </table:table-cell>
          <table:table-cell office:value-type="float" office:value="890.62" calcext:value-type="float">
            <text:p>89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0-2015</text:p>
          </table:table-cell>
          <table:table-cell office:value-type="float" office:value="893.75" calcext:value-type="float">
            <text:p>893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-2015</text:p>
          </table:table-cell>
          <table:table-cell office:value-type="float" office:value="911.11" calcext:value-type="float">
            <text:p>911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-2015</text:p>
          </table:table-cell>
          <table:table-cell office:value-type="float" office:value="920.63" calcext:value-type="float">
            <text:p>92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-2015</text:p>
          </table:table-cell>
          <table:table-cell office:value-type="float" office:value="920.63" calcext:value-type="float">
            <text:p>92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4-2015</text:p>
          </table:table-cell>
          <table:table-cell office:value-type="float" office:value="920.63" calcext:value-type="float">
            <text:p>92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5-2015</text:p>
          </table:table-cell>
          <table:table-cell office:value-type="float" office:value="920.63" calcext:value-type="float">
            <text:p>92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6-2015</text:p>
          </table:table-cell>
          <table:table-cell office:value-type="float" office:value="920.63" calcext:value-type="float">
            <text:p>92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7-2015</text:p>
          </table:table-cell>
          <table:table-cell office:value-type="float" office:value="906.25" calcext:value-type="float">
            <text:p>90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8-2015</text:p>
          </table:table-cell>
          <table:table-cell office:value-type="float" office:value="909.38" calcext:value-type="float">
            <text:p>90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9-2015</text:p>
          </table:table-cell>
          <table:table-cell office:value-type="float" office:value="886.36" calcext:value-type="float">
            <text:p>88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0-2015</text:p>
          </table:table-cell>
          <table:table-cell office:value-type="float" office:value="857.14" calcext:value-type="float">
            <text:p>857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1-2015</text:p>
          </table:table-cell>
          <table:table-cell office:value-type="float" office:value="857.14" calcext:value-type="float">
            <text:p>857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2-2015</text:p>
          </table:table-cell>
          <table:table-cell office:value-type="float" office:value="857.14" calcext:value-type="float">
            <text:p>857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3-2015</text:p>
          </table:table-cell>
          <table:table-cell office:value-type="float" office:value="857.14" calcext:value-type="float">
            <text:p>857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4-2015</text:p>
          </table:table-cell>
          <table:table-cell office:value-type="float" office:value="860" calcext:value-type="float">
            <text:p>8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5-2015</text:p>
          </table:table-cell>
          <table:table-cell office:value-type="float" office:value="878.26" calcext:value-type="float">
            <text:p>87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6-2015</text:p>
          </table:table-cell>
          <table:table-cell office:value-type="float" office:value="878.26" calcext:value-type="float">
            <text:p>87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7-2015</text:p>
          </table:table-cell>
          <table:table-cell office:value-type="float" office:value="865.71" calcext:value-type="float">
            <text:p>86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8-2015</text:p>
          </table:table-cell>
          <table:table-cell office:value-type="float" office:value="865.71" calcext:value-type="float">
            <text:p>86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9-2015</text:p>
          </table:table-cell>
          <table:table-cell office:value-type="float" office:value="865.71" calcext:value-type="float">
            <text:p>86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0-2015</text:p>
          </table:table-cell>
          <table:table-cell office:value-type="float" office:value="865.71" calcext:value-type="float">
            <text:p>86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1-2015</text:p>
          </table:table-cell>
          <table:table-cell office:value-type="float" office:value="841.67" calcext:value-type="float">
            <text:p>84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2-2015</text:p>
          </table:table-cell>
          <table:table-cell office:value-type="float" office:value="841.67" calcext:value-type="float">
            <text:p>84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3-2015</text:p>
          </table:table-cell>
          <table:table-cell office:value-type="float" office:value="841.67" calcext:value-type="float">
            <text:p>84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4-2015</text:p>
          </table:table-cell>
          <table:table-cell office:value-type="float" office:value="841.67" calcext:value-type="float">
            <text:p>84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5-2015</text:p>
          </table:table-cell>
          <table:table-cell office:value-type="float" office:value="841.67" calcext:value-type="float">
            <text:p>84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6-2015</text:p>
          </table:table-cell>
          <table:table-cell office:value-type="float" office:value="841.67" calcext:value-type="float">
            <text:p>84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7-2015</text:p>
          </table:table-cell>
          <table:table-cell office:value-type="float" office:value="841.67" calcext:value-type="float">
            <text:p>84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8-2015</text:p>
          </table:table-cell>
          <table:table-cell office:value-type="float" office:value="836.11" calcext:value-type="float">
            <text:p>836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9-2015</text:p>
          </table:table-cell>
          <table:table-cell office:value-type="float" office:value="833.33" calcext:value-type="float">
            <text:p>833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0-2015</text:p>
          </table:table-cell>
          <table:table-cell office:value-type="float" office:value="833.33" calcext:value-type="float">
            <text:p>833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1-2015</text:p>
          </table:table-cell>
          <table:table-cell office:value-type="float" office:value="833.33" calcext:value-type="float">
            <text:p>833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-2016</text:p>
          </table:table-cell>
          <table:table-cell office:value-type="float" office:value="833.33" calcext:value-type="float">
            <text:p>833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-2016</text:p>
          </table:table-cell>
          <table:table-cell office:value-type="float" office:value="833.33" calcext:value-type="float">
            <text:p>833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-2016</text:p>
          </table:table-cell>
          <table:table-cell office:value-type="float" office:value="833.33" calcext:value-type="float">
            <text:p>833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4-2016</text:p>
          </table:table-cell>
          <table:table-cell office:value-type="float" office:value="845.07" calcext:value-type="float">
            <text:p>84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5-2016</text:p>
          </table:table-cell>
          <table:table-cell office:value-type="float" office:value="845.07" calcext:value-type="float">
            <text:p>84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6-2016</text:p>
          </table:table-cell>
          <table:table-cell office:value-type="float" office:value="838.89" calcext:value-type="float">
            <text:p>83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7-2016</text:p>
          </table:table-cell>
          <table:table-cell office:value-type="float" office:value="838.89" calcext:value-type="float">
            <text:p>83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8-2016</text:p>
          </table:table-cell>
          <table:table-cell office:value-type="float" office:value="838.89" calcext:value-type="float">
            <text:p>83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9-2016</text:p>
          </table:table-cell>
          <table:table-cell office:value-type="float" office:value="838.89" calcext:value-type="float">
            <text:p>83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0-2016</text:p>
          </table:table-cell>
          <table:table-cell office:value-type="float" office:value="838.89" calcext:value-type="float">
            <text:p>83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1-2016</text:p>
          </table:table-cell>
          <table:table-cell office:value-type="float" office:value="838.89" calcext:value-type="float">
            <text:p>83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2-2016</text:p>
          </table:table-cell>
          <table:table-cell office:value-type="float" office:value="859.15" calcext:value-type="float">
            <text:p>85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3-2016</text:p>
          </table:table-cell>
          <table:table-cell office:value-type="float" office:value="865.71" calcext:value-type="float">
            <text:p>86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4-2016</text:p>
          </table:table-cell>
          <table:table-cell office:value-type="float" office:value="865.71" calcext:value-type="float">
            <text:p>86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5-2016</text:p>
          </table:table-cell>
          <table:table-cell office:value-type="float" office:value="865.71" calcext:value-type="float">
            <text:p>86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6-2016</text:p>
          </table:table-cell>
          <table:table-cell office:value-type="float" office:value="865.71" calcext:value-type="float">
            <text:p>86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7-2016</text:p>
          </table:table-cell>
          <table:table-cell office:value-type="float" office:value="865.71" calcext:value-type="float">
            <text:p>86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8-2016</text:p>
          </table:table-cell>
          <table:table-cell office:value-type="float" office:value="878.26" calcext:value-type="float">
            <text:p>878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9-2016</text:p>
          </table:table-cell>
          <table:table-cell office:value-type="float" office:value="897.06" calcext:value-type="float">
            <text:p>89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0-2016</text:p>
          </table:table-cell>
          <table:table-cell office:value-type="float" office:value="913.43" calcext:value-type="float">
            <text:p>91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1-2016</text:p>
          </table:table-cell>
          <table:table-cell office:value-type="float" office:value="927.27" calcext:value-type="float">
            <text:p>927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2-2016</text:p>
          </table:table-cell>
          <table:table-cell office:value-type="float" office:value="941.54" calcext:value-type="float">
            <text:p>94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3-2016</text:p>
          </table:table-cell>
          <table:table-cell office:value-type="float" office:value="941.54" calcext:value-type="float">
            <text:p>94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4-2016</text:p>
          </table:table-cell>
          <table:table-cell office:value-type="float" office:value="941.54" calcext:value-type="float">
            <text:p>94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5-2016</text:p>
          </table:table-cell>
          <table:table-cell office:value-type="float" office:value="959.38" calcext:value-type="float">
            <text:p>959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6-2016</text:p>
          </table:table-cell>
          <table:table-cell office:value-type="float" office:value="965.62" calcext:value-type="float">
            <text:p>96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7-2016</text:p>
          </table:table-cell>
          <table:table-cell office:value-type="float" office:value="965.62" calcext:value-type="float">
            <text:p>96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8-2016</text:p>
          </table:table-cell>
          <table:table-cell office:value-type="float" office:value="968.75" calcext:value-type="float">
            <text:p>96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9-2016</text:p>
          </table:table-cell>
          <table:table-cell office:value-type="float" office:value="984.13" calcext:value-type="float">
            <text:p>98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0-2016</text:p>
          </table:table-cell>
          <table:table-cell office:value-type="float" office:value="984.13" calcext:value-type="float">
            <text:p>98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1-2016</text:p>
          </table:table-cell>
          <table:table-cell office:value-type="float" office:value="984.13" calcext:value-type="float">
            <text:p>98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-2016</text:p>
          </table:table-cell>
          <table:table-cell office:value-type="float" office:value="984.13" calcext:value-type="float">
            <text:p>98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-2016</text:p>
          </table:table-cell>
          <table:table-cell office:value-type="float" office:value="996.77" calcext:value-type="float">
            <text:p>996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3-2016</text:p>
          </table:table-cell>
          <table:table-cell office:value-type="float" office:value="1003.23" calcext:value-type="float">
            <text:p>1003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4-2016</text:p>
          </table:table-cell>
          <table:table-cell office:value-type="float" office:value="1016.39" calcext:value-type="float">
            <text:p>101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5-2016</text:p>
          </table:table-cell>
          <table:table-cell office:value-type="float" office:value="1016.39" calcext:value-type="float">
            <text:p>101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6-2016</text:p>
          </table:table-cell>
          <table:table-cell office:value-type="float" office:value="1016.39" calcext:value-type="float">
            <text:p>101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7-2016</text:p>
          </table:table-cell>
          <table:table-cell office:value-type="float" office:value="1016.39" calcext:value-type="float">
            <text:p>101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8-2016</text:p>
          </table:table-cell>
          <table:table-cell office:value-type="float" office:value="1016.39" calcext:value-type="float">
            <text:p>101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9-2016</text:p>
          </table:table-cell>
          <table:table-cell office:value-type="float" office:value="1016.39" calcext:value-type="float">
            <text:p>101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0-2016</text:p>
          </table:table-cell>
          <table:table-cell office:value-type="float" office:value="1026.23" calcext:value-type="float">
            <text:p>102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1-2016</text:p>
          </table:table-cell>
          <table:table-cell office:value-type="float" office:value="1026.23" calcext:value-type="float">
            <text:p>102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2-2016</text:p>
          </table:table-cell>
          <table:table-cell office:value-type="float" office:value="1026.23" calcext:value-type="float">
            <text:p>102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3-2016</text:p>
          </table:table-cell>
          <table:table-cell office:value-type="float" office:value="1026.23" calcext:value-type="float">
            <text:p>102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4-2016</text:p>
          </table:table-cell>
          <table:table-cell office:value-type="float" office:value="1026.23" calcext:value-type="float">
            <text:p>102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5-2016</text:p>
          </table:table-cell>
          <table:table-cell office:value-type="float" office:value="1029.03" calcext:value-type="float">
            <text:p>1029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6-2016</text:p>
          </table:table-cell>
          <table:table-cell office:value-type="float" office:value="1029.03" calcext:value-type="float">
            <text:p>1029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7-2016</text:p>
          </table:table-cell>
          <table:table-cell office:value-type="float" office:value="1045.9" calcext:value-type="float">
            <text:p>1045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8-2016</text:p>
          </table:table-cell>
          <table:table-cell office:value-type="float" office:value="1045.9" calcext:value-type="float">
            <text:p>1045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9-2016</text:p>
          </table:table-cell>
          <table:table-cell office:value-type="float" office:value="1045.9" calcext:value-type="float">
            <text:p>1045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0-2016</text:p>
          </table:table-cell>
          <table:table-cell office:value-type="float" office:value="1045.9" calcext:value-type="float">
            <text:p>1045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1-2016</text:p>
          </table:table-cell>
          <table:table-cell office:value-type="float" office:value="1045.9" calcext:value-type="float">
            <text:p>1045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2-2016</text:p>
          </table:table-cell>
          <table:table-cell office:value-type="float" office:value="1060" calcext:value-type="float">
            <text:p>10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3-2016</text:p>
          </table:table-cell>
          <table:table-cell office:value-type="float" office:value="1060" calcext:value-type="float">
            <text:p>10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4-2016</text:p>
          </table:table-cell>
          <table:table-cell office:value-type="float" office:value="1071.19" calcext:value-type="float">
            <text:p>107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5-2016</text:p>
          </table:table-cell>
          <table:table-cell office:value-type="float" office:value="1089.66" calcext:value-type="float">
            <text:p>1089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6-2016</text:p>
          </table:table-cell>
          <table:table-cell office:value-type="float" office:value="1089.66" calcext:value-type="float">
            <text:p>1089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7-2016</text:p>
          </table:table-cell>
          <table:table-cell office:value-type="float" office:value="1089.66" calcext:value-type="float">
            <text:p>1089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8-2016</text:p>
          </table:table-cell>
          <table:table-cell office:value-type="float" office:value="1089.66" calcext:value-type="float">
            <text:p>1089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9-2016</text:p>
          </table:table-cell>
          <table:table-cell office:value-type="float" office:value="1089.66" calcext:value-type="float">
            <text:p>1089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-2016</text:p>
          </table:table-cell>
          <table:table-cell office:value-type="float" office:value="1093.1" calcext:value-type="float">
            <text:p>109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-2016</text:p>
          </table:table-cell>
          <table:table-cell office:value-type="float" office:value="1093.1" calcext:value-type="float">
            <text:p>109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-2016</text:p>
          </table:table-cell>
          <table:table-cell office:value-type="float" office:value="1093.1" calcext:value-type="float">
            <text:p>109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4-2016</text:p>
          </table:table-cell>
          <table:table-cell office:value-type="float" office:value="1105.26" calcext:value-type="float">
            <text:p>1105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5-2016</text:p>
          </table:table-cell>
          <table:table-cell office:value-type="float" office:value="1105.26" calcext:value-type="float">
            <text:p>1105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6-2016</text:p>
          </table:table-cell>
          <table:table-cell office:value-type="float" office:value="1105.26" calcext:value-type="float">
            <text:p>1105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7-2016</text:p>
          </table:table-cell>
          <table:table-cell office:value-type="float" office:value="1125" calcext:value-type="float">
            <text:p>1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8-2016</text:p>
          </table:table-cell>
          <table:table-cell office:value-type="float" office:value="1145.45" calcext:value-type="float">
            <text:p>1145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9-2016</text:p>
          </table:table-cell>
          <table:table-cell office:value-type="float" office:value="1184.91" calcext:value-type="float">
            <text:p>1184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0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1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2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3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4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5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6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7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8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9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0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1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2-2016</text:p>
          </table:table-cell>
          <table:table-cell office:value-type="float" office:value="1211.54" calcext:value-type="float">
            <text:p>12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3-2016</text:p>
          </table:table-cell>
          <table:table-cell office:value-type="float" office:value="1171.15" calcext:value-type="float">
            <text:p>117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4-2016</text:p>
          </table:table-cell>
          <table:table-cell office:value-type="float" office:value="1171.15" calcext:value-type="float">
            <text:p>117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5-2016</text:p>
          </table:table-cell>
          <table:table-cell office:value-type="float" office:value="1171.15" calcext:value-type="float">
            <text:p>117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6-2016</text:p>
          </table:table-cell>
          <table:table-cell office:value-type="float" office:value="1171.15" calcext:value-type="float">
            <text:p>117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7-2016</text:p>
          </table:table-cell>
          <table:table-cell office:value-type="float" office:value="1171.15" calcext:value-type="float">
            <text:p>117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8-2016</text:p>
          </table:table-cell>
          <table:table-cell office:value-type="float" office:value="1171.15" calcext:value-type="float">
            <text:p>117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9-2016</text:p>
          </table:table-cell>
          <table:table-cell office:value-type="float" office:value="1171.15" calcext:value-type="float">
            <text:p>117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0-2016</text:p>
          </table:table-cell>
          <table:table-cell office:value-type="float" office:value="1150" calcext:value-type="float">
            <text:p>11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1-2016</text:p>
          </table:table-cell>
          <table:table-cell office:value-type="float" office:value="1172.55" calcext:value-type="float">
            <text:p>1172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-2016</text:p>
          </table:table-cell>
          <table:table-cell office:value-type="float" office:value="1172.55" calcext:value-type="float">
            <text:p>1172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-2016</text:p>
          </table:table-cell>
          <table:table-cell office:value-type="float" office:value="1172.55" calcext:value-type="float">
            <text:p>1172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-2016</text:p>
          </table:table-cell>
          <table:table-cell office:value-type="float" office:value="1172.55" calcext:value-type="float">
            <text:p>1172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4-2016</text:p>
          </table:table-cell>
          <table:table-cell office:value-type="float" office:value="1125.49" calcext:value-type="float">
            <text:p>1125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5-2016</text:p>
          </table:table-cell>
          <table:table-cell office:value-type="float" office:value="1164.71" calcext:value-type="float">
            <text:p>1164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6-2016</text:p>
          </table:table-cell>
          <table:table-cell office:value-type="float" office:value="1142.31" calcext:value-type="float">
            <text:p>114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7-2016</text:p>
          </table:table-cell>
          <table:table-cell office:value-type="float" office:value="1142.31" calcext:value-type="float">
            <text:p>114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8-2016</text:p>
          </table:table-cell>
          <table:table-cell office:value-type="float" office:value="1142.31" calcext:value-type="float">
            <text:p>114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9-2016</text:p>
          </table:table-cell>
          <table:table-cell office:value-type="float" office:value="1142.31" calcext:value-type="float">
            <text:p>114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0-2016</text:p>
          </table:table-cell>
          <table:table-cell office:value-type="float" office:value="1142.31" calcext:value-type="float">
            <text:p>114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1-2016</text:p>
          </table:table-cell>
          <table:table-cell office:value-type="float" office:value="1142.31" calcext:value-type="float">
            <text:p>114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2-2016</text:p>
          </table:table-cell>
          <table:table-cell office:value-type="float" office:value="1138.46" calcext:value-type="float">
            <text:p>1138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3-2016</text:p>
          </table:table-cell>
          <table:table-cell office:value-type="float" office:value="1138.46" calcext:value-type="float">
            <text:p>1138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4-2016</text:p>
          </table:table-cell>
          <table:table-cell office:value-type="float" office:value="1134.62" calcext:value-type="float">
            <text:p>1134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5-2016</text:p>
          </table:table-cell>
          <table:table-cell office:value-type="float" office:value="1134.62" calcext:value-type="float">
            <text:p>1134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6-2016</text:p>
          </table:table-cell>
          <table:table-cell office:value-type="float" office:value="1134.62" calcext:value-type="float">
            <text:p>1134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7-2016</text:p>
          </table:table-cell>
          <table:table-cell office:value-type="float" office:value="1134.62" calcext:value-type="float">
            <text:p>1134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8-2016</text:p>
          </table:table-cell>
          <table:table-cell office:value-type="float" office:value="1136.54" calcext:value-type="float">
            <text:p>1136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9-2016</text:p>
          </table:table-cell>
          <table:table-cell office:value-type="float" office:value="1136.54" calcext:value-type="float">
            <text:p>1136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0-2016</text:p>
          </table:table-cell>
          <table:table-cell office:value-type="float" office:value="1111.54" calcext:value-type="float">
            <text:p>11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1-2016</text:p>
          </table:table-cell>
          <table:table-cell office:value-type="float" office:value="1111.54" calcext:value-type="float">
            <text:p>11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2-2016</text:p>
          </table:table-cell>
          <table:table-cell office:value-type="float" office:value="1111.54" calcext:value-type="float">
            <text:p>11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3-2016</text:p>
          </table:table-cell>
          <table:table-cell office:value-type="float" office:value="1115.38" calcext:value-type="float">
            <text:p>1115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4-2016</text:p>
          </table:table-cell>
          <table:table-cell office:value-type="float" office:value="1115.38" calcext:value-type="float">
            <text:p>1115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5-2016</text:p>
          </table:table-cell>
          <table:table-cell office:value-type="float" office:value="1126.92" calcext:value-type="float">
            <text:p>1126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6-2016</text:p>
          </table:table-cell>
          <table:table-cell office:value-type="float" office:value="1126.92" calcext:value-type="float">
            <text:p>1126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7-2016</text:p>
          </table:table-cell>
          <table:table-cell office:value-type="float" office:value="1126.92" calcext:value-type="float">
            <text:p>1126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8-2016</text:p>
          </table:table-cell>
          <table:table-cell office:value-type="float" office:value="1115.38" calcext:value-type="float">
            <text:p>1115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9-2016</text:p>
          </table:table-cell>
          <table:table-cell office:value-type="float" office:value="1115.38" calcext:value-type="float">
            <text:p>1115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0-2016</text:p>
          </table:table-cell>
          <table:table-cell office:value-type="float" office:value="1115.38" calcext:value-type="float">
            <text:p>1115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-2016</text:p>
          </table:table-cell>
          <table:table-cell office:value-type="float" office:value="1115.38" calcext:value-type="float">
            <text:p>1115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-2016</text:p>
          </table:table-cell>
          <table:table-cell office:value-type="float" office:value="1115.38" calcext:value-type="float">
            <text:p>1115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-2016</text:p>
          </table:table-cell>
          <table:table-cell office:value-type="float" office:value="1096.15" calcext:value-type="float">
            <text:p>109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4-2016</text:p>
          </table:table-cell>
          <table:table-cell office:value-type="float" office:value="1096.15" calcext:value-type="float">
            <text:p>109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5-2016</text:p>
          </table:table-cell>
          <table:table-cell office:value-type="float" office:value="1096.15" calcext:value-type="float">
            <text:p>109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6-2016</text:p>
          </table:table-cell>
          <table:table-cell office:value-type="float" office:value="1109.62" calcext:value-type="float">
            <text:p>110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7-2016</text:p>
          </table:table-cell>
          <table:table-cell office:value-type="float" office:value="1109.62" calcext:value-type="float">
            <text:p>110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8-2016</text:p>
          </table:table-cell>
          <table:table-cell office:value-type="float" office:value="1109.62" calcext:value-type="float">
            <text:p>110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9-2016</text:p>
          </table:table-cell>
          <table:table-cell office:value-type="float" office:value="1109.62" calcext:value-type="float">
            <text:p>110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0-2016</text:p>
          </table:table-cell>
          <table:table-cell office:value-type="float" office:value="1113.46" calcext:value-type="float">
            <text:p>1113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1-2016</text:p>
          </table:table-cell>
          <table:table-cell office:value-type="float" office:value="1090.57" calcext:value-type="float">
            <text:p>1090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2-2016</text:p>
          </table:table-cell>
          <table:table-cell office:value-type="float" office:value="1090.57" calcext:value-type="float">
            <text:p>1090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3-2016</text:p>
          </table:table-cell>
          <table:table-cell office:value-type="float" office:value="1096.15" calcext:value-type="float">
            <text:p>109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4-2016</text:p>
          </table:table-cell>
          <table:table-cell office:value-type="float" office:value="1096.15" calcext:value-type="float">
            <text:p>109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5-2016</text:p>
          </table:table-cell>
          <table:table-cell office:value-type="float" office:value="1096.15" calcext:value-type="float">
            <text:p>109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6-2016</text:p>
          </table:table-cell>
          <table:table-cell office:value-type="float" office:value="1096.15" calcext:value-type="float">
            <text:p>109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7-2016</text:p>
          </table:table-cell>
          <table:table-cell office:value-type="float" office:value="1075.47" calcext:value-type="float">
            <text:p>1075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8-2016</text:p>
          </table:table-cell>
          <table:table-cell office:value-type="float" office:value="1075.47" calcext:value-type="float">
            <text:p>1075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9-2016</text:p>
          </table:table-cell>
          <table:table-cell office:value-type="float" office:value="1098.11" calcext:value-type="float">
            <text:p>1098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0-2016</text:p>
          </table:table-cell>
          <table:table-cell office:value-type="float" office:value="1050.91" calcext:value-type="float">
            <text:p>1050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1-2016</text:p>
          </table:table-cell>
          <table:table-cell office:value-type="float" office:value="1050.91" calcext:value-type="float">
            <text:p>1050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2-2016</text:p>
          </table:table-cell>
          <table:table-cell office:value-type="float" office:value="1050.91" calcext:value-type="float">
            <text:p>1050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3-2016</text:p>
          </table:table-cell>
          <table:table-cell office:value-type="float" office:value="1050.91" calcext:value-type="float">
            <text:p>1050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4-2016</text:p>
          </table:table-cell>
          <table:table-cell office:value-type="float" office:value="1032.69" calcext:value-type="float">
            <text:p>1032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5-2016</text:p>
          </table:table-cell>
          <table:table-cell office:value-type="float" office:value="1032.69" calcext:value-type="float">
            <text:p>1032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6-2016</text:p>
          </table:table-cell>
          <table:table-cell office:value-type="float" office:value="1014.04" calcext:value-type="float">
            <text:p>1014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7-2016</text:p>
          </table:table-cell>
          <table:table-cell office:value-type="float" office:value="999.87" calcext:value-type="float">
            <text:p>99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8-2016</text:p>
          </table:table-cell>
          <table:table-cell office:value-type="float" office:value="999.87" calcext:value-type="float">
            <text:p>99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9-2016</text:p>
          </table:table-cell>
          <table:table-cell office:value-type="float" office:value="999.87" calcext:value-type="float">
            <text:p>99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0-2016</text:p>
          </table:table-cell>
          <table:table-cell office:value-type="float" office:value="999.87" calcext:value-type="float">
            <text:p>99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1-2016</text:p>
          </table:table-cell>
          <table:table-cell office:value-type="float" office:value="1017.54" calcext:value-type="float">
            <text:p>1017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-2016</text:p>
          </table:table-cell>
          <table:table-cell office:value-type="float" office:value="996.55" calcext:value-type="float">
            <text:p>996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-2016</text:p>
          </table:table-cell>
          <table:table-cell office:value-type="float" office:value="996.55" calcext:value-type="float">
            <text:p>996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-2016</text:p>
          </table:table-cell>
          <table:table-cell office:value-type="float" office:value="996.55" calcext:value-type="float">
            <text:p>996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6-2016</text:p>
          </table:table-cell>
          <table:table-cell office:value-type="float" office:value="996.55" calcext:value-type="float">
            <text:p>996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7-2016</text:p>
          </table:table-cell>
          <table:table-cell office:value-type="float" office:value="998.28" calcext:value-type="float">
            <text:p>998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9-2016</text:p>
          </table:table-cell>
          <table:table-cell office:value-type="float" office:value="996.55" calcext:value-type="float">
            <text:p>996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1-2016</text:p>
          </table:table-cell>
          <table:table-cell office:value-type="float" office:value="1055.56" calcext:value-type="float">
            <text:p>1055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4-2016</text:p>
          </table:table-cell>
          <table:table-cell office:value-type="float" office:value="1055.56" calcext:value-type="float">
            <text:p>1055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5-2016</text:p>
          </table:table-cell>
          <table:table-cell office:value-type="float" office:value="1055.56" calcext:value-type="float">
            <text:p>1055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6-2016</text:p>
          </table:table-cell>
          <table:table-cell office:value-type="float" office:value="1094.34" calcext:value-type="float">
            <text:p>1094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7-2016</text:p>
          </table:table-cell>
          <table:table-cell office:value-type="float" office:value="1094.34" calcext:value-type="float">
            <text:p>1094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8-2016</text:p>
          </table:table-cell>
          <table:table-cell office:value-type="float" office:value="1094.34" calcext:value-type="float">
            <text:p>1094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9-2016</text:p>
          </table:table-cell>
          <table:table-cell office:value-type="float" office:value="1094.34" calcext:value-type="float">
            <text:p>1094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0-2016</text:p>
          </table:table-cell>
          <table:table-cell office:value-type="float" office:value="1094.34" calcext:value-type="float">
            <text:p>1094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1-2016</text:p>
          </table:table-cell>
          <table:table-cell office:value-type="float" office:value="1079.63" calcext:value-type="float">
            <text:p>107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2-2016</text:p>
          </table:table-cell>
          <table:table-cell office:value-type="float" office:value="1079.63" calcext:value-type="float">
            <text:p>107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3-2016</text:p>
          </table:table-cell>
          <table:table-cell office:value-type="float" office:value="1065.45" calcext:value-type="float">
            <text:p>1065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4-2016</text:p>
          </table:table-cell>
          <table:table-cell office:value-type="float" office:value="1043.64" calcext:value-type="float">
            <text:p>1043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5-2016</text:p>
          </table:table-cell>
          <table:table-cell office:value-type="float" office:value="1043.64" calcext:value-type="float">
            <text:p>1043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6-2016</text:p>
          </table:table-cell>
          <table:table-cell office:value-type="float" office:value="1043.64" calcext:value-type="float">
            <text:p>1043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7-2016</text:p>
          </table:table-cell>
          <table:table-cell office:value-type="float" office:value="1047.27" calcext:value-type="float">
            <text:p>1047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8-2016</text:p>
          </table:table-cell>
          <table:table-cell office:value-type="float" office:value="1047.27" calcext:value-type="float">
            <text:p>1047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0-2016</text:p>
          </table:table-cell>
          <table:table-cell office:value-type="float" office:value="1043.64" calcext:value-type="float">
            <text:p>1043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-2016</text:p>
          </table:table-cell>
          <table:table-cell office:value-type="float" office:value="1040" calcext:value-type="float">
            <text:p>10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-2016</text:p>
          </table:table-cell>
          <table:table-cell office:value-type="float" office:value="1040" calcext:value-type="float">
            <text:p>10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-2016</text:p>
          </table:table-cell>
          <table:table-cell office:value-type="float" office:value="1040" calcext:value-type="float">
            <text:p>10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4-2016</text:p>
          </table:table-cell>
          <table:table-cell office:value-type="float" office:value="1037.78" calcext:value-type="float">
            <text:p>1037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5-2016</text:p>
          </table:table-cell>
          <table:table-cell office:value-type="float" office:value="1035.37" calcext:value-type="float">
            <text:p>1035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6-2016</text:p>
          </table:table-cell>
          <table:table-cell office:value-type="float" office:value="1036.87" calcext:value-type="float">
            <text:p>1036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7-2016</text:p>
          </table:table-cell>
          <table:table-cell office:value-type="float" office:value="1033.56" calcext:value-type="float">
            <text:p>103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8-2016</text:p>
          </table:table-cell>
          <table:table-cell office:value-type="float" office:value="1030.85" calcext:value-type="float">
            <text:p>103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9-2016</text:p>
          </table:table-cell>
          <table:table-cell office:value-type="float" office:value="1030.85" calcext:value-type="float">
            <text:p>103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0-2016</text:p>
          </table:table-cell>
          <table:table-cell office:value-type="float" office:value="1030.85" calcext:value-type="float">
            <text:p>103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1-2016</text:p>
          </table:table-cell>
          <table:table-cell office:value-type="float" office:value="1021.57" calcext:value-type="float">
            <text:p>1021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2-2016</text:p>
          </table:table-cell>
          <table:table-cell office:value-type="float" office:value="1016.74" calcext:value-type="float">
            <text:p>1016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3-2016</text:p>
          </table:table-cell>
          <table:table-cell office:value-type="float" office:value="1015.03" calcext:value-type="float">
            <text:p>1015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4-2016</text:p>
          </table:table-cell>
          <table:table-cell office:value-type="float" office:value="1014.35" calcext:value-type="float">
            <text:p>1014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5-2016</text:p>
          </table:table-cell>
          <table:table-cell office:value-type="float" office:value="1010.65" calcext:value-type="float">
            <text:p>101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6-2016</text:p>
          </table:table-cell>
          <table:table-cell office:value-type="float" office:value="1010.65" calcext:value-type="float">
            <text:p>101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7-2016</text:p>
          </table:table-cell>
          <table:table-cell office:value-type="float" office:value="1010.65" calcext:value-type="float">
            <text:p>101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8-2016</text:p>
          </table:table-cell>
          <table:table-cell office:value-type="float" office:value="1007.24" calcext:value-type="float">
            <text:p>1007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9-2016</text:p>
          </table:table-cell>
          <table:table-cell office:value-type="float" office:value="1009.67" calcext:value-type="float">
            <text:p>1009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0-2016</text:p>
          </table:table-cell>
          <table:table-cell office:value-type="float" office:value="1005.87" calcext:value-type="float">
            <text:p>1005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1-2016</text:p>
          </table:table-cell>
          <table:table-cell office:value-type="float" office:value="1006.34" calcext:value-type="float">
            <text:p>1006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2-2016</text:p>
          </table:table-cell>
          <table:table-cell office:value-type="float" office:value="1007.63" calcext:value-type="float">
            <text:p>100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3-2016</text:p>
          </table:table-cell>
          <table:table-cell office:value-type="float" office:value="1007.63" calcext:value-type="float">
            <text:p>100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4-2016</text:p>
          </table:table-cell>
          <table:table-cell office:value-type="float" office:value="1007.63" calcext:value-type="float">
            <text:p>100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5-2016</text:p>
          </table:table-cell>
          <table:table-cell office:value-type="float" office:value="1010.82" calcext:value-type="float">
            <text:p>1010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6-2016</text:p>
          </table:table-cell>
          <table:table-cell office:value-type="float" office:value="1010.82" calcext:value-type="float">
            <text:p>1010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7-2016</text:p>
          </table:table-cell>
          <table:table-cell office:value-type="float" office:value="1010.82" calcext:value-type="float">
            <text:p>1010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8-2016</text:p>
          </table:table-cell>
          <table:table-cell office:value-type="float" office:value="1008.32" calcext:value-type="float">
            <text:p>100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9-2016</text:p>
          </table:table-cell>
          <table:table-cell office:value-type="float" office:value="1005.74" calcext:value-type="float">
            <text:p>1005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0-2016</text:p>
          </table:table-cell>
          <table:table-cell office:value-type="float" office:value="1005.74" calcext:value-type="float">
            <text:p>1005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1-2016</text:p>
          </table:table-cell>
          <table:table-cell office:value-type="float" office:value="1005.74" calcext:value-type="float">
            <text:p>1005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-2016</text:p>
          </table:table-cell>
          <table:table-cell office:value-type="float" office:value="1003.63" calcext:value-type="float">
            <text:p>100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-2016</text:p>
          </table:table-cell>
          <table:table-cell office:value-type="float" office:value="1001.85" calcext:value-type="float">
            <text:p>1001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-2016</text:p>
          </table:table-cell>
          <table:table-cell office:value-type="float" office:value="999.65" calcext:value-type="float">
            <text:p>999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4-2016</text:p>
          </table:table-cell>
          <table:table-cell office:value-type="float" office:value="1003.26" calcext:value-type="float">
            <text:p>1003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5-2016</text:p>
          </table:table-cell>
          <table:table-cell office:value-type="float" office:value="1003.26" calcext:value-type="float">
            <text:p>1003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6-2016</text:p>
          </table:table-cell>
          <table:table-cell office:value-type="float" office:value="1003.26" calcext:value-type="float">
            <text:p>1003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7-2016</text:p>
          </table:table-cell>
          <table:table-cell office:value-type="float" office:value="1003.26" calcext:value-type="float">
            <text:p>1003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8-2016</text:p>
          </table:table-cell>
          <table:table-cell office:value-type="float" office:value="1006.35" calcext:value-type="float">
            <text:p>1006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9-2016</text:p>
          </table:table-cell>
          <table:table-cell office:value-type="float" office:value="1008.52" calcext:value-type="float">
            <text:p>100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0-2016</text:p>
          </table:table-cell>
          <table:table-cell office:value-type="float" office:value="1008.52" calcext:value-type="float">
            <text:p>100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1-2016</text:p>
          </table:table-cell>
          <table:table-cell office:value-type="float" office:value="1009.36" calcext:value-type="float">
            <text:p>1009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2-2016</text:p>
          </table:table-cell>
          <table:table-cell office:value-type="float" office:value="1011.95" calcext:value-type="float">
            <text:p>1011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3-2016</text:p>
          </table:table-cell>
          <table:table-cell office:value-type="float" office:value="1011.95" calcext:value-type="float">
            <text:p>1011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4-2016</text:p>
          </table:table-cell>
          <table:table-cell office:value-type="float" office:value="1011.95" calcext:value-type="float">
            <text:p>1011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5-2016</text:p>
          </table:table-cell>
          <table:table-cell office:value-type="float" office:value="1011.95" calcext:value-type="float">
            <text:p>1011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6-2016</text:p>
          </table:table-cell>
          <table:table-cell office:value-type="float" office:value="1007.63" calcext:value-type="float">
            <text:p>100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7-2016</text:p>
          </table:table-cell>
          <table:table-cell office:value-type="float" office:value="1009.14" calcext:value-type="float">
            <text:p>100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8-2016</text:p>
          </table:table-cell>
          <table:table-cell office:value-type="float" office:value="1010.88" calcext:value-type="float">
            <text:p>101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9-2016</text:p>
          </table:table-cell>
          <table:table-cell office:value-type="float" office:value="1008.39" calcext:value-type="float">
            <text:p>1008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0-2016</text:p>
          </table:table-cell>
          <table:table-cell office:value-type="float" office:value="1008.39" calcext:value-type="float">
            <text:p>1008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1-2016</text:p>
          </table:table-cell>
          <table:table-cell office:value-type="float" office:value="1008.39" calcext:value-type="float">
            <text:p>1008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2-2016</text:p>
          </table:table-cell>
          <table:table-cell office:value-type="float" office:value="1011.87" calcext:value-type="float">
            <text:p>101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3-2016</text:p>
          </table:table-cell>
          <table:table-cell office:value-type="float" office:value="1015.49" calcext:value-type="float">
            <text:p>1015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4-2016</text:p>
          </table:table-cell>
          <table:table-cell office:value-type="float" office:value="1018.73" calcext:value-type="float">
            <text:p>101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5-2016</text:p>
          </table:table-cell>
          <table:table-cell office:value-type="float" office:value="1016.39" calcext:value-type="float">
            <text:p>101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6-2016</text:p>
          </table:table-cell>
          <table:table-cell office:value-type="float" office:value="1021.87" calcext:value-type="float">
            <text:p>102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7-2016</text:p>
          </table:table-cell>
          <table:table-cell office:value-type="float" office:value="1021.87" calcext:value-type="float">
            <text:p>102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8-2016</text:p>
          </table:table-cell>
          <table:table-cell office:value-type="float" office:value="1021.87" calcext:value-type="float">
            <text:p>102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9-2016</text:p>
          </table:table-cell>
          <table:table-cell office:value-type="float" office:value="1020.61" calcext:value-type="float">
            <text:p>1020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0-2016</text:p>
          </table:table-cell>
          <table:table-cell office:value-type="float" office:value="1025.96" calcext:value-type="float">
            <text:p>1025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1-2016</text:p>
          </table:table-cell>
          <table:table-cell office:value-type="float" office:value="1028.85" calcext:value-type="float">
            <text:p>1028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-2016</text:p>
          </table:table-cell>
          <table:table-cell office:value-type="float" office:value="1022.98" calcext:value-type="float">
            <text:p>102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-2016</text:p>
          </table:table-cell>
          <table:table-cell office:value-type="float" office:value="1020.84" calcext:value-type="float">
            <text:p>102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-2016</text:p>
          </table:table-cell>
          <table:table-cell office:value-type="float" office:value="1020.84" calcext:value-type="float">
            <text:p>102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4-2016</text:p>
          </table:table-cell>
          <table:table-cell office:value-type="float" office:value="1020.84" calcext:value-type="float">
            <text:p>102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5-2016</text:p>
          </table:table-cell>
          <table:table-cell office:value-type="float" office:value="1018.78" calcext:value-type="float">
            <text:p>1018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6-2016</text:p>
          </table:table-cell>
          <table:table-cell office:value-type="float" office:value="1021.74" calcext:value-type="float">
            <text:p>1021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7-2016</text:p>
          </table:table-cell>
          <table:table-cell office:value-type="float" office:value="1024.93" calcext:value-type="float">
            <text:p>102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8-2016</text:p>
          </table:table-cell>
          <table:table-cell office:value-type="float" office:value="1022.84" calcext:value-type="float">
            <text:p>1022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9-2016</text:p>
          </table:table-cell>
          <table:table-cell office:value-type="float" office:value="1025.39" calcext:value-type="float">
            <text:p>1025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0-2016</text:p>
          </table:table-cell>
          <table:table-cell office:value-type="float" office:value="1025.39" calcext:value-type="float">
            <text:p>1025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1-2016</text:p>
          </table:table-cell>
          <table:table-cell office:value-type="float" office:value="1025.39" calcext:value-type="float">
            <text:p>1025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2-2016</text:p>
          </table:table-cell>
          <table:table-cell office:value-type="float" office:value="1024.89" calcext:value-type="float">
            <text:p>1024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3-2016</text:p>
          </table:table-cell>
          <table:table-cell office:value-type="float" office:value="1022.87" calcext:value-type="float">
            <text:p>1022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4-2016</text:p>
          </table:table-cell>
          <table:table-cell office:value-type="float" office:value="1025.63" calcext:value-type="float">
            <text:p>1025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5-2016</text:p>
          </table:table-cell>
          <table:table-cell office:value-type="float" office:value="1024.84" calcext:value-type="float">
            <text:p>1024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6-2016</text:p>
          </table:table-cell>
          <table:table-cell office:value-type="float" office:value="1026.13" calcext:value-type="float">
            <text:p>1026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7-2016</text:p>
          </table:table-cell>
          <table:table-cell office:value-type="float" office:value="1026.13" calcext:value-type="float">
            <text:p>1026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8-2016</text:p>
          </table:table-cell>
          <table:table-cell office:value-type="float" office:value="1026.13" calcext:value-type="float">
            <text:p>1026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9-2016</text:p>
          </table:table-cell>
          <table:table-cell office:value-type="float" office:value="1012.63" calcext:value-type="float">
            <text:p>1012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0-2016</text:p>
          </table:table-cell>
          <table:table-cell office:value-type="float" office:value="1010.29" calcext:value-type="float">
            <text:p>1010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1-2016</text:p>
          </table:table-cell>
          <table:table-cell office:value-type="float" office:value="1008.16" calcext:value-type="float">
            <text:p>1008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2-2016</text:p>
          </table:table-cell>
          <table:table-cell office:value-type="float" office:value="1010.21" calcext:value-type="float">
            <text:p>1010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3-2016</text:p>
          </table:table-cell>
          <table:table-cell office:value-type="float" office:value="1017.34" calcext:value-type="float">
            <text:p>1017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4-2016</text:p>
          </table:table-cell>
          <table:table-cell office:value-type="float" office:value="1017.34" calcext:value-type="float">
            <text:p>1017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5-2016</text:p>
          </table:table-cell>
          <table:table-cell office:value-type="float" office:value="1017.34" calcext:value-type="float">
            <text:p>1017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6-2016</text:p>
          </table:table-cell>
          <table:table-cell office:value-type="float" office:value="1035.72" calcext:value-type="float">
            <text:p>103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7-2016</text:p>
          </table:table-cell>
          <table:table-cell office:value-type="float" office:value="1052.76" calcext:value-type="float">
            <text:p>1052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8-2016</text:p>
          </table:table-cell>
          <table:table-cell office:value-type="float" office:value="1061.79" calcext:value-type="float">
            <text:p>1061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9-2016</text:p>
          </table:table-cell>
          <table:table-cell office:value-type="float" office:value="1070.85" calcext:value-type="float">
            <text:p>107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0-2016</text:p>
          </table:table-cell>
          <table:table-cell office:value-type="float" office:value="1078.34" calcext:value-type="float">
            <text:p>107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-2016</text:p>
          </table:table-cell>
          <table:table-cell office:value-type="float" office:value="1078.34" calcext:value-type="float">
            <text:p>107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-2016</text:p>
          </table:table-cell>
          <table:table-cell office:value-type="float" office:value="1078.34" calcext:value-type="float">
            <text:p>1078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-2016</text:p>
          </table:table-cell>
          <table:table-cell office:value-type="float" office:value="1084.63" calcext:value-type="float">
            <text:p>1084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4-2016</text:p>
          </table:table-cell>
          <table:table-cell office:value-type="float" office:value="1084.63" calcext:value-type="float">
            <text:p>1084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5-2016</text:p>
          </table:table-cell>
          <table:table-cell office:value-type="float" office:value="1082.78" calcext:value-type="float">
            <text:p>108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6-2016</text:p>
          </table:table-cell>
          <table:table-cell office:value-type="float" office:value="1087.62" calcext:value-type="float">
            <text:p>1087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7-2016</text:p>
          </table:table-cell>
          <table:table-cell office:value-type="float" office:value="1092.73" calcext:value-type="float">
            <text:p>1092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8-2016</text:p>
          </table:table-cell>
          <table:table-cell office:value-type="float" office:value="1092.73" calcext:value-type="float">
            <text:p>1092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9-2016</text:p>
          </table:table-cell>
          <table:table-cell office:value-type="float" office:value="1092.73" calcext:value-type="float">
            <text:p>1092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0-2016</text:p>
          </table:table-cell>
          <table:table-cell office:value-type="float" office:value="1103.76" calcext:value-type="float">
            <text:p>1103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1-2016</text:p>
          </table:table-cell>
          <table:table-cell office:value-type="float" office:value="1118.69" calcext:value-type="float">
            <text:p>111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2-2016</text:p>
          </table:table-cell>
          <table:table-cell office:value-type="float" office:value="1134.93" calcext:value-type="float">
            <text:p>113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3-2016</text:p>
          </table:table-cell>
          <table:table-cell office:value-type="float" office:value="1146.28" calcext:value-type="float">
            <text:p>1146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4-2016</text:p>
          </table:table-cell>
          <table:table-cell office:value-type="float" office:value="1167.49" calcext:value-type="float">
            <text:p>1167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5-2016</text:p>
          </table:table-cell>
          <table:table-cell office:value-type="float" office:value="1167.49" calcext:value-type="float">
            <text:p>1167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-2016</text:p>
          </table:table-cell>
          <table:table-cell office:value-type="float" office:value="1167.49" calcext:value-type="float">
            <text:p>1167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7-2016</text:p>
          </table:table-cell>
          <table:table-cell office:value-type="float" office:value="1178.51" calcext:value-type="float">
            <text:p>1178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8-2016</text:p>
          </table:table-cell>
          <table:table-cell office:value-type="float" office:value="1189.34" calcext:value-type="float">
            <text:p>1189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9-2016</text:p>
          </table:table-cell>
          <table:table-cell office:value-type="float" office:value="1197.78" calcext:value-type="float">
            <text:p>1197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-2016</text:p>
          </table:table-cell>
          <table:table-cell office:value-type="float" office:value="1204.78" calcext:value-type="float">
            <text:p>1204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1-2016</text:p>
          </table:table-cell>
          <table:table-cell office:value-type="float" office:value="1209.81" calcext:value-type="float">
            <text:p>1209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2-2016</text:p>
          </table:table-cell>
          <table:table-cell office:value-type="float" office:value="1209.81" calcext:value-type="float">
            <text:p>1209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3-2016</text:p>
          </table:table-cell>
          <table:table-cell office:value-type="float" office:value="1209.81" calcext:value-type="float">
            <text:p>1209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4-2016</text:p>
          </table:table-cell>
          <table:table-cell office:value-type="float" office:value="1221.87" calcext:value-type="float">
            <text:p>122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5-2016</text:p>
          </table:table-cell>
          <table:table-cell office:value-type="float" office:value="1262.31" calcext:value-type="float">
            <text:p>126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6-2016</text:p>
          </table:table-cell>
          <table:table-cell office:value-type="float" office:value="1327.08" calcext:value-type="float">
            <text:p>1327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7-2016</text:p>
          </table:table-cell>
          <table:table-cell office:value-type="float" office:value="1385.52" calcext:value-type="float">
            <text:p>1385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8-2016</text:p>
          </table:table-cell>
          <table:table-cell office:value-type="float" office:value="1417.23" calcext:value-type="float">
            <text:p>1417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9-2016</text:p>
          </table:table-cell>
          <table:table-cell office:value-type="float" office:value="1417.23" calcext:value-type="float">
            <text:p>1417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0-2016</text:p>
          </table:table-cell>
          <table:table-cell office:value-type="float" office:value="1417.23" calcext:value-type="float">
            <text:p>1417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1-2016</text:p>
          </table:table-cell>
          <table:table-cell office:value-type="float" office:value="1501.17" calcext:value-type="float">
            <text:p>1501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-2016</text:p>
          </table:table-cell>
          <table:table-cell office:value-type="float" office:value="1567.35" calcext:value-type="float">
            <text:p>1567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-2016</text:p>
          </table:table-cell>
          <table:table-cell office:value-type="float" office:value="1604.82" calcext:value-type="float">
            <text:p>1604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-2016</text:p>
          </table:table-cell>
          <table:table-cell office:value-type="float" office:value="1682.12" calcext:value-type="float">
            <text:p>1682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4-2016</text:p>
          </table:table-cell>
          <table:table-cell office:value-type="float" office:value="1758.23" calcext:value-type="float">
            <text:p>175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5-2016</text:p>
          </table:table-cell>
          <table:table-cell office:value-type="float" office:value="1758.23" calcext:value-type="float">
            <text:p>175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6-2016</text:p>
          </table:table-cell>
          <table:table-cell office:value-type="float" office:value="1758.23" calcext:value-type="float">
            <text:p>175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7-2016</text:p>
          </table:table-cell>
          <table:table-cell office:value-type="float" office:value="1756.91" calcext:value-type="float">
            <text:p>1756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8-2016</text:p>
          </table:table-cell>
          <table:table-cell office:value-type="float" office:value="1821.61" calcext:value-type="float">
            <text:p>1821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9-2016</text:p>
          </table:table-cell>
          <table:table-cell office:value-type="float" office:value="1844.02" calcext:value-type="float">
            <text:p>1844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0-2016</text:p>
          </table:table-cell>
          <table:table-cell office:value-type="float" office:value="1883.25" calcext:value-type="float">
            <text:p>1883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1-2016</text:p>
          </table:table-cell>
          <table:table-cell office:value-type="float" office:value="1905.98" calcext:value-type="float">
            <text:p>190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2-2016</text:p>
          </table:table-cell>
          <table:table-cell office:value-type="float" office:value="1905.98" calcext:value-type="float">
            <text:p>190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3-2016</text:p>
          </table:table-cell>
          <table:table-cell office:value-type="float" office:value="1905.98" calcext:value-type="float">
            <text:p>190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4-2016</text:p>
          </table:table-cell>
          <table:table-cell office:value-type="float" office:value="1905.98" calcext:value-type="float">
            <text:p>190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5-2016</text:p>
          </table:table-cell>
          <table:table-cell office:value-type="float" office:value="1911.02" calcext:value-type="float">
            <text:p>1911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6-2016</text:p>
          </table:table-cell>
          <table:table-cell office:value-type="float" office:value="1922.87" calcext:value-type="float">
            <text:p>1922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7-2016</text:p>
          </table:table-cell>
          <table:table-cell office:value-type="float" office:value="1952.11" calcext:value-type="float">
            <text:p>1952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8-2016</text:p>
          </table:table-cell>
          <table:table-cell office:value-type="float" office:value="1967.69" calcext:value-type="float">
            <text:p>1967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9-2016</text:p>
          </table:table-cell>
          <table:table-cell office:value-type="float" office:value="1967.69" calcext:value-type="float">
            <text:p>1967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0-2016</text:p>
          </table:table-cell>
          <table:table-cell office:value-type="float" office:value="1967.69" calcext:value-type="float">
            <text:p>1967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1-2016</text:p>
          </table:table-cell>
          <table:table-cell office:value-type="float" office:value="2192.65" calcext:value-type="float">
            <text:p>2192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2-2016</text:p>
          </table:table-cell>
          <table:table-cell office:value-type="float" office:value="2301.72" calcext:value-type="float">
            <text:p>2301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3-2016</text:p>
          </table:table-cell>
          <table:table-cell office:value-type="float" office:value="2474.23" calcext:value-type="float">
            <text:p>2474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4-2016</text:p>
          </table:table-cell>
          <table:table-cell office:value-type="float" office:value="2752.89" calcext:value-type="float">
            <text:p>2752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5-2016</text:p>
          </table:table-cell>
          <table:table-cell office:value-type="float" office:value="2971.62" calcext:value-type="float">
            <text:p>297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6-2016</text:p>
          </table:table-cell>
          <table:table-cell office:value-type="float" office:value="2971.62" calcext:value-type="float">
            <text:p>297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7-2016</text:p>
          </table:table-cell>
          <table:table-cell office:value-type="float" office:value="2971.62" calcext:value-type="float">
            <text:p>297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8-2016</text:p>
          </table:table-cell>
          <table:table-cell office:value-type="float" office:value="3687.51" calcext:value-type="float">
            <text:p>368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9-2016</text:p>
          </table:table-cell>
          <table:table-cell office:value-type="float" office:value="3986.48" calcext:value-type="float">
            <text:p>3986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0-2016</text:p>
          </table:table-cell>
          <table:table-cell office:value-type="float" office:value="4538.46" calcext:value-type="float">
            <text:p>4538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-2016</text:p>
          </table:table-cell>
          <table:table-cell office:value-type="float" office:value="4587.73" calcext:value-type="float">
            <text:p>4587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-2016</text:p>
          </table:table-cell>
          <table:table-cell office:value-type="float" office:value="4402.55" calcext:value-type="float">
            <text:p>4402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-2016</text:p>
          </table:table-cell>
          <table:table-cell office:value-type="float" office:value="4402.55" calcext:value-type="float">
            <text:p>4402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4-2016</text:p>
          </table:table-cell>
          <table:table-cell office:value-type="float" office:value="4402.55" calcext:value-type="float">
            <text:p>4402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5-2016</text:p>
          </table:table-cell>
          <table:table-cell office:value-type="float" office:value="4138.89" calcext:value-type="float">
            <text:p>413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6-2016</text:p>
          </table:table-cell>
          <table:table-cell office:value-type="float" office:value="4242.86" calcext:value-type="float">
            <text:p>4242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7-2016</text:p>
          </table:table-cell>
          <table:table-cell office:value-type="float" office:value="4261.35" calcext:value-type="float">
            <text:p>426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8-2016</text:p>
          </table:table-cell>
          <table:table-cell office:value-type="float" office:value="4265.62" calcext:value-type="float">
            <text:p>426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9-2016</text:p>
          </table:table-cell>
          <table:table-cell office:value-type="float" office:value="4254.11" calcext:value-type="float">
            <text:p>4254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0-2016</text:p>
          </table:table-cell>
          <table:table-cell office:value-type="float" office:value="4254.11" calcext:value-type="float">
            <text:p>4254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1-2016</text:p>
          </table:table-cell>
          <table:table-cell office:value-type="float" office:value="4254.11" calcext:value-type="float">
            <text:p>4254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2-2016</text:p>
          </table:table-cell>
          <table:table-cell office:value-type="float" office:value="3980.51" calcext:value-type="float">
            <text:p>3980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3-2016</text:p>
          </table:table-cell>
          <table:table-cell office:value-type="float" office:value="3570.74" calcext:value-type="float">
            <text:p>3570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4-2016</text:p>
          </table:table-cell>
          <table:table-cell office:value-type="float" office:value="3105.11" calcext:value-type="float">
            <text:p>3105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5-2016</text:p>
          </table:table-cell>
          <table:table-cell office:value-type="float" office:value="2480.52" calcext:value-type="float">
            <text:p>248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6-2016</text:p>
          </table:table-cell>
          <table:table-cell office:value-type="float" office:value="2504.11" calcext:value-type="float">
            <text:p>2504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7-2016</text:p>
          </table:table-cell>
          <table:table-cell office:value-type="float" office:value="2507.09" calcext:value-type="float">
            <text:p>2507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8-2016</text:p>
          </table:table-cell>
          <table:table-cell office:value-type="float" office:value="2507.09" calcext:value-type="float">
            <text:p>2507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9-2016</text:p>
          </table:table-cell>
          <table:table-cell office:value-type="float" office:value="2650.75" calcext:value-type="float">
            <text:p>2650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0-2016</text:p>
          </table:table-cell>
          <table:table-cell office:value-type="float" office:value="2718.37" calcext:value-type="float">
            <text:p>2718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1-2016</text:p>
          </table:table-cell>
          <table:table-cell office:value-type="float" office:value="2751.22" calcext:value-type="float">
            <text:p>2751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2-2016</text:p>
          </table:table-cell>
          <table:table-cell office:value-type="float" office:value="2755.72" calcext:value-type="float">
            <text:p>275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3-2016</text:p>
          </table:table-cell>
          <table:table-cell office:value-type="float" office:value="2802.47" calcext:value-type="float">
            <text:p>280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4-2016</text:p>
          </table:table-cell>
          <table:table-cell office:value-type="float" office:value="2802.47" calcext:value-type="float">
            <text:p>280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5-2016</text:p>
          </table:table-cell>
          <table:table-cell office:value-type="float" office:value="2802.47" calcext:value-type="float">
            <text:p>280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6-2016</text:p>
          </table:table-cell>
          <table:table-cell office:value-type="float" office:value="2851.07" calcext:value-type="float">
            <text:p>2851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7-2016</text:p>
          </table:table-cell>
          <table:table-cell office:value-type="float" office:value="2923.54" calcext:value-type="float">
            <text:p>2923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8-2016</text:p>
          </table:table-cell>
          <table:table-cell office:value-type="float" office:value="2875.43" calcext:value-type="float">
            <text:p>2875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9-2016</text:p>
          </table:table-cell>
          <table:table-cell office:value-type="float" office:value="3107.73" calcext:value-type="float">
            <text:p>3107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0-2016</text:p>
          </table:table-cell>
          <table:table-cell office:value-type="float" office:value="3164.72" calcext:value-type="float">
            <text:p>3164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1-2016</text:p>
          </table:table-cell>
          <table:table-cell office:value-type="float" office:value="3164.72" calcext:value-type="float">
            <text:p>3164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-2017</text:p>
          </table:table-cell>
          <table:table-cell office:value-type="float" office:value="3164.72" calcext:value-type="float">
            <text:p>3164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-2017</text:p>
          </table:table-cell>
          <table:table-cell office:value-type="float" office:value="3207.54" calcext:value-type="float">
            <text:p>3207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-2017</text:p>
          </table:table-cell>
          <table:table-cell office:value-type="float" office:value="3209.78" calcext:value-type="float">
            <text:p>3209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4-2017</text:p>
          </table:table-cell>
          <table:table-cell office:value-type="float" office:value="3190.75" calcext:value-type="float">
            <text:p>3190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5-2017</text:p>
          </table:table-cell>
          <table:table-cell office:value-type="float" office:value="3250.22" calcext:value-type="float">
            <text:p>3250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6-2017</text:p>
          </table:table-cell>
          <table:table-cell office:value-type="float" office:value="3348.36" calcext:value-type="float">
            <text:p>3348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7-2017</text:p>
          </table:table-cell>
          <table:table-cell office:value-type="float" office:value="3348.36" calcext:value-type="float">
            <text:p>3348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8-2017</text:p>
          </table:table-cell>
          <table:table-cell office:value-type="float" office:value="3348.36" calcext:value-type="float">
            <text:p>3348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9-2017</text:p>
          </table:table-cell>
          <table:table-cell office:value-type="float" office:value="3355.23" calcext:value-type="float">
            <text:p>3355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0-2017</text:p>
          </table:table-cell>
          <table:table-cell office:value-type="float" office:value="3351.73" calcext:value-type="float">
            <text:p>335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1-2017</text:p>
          </table:table-cell>
          <table:table-cell office:value-type="float" office:value="3353.11" calcext:value-type="float">
            <text:p>3353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2-2017</text:p>
          </table:table-cell>
          <table:table-cell office:value-type="float" office:value="3401.44" calcext:value-type="float">
            <text:p>3401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3-2017</text:p>
          </table:table-cell>
          <table:table-cell office:value-type="float" office:value="3510.54" calcext:value-type="float">
            <text:p>3510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4-2017</text:p>
          </table:table-cell>
          <table:table-cell office:value-type="float" office:value="3510.54" calcext:value-type="float">
            <text:p>3510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5-2017</text:p>
          </table:table-cell>
          <table:table-cell office:value-type="float" office:value="3510.54" calcext:value-type="float">
            <text:p>3510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6-2017</text:p>
          </table:table-cell>
          <table:table-cell office:value-type="float" office:value="3607.05" calcext:value-type="float">
            <text:p>3607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7-2017</text:p>
          </table:table-cell>
          <table:table-cell office:value-type="float" office:value="3723.41" calcext:value-type="float">
            <text:p>3723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8-2017</text:p>
          </table:table-cell>
          <table:table-cell office:value-type="float" office:value="3755.22" calcext:value-type="float">
            <text:p>3755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9-2017</text:p>
          </table:table-cell>
          <table:table-cell office:value-type="float" office:value="3751.62" calcext:value-type="float">
            <text:p>375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0-2017</text:p>
          </table:table-cell>
          <table:table-cell office:value-type="float" office:value="3753.01" calcext:value-type="float">
            <text:p>3753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1-2017</text:p>
          </table:table-cell>
          <table:table-cell office:value-type="float" office:value="3753.01" calcext:value-type="float">
            <text:p>3753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2-2017</text:p>
          </table:table-cell>
          <table:table-cell office:value-type="float" office:value="3753.01" calcext:value-type="float">
            <text:p>3753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3-2017</text:p>
          </table:table-cell>
          <table:table-cell office:value-type="float" office:value="3751.11" calcext:value-type="float">
            <text:p>3751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4-2017</text:p>
          </table:table-cell>
          <table:table-cell office:value-type="float" office:value="3680.51" calcext:value-type="float">
            <text:p>3680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5-2017</text:p>
          </table:table-cell>
          <table:table-cell office:value-type="float" office:value="3684.31" calcext:value-type="float">
            <text:p>3684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6-2017</text:p>
          </table:table-cell>
          <table:table-cell office:value-type="float" office:value="3652.07" calcext:value-type="float">
            <text:p>3652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7-2017</text:p>
          </table:table-cell>
          <table:table-cell office:value-type="float" office:value="3650.02" calcext:value-type="float">
            <text:p>365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8-2017</text:p>
          </table:table-cell>
          <table:table-cell office:value-type="float" office:value="3650.02" calcext:value-type="float">
            <text:p>365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9-2017</text:p>
          </table:table-cell>
          <table:table-cell office:value-type="float" office:value="3650.02" calcext:value-type="float">
            <text:p>365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0-2017</text:p>
          </table:table-cell>
          <table:table-cell office:value-type="float" office:value="3541.36" calcext:value-type="float">
            <text:p>3541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1-2017</text:p>
          </table:table-cell>
          <table:table-cell office:value-type="float" office:value="3545.01" calcext:value-type="float">
            <text:p>3545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-2017</text:p>
          </table:table-cell>
          <table:table-cell office:value-type="float" office:value="3551.62" calcext:value-type="float">
            <text:p>355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-2017</text:p>
          </table:table-cell>
          <table:table-cell office:value-type="float" office:value="3322.55" calcext:value-type="float">
            <text:p>3322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3-2017</text:p>
          </table:table-cell>
          <table:table-cell office:value-type="float" office:value="3323.02" calcext:value-type="float">
            <text:p>3323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4-2017</text:p>
          </table:table-cell>
          <table:table-cell office:value-type="float" office:value="3323.02" calcext:value-type="float">
            <text:p>3323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5-2017</text:p>
          </table:table-cell>
          <table:table-cell office:value-type="float" office:value="3323.02" calcext:value-type="float">
            <text:p>3323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6-2017</text:p>
          </table:table-cell>
          <table:table-cell office:value-type="float" office:value="3376.4" calcext:value-type="float">
            <text:p>3376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7-2017</text:p>
          </table:table-cell>
          <table:table-cell office:value-type="float" office:value="3451.62" calcext:value-type="float">
            <text:p>345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8-2017</text:p>
          </table:table-cell>
          <table:table-cell office:value-type="float" office:value="3581.77" calcext:value-type="float">
            <text:p>3581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9-2017</text:p>
          </table:table-cell>
          <table:table-cell office:value-type="float" office:value="3640.29" calcext:value-type="float">
            <text:p>3640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0-2017</text:p>
          </table:table-cell>
          <table:table-cell office:value-type="float" office:value="3720.12" calcext:value-type="float">
            <text:p>372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1-2017</text:p>
          </table:table-cell>
          <table:table-cell office:value-type="float" office:value="3720.12" calcext:value-type="float">
            <text:p>372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2-2017</text:p>
          </table:table-cell>
          <table:table-cell office:value-type="float" office:value="3720.12" calcext:value-type="float">
            <text:p>372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3-2017</text:p>
          </table:table-cell>
          <table:table-cell office:value-type="float" office:value="3820.83" calcext:value-type="float">
            <text:p>3820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4-2017</text:p>
          </table:table-cell>
          <table:table-cell office:value-type="float" office:value="3910.74" calcext:value-type="float">
            <text:p>3910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5-2017</text:p>
          </table:table-cell>
          <table:table-cell office:value-type="float" office:value="4105.15" calcext:value-type="float">
            <text:p>4105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6-2017</text:p>
          </table:table-cell>
          <table:table-cell office:value-type="float" office:value="4190.89" calcext:value-type="float">
            <text:p>4190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7-2017</text:p>
          </table:table-cell>
          <table:table-cell office:value-type="float" office:value="4229.94" calcext:value-type="float">
            <text:p>4229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8-2017</text:p>
          </table:table-cell>
          <table:table-cell office:value-type="float" office:value="4229.94" calcext:value-type="float">
            <text:p>4229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9-2017</text:p>
          </table:table-cell>
          <table:table-cell office:value-type="float" office:value="4229.94" calcext:value-type="float">
            <text:p>4229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0-2017</text:p>
          </table:table-cell>
          <table:table-cell office:value-type="float" office:value="4276.64" calcext:value-type="float">
            <text:p>4276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1-2017</text:p>
          </table:table-cell>
          <table:table-cell office:value-type="float" office:value="4285.18" calcext:value-type="float">
            <text:p>4285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2-2017</text:p>
          </table:table-cell>
          <table:table-cell office:value-type="float" office:value="4325.1" calcext:value-type="float">
            <text:p>4325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3-2017</text:p>
          </table:table-cell>
          <table:table-cell office:value-type="float" office:value="4327.82" calcext:value-type="float">
            <text:p>4327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4-2017</text:p>
          </table:table-cell>
          <table:table-cell office:value-type="float" office:value="4329.11" calcext:value-type="float">
            <text:p>4329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5-2017</text:p>
          </table:table-cell>
          <table:table-cell office:value-type="float" office:value="4329.11" calcext:value-type="float">
            <text:p>4329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6-2017</text:p>
          </table:table-cell>
          <table:table-cell office:value-type="float" office:value="4329.11" calcext:value-type="float">
            <text:p>4329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7-2017</text:p>
          </table:table-cell>
          <table:table-cell office:value-type="float" office:value="4329.11" calcext:value-type="float">
            <text:p>4329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8-2017</text:p>
          </table:table-cell>
          <table:table-cell office:value-type="float" office:value="4329.11" calcext:value-type="float">
            <text:p>4329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-2017</text:p>
          </table:table-cell>
          <table:table-cell office:value-type="float" office:value="4334.41" calcext:value-type="float">
            <text:p>4334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-2017</text:p>
          </table:table-cell>
          <table:table-cell office:value-type="float" office:value="4339.77" calcext:value-type="float">
            <text:p>4339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-2017</text:p>
          </table:table-cell>
          <table:table-cell office:value-type="float" office:value="4158.77" calcext:value-type="float">
            <text:p>415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4-2017</text:p>
          </table:table-cell>
          <table:table-cell office:value-type="float" office:value="4158.77" calcext:value-type="float">
            <text:p>415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5-2017</text:p>
          </table:table-cell>
          <table:table-cell office:value-type="float" office:value="4158.77" calcext:value-type="float">
            <text:p>415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6-2017</text:p>
          </table:table-cell>
          <table:table-cell office:value-type="float" office:value="3962.86" calcext:value-type="float">
            <text:p>3962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7-2017</text:p>
          </table:table-cell>
          <table:table-cell office:value-type="float" office:value="3879.78" calcext:value-type="float">
            <text:p>3879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8-2017</text:p>
          </table:table-cell>
          <table:table-cell office:value-type="float" office:value="3690.28" calcext:value-type="float">
            <text:p>369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9-2017</text:p>
          </table:table-cell>
          <table:table-cell office:value-type="float" office:value="3430.87" calcext:value-type="float">
            <text:p>3430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0-2017</text:p>
          </table:table-cell>
          <table:table-cell office:value-type="float" office:value="3209.13" calcext:value-type="float">
            <text:p>3209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1-2017</text:p>
          </table:table-cell>
          <table:table-cell office:value-type="float" office:value="3209.13" calcext:value-type="float">
            <text:p>3209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2-2017</text:p>
          </table:table-cell>
          <table:table-cell office:value-type="float" office:value="3209.13" calcext:value-type="float">
            <text:p>3209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3-2017</text:p>
          </table:table-cell>
          <table:table-cell office:value-type="float" office:value="2930.74" calcext:value-type="float">
            <text:p>2930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4-2017</text:p>
          </table:table-cell>
          <table:table-cell office:value-type="float" office:value="2804.61" calcext:value-type="float">
            <text:p>2804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5-2017</text:p>
          </table:table-cell>
          <table:table-cell office:value-type="float" office:value="2770.84" calcext:value-type="float">
            <text:p>277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6-2017</text:p>
          </table:table-cell>
          <table:table-cell office:value-type="float" office:value="2777.69" calcext:value-type="float">
            <text:p>2777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7-2017</text:p>
          </table:table-cell>
          <table:table-cell office:value-type="float" office:value="2772.62" calcext:value-type="float">
            <text:p>2772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8-2017</text:p>
          </table:table-cell>
          <table:table-cell office:value-type="float" office:value="2772.62" calcext:value-type="float">
            <text:p>2772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9-2017</text:p>
          </table:table-cell>
          <table:table-cell office:value-type="float" office:value="2772.62" calcext:value-type="float">
            <text:p>2772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0-2017</text:p>
          </table:table-cell>
          <table:table-cell office:value-type="float" office:value="2807.54" calcext:value-type="float">
            <text:p>2807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1-2017</text:p>
          </table:table-cell>
          <table:table-cell office:value-type="float" office:value="2803.11" calcext:value-type="float">
            <text:p>2803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2-2017</text:p>
          </table:table-cell>
          <table:table-cell office:value-type="float" office:value="2905.76" calcext:value-type="float">
            <text:p>2905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3-2017</text:p>
          </table:table-cell>
          <table:table-cell office:value-type="float" office:value="3014.02" calcext:value-type="float">
            <text:p>3014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4-2017</text:p>
          </table:table-cell>
          <table:table-cell office:value-type="float" office:value="3009.81" calcext:value-type="float">
            <text:p>3009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5-2017</text:p>
          </table:table-cell>
          <table:table-cell office:value-type="float" office:value="3009.81" calcext:value-type="float">
            <text:p>3009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6-2017</text:p>
          </table:table-cell>
          <table:table-cell office:value-type="float" office:value="3009.81" calcext:value-type="float">
            <text:p>3009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7-2017</text:p>
          </table:table-cell>
          <table:table-cell office:value-type="float" office:value="3063.18" calcext:value-type="float">
            <text:p>3063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8-2017</text:p>
          </table:table-cell>
          <table:table-cell office:value-type="float" office:value="3098.32" calcext:value-type="float">
            <text:p>309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9-2017</text:p>
          </table:table-cell>
          <table:table-cell office:value-type="float" office:value="3203.62" calcext:value-type="float">
            <text:p>3203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0-2017</text:p>
          </table:table-cell>
          <table:table-cell office:value-type="float" office:value="3451.74" calcext:value-type="float">
            <text:p>3451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1-2017</text:p>
          </table:table-cell>
          <table:table-cell office:value-type="float" office:value="3790.81" calcext:value-type="float">
            <text:p>3790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-2017</text:p>
          </table:table-cell>
          <table:table-cell office:value-type="float" office:value="3790.81" calcext:value-type="float">
            <text:p>3790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-2017</text:p>
          </table:table-cell>
          <table:table-cell office:value-type="float" office:value="3790.81" calcext:value-type="float">
            <text:p>3790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-2017</text:p>
          </table:table-cell>
          <table:table-cell office:value-type="float" office:value="3709.63" calcext:value-type="float">
            <text:p>370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4-2017</text:p>
          </table:table-cell>
          <table:table-cell office:value-type="float" office:value="4097.56" calcext:value-type="float">
            <text:p>4097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5-2017</text:p>
          </table:table-cell>
          <table:table-cell office:value-type="float" office:value="4201.62" calcext:value-type="float">
            <text:p>420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6-2017</text:p>
          </table:table-cell>
          <table:table-cell office:value-type="float" office:value="4304.73" calcext:value-type="float">
            <text:p>4304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7-2017</text:p>
          </table:table-cell>
          <table:table-cell office:value-type="float" office:value="4407.51" calcext:value-type="float">
            <text:p>440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8-2017</text:p>
          </table:table-cell>
          <table:table-cell office:value-type="float" office:value="4407.51" calcext:value-type="float">
            <text:p>440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9-2017</text:p>
          </table:table-cell>
          <table:table-cell office:value-type="float" office:value="4407.51" calcext:value-type="float">
            <text:p>440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0-2017</text:p>
          </table:table-cell>
          <table:table-cell office:value-type="float" office:value="4411.22" calcext:value-type="float">
            <text:p>4411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1-2017</text:p>
          </table:table-cell>
          <table:table-cell office:value-type="float" office:value="4411.82" calcext:value-type="float">
            <text:p>441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2-2017</text:p>
          </table:table-cell>
          <table:table-cell office:value-type="float" office:value="4412.01" calcext:value-type="float">
            <text:p>4412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3-2017</text:p>
          </table:table-cell>
          <table:table-cell office:value-type="float" office:value="4412.01" calcext:value-type="float">
            <text:p>4412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4-2017</text:p>
          </table:table-cell>
          <table:table-cell office:value-type="float" office:value="4412.01" calcext:value-type="float">
            <text:p>4412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5-2017</text:p>
          </table:table-cell>
          <table:table-cell office:value-type="float" office:value="4412.01" calcext:value-type="float">
            <text:p>4412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6-2017</text:p>
          </table:table-cell>
          <table:table-cell office:value-type="float" office:value="4412.01" calcext:value-type="float">
            <text:p>4412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7-2017</text:p>
          </table:table-cell>
          <table:table-cell office:value-type="float" office:value="4412.85" calcext:value-type="float">
            <text:p>441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8-2017</text:p>
          </table:table-cell>
          <table:table-cell office:value-type="float" office:value="4507.63" calcext:value-type="float">
            <text:p>450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9-2017</text:p>
          </table:table-cell>
          <table:table-cell office:value-type="float" office:value="4601.57" calcext:value-type="float">
            <text:p>4601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0-2017</text:p>
          </table:table-cell>
          <table:table-cell office:value-type="float" office:value="4708.77" calcext:value-type="float">
            <text:p>4708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1-2017</text:p>
          </table:table-cell>
          <table:table-cell office:value-type="float" office:value="4711.73" calcext:value-type="float">
            <text:p>471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2-2017</text:p>
          </table:table-cell>
          <table:table-cell office:value-type="float" office:value="4711.73" calcext:value-type="float">
            <text:p>471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3-2017</text:p>
          </table:table-cell>
          <table:table-cell office:value-type="float" office:value="4711.73" calcext:value-type="float">
            <text:p>471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4-2017</text:p>
          </table:table-cell>
          <table:table-cell office:value-type="float" office:value="4908.73" calcext:value-type="float">
            <text:p>490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5-2017</text:p>
          </table:table-cell>
          <table:table-cell office:value-type="float" office:value="4871.62" calcext:value-type="float">
            <text:p>4871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6-2017</text:p>
          </table:table-cell>
          <table:table-cell office:value-type="float" office:value="4512.33" calcext:value-type="float">
            <text:p>4512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7-2017</text:p>
          </table:table-cell>
          <table:table-cell office:value-type="float" office:value="4280.72" calcext:value-type="float">
            <text:p>4280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8-2017</text:p>
          </table:table-cell>
          <table:table-cell office:value-type="float" office:value="4283.17" calcext:value-type="float">
            <text:p>4283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9-2017</text:p>
          </table:table-cell>
          <table:table-cell office:value-type="float" office:value="4283.17" calcext:value-type="float">
            <text:p>4283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0-2017</text:p>
          </table:table-cell>
          <table:table-cell office:value-type="float" office:value="4283.17" calcext:value-type="float">
            <text:p>4283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-2017</text:p>
          </table:table-cell>
          <table:table-cell office:value-type="float" office:value="4283.17" calcext:value-type="float">
            <text:p>4283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-2017</text:p>
          </table:table-cell>
          <table:table-cell office:value-type="float" office:value="4608.75" calcext:value-type="float">
            <text:p>460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-2017</text:p>
          </table:table-cell>
          <table:table-cell office:value-type="float" office:value="4907.63" calcext:value-type="float">
            <text:p>490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4-2017</text:p>
          </table:table-cell>
          <table:table-cell office:value-type="float" office:value="4989.07" calcext:value-type="float">
            <text:p>4989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5-2017</text:p>
          </table:table-cell>
          <table:table-cell office:value-type="float" office:value="5105.71" calcext:value-type="float">
            <text:p>510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6-2017</text:p>
          </table:table-cell>
          <table:table-cell office:value-type="float" office:value="5105.71" calcext:value-type="float">
            <text:p>510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7-2017</text:p>
          </table:table-cell>
          <table:table-cell office:value-type="float" office:value="5105.71" calcext:value-type="float">
            <text:p>5105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8-2017</text:p>
          </table:table-cell>
          <table:table-cell office:value-type="float" office:value="5113.87" calcext:value-type="float">
            <text:p>5113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9-2017</text:p>
          </table:table-cell>
          <table:table-cell office:value-type="float" office:value="5117.11" calcext:value-type="float">
            <text:p>511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0-2017</text:p>
          </table:table-cell>
          <table:table-cell office:value-type="float" office:value="5118.09" calcext:value-type="float">
            <text:p>5118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1-2017</text:p>
          </table:table-cell>
          <table:table-cell office:value-type="float" office:value="5201.87" calcext:value-type="float">
            <text:p>520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2-2017</text:p>
          </table:table-cell>
          <table:table-cell office:value-type="float" office:value="5383.11" calcext:value-type="float">
            <text:p>5383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3-2017</text:p>
          </table:table-cell>
          <table:table-cell office:value-type="float" office:value="5383.11" calcext:value-type="float">
            <text:p>5383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4-2017</text:p>
          </table:table-cell>
          <table:table-cell office:value-type="float" office:value="5383.11" calcext:value-type="float">
            <text:p>5383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5-2017</text:p>
          </table:table-cell>
          <table:table-cell office:value-type="float" office:value="5411.73" calcext:value-type="float">
            <text:p>541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6-2017</text:p>
          </table:table-cell>
          <table:table-cell office:value-type="float" office:value="5507.83" calcext:value-type="float">
            <text:p>550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7-2017</text:p>
          </table:table-cell>
          <table:table-cell office:value-type="float" office:value="5711.53" calcext:value-type="float">
            <text:p>5711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8-2017</text:p>
          </table:table-cell>
          <table:table-cell office:value-type="float" office:value="5801.55" calcext:value-type="float">
            <text:p>5801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9-2017</text:p>
          </table:table-cell>
          <table:table-cell office:value-type="float" office:value="5807.58" calcext:value-type="float">
            <text:p>580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0-2017</text:p>
          </table:table-cell>
          <table:table-cell office:value-type="float" office:value="5807.58" calcext:value-type="float">
            <text:p>580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1-2017</text:p>
          </table:table-cell>
          <table:table-cell office:value-type="float" office:value="5807.58" calcext:value-type="float">
            <text:p>580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2-2017</text:p>
          </table:table-cell>
          <table:table-cell office:value-type="float" office:value="5851.63" calcext:value-type="float">
            <text:p>5851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3-2017</text:p>
          </table:table-cell>
          <table:table-cell office:value-type="float" office:value="5890.73" calcext:value-type="float">
            <text:p>5890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4-2017</text:p>
          </table:table-cell>
          <table:table-cell office:value-type="float" office:value="5907.87" calcext:value-type="float">
            <text:p>590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5-2017</text:p>
          </table:table-cell>
          <table:table-cell office:value-type="float" office:value="5980.75" calcext:value-type="float">
            <text:p>5980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6-2017</text:p>
          </table:table-cell>
          <table:table-cell office:value-type="float" office:value="6079.87" calcext:value-type="float">
            <text:p>607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7-2017</text:p>
          </table:table-cell>
          <table:table-cell office:value-type="float" office:value="6079.87" calcext:value-type="float">
            <text:p>607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8-2017</text:p>
          </table:table-cell>
          <table:table-cell office:value-type="float" office:value="6079.87" calcext:value-type="float">
            <text:p>607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9-2017</text:p>
          </table:table-cell>
          <table:table-cell office:value-type="float" office:value="6079.87" calcext:value-type="float">
            <text:p>607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0-2017</text:p>
          </table:table-cell>
          <table:table-cell office:value-type="float" office:value="6081.67" calcext:value-type="float">
            <text:p>6081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1-2017</text:p>
          </table:table-cell>
          <table:table-cell office:value-type="float" office:value="6108.97" calcext:value-type="float">
            <text:p>6108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-2017</text:p>
          </table:table-cell>
          <table:table-cell office:value-type="float" office:value="6112.88" calcext:value-type="float">
            <text:p>6112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-2017</text:p>
          </table:table-cell>
          <table:table-cell office:value-type="float" office:value="6205.98" calcext:value-type="float">
            <text:p>620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-2017</text:p>
          </table:table-cell>
          <table:table-cell office:value-type="float" office:value="6205.98" calcext:value-type="float">
            <text:p>620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4-2017</text:p>
          </table:table-cell>
          <table:table-cell office:value-type="float" office:value="6205.98" calcext:value-type="float">
            <text:p>620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5-2017</text:p>
          </table:table-cell>
          <table:table-cell office:value-type="float" office:value="6308.62" calcext:value-type="float">
            <text:p>6308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6-2017</text:p>
          </table:table-cell>
          <table:table-cell office:value-type="float" office:value="6480.63" calcext:value-type="float">
            <text:p>648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7-2017</text:p>
          </table:table-cell>
          <table:table-cell office:value-type="float" office:value="6540.93" calcext:value-type="float">
            <text:p>6540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8-2017</text:p>
          </table:table-cell>
          <table:table-cell office:value-type="float" office:value="6780.93" calcext:value-type="float">
            <text:p>6780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9-2017</text:p>
          </table:table-cell>
          <table:table-cell office:value-type="float" office:value="7107.86" calcext:value-type="float">
            <text:p>7107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0-2017</text:p>
          </table:table-cell>
          <table:table-cell office:value-type="float" office:value="7107.86" calcext:value-type="float">
            <text:p>7107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1-2017</text:p>
          </table:table-cell>
          <table:table-cell office:value-type="float" office:value="7107.86" calcext:value-type="float">
            <text:p>7107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2-2017</text:p>
          </table:table-cell>
          <table:table-cell office:value-type="float" office:value="7297.07" calcext:value-type="float">
            <text:p>7297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3-2017</text:p>
          </table:table-cell>
          <table:table-cell office:value-type="float" office:value="7480.97" calcext:value-type="float">
            <text:p>7480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4-2017</text:p>
          </table:table-cell>
          <table:table-cell office:value-type="float" office:value="7711.14" calcext:value-type="float">
            <text:p>7711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5-2017</text:p>
          </table:table-cell>
          <table:table-cell office:value-type="float" office:value="8104.71" calcext:value-type="float">
            <text:p>8104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6-2017</text:p>
          </table:table-cell>
          <table:table-cell office:value-type="float" office:value="8287.53" calcext:value-type="float">
            <text:p>8287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7-2017</text:p>
          </table:table-cell>
          <table:table-cell office:value-type="float" office:value="8287.53" calcext:value-type="float">
            <text:p>8287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8-2017</text:p>
          </table:table-cell>
          <table:table-cell office:value-type="float" office:value="8287.53" calcext:value-type="float">
            <text:p>8287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9-2017</text:p>
          </table:table-cell>
          <table:table-cell office:value-type="float" office:value="8291.47" calcext:value-type="float">
            <text:p>8291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0-2017</text:p>
          </table:table-cell>
          <table:table-cell office:value-type="float" office:value="8292.84" calcext:value-type="float">
            <text:p>8292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1-2017</text:p>
          </table:table-cell>
          <table:table-cell office:value-type="float" office:value="8293.89" calcext:value-type="float">
            <text:p>829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2-2017</text:p>
          </table:table-cell>
          <table:table-cell office:value-type="float" office:value="8301.71" calcext:value-type="float">
            <text:p>8301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3-2017</text:p>
          </table:table-cell>
          <table:table-cell office:value-type="float" office:value="8301.71" calcext:value-type="float">
            <text:p>8301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4-2017</text:p>
          </table:table-cell>
          <table:table-cell office:value-type="float" office:value="8301.71" calcext:value-type="float">
            <text:p>8301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5-2017</text:p>
          </table:table-cell>
          <table:table-cell office:value-type="float" office:value="8301.71" calcext:value-type="float">
            <text:p>8301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6-2017</text:p>
          </table:table-cell>
          <table:table-cell office:value-type="float" office:value="8284.17" calcext:value-type="float">
            <text:p>828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7-2017</text:p>
          </table:table-cell>
          <table:table-cell office:value-type="float" office:value="7980.67" calcext:value-type="float">
            <text:p>798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8-2017</text:p>
          </table:table-cell>
          <table:table-cell office:value-type="float" office:value="7984.07" calcext:value-type="float">
            <text:p>7984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9-2017</text:p>
          </table:table-cell>
          <table:table-cell office:value-type="float" office:value="7873.05" calcext:value-type="float">
            <text:p>7873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0-2017</text:p>
          </table:table-cell>
          <table:table-cell office:value-type="float" office:value="7780.95" calcext:value-type="float">
            <text:p>778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-2017</text:p>
          </table:table-cell>
          <table:table-cell office:value-type="float" office:value="7780.95" calcext:value-type="float">
            <text:p>778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-2017</text:p>
          </table:table-cell>
          <table:table-cell office:value-type="float" office:value="7780.95" calcext:value-type="float">
            <text:p>778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-2017</text:p>
          </table:table-cell>
          <table:table-cell office:value-type="float" office:value="7780.95" calcext:value-type="float">
            <text:p>778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4-2017</text:p>
          </table:table-cell>
          <table:table-cell office:value-type="float" office:value="7690.63" calcext:value-type="float">
            <text:p>769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5-2017</text:p>
          </table:table-cell>
          <table:table-cell office:value-type="float" office:value="7678.93" calcext:value-type="float">
            <text:p>7678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6-2017</text:p>
          </table:table-cell>
          <table:table-cell office:value-type="float" office:value="7674.09" calcext:value-type="float">
            <text:p>7674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7-2017</text:p>
          </table:table-cell>
          <table:table-cell office:value-type="float" office:value="7672.81" calcext:value-type="float">
            <text:p>767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8-2017</text:p>
          </table:table-cell>
          <table:table-cell office:value-type="float" office:value="7672.81" calcext:value-type="float">
            <text:p>767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9-2017</text:p>
          </table:table-cell>
          <table:table-cell office:value-type="float" office:value="7672.81" calcext:value-type="float">
            <text:p>767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0-2017</text:p>
          </table:table-cell>
          <table:table-cell office:value-type="float" office:value="7671.97" calcext:value-type="float">
            <text:p>7671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1-2017</text:p>
          </table:table-cell>
          <table:table-cell office:value-type="float" office:value="7960.55" calcext:value-type="float">
            <text:p>7960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2-2017</text:p>
          </table:table-cell>
          <table:table-cell office:value-type="float" office:value="8109.99" calcext:value-type="float">
            <text:p>810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3-2017</text:p>
          </table:table-cell>
          <table:table-cell office:value-type="float" office:value="8460.87" calcext:value-type="float">
            <text:p>8460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4-2017</text:p>
          </table:table-cell>
          <table:table-cell office:value-type="float" office:value="8493.97" calcext:value-type="float">
            <text:p>8493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5-2017</text:p>
          </table:table-cell>
          <table:table-cell office:value-type="float" office:value="8493.97" calcext:value-type="float">
            <text:p>8493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6-2017</text:p>
          </table:table-cell>
          <table:table-cell office:value-type="float" office:value="8493.97" calcext:value-type="float">
            <text:p>8493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7-2017</text:p>
          </table:table-cell>
          <table:table-cell office:value-type="float" office:value="8481.07" calcext:value-type="float">
            <text:p>8481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8-2017</text:p>
          </table:table-cell>
          <table:table-cell office:value-type="float" office:value="8470.74" calcext:value-type="float">
            <text:p>8470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9-2017</text:p>
          </table:table-cell>
          <table:table-cell office:value-type="float" office:value="8469.87" calcext:value-type="float">
            <text:p>846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0-2017</text:p>
          </table:table-cell>
          <table:table-cell office:value-type="float" office:value="8469.87" calcext:value-type="float">
            <text:p>8469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1-2017</text:p>
          </table:table-cell>
          <table:table-cell office:value-type="float" office:value="8790.84" calcext:value-type="float">
            <text:p>879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2-2017</text:p>
          </table:table-cell>
          <table:table-cell office:value-type="float" office:value="8790.84" calcext:value-type="float">
            <text:p>879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3-2017</text:p>
          </table:table-cell>
          <table:table-cell office:value-type="float" office:value="8790.84" calcext:value-type="float">
            <text:p>879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4-2017</text:p>
          </table:table-cell>
          <table:table-cell office:value-type="float" office:value="8820.52" calcext:value-type="float">
            <text:p>882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5-2017</text:p>
          </table:table-cell>
          <table:table-cell office:value-type="float" office:value="8917.51" calcext:value-type="float">
            <text:p>891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6-2017</text:p>
          </table:table-cell>
          <table:table-cell office:value-type="float" office:value="9390.95" calcext:value-type="float">
            <text:p>939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7-2017</text:p>
          </table:table-cell>
          <table:table-cell office:value-type="float" office:value="9787.79" calcext:value-type="float">
            <text:p>9787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8-2017</text:p>
          </table:table-cell>
          <table:table-cell office:value-type="float" office:value="10389.79" calcext:value-type="float">
            <text:p>10389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9-2017</text:p>
          </table:table-cell>
          <table:table-cell office:value-type="float" office:value="10389.79" calcext:value-type="float">
            <text:p>10389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0-2017</text:p>
          </table:table-cell>
          <table:table-cell office:value-type="float" office:value="10389.79" calcext:value-type="float">
            <text:p>10389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1-2017</text:p>
          </table:table-cell>
          <table:table-cell office:value-type="float" office:value="11185.95" calcext:value-type="float">
            <text:p>11185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-2017</text:p>
          </table:table-cell>
          <table:table-cell office:value-type="float" office:value="12197.74" calcext:value-type="float">
            <text:p>12197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-2017</text:p>
          </table:table-cell>
          <table:table-cell office:value-type="float" office:value="14760.89" calcext:value-type="float">
            <text:p>14760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-2017</text:p>
          </table:table-cell>
          <table:table-cell office:value-type="float" office:value="17980.95" calcext:value-type="float">
            <text:p>1798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4-2017</text:p>
          </table:table-cell>
          <table:table-cell office:value-type="float" office:value="18982.93" calcext:value-type="float">
            <text:p>18982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5-2017</text:p>
          </table:table-cell>
          <table:table-cell office:value-type="float" office:value="18982.93" calcext:value-type="float">
            <text:p>18982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6-2017</text:p>
          </table:table-cell>
          <table:table-cell office:value-type="float" office:value="18982.93" calcext:value-type="float">
            <text:p>18982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7-2017</text:p>
          </table:table-cell>
          <table:table-cell office:value-type="float" office:value="16480.17" calcext:value-type="float">
            <text:p>1648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8-2017</text:p>
          </table:table-cell>
          <table:table-cell office:value-type="float" office:value="13077.01" calcext:value-type="float">
            <text:p>13077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9-2017</text:p>
          </table:table-cell>
          <table:table-cell office:value-type="float" office:value="10387.55" calcext:value-type="float">
            <text:p>10387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0-2017</text:p>
          </table:table-cell>
          <table:table-cell office:value-type="float" office:value="10987.97" calcext:value-type="float">
            <text:p>1098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1-2017</text:p>
          </table:table-cell>
          <table:table-cell office:value-type="float" office:value="12163.68" calcext:value-type="float">
            <text:p>12163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2-2017</text:p>
          </table:table-cell>
          <table:table-cell office:value-type="float" office:value="12163.68" calcext:value-type="float">
            <text:p>12163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3-2017</text:p>
          </table:table-cell>
          <table:table-cell office:value-type="float" office:value="12163.68" calcext:value-type="float">
            <text:p>12163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4-2017</text:p>
          </table:table-cell>
          <table:table-cell office:value-type="float" office:value="12894.75" calcext:value-type="float">
            <text:p>12894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5-2017</text:p>
          </table:table-cell>
          <table:table-cell office:value-type="float" office:value="14158.47" calcext:value-type="float">
            <text:p>1415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6-2017</text:p>
          </table:table-cell>
          <table:table-cell office:value-type="float" office:value="15445.07" calcext:value-type="float">
            <text:p>1544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7-2017</text:p>
          </table:table-cell>
          <table:table-cell office:value-type="float" office:value="15501.81" calcext:value-type="float">
            <text:p>15501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8-2017</text:p>
          </table:table-cell>
          <table:table-cell office:value-type="float" office:value="16256.74" calcext:value-type="float">
            <text:p>16256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9-2017</text:p>
          </table:table-cell>
          <table:table-cell office:value-type="float" office:value="16256.74" calcext:value-type="float">
            <text:p>16256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0-2017</text:p>
          </table:table-cell>
          <table:table-cell office:value-type="float" office:value="16256.74" calcext:value-type="float">
            <text:p>16256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1-2017</text:p>
          </table:table-cell>
          <table:table-cell office:value-type="float" office:value="16280.05" calcext:value-type="float">
            <text:p>1628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2-2017</text:p>
          </table:table-cell>
          <table:table-cell office:value-type="float" office:value="16840.75" calcext:value-type="float">
            <text:p>16840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3-2017</text:p>
          </table:table-cell>
          <table:table-cell office:value-type="float" office:value="16845.07" calcext:value-type="float">
            <text:p>1684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4-2017</text:p>
          </table:table-cell>
          <table:table-cell office:value-type="float" office:value="16850.47" calcext:value-type="float">
            <text:p>16850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5-2017</text:p>
          </table:table-cell>
          <table:table-cell office:value-type="float" office:value="16857.52" calcext:value-type="float">
            <text:p>16857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6-2017</text:p>
          </table:table-cell>
          <table:table-cell office:value-type="float" office:value="16857.52" calcext:value-type="float">
            <text:p>16857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7-2017</text:p>
          </table:table-cell>
          <table:table-cell office:value-type="float" office:value="16857.52" calcext:value-type="float">
            <text:p>16857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8-2017</text:p>
          </table:table-cell>
          <table:table-cell office:value-type="float" office:value="16891.95" calcext:value-type="float">
            <text:p>16891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9-2017</text:p>
          </table:table-cell>
          <table:table-cell office:value-type="float" office:value="17562.56" calcext:value-type="float">
            <text:p>17562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0-2017</text:p>
          </table:table-cell>
          <table:table-cell office:value-type="float" office:value="17662.73" calcext:value-type="float">
            <text:p>17662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1-2017</text:p>
          </table:table-cell>
          <table:table-cell office:value-type="float" office:value="17730.85" calcext:value-type="float">
            <text:p>1773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-2017</text:p>
          </table:table-cell>
          <table:table-cell office:value-type="float" office:value="18470.97" calcext:value-type="float">
            <text:p>18470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-2017</text:p>
          </table:table-cell>
          <table:table-cell office:value-type="float" office:value="18470.97" calcext:value-type="float">
            <text:p>18470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-2017</text:p>
          </table:table-cell>
          <table:table-cell office:value-type="float" office:value="18470.45" calcext:value-type="float">
            <text:p>18470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4-2017</text:p>
          </table:table-cell>
          <table:table-cell office:value-type="float" office:value="19105.45" calcext:value-type="float">
            <text:p>19105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5-2017</text:p>
          </table:table-cell>
          <table:table-cell office:value-type="float" office:value="19490.97" calcext:value-type="float">
            <text:p>19490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6-2017</text:p>
          </table:table-cell>
          <table:table-cell office:value-type="float" office:value="19870.85" calcext:value-type="float">
            <text:p>1987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7-2017</text:p>
          </table:table-cell>
          <table:table-cell office:value-type="float" office:value="20192.95" calcext:value-type="float">
            <text:p>20192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8-2017</text:p>
          </table:table-cell>
          <table:table-cell office:value-type="float" office:value="21105.95" calcext:value-type="float">
            <text:p>21105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9-2017</text:p>
          </table:table-cell>
          <table:table-cell office:value-type="float" office:value="21105.95" calcext:value-type="float">
            <text:p>21105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0-2017</text:p>
          </table:table-cell>
          <table:table-cell office:value-type="float" office:value="21105.95" calcext:value-type="float">
            <text:p>21105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1-2017</text:p>
          </table:table-cell>
          <table:table-cell office:value-type="float" office:value="21105.95" calcext:value-type="float">
            <text:p>21105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2-2017</text:p>
          </table:table-cell>
          <table:table-cell office:value-type="float" office:value="21790.95" calcext:value-type="float">
            <text:p>2179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3-2017</text:p>
          </table:table-cell>
          <table:table-cell office:value-type="float" office:value="22430.65" calcext:value-type="float">
            <text:p>2243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4-2017</text:p>
          </table:table-cell>
          <table:table-cell office:value-type="float" office:value="23218.54" calcext:value-type="float">
            <text:p>23218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5-2017</text:p>
          </table:table-cell>
          <table:table-cell office:value-type="float" office:value="23744.63" calcext:value-type="float">
            <text:p>23744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6-2017</text:p>
          </table:table-cell>
          <table:table-cell office:value-type="float" office:value="23744.63" calcext:value-type="float">
            <text:p>23744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7-2017</text:p>
          </table:table-cell>
          <table:table-cell office:value-type="float" office:value="23744.63" calcext:value-type="float">
            <text:p>23744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8-2017</text:p>
          </table:table-cell>
          <table:table-cell office:value-type="float" office:value="24431.56" calcext:value-type="float">
            <text:p>24431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9-2017</text:p>
          </table:table-cell>
          <table:table-cell office:value-type="float" office:value="25237.02" calcext:value-type="float">
            <text:p>25237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0-2017</text:p>
          </table:table-cell>
          <table:table-cell office:value-type="float" office:value="23786.68" calcext:value-type="float">
            <text:p>23786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1-2017</text:p>
          </table:table-cell>
          <table:table-cell office:value-type="float" office:value="22938.23" calcext:value-type="float">
            <text:p>2293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2-2017</text:p>
          </table:table-cell>
          <table:table-cell office:value-type="float" office:value="22337.22" calcext:value-type="float">
            <text:p>2233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3-2017</text:p>
          </table:table-cell>
          <table:table-cell office:value-type="float" office:value="22337.22" calcext:value-type="float">
            <text:p>2233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4-2017</text:p>
          </table:table-cell>
          <table:table-cell office:value-type="float" office:value="22337.22" calcext:value-type="float">
            <text:p>2233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5-2017</text:p>
          </table:table-cell>
          <table:table-cell office:value-type="float" office:value="23781.34" calcext:value-type="float">
            <text:p>23781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6-2017</text:p>
          </table:table-cell>
          <table:table-cell office:value-type="float" office:value="25128.56" calcext:value-type="float">
            <text:p>25128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7-2017</text:p>
          </table:table-cell>
          <table:table-cell office:value-type="float" office:value="27051.64" calcext:value-type="float">
            <text:p>27051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8-2017</text:p>
          </table:table-cell>
          <table:table-cell office:value-type="float" office:value="28434.07" calcext:value-type="float">
            <text:p>28434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9-2017</text:p>
          </table:table-cell>
          <table:table-cell office:value-type="float" office:value="29146.11" calcext:value-type="float">
            <text:p>29146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0-2017</text:p>
          </table:table-cell>
          <table:table-cell office:value-type="float" office:value="29146.11" calcext:value-type="float">
            <text:p>29146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-2017</text:p>
          </table:table-cell>
          <table:table-cell office:value-type="float" office:value="29146.11" calcext:value-type="float">
            <text:p>29146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-2017</text:p>
          </table:table-cell>
          <table:table-cell office:value-type="float" office:value="29168.14" calcext:value-type="float">
            <text:p>29168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-2017</text:p>
          </table:table-cell>
          <table:table-cell office:value-type="float" office:value="29170.91" calcext:value-type="float">
            <text:p>29170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4-2017</text:p>
          </table:table-cell>
          <table:table-cell office:value-type="float" office:value="29387.69" calcext:value-type="float">
            <text:p>29387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5-2017</text:p>
          </table:table-cell>
          <table:table-cell office:value-type="float" office:value="27651.15" calcext:value-type="float">
            <text:p>2765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6-2017</text:p>
          </table:table-cell>
          <table:table-cell office:value-type="float" office:value="26749.28" calcext:value-type="float">
            <text:p>2674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7-2017</text:p>
          </table:table-cell>
          <table:table-cell office:value-type="float" office:value="26749.28" calcext:value-type="float">
            <text:p>2674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8-2017</text:p>
          </table:table-cell>
          <table:table-cell office:value-type="float" office:value="26749.28" calcext:value-type="float">
            <text:p>2674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9-2017</text:p>
          </table:table-cell>
          <table:table-cell office:value-type="float" office:value="26645.68" calcext:value-type="float">
            <text:p>26645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0-2017</text:p>
          </table:table-cell>
          <table:table-cell office:value-type="float" office:value="26808.31" calcext:value-type="float">
            <text:p>26808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1-2017</text:p>
          </table:table-cell>
          <table:table-cell office:value-type="float" office:value="27212.4" calcext:value-type="float">
            <text:p>27212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2-2017</text:p>
          </table:table-cell>
          <table:table-cell office:value-type="float" office:value="29173.29" calcext:value-type="float">
            <text:p>29173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3-2017</text:p>
          </table:table-cell>
          <table:table-cell office:value-type="float" office:value="31109.3" calcext:value-type="float">
            <text:p>3110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4-2017</text:p>
          </table:table-cell>
          <table:table-cell office:value-type="float" office:value="31109.3" calcext:value-type="float">
            <text:p>3110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5-2017</text:p>
          </table:table-cell>
          <table:table-cell office:value-type="float" office:value="31109.3" calcext:value-type="float">
            <text:p>31109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-2017</text:p>
          </table:table-cell>
          <table:table-cell office:value-type="float" office:value="32123.78" calcext:value-type="float">
            <text:p>32123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7-2017</text:p>
          </table:table-cell>
          <table:table-cell office:value-type="float" office:value="33348.41" calcext:value-type="float">
            <text:p>33348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8-2017</text:p>
          </table:table-cell>
          <table:table-cell office:value-type="float" office:value="34101.73" calcext:value-type="float">
            <text:p>34101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9-2017</text:p>
          </table:table-cell>
          <table:table-cell office:value-type="float" office:value="36201.18" calcext:value-type="float">
            <text:p>36201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-2017</text:p>
          </table:table-cell>
          <table:table-cell office:value-type="float" office:value="38087.43" calcext:value-type="float">
            <text:p>3808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1-2017</text:p>
          </table:table-cell>
          <table:table-cell office:value-type="float" office:value="38087.43" calcext:value-type="float">
            <text:p>3808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2-2017</text:p>
          </table:table-cell>
          <table:table-cell office:value-type="float" office:value="38087.43" calcext:value-type="float">
            <text:p>38087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3-2017</text:p>
          </table:table-cell>
          <table:table-cell office:value-type="float" office:value="40072.99" calcext:value-type="float">
            <text:p>40072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4-2017</text:p>
          </table:table-cell>
          <table:table-cell office:value-type="float" office:value="42715.91" calcext:value-type="float">
            <text:p>42715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5-2017</text:p>
          </table:table-cell>
          <table:table-cell office:value-type="float" office:value="42144.02" calcext:value-type="float">
            <text:p>42144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6-2017</text:p>
          </table:table-cell>
          <table:table-cell office:value-type="float" office:value="40323.49" calcext:value-type="float">
            <text:p>40323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7-2017</text:p>
          </table:table-cell>
          <table:table-cell office:value-type="float" office:value="41152.81" calcext:value-type="float">
            <text:p>4115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8-2017</text:p>
          </table:table-cell>
          <table:table-cell office:value-type="float" office:value="41152.81" calcext:value-type="float">
            <text:p>4115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9-2017</text:p>
          </table:table-cell>
          <table:table-cell office:value-type="float" office:value="41152.81" calcext:value-type="float">
            <text:p>4115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0-2017</text:p>
          </table:table-cell>
          <table:table-cell office:value-type="float" office:value="41243.87" calcext:value-type="float">
            <text:p>41243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1-2017</text:p>
          </table:table-cell>
          <table:table-cell office:value-type="float" office:value="41194.87" calcext:value-type="float">
            <text:p>41194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-2017</text:p>
          </table:table-cell>
          <table:table-cell office:value-type="float" office:value="41290.28" calcext:value-type="float">
            <text:p>4129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-2017</text:p>
          </table:table-cell>
          <table:table-cell office:value-type="float" office:value="42293.57" calcext:value-type="float">
            <text:p>42293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-2017</text:p>
          </table:table-cell>
          <table:table-cell office:value-type="float" office:value="44347.76" calcext:value-type="float">
            <text:p>44347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4-2017</text:p>
          </table:table-cell>
          <table:table-cell office:value-type="float" office:value="44347.76" calcext:value-type="float">
            <text:p>44347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5-2017</text:p>
          </table:table-cell>
          <table:table-cell office:value-type="float" office:value="44347.76" calcext:value-type="float">
            <text:p>44347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6-2017</text:p>
          </table:table-cell>
          <table:table-cell office:value-type="float" office:value="46238.67" calcext:value-type="float">
            <text:p>46238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7-2017</text:p>
          </table:table-cell>
          <table:table-cell office:value-type="float" office:value="48532.11" calcext:value-type="float">
            <text:p>48532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8-2017</text:p>
          </table:table-cell>
          <table:table-cell office:value-type="float" office:value="49706.5" calcext:value-type="float">
            <text:p>4970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9-2017</text:p>
          </table:table-cell>
          <table:table-cell office:value-type="float" office:value="49830.98" calcext:value-type="float">
            <text:p>49830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0-2017</text:p>
          </table:table-cell>
          <table:table-cell office:value-type="float" office:value="52128.74" calcext:value-type="float">
            <text:p>52128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1-2017</text:p>
          </table:table-cell>
          <table:table-cell office:value-type="float" office:value="52128.74" calcext:value-type="float">
            <text:p>52128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2-2017</text:p>
          </table:table-cell>
          <table:table-cell office:value-type="float" office:value="52128.74" calcext:value-type="float">
            <text:p>52128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3-2017</text:p>
          </table:table-cell>
          <table:table-cell office:value-type="float" office:value="55216.67" calcext:value-type="float">
            <text:p>55216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4-2017</text:p>
          </table:table-cell>
          <table:table-cell office:value-type="float" office:value="57378.87" calcext:value-type="float">
            <text:p>57378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5-2017</text:p>
          </table:table-cell>
          <table:table-cell office:value-type="float" office:value="60942.07" calcext:value-type="float">
            <text:p>60942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6-2017</text:p>
          </table:table-cell>
          <table:table-cell office:value-type="float" office:value="65962.69" calcext:value-type="float">
            <text:p>65962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7-2017</text:p>
          </table:table-cell>
          <table:table-cell office:value-type="float" office:value="73218.75" calcext:value-type="float">
            <text:p>7321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8-2017</text:p>
          </table:table-cell>
          <table:table-cell office:value-type="float" office:value="73218.75" calcext:value-type="float">
            <text:p>7321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19-2017</text:p>
          </table:table-cell>
          <table:table-cell office:value-type="float" office:value="73218.75" calcext:value-type="float">
            <text:p>7321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0-2017</text:p>
          </table:table-cell>
          <table:table-cell office:value-type="float" office:value="81271.27" calcext:value-type="float">
            <text:p>81271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1-2017</text:p>
          </table:table-cell>
          <table:table-cell office:value-type="float" office:value="84372.18" calcext:value-type="float">
            <text:p>84372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2-2017</text:p>
          </table:table-cell>
          <table:table-cell office:value-type="float" office:value="82363.57" calcext:value-type="float">
            <text:p>82363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3-2017</text:p>
          </table:table-cell>
          <table:table-cell office:value-type="float" office:value="81759.98" calcext:value-type="float">
            <text:p>81759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4-2017</text:p>
          </table:table-cell>
          <table:table-cell office:value-type="float" office:value="82185.75" calcext:value-type="float">
            <text:p>82185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5-2017</text:p>
          </table:table-cell>
          <table:table-cell office:value-type="float" office:value="82185.75" calcext:value-type="float">
            <text:p>82185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6-2017</text:p>
          </table:table-cell>
          <table:table-cell office:value-type="float" office:value="82185.75" calcext:value-type="float">
            <text:p>82185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7-2017</text:p>
          </table:table-cell>
          <table:table-cell office:value-type="float" office:value="84457.36" calcext:value-type="float">
            <text:p>8445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8-2017</text:p>
          </table:table-cell>
          <table:table-cell office:value-type="float" office:value="88235.61" calcext:value-type="float">
            <text:p>88235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29-2017</text:p>
          </table:table-cell>
          <table:table-cell office:value-type="float" office:value="96794.46" calcext:value-type="float">
            <text:p>96794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-30-2017</text:p>
          </table:table-cell>
          <table:table-cell office:value-type="float" office:value="97192.71" calcext:value-type="float">
            <text:p>97192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-2017</text:p>
          </table:table-cell>
          <table:table-cell office:value-type="float" office:value="103024.27" calcext:value-type="float">
            <text:p>103024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-2017</text:p>
          </table:table-cell>
          <table:table-cell office:value-type="float" office:value="103024.27" calcext:value-type="float">
            <text:p>103024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-2017</text:p>
          </table:table-cell>
          <table:table-cell office:value-type="float" office:value="103024.27" calcext:value-type="float">
            <text:p>103024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4-2017</text:p>
          </table:table-cell>
          <table:table-cell office:value-type="float" office:value="108279.53" calcext:value-type="float">
            <text:p>108279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5-2017</text:p>
          </table:table-cell>
          <table:table-cell office:value-type="float" office:value="103190.42" calcext:value-type="float">
            <text:p>103190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6-2017</text:p>
          </table:table-cell>
          <table:table-cell office:value-type="float" office:value="98609.89" calcext:value-type="float">
            <text:p>98609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7-2017</text:p>
          </table:table-cell>
          <table:table-cell office:value-type="float" office:value="95440.47" calcext:value-type="float">
            <text:p>95440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8-2017</text:p>
          </table:table-cell>
          <table:table-cell office:value-type="float" office:value="92778.11" calcext:value-type="float">
            <text:p>92778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9-2017</text:p>
          </table:table-cell>
          <table:table-cell office:value-type="float" office:value="92778.11" calcext:value-type="float">
            <text:p>92778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0-2017</text:p>
          </table:table-cell>
          <table:table-cell office:value-type="float" office:value="92778.11" calcext:value-type="float">
            <text:p>92778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1-2017</text:p>
          </table:table-cell>
          <table:table-cell office:value-type="float" office:value="92778.11" calcext:value-type="float">
            <text:p>92778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2-2017</text:p>
          </table:table-cell>
          <table:table-cell office:value-type="float" office:value="96396.45" calcext:value-type="float">
            <text:p>96396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3-2017</text:p>
          </table:table-cell>
          <table:table-cell office:value-type="float" office:value="102276.63" calcext:value-type="float">
            <text:p>102276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4-2017</text:p>
          </table:table-cell>
          <table:table-cell office:value-type="float" office:value="103555.08" calcext:value-type="float">
            <text:p>103555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5-2017</text:p>
          </table:table-cell>
          <table:table-cell office:value-type="float" office:value="108198.44" calcext:value-type="float">
            <text:p>108198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6-2017</text:p>
          </table:table-cell>
          <table:table-cell office:value-type="float" office:value="108198.44" calcext:value-type="float">
            <text:p>108198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7-2017</text:p>
          </table:table-cell>
          <table:table-cell office:value-type="float" office:value="108198.44" calcext:value-type="float">
            <text:p>108198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8-2017</text:p>
          </table:table-cell>
          <table:table-cell office:value-type="float" office:value="115734.62" calcext:value-type="float">
            <text:p>115734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19-2017</text:p>
          </table:table-cell>
          <table:table-cell office:value-type="float" office:value="124190.13" calcext:value-type="float">
            <text:p>124190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0-2017</text:p>
          </table:table-cell>
          <table:table-cell office:value-type="float" office:value="121205.72" calcext:value-type="float">
            <text:p>12120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1-2017</text:p>
          </table:table-cell>
          <table:table-cell office:value-type="float" office:value="115265.19" calcext:value-type="float">
            <text:p>11526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2-2017</text:p>
          </table:table-cell>
          <table:table-cell office:value-type="float" office:value="112268.29" calcext:value-type="float">
            <text:p>112268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3-2017</text:p>
          </table:table-cell>
          <table:table-cell office:value-type="float" office:value="112268.29" calcext:value-type="float">
            <text:p>112268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4-2017</text:p>
          </table:table-cell>
          <table:table-cell office:value-type="float" office:value="112268.29" calcext:value-type="float">
            <text:p>112268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5-2017</text:p>
          </table:table-cell>
          <table:table-cell office:value-type="float" office:value="112268.29" calcext:value-type="float">
            <text:p>112268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6-2017</text:p>
          </table:table-cell>
          <table:table-cell office:value-type="float" office:value="112137.87" calcext:value-type="float">
            <text:p>11213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7-2017</text:p>
          </table:table-cell>
          <table:table-cell office:value-type="float" office:value="106924.96" calcext:value-type="float">
            <text:p>106924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8-2017</text:p>
          </table:table-cell>
          <table:table-cell office:value-type="float" office:value="107128.11" calcext:value-type="float">
            <text:p>107128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29-2017</text:p>
          </table:table-cell>
          <table:table-cell office:value-type="float" office:value="111413.23" calcext:value-type="float">
            <text:p>111413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0-2017</text:p>
          </table:table-cell>
          <table:table-cell office:value-type="float" office:value="111413.23" calcext:value-type="float">
            <text:p>111413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-31-2017</text:p>
          </table:table-cell>
          <table:table-cell office:value-type="float" office:value="111413.23" calcext:value-type="float">
            <text:p>111413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-2018</text:p>
          </table:table-cell>
          <table:table-cell office:value-type="float" office:value="111413.23" calcext:value-type="float">
            <text:p>111413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-2018</text:p>
          </table:table-cell>
          <table:table-cell office:value-type="float" office:value="119779.97" calcext:value-type="float">
            <text:p>119779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-2018</text:p>
          </table:table-cell>
          <table:table-cell office:value-type="float" office:value="123110.49" calcext:value-type="float">
            <text:p>123110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4-2018</text:p>
          </table:table-cell>
          <table:table-cell office:value-type="float" office:value="128446.21" calcext:value-type="float">
            <text:p>12844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5-2018</text:p>
          </table:table-cell>
          <table:table-cell office:value-type="float" office:value="136582.17" calcext:value-type="float">
            <text:p>13658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6-2018</text:p>
          </table:table-cell>
          <table:table-cell office:value-type="float" office:value="136582.17" calcext:value-type="float">
            <text:p>13658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7-2018</text:p>
          </table:table-cell>
          <table:table-cell office:value-type="float" office:value="136582.17" calcext:value-type="float">
            <text:p>13658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8-2018</text:p>
          </table:table-cell>
          <table:table-cell office:value-type="float" office:value="143274.69" calcext:value-type="float">
            <text:p>14327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9-2018</text:p>
          </table:table-cell>
          <table:table-cell office:value-type="float" office:value="151496.94" calcext:value-type="float">
            <text:p>151496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0-2018</text:p>
          </table:table-cell>
          <table:table-cell office:value-type="float" office:value="157541.72" calcext:value-type="float">
            <text:p>157541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1-2018</text:p>
          </table:table-cell>
          <table:table-cell office:value-type="float" office:value="168469.65" calcext:value-type="float">
            <text:p>168469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2-2018</text:p>
          </table:table-cell>
          <table:table-cell office:value-type="float" office:value="178546.48" calcext:value-type="float">
            <text:p>178546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3-2018</text:p>
          </table:table-cell>
          <table:table-cell office:value-type="float" office:value="178546.48" calcext:value-type="float">
            <text:p>178546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4-2018</text:p>
          </table:table-cell>
          <table:table-cell office:value-type="float" office:value="178546.48" calcext:value-type="float">
            <text:p>178546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5-2018</text:p>
          </table:table-cell>
          <table:table-cell office:value-type="float" office:value="182492.35" calcext:value-type="float">
            <text:p>182492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7-2018</text:p>
          </table:table-cell>
          <table:table-cell office:value-type="float" office:value="194026.58" calcext:value-type="float">
            <text:p>194026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8-2018</text:p>
          </table:table-cell>
          <table:table-cell office:value-type="float" office:value="201787.64" calcext:value-type="float">
            <text:p>201787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19-2018</text:p>
          </table:table-cell>
          <table:table-cell office:value-type="float" office:value="211337.55" calcext:value-type="float">
            <text:p>211337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0-2018</text:p>
          </table:table-cell>
          <table:table-cell office:value-type="float" office:value="211337.55" calcext:value-type="float">
            <text:p>211337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1-2018</text:p>
          </table:table-cell>
          <table:table-cell office:value-type="float" office:value="211337.55" calcext:value-type="float">
            <text:p>211337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3-2018</text:p>
          </table:table-cell>
          <table:table-cell office:value-type="float" office:value="241664.88" calcext:value-type="float">
            <text:p>241664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4-2018</text:p>
          </table:table-cell>
          <table:table-cell office:value-type="float" office:value="261517.23" calcext:value-type="float">
            <text:p>261517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5-2018</text:p>
          </table:table-cell>
          <table:table-cell office:value-type="float" office:value="263803.29" calcext:value-type="float">
            <text:p>263803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6-2018</text:p>
          </table:table-cell>
          <table:table-cell office:value-type="float" office:value="266630.76" calcext:value-type="float">
            <text:p>266630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7-2018</text:p>
          </table:table-cell>
          <table:table-cell office:value-type="float" office:value="266630.77" calcext:value-type="float">
            <text:p>266630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8-2018</text:p>
          </table:table-cell>
          <table:table-cell office:value-type="float" office:value="266630.77" calcext:value-type="float">
            <text:p>266630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29-2018</text:p>
          </table:table-cell>
          <table:table-cell office:value-type="float" office:value="255900.12" calcext:value-type="float">
            <text:p>25590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0-2018</text:p>
          </table:table-cell>
          <table:table-cell office:value-type="float" office:value="249872.23" calcext:value-type="float">
            <text:p>24987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-31-2018</text:p>
          </table:table-cell>
          <table:table-cell office:value-type="float" office:value="235782.12" calcext:value-type="float">
            <text:p>235782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-2018</text:p>
          </table:table-cell>
          <table:table-cell office:value-type="float" office:value="227921.54" calcext:value-type="float">
            <text:p>22792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-2018</text:p>
          </table:table-cell>
          <table:table-cell office:value-type="float" office:value="224954.12" calcext:value-type="float">
            <text:p>224954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3-2018</text:p>
          </table:table-cell>
          <table:table-cell office:value-type="float" office:value="224954.12" calcext:value-type="float">
            <text:p>224954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4-2018</text:p>
          </table:table-cell>
          <table:table-cell office:value-type="float" office:value="224954.12" calcext:value-type="float">
            <text:p>224954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5-2018</text:p>
          </table:table-cell>
          <table:table-cell office:value-type="float" office:value="227901.02" calcext:value-type="float">
            <text:p>227901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6-2018</text:p>
          </table:table-cell>
          <table:table-cell office:value-type="float" office:value="233531.14" calcext:value-type="float">
            <text:p>233531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7-2018</text:p>
          </table:table-cell>
          <table:table-cell office:value-type="float" office:value="232902.82" calcext:value-type="float">
            <text:p>232902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8-2018</text:p>
          </table:table-cell>
          <table:table-cell office:value-type="float" office:value="236402.45" calcext:value-type="float">
            <text:p>236402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9-2018</text:p>
          </table:table-cell>
          <table:table-cell office:value-type="float" office:value="236854.15" calcext:value-type="float">
            <text:p>236854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0-2018</text:p>
          </table:table-cell>
          <table:table-cell office:value-type="float" office:value="236854.15" calcext:value-type="float">
            <text:p>236854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1-2018</text:p>
          </table:table-cell>
          <table:table-cell office:value-type="float" office:value="236854.15" calcext:value-type="float">
            <text:p>236854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2-2018</text:p>
          </table:table-cell>
          <table:table-cell office:value-type="float" office:value="236854.15" calcext:value-type="float">
            <text:p>236854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3-2018</text:p>
          </table:table-cell>
          <table:table-cell office:value-type="float" office:value="236854.15" calcext:value-type="float">
            <text:p>236854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4-2018</text:p>
          </table:table-cell>
          <table:table-cell office:value-type="float" office:value="238038.42" calcext:value-type="float">
            <text:p>238038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5-2018</text:p>
          </table:table-cell>
          <table:table-cell office:value-type="float" office:value="237149.56" calcext:value-type="float">
            <text:p>23714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6-2018</text:p>
          </table:table-cell>
          <table:table-cell office:value-type="float" office:value="236201.87" calcext:value-type="float">
            <text:p>23620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7-2018</text:p>
          </table:table-cell>
          <table:table-cell office:value-type="float" office:value="236201.87" calcext:value-type="float">
            <text:p>23620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8-2018</text:p>
          </table:table-cell>
          <table:table-cell office:value-type="float" office:value="236201.87" calcext:value-type="float">
            <text:p>23620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19-2018</text:p>
          </table:table-cell>
          <table:table-cell office:value-type="float" office:value="234699.99" calcext:value-type="float">
            <text:p>23469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0-2018</text:p>
          </table:table-cell>
          <table:table-cell office:value-type="float" office:value="232727.01" calcext:value-type="float">
            <text:p>232727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1-2018</text:p>
          </table:table-cell>
          <table:table-cell office:value-type="float" office:value="230228.59" calcext:value-type="float">
            <text:p>23022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2-2018</text:p>
          </table:table-cell>
          <table:table-cell office:value-type="float" office:value="230764.06" calcext:value-type="float">
            <text:p>230764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3-2018</text:p>
          </table:table-cell>
          <table:table-cell office:value-type="float" office:value="225586.01" calcext:value-type="float">
            <text:p>225586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4-2018</text:p>
          </table:table-cell>
          <table:table-cell office:value-type="float" office:value="225586.01" calcext:value-type="float">
            <text:p>225586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5-2018</text:p>
          </table:table-cell>
          <table:table-cell office:value-type="float" office:value="225586.01" calcext:value-type="float">
            <text:p>225586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6-2018</text:p>
          </table:table-cell>
          <table:table-cell office:value-type="float" office:value="226536.12" calcext:value-type="float">
            <text:p>226536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7-2018</text:p>
          </table:table-cell>
          <table:table-cell office:value-type="float" office:value="217909.31" calcext:value-type="float">
            <text:p>217909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28-2018</text:p>
          </table:table-cell>
          <table:table-cell office:value-type="float" office:value="214655.43" calcext:value-type="float">
            <text:p>214655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-2018</text:p>
          </table:table-cell>
          <table:table-cell office:value-type="float" office:value="213239.28" calcext:value-type="float">
            <text:p>213239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-2018</text:p>
          </table:table-cell>
          <table:table-cell office:value-type="float" office:value="216838.82" calcext:value-type="float">
            <text:p>21683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-2018</text:p>
          </table:table-cell>
          <table:table-cell office:value-type="float" office:value="216838.82" calcext:value-type="float">
            <text:p>21683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4-2018</text:p>
          </table:table-cell>
          <table:table-cell office:value-type="float" office:value="216838.82" calcext:value-type="float">
            <text:p>21683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5-2018</text:p>
          </table:table-cell>
          <table:table-cell office:value-type="float" office:value="217261.98" calcext:value-type="float">
            <text:p>217261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6-2018</text:p>
          </table:table-cell>
          <table:table-cell office:value-type="float" office:value="210226.73" calcext:value-type="float">
            <text:p>210226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7-2018</text:p>
          </table:table-cell>
          <table:table-cell office:value-type="float" office:value="205899.46" calcext:value-type="float">
            <text:p>205899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8-2018</text:p>
          </table:table-cell>
          <table:table-cell office:value-type="float" office:value="208725.12" calcext:value-type="float">
            <text:p>208725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9-2018</text:p>
          </table:table-cell>
          <table:table-cell office:value-type="float" office:value="215778.05" calcext:value-type="float">
            <text:p>215778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0-2018</text:p>
          </table:table-cell>
          <table:table-cell office:value-type="float" office:value="215778.05" calcext:value-type="float">
            <text:p>215778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1-2018</text:p>
          </table:table-cell>
          <table:table-cell office:value-type="float" office:value="215778.05" calcext:value-type="float">
            <text:p>215778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2-2018</text:p>
          </table:table-cell>
          <table:table-cell office:value-type="float" office:value="216164.25" calcext:value-type="float">
            <text:p>216164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3-2018</text:p>
          </table:table-cell>
          <table:table-cell office:value-type="float" office:value="216732.61" calcext:value-type="float">
            <text:p>216732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4-2018</text:p>
          </table:table-cell>
          <table:table-cell office:value-type="float" office:value="217912.39" calcext:value-type="float">
            <text:p>217912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5-2018</text:p>
          </table:table-cell>
          <table:table-cell office:value-type="float" office:value="215752.65" calcext:value-type="float">
            <text:p>215752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6-2018</text:p>
          </table:table-cell>
          <table:table-cell office:value-type="float" office:value="226317.63" calcext:value-type="float">
            <text:p>22631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7-2018</text:p>
          </table:table-cell>
          <table:table-cell office:value-type="float" office:value="226317.63" calcext:value-type="float">
            <text:p>22631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8-2018</text:p>
          </table:table-cell>
          <table:table-cell office:value-type="float" office:value="226317.63" calcext:value-type="float">
            <text:p>22631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19-2018</text:p>
          </table:table-cell>
          <table:table-cell office:value-type="float" office:value="226317.63" calcext:value-type="float">
            <text:p>22631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0-2018</text:p>
          </table:table-cell>
          <table:table-cell office:value-type="float" office:value="230726.45" calcext:value-type="float">
            <text:p>230726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1-2018</text:p>
          </table:table-cell>
          <table:table-cell office:value-type="float" office:value="230941.27" calcext:value-type="float">
            <text:p>230941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2-2018</text:p>
          </table:table-cell>
          <table:table-cell office:value-type="float" office:value="231334.02" calcext:value-type="float">
            <text:p>231334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3-2018</text:p>
          </table:table-cell>
          <table:table-cell office:value-type="float" office:value="235002.77" calcext:value-type="float">
            <text:p>235002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4-2018</text:p>
          </table:table-cell>
          <table:table-cell office:value-type="float" office:value="235002.77" calcext:value-type="float">
            <text:p>235002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5-2018</text:p>
          </table:table-cell>
          <table:table-cell office:value-type="float" office:value="235002.77" calcext:value-type="float">
            <text:p>235002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6-2018</text:p>
          </table:table-cell>
          <table:table-cell office:value-type="float" office:value="235417.33" calcext:value-type="float">
            <text:p>235417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7-2018</text:p>
          </table:table-cell>
          <table:table-cell office:value-type="float" office:value="235774.65" calcext:value-type="float">
            <text:p>235774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8-2018</text:p>
          </table:table-cell>
          <table:table-cell office:value-type="float" office:value="235998.21" calcext:value-type="float">
            <text:p>23599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29-2018</text:p>
          </table:table-cell>
          <table:table-cell office:value-type="float" office:value="235998.21" calcext:value-type="float">
            <text:p>23599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0-2018</text:p>
          </table:table-cell>
          <table:table-cell office:value-type="float" office:value="235998.21" calcext:value-type="float">
            <text:p>23599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-31-2018</text:p>
          </table:table-cell>
          <table:table-cell office:value-type="float" office:value="235998.21" calcext:value-type="float">
            <text:p>23599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-2018</text:p>
          </table:table-cell>
          <table:table-cell office:value-type="float" office:value="235998.21" calcext:value-type="float">
            <text:p>235998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-2018</text:p>
          </table:table-cell>
          <table:table-cell office:value-type="float" office:value="235344.77" calcext:value-type="float">
            <text:p>235344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-2018</text:p>
          </table:table-cell>
          <table:table-cell office:value-type="float" office:value="241667.13" calcext:value-type="float">
            <text:p>241667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4-2018</text:p>
          </table:table-cell>
          <table:table-cell office:value-type="float" office:value="251311.51" calcext:value-type="float">
            <text:p>251311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5-2018</text:p>
          </table:table-cell>
          <table:table-cell office:value-type="float" office:value="265447.98" calcext:value-type="float">
            <text:p>265447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6-2018</text:p>
          </table:table-cell>
          <table:table-cell office:value-type="float" office:value="305215.85" calcext:value-type="float">
            <text:p>305215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7-2018</text:p>
          </table:table-cell>
          <table:table-cell office:value-type="float" office:value="305215.85" calcext:value-type="float">
            <text:p>305215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8-2018</text:p>
          </table:table-cell>
          <table:table-cell office:value-type="float" office:value="305215.85" calcext:value-type="float">
            <text:p>305215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9-2018</text:p>
          </table:table-cell>
          <table:table-cell office:value-type="float" office:value="362831.54" calcext:value-type="float">
            <text:p>36283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0-2018</text:p>
          </table:table-cell>
          <table:table-cell office:value-type="float" office:value="371829.45" calcext:value-type="float">
            <text:p>371829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1-2018</text:p>
          </table:table-cell>
          <table:table-cell office:value-type="float" office:value="410684.51" calcext:value-type="float">
            <text:p>4106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2-2018</text:p>
          </table:table-cell>
          <table:table-cell office:value-type="float" office:value="451349.25" calcext:value-type="float">
            <text:p>45134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3-2018</text:p>
          </table:table-cell>
          <table:table-cell office:value-type="float" office:value="483732.7" calcext:value-type="float">
            <text:p>483732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4-2018</text:p>
          </table:table-cell>
          <table:table-cell office:value-type="float" office:value="483732.7" calcext:value-type="float">
            <text:p>483732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5-2018</text:p>
          </table:table-cell>
          <table:table-cell office:value-type="float" office:value="483732.7" calcext:value-type="float">
            <text:p>483732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6-2018</text:p>
          </table:table-cell>
          <table:table-cell office:value-type="float" office:value="523988.11" calcext:value-type="float">
            <text:p>523988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7-2018</text:p>
          </table:table-cell>
          <table:table-cell office:value-type="float" office:value="551230.09" calcext:value-type="float">
            <text:p>551230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8-2018</text:p>
          </table:table-cell>
          <table:table-cell office:value-type="float" office:value="641347.21" calcext:value-type="float">
            <text:p>641347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19-2018</text:p>
          </table:table-cell>
          <table:table-cell office:value-type="float" office:value="641347.21" calcext:value-type="float">
            <text:p>641347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0-2018</text:p>
          </table:table-cell>
          <table:table-cell office:value-type="float" office:value="610725.66" calcext:value-type="float">
            <text:p>610725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1-2018</text:p>
          </table:table-cell>
          <table:table-cell office:value-type="float" office:value="610725.66" calcext:value-type="float">
            <text:p>610725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2-2018</text:p>
          </table:table-cell>
          <table:table-cell office:value-type="float" office:value="610725.66" calcext:value-type="float">
            <text:p>610725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3-2018</text:p>
          </table:table-cell>
          <table:table-cell office:value-type="float" office:value="630254.19" calcext:value-type="float">
            <text:p>630254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4-2018</text:p>
          </table:table-cell>
          <table:table-cell office:value-type="float" office:value="625944.72" calcext:value-type="float">
            <text:p>625944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5-2018</text:p>
          </table:table-cell>
          <table:table-cell office:value-type="float" office:value="635486.25" calcext:value-type="float">
            <text:p>63548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6-2018</text:p>
          </table:table-cell>
          <table:table-cell office:value-type="float" office:value="638520.36" calcext:value-type="float">
            <text:p>638520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7-2018</text:p>
          </table:table-cell>
          <table:table-cell office:value-type="float" office:value="623765.77" calcext:value-type="float">
            <text:p>623765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8-2018</text:p>
          </table:table-cell>
          <table:table-cell office:value-type="float" office:value="623765.77" calcext:value-type="float">
            <text:p>623765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29-2018</text:p>
          </table:table-cell>
          <table:table-cell office:value-type="float" office:value="623765.77" calcext:value-type="float">
            <text:p>623765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-30-2018</text:p>
          </table:table-cell>
          <table:table-cell office:value-type="float" office:value="621498.49" calcext:value-type="float">
            <text:p>621498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-2018</text:p>
          </table:table-cell>
          <table:table-cell office:value-type="float" office:value="621498.49" calcext:value-type="float">
            <text:p>621498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-2018</text:p>
          </table:table-cell>
          <table:table-cell office:value-type="float" office:value="637053.28" calcext:value-type="float">
            <text:p>637053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-2018</text:p>
          </table:table-cell>
          <table:table-cell office:value-type="float" office:value="648811.53" calcext:value-type="float">
            <text:p>648811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4-2018</text:p>
          </table:table-cell>
          <table:table-cell office:value-type="float" office:value="643571.09" calcext:value-type="float">
            <text:p>643571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5-2018</text:p>
          </table:table-cell>
          <table:table-cell office:value-type="float" office:value="643571.09" calcext:value-type="float">
            <text:p>643571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6-2018</text:p>
          </table:table-cell>
          <table:table-cell office:value-type="float" office:value="643571.09" calcext:value-type="float">
            <text:p>643571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7-2018</text:p>
          </table:table-cell>
          <table:table-cell office:value-type="float" office:value="636771.03" calcext:value-type="float">
            <text:p>636771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8-2018</text:p>
          </table:table-cell>
          <table:table-cell office:value-type="float" office:value="661824.52" calcext:value-type="float">
            <text:p>661824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9-2018</text:p>
          </table:table-cell>
          <table:table-cell office:value-type="float" office:value="690854.12" calcext:value-type="float">
            <text:p>690854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0-2018</text:p>
          </table:table-cell>
          <table:table-cell office:value-type="float" office:value="697211.06" calcext:value-type="float">
            <text:p>697211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1-2018</text:p>
          </table:table-cell>
          <table:table-cell office:value-type="float" office:value="710845.12" calcext:value-type="float">
            <text:p>710845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2-2018</text:p>
          </table:table-cell>
          <table:table-cell office:value-type="float" office:value="710845.12" calcext:value-type="float">
            <text:p>710845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3-2018</text:p>
          </table:table-cell>
          <table:table-cell office:value-type="float" office:value="710845.12" calcext:value-type="float">
            <text:p>710845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4-2018</text:p>
          </table:table-cell>
          <table:table-cell office:value-type="float" office:value="710845.12" calcext:value-type="float">
            <text:p>710845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5-2018</text:p>
          </table:table-cell>
          <table:table-cell office:value-type="float" office:value="711433.45" calcext:value-type="float">
            <text:p>711433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6-2018</text:p>
          </table:table-cell>
          <table:table-cell office:value-type="float" office:value="731454.55" calcext:value-type="float">
            <text:p>731454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7-2018</text:p>
          </table:table-cell>
          <table:table-cell office:value-type="float" office:value="745625.23" calcext:value-type="float">
            <text:p>745625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8-2018</text:p>
          </table:table-cell>
          <table:table-cell office:value-type="float" office:value="752354.88" calcext:value-type="float">
            <text:p>752354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19-2018</text:p>
          </table:table-cell>
          <table:table-cell office:value-type="float" office:value="752354.88" calcext:value-type="float">
            <text:p>752354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0-2018</text:p>
          </table:table-cell>
          <table:table-cell office:value-type="float" office:value="752354.88" calcext:value-type="float">
            <text:p>752354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1-2018</text:p>
          </table:table-cell>
          <table:table-cell office:value-type="float" office:value="761545.1" calcext:value-type="float">
            <text:p>761545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2-2018</text:p>
          </table:table-cell>
          <table:table-cell office:value-type="float" office:value="810274.88" calcext:value-type="float">
            <text:p>810274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3-2018</text:p>
          </table:table-cell>
          <table:table-cell office:value-type="float" office:value="855681.79" calcext:value-type="float">
            <text:p>855681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4-2018</text:p>
          </table:table-cell>
          <table:table-cell office:value-type="float" office:value="879347.22" calcext:value-type="float">
            <text:p>87934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5-2018</text:p>
          </table:table-cell>
          <table:table-cell office:value-type="float" office:value="931821.56" calcext:value-type="float">
            <text:p>931821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6-2018</text:p>
          </table:table-cell>
          <table:table-cell office:value-type="float" office:value="931821.56" calcext:value-type="float">
            <text:p>931821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7-2018</text:p>
          </table:table-cell>
          <table:table-cell office:value-type="float" office:value="931821.56" calcext:value-type="float">
            <text:p>931821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8-2018</text:p>
          </table:table-cell>
          <table:table-cell office:value-type="float" office:value="990754.12" calcext:value-type="float">
            <text:p>990754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29-2018</text:p>
          </table:table-cell>
          <table:table-cell office:value-type="float" office:value="995488.41" calcext:value-type="float">
            <text:p>995488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0-2018</text:p>
          </table:table-cell>
          <table:table-cell office:value-type="float" office:value="1143564.25" calcext:value-type="float">
            <text:p>1143564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-31-2018</text:p>
          </table:table-cell>
          <table:table-cell office:value-type="float" office:value="1253684.21" calcext:value-type="float">
            <text:p>1253684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-2018</text:p>
          </table:table-cell>
          <table:table-cell office:value-type="float" office:value="1400135.87" calcext:value-type="float">
            <text:p>1400135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-2018</text:p>
          </table:table-cell>
          <table:table-cell office:value-type="float" office:value="1400135.87" calcext:value-type="float">
            <text:p>1400135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-2018</text:p>
          </table:table-cell>
          <table:table-cell office:value-type="float" office:value="1400135.87" calcext:value-type="float">
            <text:p>1400135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4-2018</text:p>
          </table:table-cell>
          <table:table-cell office:value-type="float" office:value="1400135.87" calcext:value-type="float">
            <text:p>1400135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5-2018</text:p>
          </table:table-cell>
          <table:table-cell office:value-type="float" office:value="1790422.05" calcext:value-type="float">
            <text:p>1790422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6-2018</text:p>
          </table:table-cell>
          <table:table-cell office:value-type="float" office:value="1887544.51" calcext:value-type="float">
            <text:p>18875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7-2018</text:p>
          </table:table-cell>
          <table:table-cell office:value-type="float" office:value="2050198.1" calcext:value-type="float">
            <text:p>2050198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8-2018</text:p>
          </table:table-cell>
          <table:table-cell office:value-type="float" office:value="2050345.73" calcext:value-type="float">
            <text:p>2050345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9-2018</text:p>
          </table:table-cell>
          <table:table-cell office:value-type="float" office:value="2050345.73" calcext:value-type="float">
            <text:p>2050345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0-2018</text:p>
          </table:table-cell>
          <table:table-cell office:value-type="float" office:value="2050345.73" calcext:value-type="float">
            <text:p>2050345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1-2018</text:p>
          </table:table-cell>
          <table:table-cell office:value-type="float" office:value="2201543.1" calcext:value-type="float">
            <text:p>220154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2-2018</text:p>
          </table:table-cell>
          <table:table-cell office:value-type="float" office:value="2250725.22" calcext:value-type="float">
            <text:p>2250725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3-2018</text:p>
          </table:table-cell>
          <table:table-cell office:value-type="float" office:value="2352872.15" calcext:value-type="float">
            <text:p>2352872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4-2018</text:p>
          </table:table-cell>
          <table:table-cell office:value-type="float" office:value="2291385.44" calcext:value-type="float">
            <text:p>2291385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5-2018</text:p>
          </table:table-cell>
          <table:table-cell office:value-type="float" office:value="2298257.33" calcext:value-type="float">
            <text:p>2298257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6-2018</text:p>
          </table:table-cell>
          <table:table-cell office:value-type="float" office:value="2298257.33" calcext:value-type="float">
            <text:p>2298257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7-2018</text:p>
          </table:table-cell>
          <table:table-cell office:value-type="float" office:value="2298257.33" calcext:value-type="float">
            <text:p>2298257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8-2018</text:p>
          </table:table-cell>
          <table:table-cell office:value-type="float" office:value="2299173.25" calcext:value-type="float">
            <text:p>2299173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19-2018</text:p>
          </table:table-cell>
          <table:table-cell office:value-type="float" office:value="2580622.73" calcext:value-type="float">
            <text:p>2580622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0-2018</text:p>
          </table:table-cell>
          <table:table-cell office:value-type="float" office:value="2803495.81" calcext:value-type="float">
            <text:p>280349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1-2018</text:p>
          </table:table-cell>
          <table:table-cell office:value-type="float" office:value="2902142.35" calcext:value-type="float">
            <text:p>2902142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2-2018</text:p>
          </table:table-cell>
          <table:table-cell office:value-type="float" office:value="2951374.61" calcext:value-type="float">
            <text:p>2951374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3-2018</text:p>
          </table:table-cell>
          <table:table-cell office:value-type="float" office:value="2951374.61" calcext:value-type="float">
            <text:p>2951374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4-2018</text:p>
          </table:table-cell>
          <table:table-cell office:value-type="float" office:value="2951374.61" calcext:value-type="float">
            <text:p>2951374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5-2018</text:p>
          </table:table-cell>
          <table:table-cell office:value-type="float" office:value="2955830.74" calcext:value-type="float">
            <text:p>2955830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6-2018</text:p>
          </table:table-cell>
          <table:table-cell office:value-type="float" office:value="3300248.25" calcext:value-type="float">
            <text:p>3300248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7-2018</text:p>
          </table:table-cell>
          <table:table-cell office:value-type="float" office:value="3402186.33" calcext:value-type="float">
            <text:p>3402186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8-2018</text:p>
          </table:table-cell>
          <table:table-cell office:value-type="float" office:value="3408671.41" calcext:value-type="float">
            <text:p>3408671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29-2018</text:p>
          </table:table-cell>
          <table:table-cell office:value-type="float" office:value="3405751.03" calcext:value-type="float">
            <text:p>3405751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-30-2018</text:p>
          </table:table-cell>
          <table:table-cell office:value-type="float" office:value="3405751.03" calcext:value-type="float">
            <text:p>3405751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-2018</text:p>
          </table:table-cell>
          <table:table-cell office:value-type="float" office:value="3405751.03" calcext:value-type="float">
            <text:p>3405751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-2018</text:p>
          </table:table-cell>
          <table:table-cell office:value-type="float" office:value="3410625.2" calcext:value-type="float">
            <text:p>341062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-2018</text:p>
          </table:table-cell>
          <table:table-cell office:value-type="float" office:value="3408522.61" calcext:value-type="float">
            <text:p>3408522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4-2018</text:p>
          </table:table-cell>
          <table:table-cell office:value-type="float" office:value="3500265.82" calcext:value-type="float">
            <text:p>3500265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5-2018</text:p>
          </table:table-cell>
          <table:table-cell office:value-type="float" office:value="3500265.82" calcext:value-type="float">
            <text:p>3500265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6-2018</text:p>
          </table:table-cell>
          <table:table-cell office:value-type="float" office:value="3498521.75" calcext:value-type="float">
            <text:p>349852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7-2018</text:p>
          </table:table-cell>
          <table:table-cell office:value-type="float" office:value="3498521.75" calcext:value-type="float">
            <text:p>349852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8-2018</text:p>
          </table:table-cell>
          <table:table-cell office:value-type="float" office:value="3498521.75" calcext:value-type="float">
            <text:p>349852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9-2018</text:p>
          </table:table-cell>
          <table:table-cell office:value-type="float" office:value="3495210.45" calcext:value-type="float">
            <text:p>3495210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0-2018</text:p>
          </table:table-cell>
          <table:table-cell office:value-type="float" office:value="3492815.11" calcext:value-type="float">
            <text:p>3492815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1-2018</text:p>
          </table:table-cell>
          <table:table-cell office:value-type="float" office:value="3410269.14" calcext:value-type="float">
            <text:p>3410269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2-2018</text:p>
          </table:table-cell>
          <table:table-cell office:value-type="float" office:value="3411685.2" calcext:value-type="float">
            <text:p>341168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3-2018</text:p>
          </table:table-cell>
          <table:table-cell office:value-type="float" office:value="3415688.9" calcext:value-type="float">
            <text:p>3415688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4-2018</text:p>
          </table:table-cell>
          <table:table-cell office:value-type="float" office:value="3415688.9" calcext:value-type="float">
            <text:p>3415688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5-2018</text:p>
          </table:table-cell>
          <table:table-cell office:value-type="float" office:value="3415688.9" calcext:value-type="float">
            <text:p>3415688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6-2018</text:p>
          </table:table-cell>
          <table:table-cell office:value-type="float" office:value="3418605.2" calcext:value-type="float">
            <text:p>341860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7-2018</text:p>
          </table:table-cell>
          <table:table-cell office:value-type="float" office:value="3670551.41" calcext:value-type="float">
            <text:p>3670551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8-2018</text:p>
          </table:table-cell>
          <table:table-cell office:value-type="float" office:value="3721215.3" calcext:value-type="float">
            <text:p>3721215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19-2018</text:p>
          </table:table-cell>
          <table:table-cell office:value-type="float" office:value="3722105" calcext:value-type="float">
            <text:p>37221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0-2018</text:p>
          </table:table-cell>
          <table:table-cell office:value-type="float" office:value="3619833.2" calcext:value-type="float">
            <text:p>3619833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1-2018</text:p>
          </table:table-cell>
          <table:table-cell office:value-type="float" office:value="3619833.2" calcext:value-type="float">
            <text:p>3619833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2-2018</text:p>
          </table:table-cell>
          <table:table-cell office:value-type="float" office:value="3619833.2" calcext:value-type="float">
            <text:p>3619833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3-2018</text:p>
          </table:table-cell>
          <table:table-cell office:value-type="float" office:value="3525573.02" calcext:value-type="float">
            <text:p>3525573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4-2018</text:p>
          </table:table-cell>
          <table:table-cell office:value-type="float" office:value="3525573.02" calcext:value-type="float">
            <text:p>3525573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5-2018</text:p>
          </table:table-cell>
          <table:table-cell office:value-type="float" office:value="3527060.1" calcext:value-type="float">
            <text:p>352706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6-2018</text:p>
          </table:table-cell>
          <table:table-cell office:value-type="float" office:value="3525680.85" calcext:value-type="float">
            <text:p>352568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7-2018</text:p>
          </table:table-cell>
          <table:table-cell office:value-type="float" office:value="3524330.15" calcext:value-type="float">
            <text:p>35243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8-2018</text:p>
          </table:table-cell>
          <table:table-cell office:value-type="float" office:value="3524330.15" calcext:value-type="float">
            <text:p>35243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29-2018</text:p>
          </table:table-cell>
          <table:table-cell office:value-type="float" office:value="3524330.15" calcext:value-type="float">
            <text:p>35243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0-2018</text:p>
          </table:table-cell>
          <table:table-cell office:value-type="float" office:value="3527230.71" calcext:value-type="float">
            <text:p>3527230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-31-2018</text:p>
          </table:table-cell>
          <table:table-cell office:value-type="float" office:value="3585674.2" calcext:value-type="float">
            <text:p>3585674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-2018</text:p>
          </table:table-cell>
          <table:table-cell office:value-type="float" office:value="3602412.11" calcext:value-type="float">
            <text:p>3602412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-2018</text:p>
          </table:table-cell>
          <table:table-cell office:value-type="float" office:value="3629543.31" calcext:value-type="float">
            <text:p>3629543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-2018</text:p>
          </table:table-cell>
          <table:table-cell office:value-type="float" office:value="3651266.71" calcext:value-type="float">
            <text:p>3651266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4-2018</text:p>
          </table:table-cell>
          <table:table-cell office:value-type="float" office:value="3651266.71" calcext:value-type="float">
            <text:p>3651266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5-2018</text:p>
          </table:table-cell>
          <table:table-cell office:value-type="float" office:value="3651266.71" calcext:value-type="float">
            <text:p>3651266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6-2018</text:p>
          </table:table-cell>
          <table:table-cell office:value-type="float" office:value="3672105.91" calcext:value-type="float">
            <text:p>3672105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7-2018</text:p>
          </table:table-cell>
          <table:table-cell office:value-type="float" office:value="3678341.65" calcext:value-type="float">
            <text:p>3678341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8-2018</text:p>
          </table:table-cell>
          <table:table-cell office:value-type="float" office:value="3811284.25" calcext:value-type="float">
            <text:p>3811284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9-2018</text:p>
          </table:table-cell>
          <table:table-cell office:value-type="float" office:value="3905812.62" calcext:value-type="float">
            <text:p>3905812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0-2018</text:p>
          </table:table-cell>
          <table:table-cell office:value-type="float" office:value="4101273.51" calcext:value-type="float">
            <text:p>4101273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1-2018</text:p>
          </table:table-cell>
          <table:table-cell office:value-type="float" office:value="4101273.51" calcext:value-type="float">
            <text:p>4101273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2-2018</text:p>
          </table:table-cell>
          <table:table-cell office:value-type="float" office:value="4101273.51" calcext:value-type="float">
            <text:p>4101273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3-2018</text:p>
          </table:table-cell>
          <table:table-cell office:value-type="float" office:value="4205184.2" calcext:value-type="float">
            <text:p>4205184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4-2018</text:p>
          </table:table-cell>
          <table:table-cell office:value-type="float" office:value="4315688.91" calcext:value-type="float">
            <text:p>4315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5-2018</text:p>
          </table:table-cell>
          <table:table-cell office:value-type="float" office:value="4725940.1" calcext:value-type="float">
            <text:p>472594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6-2018</text:p>
          </table:table-cell>
          <table:table-cell office:value-type="float" office:value="5409511.25" calcext:value-type="float">
            <text:p>540951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7-2018</text:p>
          </table:table-cell>
          <table:table-cell office:value-type="float" office:value="5921486.23" calcext:value-type="float">
            <text:p>592148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8-2018</text:p>
          </table:table-cell>
          <table:table-cell office:value-type="float" office:value="5921486.23" calcext:value-type="float">
            <text:p>592148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19-2018</text:p>
          </table:table-cell>
          <table:table-cell office:value-type="float" office:value="59.21" calcext:value-type="float">
            <text:p>59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0-2018</text:p>
          </table:table-cell>
          <table:table-cell office:value-type="float" office:value="59.21" calcext:value-type="float">
            <text:p>59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1-2018</text:p>
          </table:table-cell>
          <table:table-cell office:value-type="float" office:value="65.18" calcext:value-type="float">
            <text:p>65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2-2018</text:p>
          </table:table-cell>
          <table:table-cell office:value-type="float" office:value="71.21" calcext:value-type="float">
            <text:p>71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3-2018</text:p>
          </table:table-cell>
          <table:table-cell office:value-type="float" office:value="75.32" calcext:value-type="float">
            <text:p>75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4-2018</text:p>
          </table:table-cell>
          <table:table-cell office:value-type="float" office:value="83.47" calcext:value-type="float">
            <text:p>83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5-2018</text:p>
          </table:table-cell>
          <table:table-cell office:value-type="float" office:value="83.47" calcext:value-type="float">
            <text:p>83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6-2018</text:p>
          </table:table-cell>
          <table:table-cell office:value-type="float" office:value="83.47" calcext:value-type="float">
            <text:p>83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7-2018</text:p>
          </table:table-cell>
          <table:table-cell office:value-type="float" office:value="84.31" calcext:value-type="float">
            <text:p>84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8-2018</text:p>
          </table:table-cell>
          <table:table-cell office:value-type="float" office:value="86.18" calcext:value-type="float">
            <text:p>86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29-2018</text:p>
          </table:table-cell>
          <table:table-cell office:value-type="float" office:value="87.35" calcext:value-type="float">
            <text:p>87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0-2018</text:p>
          </table:table-cell>
          <table:table-cell office:value-type="float" office:value="86.47" calcext:value-type="float">
            <text:p>86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-31-2018</text:p>
          </table:table-cell>
          <table:table-cell office:value-type="float" office:value="87.22" calcext:value-type="float">
            <text:p>8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-2018</text:p>
          </table:table-cell>
          <table:table-cell office:value-type="float" office:value="87.22" calcext:value-type="float">
            <text:p>8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-2018</text:p>
          </table:table-cell>
          <table:table-cell office:value-type="float" office:value="87.22" calcext:value-type="float">
            <text:p>8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-2018</text:p>
          </table:table-cell>
          <table:table-cell office:value-type="float" office:value="87.68" calcext:value-type="float">
            <text:p>87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4-2018</text:p>
          </table:table-cell>
          <table:table-cell office:value-type="float" office:value="88.09" calcext:value-type="float">
            <text:p>88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5-2018</text:p>
          </table:table-cell>
          <table:table-cell office:value-type="float" office:value="90.23" calcext:value-type="float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6-2018</text:p>
          </table:table-cell>
          <table:table-cell office:value-type="float" office:value="90.51" calcext:value-type="float">
            <text:p>90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7-2018</text:p>
          </table:table-cell>
          <table:table-cell office:value-type="float" office:value="91.64" calcext:value-type="float">
            <text:p>91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8-2018</text:p>
          </table:table-cell>
          <table:table-cell office:value-type="float" office:value="91.64" calcext:value-type="float">
            <text:p>91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9-2018</text:p>
          </table:table-cell>
          <table:table-cell office:value-type="float" office:value="91.64" calcext:value-type="float">
            <text:p>91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0-2018</text:p>
          </table:table-cell>
          <table:table-cell office:value-type="float" office:value="91.64" calcext:value-type="float">
            <text:p>91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1-2018</text:p>
          </table:table-cell>
          <table:table-cell office:value-type="float" office:value="92.37" calcext:value-type="float">
            <text:p>92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2-2018</text:p>
          </table:table-cell>
          <table:table-cell office:value-type="float" office:value="93.11" calcext:value-type="float">
            <text:p>93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3-2018</text:p>
          </table:table-cell>
          <table:table-cell office:value-type="float" office:value="93.21" calcext:value-type="float">
            <text:p>9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4-2018</text:p>
          </table:table-cell>
          <table:table-cell office:value-type="float" office:value="92.89" calcext:value-type="float">
            <text:p>92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5-2018</text:p>
          </table:table-cell>
          <table:table-cell office:value-type="float" office:value="92.89" calcext:value-type="float">
            <text:p>92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6-2018</text:p>
          </table:table-cell>
          <table:table-cell office:value-type="float" office:value="92.89" calcext:value-type="float">
            <text:p>92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7-2018</text:p>
          </table:table-cell>
          <table:table-cell office:value-type="float" office:value="92.11" calcext:value-type="float">
            <text:p>92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8-2018</text:p>
          </table:table-cell>
          <table:table-cell office:value-type="float" office:value="92.33" calcext:value-type="float">
            <text:p>92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19-2018</text:p>
          </table:table-cell>
          <table:table-cell office:value-type="float" office:value="92.07" calcext:value-type="float">
            <text:p>92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0-2018</text:p>
          </table:table-cell>
          <table:table-cell office:value-type="float" office:value="92.66" calcext:value-type="float">
            <text:p>9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1-2018</text:p>
          </table:table-cell>
          <table:table-cell office:value-type="float" office:value="93.08" calcext:value-type="float">
            <text:p>93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2-2018</text:p>
          </table:table-cell>
          <table:table-cell office:value-type="float" office:value="93.08" calcext:value-type="float">
            <text:p>93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3-2018</text:p>
          </table:table-cell>
          <table:table-cell office:value-type="float" office:value="93.08" calcext:value-type="float">
            <text:p>93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4-2018</text:p>
          </table:table-cell>
          <table:table-cell office:value-type="float" office:value="96.45" calcext:value-type="float">
            <text:p>96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5-2018</text:p>
          </table:table-cell>
          <table:table-cell office:value-type="float" office:value="96.3" calcext:value-type="float">
            <text:p>96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6-2018</text:p>
          </table:table-cell>
          <table:table-cell office:value-type="float" office:value="97.08" calcext:value-type="float">
            <text:p>97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7-2018</text:p>
          </table:table-cell>
          <table:table-cell office:value-type="float" office:value="97.51" calcext:value-type="float">
            <text:p>9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8-2018</text:p>
          </table:table-cell>
          <table:table-cell office:value-type="float" office:value="98.06" calcext:value-type="float">
            <text:p>98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29-2018</text:p>
          </table:table-cell>
          <table:table-cell office:value-type="float" office:value="98.06" calcext:value-type="float">
            <text:p>98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-30-2018</text:p>
          </table:table-cell>
          <table:table-cell office:value-type="float" office:value="98.06" calcext:value-type="float">
            <text:p>98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-2018</text:p>
          </table:table-cell>
          <table:table-cell office:value-type="float" office:value="98.56" calcext:value-type="float">
            <text:p>98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-2018</text:p>
          </table:table-cell>
          <table:table-cell office:value-type="float" office:value="99.12" calcext:value-type="float">
            <text:p>9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-2018</text:p>
          </table:table-cell>
          <table:table-cell office:value-type="float" office:value="101.34" calcext:value-type="float">
            <text:p>101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4-2018</text:p>
          </table:table-cell>
          <table:table-cell office:value-type="float" office:value="101.5" calcext:value-type="float">
            <text:p>101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5-2018</text:p>
          </table:table-cell>
          <table:table-cell office:value-type="float" office:value="102.97" calcext:value-type="float">
            <text:p>102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6-2018</text:p>
          </table:table-cell>
          <table:table-cell office:value-type="float" office:value="102.97" calcext:value-type="float">
            <text:p>102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7-2018</text:p>
          </table:table-cell>
          <table:table-cell office:value-type="float" office:value="102.97" calcext:value-type="float">
            <text:p>102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8-2018</text:p>
          </table:table-cell>
          <table:table-cell office:value-type="float" office:value="103.5" calcext:value-type="float">
            <text:p>10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9-2018</text:p>
          </table:table-cell>
          <table:table-cell office:value-type="float" office:value="105.44" calcext:value-type="float">
            <text:p>105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0-2018</text:p>
          </table:table-cell>
          <table:table-cell office:value-type="float" office:value="110.31" calcext:value-type="float">
            <text:p>110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1-2018</text:p>
          </table:table-cell>
          <table:table-cell office:value-type="float" office:value="115.29" calcext:value-type="float">
            <text:p>115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2-2018</text:p>
          </table:table-cell>
          <table:table-cell office:value-type="float" office:value="115.29" calcext:value-type="float">
            <text:p>115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3-2018</text:p>
          </table:table-cell>
          <table:table-cell office:value-type="float" office:value="115.29" calcext:value-type="float">
            <text:p>115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4-2018</text:p>
          </table:table-cell>
          <table:table-cell office:value-type="float" office:value="115.29" calcext:value-type="float">
            <text:p>115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5-2018</text:p>
          </table:table-cell>
          <table:table-cell office:value-type="float" office:value="125.08" calcext:value-type="float">
            <text:p>125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-2018</text:p>
          </table:table-cell>
          <table:table-cell office:value-type="float" office:value="136.05" calcext:value-type="float">
            <text:p>136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7-2018</text:p>
          </table:table-cell>
          <table:table-cell office:value-type="float" office:value="147.83" calcext:value-type="float">
            <text:p>14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8-2018</text:p>
          </table:table-cell>
          <table:table-cell office:value-type="float" office:value="156.43" calcext:value-type="float">
            <text:p>156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9-2018</text:p>
          </table:table-cell>
          <table:table-cell office:value-type="float" office:value="167.36" calcext:value-type="float">
            <text:p>16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-2018</text:p>
          </table:table-cell>
          <table:table-cell office:value-type="float" office:value="167.36" calcext:value-type="float">
            <text:p>16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1-2018</text:p>
          </table:table-cell>
          <table:table-cell office:value-type="float" office:value="167.36" calcext:value-type="float">
            <text:p>16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2-2018</text:p>
          </table:table-cell>
          <table:table-cell office:value-type="float" office:value="171.34" calcext:value-type="float">
            <text:p>171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3-2018</text:p>
          </table:table-cell>
          <table:table-cell office:value-type="float" office:value="175.44" calcext:value-type="float">
            <text:p>175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4-2018</text:p>
          </table:table-cell>
          <table:table-cell office:value-type="float" office:value="191.07" calcext:value-type="float">
            <text:p>191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5-2018</text:p>
          </table:table-cell>
          <table:table-cell office:value-type="float" office:value="201.15" calcext:value-type="float">
            <text:p>20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6-2018</text:p>
          </table:table-cell>
          <table:table-cell office:value-type="float" office:value="212.31" calcext:value-type="float">
            <text:p>21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7-2018</text:p>
          </table:table-cell>
          <table:table-cell office:value-type="float" office:value="212.31" calcext:value-type="float">
            <text:p>21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8-2018</text:p>
          </table:table-cell>
          <table:table-cell office:value-type="float" office:value="212.31" calcext:value-type="float">
            <text:p>21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9-2018</text:p>
          </table:table-cell>
          <table:table-cell office:value-type="float" office:value="230.05" calcext:value-type="float">
            <text:p>23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30-2018</text:p>
          </table:table-cell>
          <table:table-cell office:value-type="float" office:value="240.28" calcext:value-type="float">
            <text:p>240.28</text:p>
          </table:table-cell>
          <table:table-cell table:number-columns-repeated="1011"/>
        </table:table-row>
        <table:table-row table:style-name="ro1" table:number-rows-repeated="1045688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  <table:database-ranges>
        <table:database-range table:name="__Anonymous_Sheet_DB__0" table:target-range-address="DolarToday.A1:DolarToday.B288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Bold" svg:font-family="'Arial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larToday" style:display-name="PageStyle_DolarTo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22:00:06</meta:creation-date>
    <dc:date>2018-11-01T02:30:21.866051072</dc:date>
    <meta:generator>LibreOffice/6.0.6.2$Linux_X86_64 LibreOffice_project/00m0$Build-2</meta:generator>
    <meta:editing-duration>PT19M7S</meta:editing-duration>
    <meta:editing-cycles>1</meta:editing-cycles>
    <meta:document-statistic meta:table-count="1" meta:cell-count="577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